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theta</text:p>
          </table:table-cell>
          <table:table-cell office:value-type="string">
            <text:p>energy</text:p>
          </table:table-cell>
          <table:table-cell office:value-type="string">
            <text:p>ang.</text:p>
          </table:table-cell>
          <table:table-cell office:value-type="string">
            <text:p>momentum</text:p>
          </table:table-cell>
          <table:table-cell office:value-type="string">
            <text:p>Elliptical Orbit</text:p>
          </table:table-cell>
        </table:table-row>
        <table:table-row table:style-name="ro2">
          <table:table-cell office:value-type="float" office:value="0.012566">
            <text:p>0.012566</text:p>
          </table:table-cell>
          <table:table-cell office:value-type="float" office:value="0.999921">
            <text:p>0.999921</text:p>
          </table:table-cell>
          <table:table-cell office:value-type="float" office:value="0.008796">
            <text:p>0.008796</text:p>
          </table:table-cell>
          <table:table-cell office:value-type="float" office:value="0.99996">
            <text:p>0.99996</text:p>
          </table:table-cell>
          <table:table-cell office:value-type="float" office:value="0.008797">
            <text:p>0.008797</text:p>
          </table:table-cell>
          <table:table-cell office:value-type="float" office:value="1.245081">
            <text:p>1.24508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025133">
            <text:p>0.025133</text:p>
          </table:table-cell>
          <table:table-cell office:value-type="float" office:value="0.999684">
            <text:p>0.999684</text:p>
          </table:table-cell>
          <table:table-cell office:value-type="float" office:value="0.017591">
            <text:p>0.017591</text:p>
          </table:table-cell>
          <table:table-cell office:value-type="float" office:value="0.999839">
            <text:p>0.999839</text:p>
          </table:table-cell>
          <table:table-cell office:value-type="float" office:value="0.017595">
            <text:p>0.017595</text:p>
          </table:table-cell>
          <table:table-cell office:value-type="float" office:value="1.245322">
            <text:p>1.24532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037699">
            <text:p>0.037699</text:p>
          </table:table-cell>
          <table:table-cell office:value-type="float" office:value="0.999289">
            <text:p>0.999289</text:p>
          </table:table-cell>
          <table:table-cell office:value-type="float" office:value="0.026383">
            <text:p>0.026383</text:p>
          </table:table-cell>
          <table:table-cell office:value-type="float" office:value="0.999638">
            <text:p>0.999638</text:p>
          </table:table-cell>
          <table:table-cell office:value-type="float" office:value="0.026395">
            <text:p>0.026395</text:p>
          </table:table-cell>
          <table:table-cell office:value-type="float" office:value="1.245725">
            <text:p>1.24572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050265">
            <text:p>0.050265</text:p>
          </table:table-cell>
          <table:table-cell office:value-type="float" office:value="0.998737">
            <text:p>0.998737</text:p>
          </table:table-cell>
          <table:table-cell office:value-type="float" office:value="0.035171">
            <text:p>0.035171</text:p>
          </table:table-cell>
          <table:table-cell office:value-type="float" office:value="0.999356">
            <text:p>0.999356</text:p>
          </table:table-cell>
          <table:table-cell office:value-type="float" office:value="0.0352">
            <text:p>0.0352</text:p>
          </table:table-cell>
          <table:table-cell office:value-type="float" office:value="1.246289">
            <text:p>1.24628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062832">
            <text:p>0.062832</text:p>
          </table:table-cell>
          <table:table-cell office:value-type="float" office:value="0.998026">
            <text:p>0.998026</text:p>
          </table:table-cell>
          <table:table-cell office:value-type="float" office:value="0.043953">
            <text:p>0.043953</text:p>
          </table:table-cell>
          <table:table-cell office:value-type="float" office:value="0.998993">
            <text:p>0.998993</text:p>
          </table:table-cell>
          <table:table-cell office:value-type="float" office:value="0.044011">
            <text:p>0.044011</text:p>
          </table:table-cell>
          <table:table-cell office:value-type="float" office:value="1.247016">
            <text:p>1.24701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075398">
            <text:p>0.075398</text:p>
            <draw:frame table:end-cell-address="Sheet1.H28" table:end-x="0.8827in" table:end-y="0.1594in" draw:z-index="0" draw:style-name="gr1" draw:text-style-name="P1" svg:width="6.2988in" svg:height="3.5429in" svg:x="0.8067in" svg:y="0.1327in">
              <draw:object draw:notify-on-update-of-ranges="Sheet1.B2:Sheet1.B501 Sheet1.I1:Sheet1.I1 Sheet1.C2:Sheet1.C5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0.997157">
            <text:p>0.997157</text:p>
          </table:table-cell>
          <table:table-cell office:value-type="float" office:value="0.052728">
            <text:p>0.052728</text:p>
          </table:table-cell>
          <table:table-cell office:value-type="float" office:value="0.99855">
            <text:p>0.99855</text:p>
          </table:table-cell>
          <table:table-cell office:value-type="float" office:value="0.052829">
            <text:p>0.052829</text:p>
          </table:table-cell>
          <table:table-cell office:value-type="float" office:value="1.247904">
            <text:p>1.24790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087965">
            <text:p>0.087965</text:p>
          </table:table-cell>
          <table:table-cell office:value-type="float" office:value="0.99613">
            <text:p>0.99613</text:p>
          </table:table-cell>
          <table:table-cell office:value-type="float" office:value="0.061495">
            <text:p>0.061495</text:p>
          </table:table-cell>
          <table:table-cell office:value-type="float" office:value="0.998026">
            <text:p>0.998026</text:p>
          </table:table-cell>
          <table:table-cell office:value-type="float" office:value="0.061656">
            <text:p>0.061656</text:p>
          </table:table-cell>
          <table:table-cell office:value-type="float" office:value="1.248955">
            <text:p>1.24895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100531">
            <text:p>0.100531</text:p>
          </table:table-cell>
          <table:table-cell office:value-type="float" office:value="0.994945">
            <text:p>0.994945</text:p>
          </table:table-cell>
          <table:table-cell office:value-type="float" office:value="0.070252">
            <text:p>0.070252</text:p>
          </table:table-cell>
          <table:table-cell office:value-type="float" office:value="0.997422">
            <text:p>0.997422</text:p>
          </table:table-cell>
          <table:table-cell office:value-type="float" office:value="0.070492">
            <text:p>0.070492</text:p>
          </table:table-cell>
          <table:table-cell office:value-type="float" office:value="1.25017">
            <text:p>1.2501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113097">
            <text:p>0.113097</text:p>
          </table:table-cell>
          <table:table-cell office:value-type="float" office:value="0.993601">
            <text:p>0.993601</text:p>
          </table:table-cell>
          <table:table-cell office:value-type="float" office:value="0.078998">
            <text:p>0.078998</text:p>
          </table:table-cell>
          <table:table-cell office:value-type="float" office:value="0.996737">
            <text:p>0.996737</text:p>
          </table:table-cell>
          <table:table-cell office:value-type="float" office:value="0.07934">
            <text:p>0.07934</text:p>
          </table:table-cell>
          <table:table-cell office:value-type="float" office:value="1.251548">
            <text:p>1.25154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125664">
            <text:p>0.125664</text:p>
          </table:table-cell>
          <table:table-cell office:value-type="float" office:value="0.992099">
            <text:p>0.992099</text:p>
          </table:table-cell>
          <table:table-cell office:value-type="float" office:value="0.087731">
            <text:p>0.087731</text:p>
          </table:table-cell>
          <table:table-cell office:value-type="float" office:value="0.995971">
            <text:p>0.995971</text:p>
          </table:table-cell>
          <table:table-cell office:value-type="float" office:value="0.088201">
            <text:p>0.088201</text:p>
          </table:table-cell>
          <table:table-cell office:value-type="float" office:value="1.253091">
            <text:p>1.25309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13823">
            <text:p>0.13823</text:p>
          </table:table-cell>
          <table:table-cell office:value-type="float" office:value="0.990439">
            <text:p>0.990439</text:p>
          </table:table-cell>
          <table:table-cell office:value-type="float" office:value="0.096451">
            <text:p>0.096451</text:p>
          </table:table-cell>
          <table:table-cell office:value-type="float" office:value="0.995124">
            <text:p>0.995124</text:p>
          </table:table-cell>
          <table:table-cell office:value-type="float" office:value="0.097076">
            <text:p>0.097076</text:p>
          </table:table-cell>
          <table:table-cell office:value-type="float" office:value="1.2548">
            <text:p>1.254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150796">
            <text:p>0.150796</text:p>
          </table:table-cell>
          <table:table-cell office:value-type="float" office:value="0.988619">
            <text:p>0.988619</text:p>
          </table:table-cell>
          <table:table-cell office:value-type="float" office:value="0.105154">
            <text:p>0.105154</text:p>
          </table:table-cell>
          <table:table-cell office:value-type="float" office:value="0.994196">
            <text:p>0.994196</text:p>
          </table:table-cell>
          <table:table-cell office:value-type="float" office:value="0.105967">
            <text:p>0.105967</text:p>
          </table:table-cell>
          <table:table-cell office:value-type="float" office:value="1.256676">
            <text:p>1.25667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163363">
            <text:p>0.163363</text:p>
          </table:table-cell>
          <table:table-cell office:value-type="float" office:value="0.986641">
            <text:p>0.986641</text:p>
          </table:table-cell>
          <table:table-cell office:value-type="float" office:value="0.113841">
            <text:p>0.113841</text:p>
          </table:table-cell>
          <table:table-cell office:value-type="float" office:value="0.993187">
            <text:p>0.993187</text:p>
          </table:table-cell>
          <table:table-cell office:value-type="float" office:value="0.114875">
            <text:p>0.114875</text:p>
          </table:table-cell>
          <table:table-cell office:value-type="float" office:value="1.258719">
            <text:p>1.25871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175929">
            <text:p>0.175929</text:p>
          </table:table-cell>
          <table:table-cell office:value-type="float" office:value="0.984504">
            <text:p>0.984504</text:p>
          </table:table-cell>
          <table:table-cell office:value-type="float" office:value="0.12251">
            <text:p>0.12251</text:p>
          </table:table-cell>
          <table:table-cell office:value-type="float" office:value="0.992097">
            <text:p>0.992097</text:p>
          </table:table-cell>
          <table:table-cell office:value-type="float" office:value="0.123802">
            <text:p>0.123802</text:p>
          </table:table-cell>
          <table:table-cell office:value-type="float" office:value="1.260931">
            <text:p>1.26093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188496">
            <text:p>0.188496</text:p>
          </table:table-cell>
          <table:table-cell office:value-type="float" office:value="0.982207">
            <text:p>0.982207</text:p>
          </table:table-cell>
          <table:table-cell office:value-type="float" office:value="0.131159">
            <text:p>0.131159</text:p>
          </table:table-cell>
          <table:table-cell office:value-type="float" office:value="0.990926">
            <text:p>0.990926</text:p>
          </table:table-cell>
          <table:table-cell office:value-type="float" office:value="0.132749">
            <text:p>0.132749</text:p>
          </table:table-cell>
          <table:table-cell office:value-type="float" office:value="1.263314">
            <text:p>1.26331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201062">
            <text:p>0.201062</text:p>
          </table:table-cell>
          <table:table-cell office:value-type="float" office:value="0.979752">
            <text:p>0.979752</text:p>
          </table:table-cell>
          <table:table-cell office:value-type="float" office:value="0.139786">
            <text:p>0.139786</text:p>
          </table:table-cell>
          <table:table-cell office:value-type="float" office:value="0.989673">
            <text:p>0.989673</text:p>
          </table:table-cell>
          <table:table-cell office:value-type="float" office:value="0.141719">
            <text:p>0.141719</text:p>
          </table:table-cell>
          <table:table-cell office:value-type="float" office:value="1.265868">
            <text:p>1.26586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213628">
            <text:p>0.213628</text:p>
          </table:table-cell>
          <table:table-cell office:value-type="float" office:value="0.977136">
            <text:p>0.977136</text:p>
          </table:table-cell>
          <table:table-cell office:value-type="float" office:value="0.148391">
            <text:p>0.148391</text:p>
          </table:table-cell>
          <table:table-cell office:value-type="float" office:value="0.98834">
            <text:p>0.98834</text:p>
          </table:table-cell>
          <table:table-cell office:value-type="float" office:value="0.150712">
            <text:p>0.150712</text:p>
          </table:table-cell>
          <table:table-cell office:value-type="float" office:value="1.268595">
            <text:p>1.26859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226195">
            <text:p>0.226195</text:p>
          </table:table-cell>
          <table:table-cell office:value-type="float" office:value="0.974361">
            <text:p>0.974361</text:p>
          </table:table-cell>
          <table:table-cell office:value-type="float" office:value="0.156972">
            <text:p>0.156972</text:p>
          </table:table-cell>
          <table:table-cell office:value-type="float" office:value="0.986924">
            <text:p>0.986924</text:p>
          </table:table-cell>
          <table:table-cell office:value-type="float" office:value="0.15973">
            <text:p>0.15973</text:p>
          </table:table-cell>
          <table:table-cell office:value-type="float" office:value="1.271497">
            <text:p>1.27149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238761">
            <text:p>0.238761</text:p>
          </table:table-cell>
          <table:table-cell office:value-type="float" office:value="0.971426">
            <text:p>0.971426</text:p>
          </table:table-cell>
          <table:table-cell office:value-type="float" office:value="0.165526">
            <text:p>0.165526</text:p>
          </table:table-cell>
          <table:table-cell office:value-type="float" office:value="0.985427">
            <text:p>0.985427</text:p>
          </table:table-cell>
          <table:table-cell office:value-type="float" office:value="0.168774">
            <text:p>0.168774</text:p>
          </table:table-cell>
          <table:table-cell office:value-type="float" office:value="1.274576">
            <text:p>1.27457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251327">
            <text:p>0.251327</text:p>
          </table:table-cell>
          <table:table-cell office:value-type="float" office:value="0.96833">
            <text:p>0.96833</text:p>
          </table:table-cell>
          <table:table-cell office:value-type="float" office:value="0.174054">
            <text:p>0.174054</text:p>
          </table:table-cell>
          <table:table-cell office:value-type="float" office:value="0.983849">
            <text:p>0.983849</text:p>
          </table:table-cell>
          <table:table-cell office:value-type="float" office:value="0.177847">
            <text:p>0.177847</text:p>
          </table:table-cell>
          <table:table-cell office:value-type="float" office:value="1.277832">
            <text:p>1.27783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263894">
            <text:p>0.263894</text:p>
          </table:table-cell>
          <table:table-cell office:value-type="float" office:value="0.965074">
            <text:p>0.965074</text:p>
          </table:table-cell>
          <table:table-cell office:value-type="float" office:value="0.182552">
            <text:p>0.182552</text:p>
          </table:table-cell>
          <table:table-cell office:value-type="float" office:value="0.982188">
            <text:p>0.982188</text:p>
          </table:table-cell>
          <table:table-cell office:value-type="float" office:value="0.18695">
            <text:p>0.18695</text:p>
          </table:table-cell>
          <table:table-cell office:value-type="float" office:value="1.281269">
            <text:p>1.28126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27646">
            <text:p>0.27646</text:p>
          </table:table-cell>
          <table:table-cell office:value-type="float" office:value="0.961657">
            <text:p>0.961657</text:p>
          </table:table-cell>
          <table:table-cell office:value-type="float" office:value="0.19102">
            <text:p>0.19102</text:p>
          </table:table-cell>
          <table:table-cell office:value-type="float" office:value="0.980445">
            <text:p>0.980445</text:p>
          </table:table-cell>
          <table:table-cell office:value-type="float" office:value="0.196084">
            <text:p>0.196084</text:p>
          </table:table-cell>
          <table:table-cell office:value-type="float" office:value="1.284888">
            <text:p>1.28488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289027">
            <text:p>0.289027</text:p>
          </table:table-cell>
          <table:table-cell office:value-type="float" office:value="0.958079">
            <text:p>0.958079</text:p>
          </table:table-cell>
          <table:table-cell office:value-type="float" office:value="0.199456">
            <text:p>0.199456</text:p>
          </table:table-cell>
          <table:table-cell office:value-type="float" office:value="0.97862">
            <text:p>0.97862</text:p>
          </table:table-cell>
          <table:table-cell office:value-type="float" office:value="0.205252">
            <text:p>0.205252</text:p>
          </table:table-cell>
          <table:table-cell office:value-type="float" office:value="1.288692">
            <text:p>1.28869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301593">
            <text:p>0.301593</text:p>
          </table:table-cell>
          <table:table-cell office:value-type="float" office:value="0.954339">
            <text:p>0.954339</text:p>
          </table:table-cell>
          <table:table-cell office:value-type="float" office:value="0.207859">
            <text:p>0.207859</text:p>
          </table:table-cell>
          <table:table-cell office:value-type="float" office:value="0.976713">
            <text:p>0.976713</text:p>
          </table:table-cell>
          <table:table-cell office:value-type="float" office:value="0.214454">
            <text:p>0.214454</text:p>
          </table:table-cell>
          <table:table-cell office:value-type="float" office:value="1.292683">
            <text:p>1.29268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314159">
            <text:p>0.314159</text:p>
          </table:table-cell>
          <table:table-cell office:value-type="float" office:value="0.950438">
            <text:p>0.950438</text:p>
          </table:table-cell>
          <table:table-cell office:value-type="float" office:value="0.216226">
            <text:p>0.216226</text:p>
          </table:table-cell>
          <table:table-cell office:value-type="float" office:value="0.974724">
            <text:p>0.974724</text:p>
          </table:table-cell>
          <table:table-cell office:value-type="float" office:value="0.223694">
            <text:p>0.223694</text:p>
          </table:table-cell>
          <table:table-cell office:value-type="float" office:value="1.296862">
            <text:p>1.29686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326726">
            <text:p>0.326726</text:p>
          </table:table-cell>
          <table:table-cell office:value-type="float" office:value="0.946375">
            <text:p>0.946375</text:p>
          </table:table-cell>
          <table:table-cell office:value-type="float" office:value="0.224556">
            <text:p>0.224556</text:p>
          </table:table-cell>
          <table:table-cell office:value-type="float" office:value="0.972651">
            <text:p>0.972651</text:p>
          </table:table-cell>
          <table:table-cell office:value-type="float" office:value="0.232972">
            <text:p>0.232972</text:p>
          </table:table-cell>
          <table:table-cell office:value-type="float" office:value="1.301234">
            <text:p>1.30123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339292">
            <text:p>0.339292</text:p>
          </table:table-cell>
          <table:table-cell office:value-type="float" office:value="0.942149">
            <text:p>0.942149</text:p>
          </table:table-cell>
          <table:table-cell office:value-type="float" office:value="0.232848">
            <text:p>0.232848</text:p>
          </table:table-cell>
          <table:table-cell office:value-type="float" office:value="0.970496">
            <text:p>0.970496</text:p>
          </table:table-cell>
          <table:table-cell office:value-type="float" office:value="0.24229">
            <text:p>0.24229</text:p>
          </table:table-cell>
          <table:table-cell office:value-type="float" office:value="1.3058">
            <text:p>1.305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351858">
            <text:p>0.351858</text:p>
          </table:table-cell>
          <table:table-cell office:value-type="float" office:value="0.937761">
            <text:p>0.937761</text:p>
          </table:table-cell>
          <table:table-cell office:value-type="float" office:value="0.2411">
            <text:p>0.2411</text:p>
          </table:table-cell>
          <table:table-cell office:value-type="float" office:value="0.968258">
            <text:p>0.968258</text:p>
          </table:table-cell>
          <table:table-cell office:value-type="float" office:value="0.251651">
            <text:p>0.251651</text:p>
          </table:table-cell>
          <table:table-cell office:value-type="float" office:value="1.310563">
            <text:p>1.31056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364425">
            <text:p>0.364425</text:p>
          </table:table-cell>
          <table:table-cell office:value-type="float" office:value="0.933209">
            <text:p>0.933209</text:p>
          </table:table-cell>
          <table:table-cell office:value-type="float" office:value="0.249309">
            <text:p>0.249309</text:p>
          </table:table-cell>
          <table:table-cell office:value-type="float" office:value="0.965937">
            <text:p>0.965937</text:p>
          </table:table-cell>
          <table:table-cell office:value-type="float" office:value="0.261056">
            <text:p>0.261056</text:p>
          </table:table-cell>
          <table:table-cell office:value-type="float" office:value="1.315527">
            <text:p>1.31552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376991">
            <text:p>0.376991</text:p>
          </table:table-cell>
          <table:table-cell office:value-type="float" office:value="0.928494">
            <text:p>0.928494</text:p>
          </table:table-cell>
          <table:table-cell office:value-type="float" office:value="0.257475">
            <text:p>0.257475</text:p>
          </table:table-cell>
          <table:table-cell office:value-type="float" office:value="0.963532">
            <text:p>0.963532</text:p>
          </table:table-cell>
          <table:table-cell office:value-type="float" office:value="0.270507">
            <text:p>0.270507</text:p>
          </table:table-cell>
          <table:table-cell office:value-type="float" office:value="1.320694">
            <text:p>1.32069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389557">
            <text:p>0.389557</text:p>
          </table:table-cell>
          <table:table-cell office:value-type="float" office:value="0.923615">
            <text:p>0.923615</text:p>
          </table:table-cell>
          <table:table-cell office:value-type="float" office:value="0.265596">
            <text:p>0.265596</text:p>
          </table:table-cell>
          <table:table-cell office:value-type="float" office:value="0.961044">
            <text:p>0.961044</text:p>
          </table:table-cell>
          <table:table-cell office:value-type="float" office:value="0.280006">
            <text:p>0.280006</text:p>
          </table:table-cell>
          <table:table-cell office:value-type="float" office:value="1.326068">
            <text:p>1.32606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402124">
            <text:p>0.402124</text:p>
          </table:table-cell>
          <table:table-cell office:value-type="float" office:value="0.918571">
            <text:p>0.918571</text:p>
          </table:table-cell>
          <table:table-cell office:value-type="float" office:value="0.273669">
            <text:p>0.273669</text:p>
          </table:table-cell>
          <table:table-cell office:value-type="float" office:value="0.958472">
            <text:p>0.958472</text:p>
          </table:table-cell>
          <table:table-cell office:value-type="float" office:value="0.289556">
            <text:p>0.289556</text:p>
          </table:table-cell>
          <table:table-cell office:value-type="float" office:value="1.331653">
            <text:p>1.33165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41469">
            <text:p>0.41469</text:p>
          </table:table-cell>
          <table:table-cell office:value-type="float" office:value="0.913363">
            <text:p>0.913363</text:p>
          </table:table-cell>
          <table:table-cell office:value-type="float" office:value="0.281693">
            <text:p>0.281693</text:p>
          </table:table-cell>
          <table:table-cell office:value-type="float" office:value="0.955816">
            <text:p>0.955816</text:p>
          </table:table-cell>
          <table:table-cell office:value-type="float" office:value="0.299157">
            <text:p>0.299157</text:p>
          </table:table-cell>
          <table:table-cell office:value-type="float" office:value="1.337451">
            <text:p>1.33745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427257">
            <text:p>0.427257</text:p>
          </table:table-cell>
          <table:table-cell office:value-type="float" office:value="0.90799">
            <text:p>0.90799</text:p>
          </table:table-cell>
          <table:table-cell office:value-type="float" office:value="0.289666">
            <text:p>0.289666</text:p>
          </table:table-cell>
          <table:table-cell office:value-type="float" office:value="0.953075">
            <text:p>0.953075</text:p>
          </table:table-cell>
          <table:table-cell office:value-type="float" office:value="0.308813">
            <text:p>0.308813</text:p>
          </table:table-cell>
          <table:table-cell office:value-type="float" office:value="1.343467">
            <text:p>1.34346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439823">
            <text:p>0.439823</text:p>
          </table:table-cell>
          <table:table-cell office:value-type="float" office:value="0.902451">
            <text:p>0.902451</text:p>
          </table:table-cell>
          <table:table-cell office:value-type="float" office:value="0.297587">
            <text:p>0.297587</text:p>
          </table:table-cell>
          <table:table-cell office:value-type="float" office:value="0.950251">
            <text:p>0.950251</text:p>
          </table:table-cell>
          <table:table-cell office:value-type="float" office:value="0.318526">
            <text:p>0.318526</text:p>
          </table:table-cell>
          <table:table-cell office:value-type="float" office:value="1.349705">
            <text:p>1.34970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452389">
            <text:p>0.452389</text:p>
          </table:table-cell>
          <table:table-cell office:value-type="float" office:value="0.896746">
            <text:p>0.896746</text:p>
          </table:table-cell>
          <table:table-cell office:value-type="float" office:value="0.305452">
            <text:p>0.305452</text:p>
          </table:table-cell>
          <table:table-cell office:value-type="float" office:value="0.947341">
            <text:p>0.947341</text:p>
          </table:table-cell>
          <table:table-cell office:value-type="float" office:value="0.328297">
            <text:p>0.328297</text:p>
          </table:table-cell>
          <table:table-cell office:value-type="float" office:value="1.356169">
            <text:p>1.35616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464956">
            <text:p>0.464956</text:p>
          </table:table-cell>
          <table:table-cell office:value-type="float" office:value="0.890875">
            <text:p>0.890875</text:p>
          </table:table-cell>
          <table:table-cell office:value-type="float" office:value="0.313261">
            <text:p>0.313261</text:p>
          </table:table-cell>
          <table:table-cell office:value-type="float" office:value="0.944347">
            <text:p>0.944347</text:p>
          </table:table-cell>
          <table:table-cell office:value-type="float" office:value="0.338129">
            <text:p>0.338129</text:p>
          </table:table-cell>
          <table:table-cell office:value-type="float" office:value="1.362863">
            <text:p>1.36286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477522">
            <text:p>0.477522</text:p>
          </table:table-cell>
          <table:table-cell office:value-type="float" office:value="0.884836">
            <text:p>0.884836</text:p>
          </table:table-cell>
          <table:table-cell office:value-type="float" office:value="0.321011">
            <text:p>0.321011</text:p>
          </table:table-cell>
          <table:table-cell office:value-type="float" office:value="0.941267">
            <text:p>0.941267</text:p>
          </table:table-cell>
          <table:table-cell office:value-type="float" office:value="0.348025">
            <text:p>0.348025</text:p>
          </table:table-cell>
          <table:table-cell office:value-type="float" office:value="1.369792">
            <text:p>1.36979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490088">
            <text:p>0.490088</text:p>
          </table:table-cell>
          <table:table-cell office:value-type="float" office:value="0.87863">
            <text:p>0.87863</text:p>
          </table:table-cell>
          <table:table-cell office:value-type="float" office:value="0.328701">
            <text:p>0.328701</text:p>
          </table:table-cell>
          <table:table-cell office:value-type="float" office:value="0.938102">
            <text:p>0.938102</text:p>
          </table:table-cell>
          <table:table-cell office:value-type="float" office:value="0.357987">
            <text:p>0.357987</text:p>
          </table:table-cell>
          <table:table-cell office:value-type="float" office:value="1.376961">
            <text:p>1.37696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502655">
            <text:p>0.502655</text:p>
          </table:table-cell>
          <table:table-cell office:value-type="float" office:value="0.872256">
            <text:p>0.872256</text:p>
          </table:table-cell>
          <table:table-cell office:value-type="float" office:value="0.336327">
            <text:p>0.336327</text:p>
          </table:table-cell>
          <table:table-cell office:value-type="float" office:value="0.934851">
            <text:p>0.934851</text:p>
          </table:table-cell>
          <table:table-cell office:value-type="float" office:value="0.368017">
            <text:p>0.368017</text:p>
          </table:table-cell>
          <table:table-cell office:value-type="float" office:value="1.384374">
            <text:p>1.38437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515221">
            <text:p>0.515221</text:p>
          </table:table-cell>
          <table:table-cell office:value-type="float" office:value="0.865713">
            <text:p>0.865713</text:p>
          </table:table-cell>
          <table:table-cell office:value-type="float" office:value="0.343889">
            <text:p>0.343889</text:p>
          </table:table-cell>
          <table:table-cell office:value-type="float" office:value="0.931514">
            <text:p>0.931514</text:p>
          </table:table-cell>
          <table:table-cell office:value-type="float" office:value="0.378118">
            <text:p>0.378118</text:p>
          </table:table-cell>
          <table:table-cell office:value-type="float" office:value="1.392037">
            <text:p>1.39203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527788">
            <text:p>0.527788</text:p>
          </table:table-cell>
          <table:table-cell office:value-type="float" office:value="0.859002">
            <text:p>0.859002</text:p>
          </table:table-cell>
          <table:table-cell office:value-type="float" office:value="0.351383">
            <text:p>0.351383</text:p>
          </table:table-cell>
          <table:table-cell office:value-type="float" office:value="0.928091">
            <text:p>0.928091</text:p>
          </table:table-cell>
          <table:table-cell office:value-type="float" office:value="0.388292">
            <text:p>0.388292</text:p>
          </table:table-cell>
          <table:table-cell office:value-type="float" office:value="1.399956">
            <text:p>1.39995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540354">
            <text:p>0.540354</text:p>
          </table:table-cell>
          <table:table-cell office:value-type="float" office:value="0.85212">
            <text:p>0.85212</text:p>
          </table:table-cell>
          <table:table-cell office:value-type="float" office:value="0.358808">
            <text:p>0.358808</text:p>
          </table:table-cell>
          <table:table-cell office:value-type="float" office:value="0.924582">
            <text:p>0.924582</text:p>
          </table:table-cell>
          <table:table-cell office:value-type="float" office:value="0.398543">
            <text:p>0.398543</text:p>
          </table:table-cell>
          <table:table-cell office:value-type="float" office:value="1.408135">
            <text:p>1.40813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55292">
            <text:p>0.55292</text:p>
          </table:table-cell>
          <table:table-cell office:value-type="float" office:value="0.845068">
            <text:p>0.845068</text:p>
          </table:table-cell>
          <table:table-cell office:value-type="float" office:value="0.366161">
            <text:p>0.366161</text:p>
          </table:table-cell>
          <table:table-cell office:value-type="float" office:value="0.920986">
            <text:p>0.920986</text:p>
          </table:table-cell>
          <table:table-cell office:value-type="float" office:value="0.408873">
            <text:p>0.408873</text:p>
          </table:table-cell>
          <table:table-cell office:value-type="float" office:value="1.416582">
            <text:p>1.41658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565487">
            <text:p>0.565487</text:p>
          </table:table-cell>
          <table:table-cell office:value-type="float" office:value="0.837846">
            <text:p>0.837846</text:p>
          </table:table-cell>
          <table:table-cell office:value-type="float" office:value="0.37344">
            <text:p>0.37344</text:p>
          </table:table-cell>
          <table:table-cell office:value-type="float" office:value="0.917302">
            <text:p>0.917302</text:p>
          </table:table-cell>
          <table:table-cell office:value-type="float" office:value="0.419285">
            <text:p>0.419285</text:p>
          </table:table-cell>
          <table:table-cell office:value-type="float" office:value="1.425302">
            <text:p>1.42530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578053">
            <text:p>0.578053</text:p>
          </table:table-cell>
          <table:table-cell office:value-type="float" office:value="0.830452">
            <text:p>0.830452</text:p>
          </table:table-cell>
          <table:table-cell office:value-type="float" office:value="0.380643">
            <text:p>0.380643</text:p>
          </table:table-cell>
          <table:table-cell office:value-type="float" office:value="0.913531">
            <text:p>0.913531</text:p>
          </table:table-cell>
          <table:table-cell office:value-type="float" office:value="0.429781">
            <text:p>0.429781</text:p>
          </table:table-cell>
          <table:table-cell office:value-type="float" office:value="1.434301">
            <text:p>1.43430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590619">
            <text:p>0.590619</text:p>
          </table:table-cell>
          <table:table-cell office:value-type="float" office:value="0.822886">
            <text:p>0.822886</text:p>
          </table:table-cell>
          <table:table-cell office:value-type="float" office:value="0.387767">
            <text:p>0.387767</text:p>
          </table:table-cell>
          <table:table-cell office:value-type="float" office:value="0.909672">
            <text:p>0.909672</text:p>
          </table:table-cell>
          <table:table-cell office:value-type="float" office:value="0.440366">
            <text:p>0.440366</text:p>
          </table:table-cell>
          <table:table-cell office:value-type="float" office:value="1.443588">
            <text:p>1.44358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603186">
            <text:p>0.603186</text:p>
          </table:table-cell>
          <table:table-cell office:value-type="float" office:value="0.815147">
            <text:p>0.815147</text:p>
          </table:table-cell>
          <table:table-cell office:value-type="float" office:value="0.394809">
            <text:p>0.394809</text:p>
          </table:table-cell>
          <table:table-cell office:value-type="float" office:value="0.905726">
            <text:p>0.905726</text:p>
          </table:table-cell>
          <table:table-cell office:value-type="float" office:value="0.451042">
            <text:p>0.451042</text:p>
          </table:table-cell>
          <table:table-cell office:value-type="float" office:value="1.453168">
            <text:p>1.45316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615752">
            <text:p>0.615752</text:p>
          </table:table-cell>
          <table:table-cell office:value-type="float" office:value="0.807235">
            <text:p>0.807235</text:p>
          </table:table-cell>
          <table:table-cell office:value-type="float" office:value="0.401768">
            <text:p>0.401768</text:p>
          </table:table-cell>
          <table:table-cell office:value-type="float" office:value="0.901691">
            <text:p>0.901691</text:p>
          </table:table-cell>
          <table:table-cell office:value-type="float" office:value="0.461813">
            <text:p>0.461813</text:p>
          </table:table-cell>
          <table:table-cell office:value-type="float" office:value="1.463049">
            <text:p>1.46304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628319">
            <text:p>0.628319</text:p>
          </table:table-cell>
          <table:table-cell office:value-type="float" office:value="0.79915">
            <text:p>0.79915</text:p>
          </table:table-cell>
          <table:table-cell office:value-type="float" office:value="0.40864">
            <text:p>0.40864</text:p>
          </table:table-cell>
          <table:table-cell office:value-type="float" office:value="0.897567">
            <text:p>0.897567</text:p>
          </table:table-cell>
          <table:table-cell office:value-type="float" office:value="0.472681">
            <text:p>0.472681</text:p>
          </table:table-cell>
          <table:table-cell office:value-type="float" office:value="1.473239">
            <text:p>1.47323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640885">
            <text:p>0.640885</text:p>
          </table:table-cell>
          <table:table-cell office:value-type="float" office:value="0.790889">
            <text:p>0.790889</text:p>
          </table:table-cell>
          <table:table-cell office:value-type="float" office:value="0.415423">
            <text:p>0.415423</text:p>
          </table:table-cell>
          <table:table-cell office:value-type="float" office:value="0.893354">
            <text:p>0.893354</text:p>
          </table:table-cell>
          <table:table-cell office:value-type="float" office:value="0.483651">
            <text:p>0.483651</text:p>
          </table:table-cell>
          <table:table-cell office:value-type="float" office:value="1.483746">
            <text:p>1.48374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653451">
            <text:p>0.653451</text:p>
          </table:table-cell>
          <table:table-cell office:value-type="float" office:value="0.782454">
            <text:p>0.782454</text:p>
          </table:table-cell>
          <table:table-cell office:value-type="float" office:value="0.422114">
            <text:p>0.422114</text:p>
          </table:table-cell>
          <table:table-cell office:value-type="float" office:value="0.889052">
            <text:p>0.889052</text:p>
          </table:table-cell>
          <table:table-cell office:value-type="float" office:value="0.494726">
            <text:p>0.494726</text:p>
          </table:table-cell>
          <table:table-cell office:value-type="float" office:value="1.494579">
            <text:p>1.49457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666018">
            <text:p>0.666018</text:p>
          </table:table-cell>
          <table:table-cell office:value-type="float" office:value="0.773843">
            <text:p>0.773843</text:p>
          </table:table-cell>
          <table:table-cell office:value-type="float" office:value="0.42871">
            <text:p>0.42871</text:p>
          </table:table-cell>
          <table:table-cell office:value-type="float" office:value="0.884661">
            <text:p>0.884661</text:p>
          </table:table-cell>
          <table:table-cell office:value-type="float" office:value="0.50591">
            <text:p>0.50591</text:p>
          </table:table-cell>
          <table:table-cell office:value-type="float" office:value="1.505746">
            <text:p>1.50574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678584">
            <text:p>0.678584</text:p>
          </table:table-cell>
          <table:table-cell office:value-type="float" office:value="0.765055">
            <text:p>0.765055</text:p>
          </table:table-cell>
          <table:table-cell office:value-type="float" office:value="0.435208">
            <text:p>0.435208</text:p>
          </table:table-cell>
          <table:table-cell office:value-type="float" office:value="0.880179">
            <text:p>0.880179</text:p>
          </table:table-cell>
          <table:table-cell office:value-type="float" office:value="0.517207">
            <text:p>0.517207</text:p>
          </table:table-cell>
          <table:table-cell office:value-type="float" office:value="1.517257">
            <text:p>1.51725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69115">
            <text:p>0.69115</text:p>
          </table:table-cell>
          <table:table-cell office:value-type="float" office:value="0.75609">
            <text:p>0.75609</text:p>
          </table:table-cell>
          <table:table-cell office:value-type="float" office:value="0.441605">
            <text:p>0.441605</text:p>
          </table:table-cell>
          <table:table-cell office:value-type="float" office:value="0.875607">
            <text:p>0.875607</text:p>
          </table:table-cell>
          <table:table-cell office:value-type="float" office:value="0.52862">
            <text:p>0.52862</text:p>
          </table:table-cell>
          <table:table-cell office:value-type="float" office:value="1.529121">
            <text:p>1.52912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703717">
            <text:p>0.703717</text:p>
          </table:table-cell>
          <table:table-cell office:value-type="float" office:value="0.746947">
            <text:p>0.746947</text:p>
          </table:table-cell>
          <table:table-cell office:value-type="float" office:value="0.447899">
            <text:p>0.447899</text:p>
          </table:table-cell>
          <table:table-cell office:value-type="float" office:value="0.870944">
            <text:p>0.870944</text:p>
          </table:table-cell>
          <table:table-cell office:value-type="float" office:value="0.540154">
            <text:p>0.540154</text:p>
          </table:table-cell>
          <table:table-cell office:value-type="float" office:value="1.541349">
            <text:p>1.54134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716283">
            <text:p>0.716283</text:p>
          </table:table-cell>
          <table:table-cell office:value-type="float" office:value="0.737626">
            <text:p>0.737626</text:p>
          </table:table-cell>
          <table:table-cell office:value-type="float" office:value="0.454085">
            <text:p>0.454085</text:p>
          </table:table-cell>
          <table:table-cell office:value-type="float" office:value="0.86619">
            <text:p>0.86619</text:p>
          </table:table-cell>
          <table:table-cell office:value-type="float" office:value="0.551814">
            <text:p>0.551814</text:p>
          </table:table-cell>
          <table:table-cell office:value-type="float" office:value="1.553951">
            <text:p>1.55395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728849">
            <text:p>0.728849</text:p>
          </table:table-cell>
          <table:table-cell office:value-type="float" office:value="0.728126">
            <text:p>0.728126</text:p>
          </table:table-cell>
          <table:table-cell office:value-type="float" office:value="0.460161">
            <text:p>0.460161</text:p>
          </table:table-cell>
          <table:table-cell office:value-type="float" office:value="0.861345">
            <text:p>0.861345</text:p>
          </table:table-cell>
          <table:table-cell office:value-type="float" office:value="0.563604">
            <text:p>0.563604</text:p>
          </table:table-cell>
          <table:table-cell office:value-type="float" office:value="1.566939">
            <text:p>1.56693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741416">
            <text:p>0.741416</text:p>
          </table:table-cell>
          <table:table-cell office:value-type="float" office:value="0.718445">
            <text:p>0.718445</text:p>
          </table:table-cell>
          <table:table-cell office:value-type="float" office:value="0.466124">
            <text:p>0.466124</text:p>
          </table:table-cell>
          <table:table-cell office:value-type="float" office:value="0.856408">
            <text:p>0.856408</text:p>
          </table:table-cell>
          <table:table-cell office:value-type="float" office:value="0.575528">
            <text:p>0.575528</text:p>
          </table:table-cell>
          <table:table-cell office:value-type="float" office:value="1.580324">
            <text:p>1.58032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753982">
            <text:p>0.753982</text:p>
          </table:table-cell>
          <table:table-cell office:value-type="float" office:value="0.708584">
            <text:p>0.708584</text:p>
          </table:table-cell>
          <table:table-cell office:value-type="float" office:value="0.471969">
            <text:p>0.471969</text:p>
          </table:table-cell>
          <table:table-cell office:value-type="float" office:value="0.851379">
            <text:p>0.851379</text:p>
          </table:table-cell>
          <table:table-cell office:value-type="float" office:value="0.587592">
            <text:p>0.587592</text:p>
          </table:table-cell>
          <table:table-cell office:value-type="float" office:value="1.594118">
            <text:p>1.59411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766549">
            <text:p>0.766549</text:p>
          </table:table-cell>
          <table:table-cell office:value-type="float" office:value="0.698542">
            <text:p>0.698542</text:p>
          </table:table-cell>
          <table:table-cell office:value-type="float" office:value="0.477693">
            <text:p>0.477693</text:p>
          </table:table-cell>
          <table:table-cell office:value-type="float" office:value="0.846258">
            <text:p>0.846258</text:p>
          </table:table-cell>
          <table:table-cell office:value-type="float" office:value="0.5998">
            <text:p>0.5998</text:p>
          </table:table-cell>
          <table:table-cell office:value-type="float" office:value="1.608335">
            <text:p>1.60833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779115">
            <text:p>0.779115</text:p>
          </table:table-cell>
          <table:table-cell office:value-type="float" office:value="0.688318">
            <text:p>0.688318</text:p>
          </table:table-cell>
          <table:table-cell office:value-type="float" office:value="0.483293">
            <text:p>0.483293</text:p>
          </table:table-cell>
          <table:table-cell office:value-type="float" office:value="0.841043">
            <text:p>0.841043</text:p>
          </table:table-cell>
          <table:table-cell office:value-type="float" office:value="0.612159">
            <text:p>0.612159</text:p>
          </table:table-cell>
          <table:table-cell office:value-type="float" office:value="1.622986">
            <text:p>1.62298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791681">
            <text:p>0.791681</text:p>
          </table:table-cell>
          <table:table-cell office:value-type="float" office:value="0.677911">
            <text:p>0.677911</text:p>
          </table:table-cell>
          <table:table-cell office:value-type="float" office:value="0.488765">
            <text:p>0.488765</text:p>
          </table:table-cell>
          <table:table-cell office:value-type="float" office:value="0.835736">
            <text:p>0.835736</text:p>
          </table:table-cell>
          <table:table-cell office:value-type="float" office:value="0.624673">
            <text:p>0.624673</text:p>
          </table:table-cell>
          <table:table-cell office:value-type="float" office:value="1.638088">
            <text:p>1.63808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804248">
            <text:p>0.804248</text:p>
          </table:table-cell>
          <table:table-cell office:value-type="float" office:value="0.66732">
            <text:p>0.66732</text:p>
          </table:table-cell>
          <table:table-cell office:value-type="float" office:value="0.494105">
            <text:p>0.494105</text:p>
          </table:table-cell>
          <table:table-cell office:value-type="float" office:value="0.830335">
            <text:p>0.830335</text:p>
          </table:table-cell>
          <table:table-cell office:value-type="float" office:value="0.637349">
            <text:p>0.637349</text:p>
          </table:table-cell>
          <table:table-cell office:value-type="float" office:value="1.653653">
            <text:p>1.65365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816814">
            <text:p>0.816814</text:p>
          </table:table-cell>
          <table:table-cell office:value-type="float" office:value="0.656546">
            <text:p>0.656546</text:p>
          </table:table-cell>
          <table:table-cell office:value-type="float" office:value="0.499308">
            <text:p>0.499308</text:p>
          </table:table-cell>
          <table:table-cell office:value-type="float" office:value="0.82484">
            <text:p>0.82484</text:p>
          </table:table-cell>
          <table:table-cell office:value-type="float" office:value="0.650192">
            <text:p>0.650192</text:p>
          </table:table-cell>
          <table:table-cell office:value-type="float" office:value="1.669699">
            <text:p>1.66969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82938">
            <text:p>0.82938</text:p>
          </table:table-cell>
          <table:table-cell office:value-type="float" office:value="0.645587">
            <text:p>0.645587</text:p>
          </table:table-cell>
          <table:table-cell office:value-type="float" office:value="0.50437">
            <text:p>0.50437</text:p>
          </table:table-cell>
          <table:table-cell office:value-type="float" office:value="0.819251">
            <text:p>0.819251</text:p>
          </table:table-cell>
          <table:table-cell office:value-type="float" office:value="0.663208">
            <text:p>0.663208</text:p>
          </table:table-cell>
          <table:table-cell office:value-type="float" office:value="1.68624">
            <text:p>1.6862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841947">
            <text:p>0.841947</text:p>
          </table:table-cell>
          <table:table-cell office:value-type="float" office:value="0.634442">
            <text:p>0.634442</text:p>
          </table:table-cell>
          <table:table-cell office:value-type="float" office:value="0.509288">
            <text:p>0.509288</text:p>
          </table:table-cell>
          <table:table-cell office:value-type="float" office:value="0.813567">
            <text:p>0.813567</text:p>
          </table:table-cell>
          <table:table-cell office:value-type="float" office:value="0.676406">
            <text:p>0.676406</text:p>
          </table:table-cell>
          <table:table-cell office:value-type="float" office:value="1.703294">
            <text:p>1.70329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854513">
            <text:p>0.854513</text:p>
          </table:table-cell>
          <table:table-cell office:value-type="float" office:value="0.623112">
            <text:p>0.623112</text:p>
          </table:table-cell>
          <table:table-cell office:value-type="float" office:value="0.514056">
            <text:p>0.514056</text:p>
          </table:table-cell>
          <table:table-cell office:value-type="float" office:value="0.807788">
            <text:p>0.807788</text:p>
          </table:table-cell>
          <table:table-cell office:value-type="float" office:value="0.68979">
            <text:p>0.68979</text:p>
          </table:table-cell>
          <table:table-cell office:value-type="float" office:value="1.720879">
            <text:p>1.72087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86708">
            <text:p>0.86708</text:p>
          </table:table-cell>
          <table:table-cell office:value-type="float" office:value="0.611594">
            <text:p>0.611594</text:p>
          </table:table-cell>
          <table:table-cell office:value-type="float" office:value="0.518671">
            <text:p>0.518671</text:p>
          </table:table-cell>
          <table:table-cell office:value-type="float" office:value="0.801915">
            <text:p>0.801915</text:p>
          </table:table-cell>
          <table:table-cell office:value-type="float" office:value="0.703369">
            <text:p>0.703369</text:p>
          </table:table-cell>
          <table:table-cell office:value-type="float" office:value="1.739014">
            <text:p>1.73901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879646">
            <text:p>0.879646</text:p>
          </table:table-cell>
          <table:table-cell office:value-type="float" office:value="0.59989">
            <text:p>0.59989</text:p>
          </table:table-cell>
          <table:table-cell office:value-type="float" office:value="0.523126">
            <text:p>0.523126</text:p>
          </table:table-cell>
          <table:table-cell office:value-type="float" office:value="0.795945">
            <text:p>0.795945</text:p>
          </table:table-cell>
          <table:table-cell office:value-type="float" office:value="0.71715">
            <text:p>0.71715</text:p>
          </table:table-cell>
          <table:table-cell office:value-type="float" office:value="1.757717">
            <text:p>1.75771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892212">
            <text:p>0.892212</text:p>
          </table:table-cell>
          <table:table-cell office:value-type="float" office:value="0.587997">
            <text:p>0.587997</text:p>
          </table:table-cell>
          <table:table-cell office:value-type="float" office:value="0.527418">
            <text:p>0.527418</text:p>
          </table:table-cell>
          <table:table-cell office:value-type="float" office:value="0.78988">
            <text:p>0.78988</text:p>
          </table:table-cell>
          <table:table-cell office:value-type="float" office:value="0.73114">
            <text:p>0.73114</text:p>
          </table:table-cell>
          <table:table-cell office:value-type="float" office:value="1.77701">
            <text:p>1.7770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904779">
            <text:p>0.904779</text:p>
          </table:table-cell>
          <table:table-cell office:value-type="float" office:value="0.575917">
            <text:p>0.575917</text:p>
          </table:table-cell>
          <table:table-cell office:value-type="float" office:value="0.531541">
            <text:p>0.531541</text:p>
          </table:table-cell>
          <table:table-cell office:value-type="float" office:value="0.783719">
            <text:p>0.783719</text:p>
          </table:table-cell>
          <table:table-cell office:value-type="float" office:value="0.74535">
            <text:p>0.74535</text:p>
          </table:table-cell>
          <table:table-cell office:value-type="float" office:value="1.796914">
            <text:p>1.79691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917345">
            <text:p>0.917345</text:p>
          </table:table-cell>
          <table:table-cell office:value-type="float" office:value="0.563647">
            <text:p>0.563647</text:p>
          </table:table-cell>
          <table:table-cell office:value-type="float" office:value="0.535489">
            <text:p>0.535489</text:p>
          </table:table-cell>
          <table:table-cell office:value-type="float" office:value="0.777461">
            <text:p>0.777461</text:p>
          </table:table-cell>
          <table:table-cell office:value-type="float" office:value="0.759786">
            <text:p>0.759786</text:p>
          </table:table-cell>
          <table:table-cell office:value-type="float" office:value="1.817453">
            <text:p>1.81745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929911">
            <text:p>0.929911</text:p>
          </table:table-cell>
          <table:table-cell office:value-type="float" office:value="0.551188">
            <text:p>0.551188</text:p>
          </table:table-cell>
          <table:table-cell office:value-type="float" office:value="0.539257">
            <text:p>0.539257</text:p>
          </table:table-cell>
          <table:table-cell office:value-type="float" office:value="0.771107">
            <text:p>0.771107</text:p>
          </table:table-cell>
          <table:table-cell office:value-type="float" office:value="0.774458">
            <text:p>0.774458</text:p>
          </table:table-cell>
          <table:table-cell office:value-type="float" office:value="1.83865">
            <text:p>1.8386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942478">
            <text:p>0.942478</text:p>
          </table:table-cell>
          <table:table-cell office:value-type="float" office:value="0.538539">
            <text:p>0.538539</text:p>
          </table:table-cell>
          <table:table-cell office:value-type="float" office:value="0.54284">
            <text:p>0.54284</text:p>
          </table:table-cell>
          <table:table-cell office:value-type="float" office:value="0.764656">
            <text:p>0.764656</text:p>
          </table:table-cell>
          <table:table-cell office:value-type="float" office:value="0.789375">
            <text:p>0.789375</text:p>
          </table:table-cell>
          <table:table-cell office:value-type="float" office:value="1.86053">
            <text:p>1.8605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955044">
            <text:p>0.955044</text:p>
          </table:table-cell>
          <table:table-cell office:value-type="float" office:value="0.5257">
            <text:p>0.5257</text:p>
          </table:table-cell>
          <table:table-cell office:value-type="float" office:value="0.546231">
            <text:p>0.546231</text:p>
          </table:table-cell>
          <table:table-cell office:value-type="float" office:value="0.758109">
            <text:p>0.758109</text:p>
          </table:table-cell>
          <table:table-cell office:value-type="float" office:value="0.804549">
            <text:p>0.804549</text:p>
          </table:table-cell>
          <table:table-cell office:value-type="float" office:value="1.883119">
            <text:p>1.88311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967611">
            <text:p>0.967611</text:p>
          </table:table-cell>
          <table:table-cell office:value-type="float" office:value="0.51267">
            <text:p>0.51267</text:p>
          </table:table-cell>
          <table:table-cell office:value-type="float" office:value="0.549424">
            <text:p>0.549424</text:p>
          </table:table-cell>
          <table:table-cell office:value-type="float" office:value="0.751464">
            <text:p>0.751464</text:p>
          </table:table-cell>
          <table:table-cell office:value-type="float" office:value="0.819989">
            <text:p>0.819989</text:p>
          </table:table-cell>
          <table:table-cell office:value-type="float" office:value="1.906447">
            <text:p>1.90644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980177">
            <text:p>0.980177</text:p>
          </table:table-cell>
          <table:table-cell office:value-type="float" office:value="0.49945">
            <text:p>0.49945</text:p>
          </table:table-cell>
          <table:table-cell office:value-type="float" office:value="0.552412">
            <text:p>0.552412</text:p>
          </table:table-cell>
          <table:table-cell office:value-type="float" office:value="0.744721">
            <text:p>0.744721</text:p>
          </table:table-cell>
          <table:table-cell office:value-type="float" office:value="0.835706">
            <text:p>0.835706</text:p>
          </table:table-cell>
          <table:table-cell office:value-type="float" office:value="1.930541">
            <text:p>1.93054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0.992743">
            <text:p>0.992743</text:p>
          </table:table-cell>
          <table:table-cell office:value-type="float" office:value="0.486039">
            <text:p>0.486039</text:p>
          </table:table-cell>
          <table:table-cell office:value-type="float" office:value="0.555189">
            <text:p>0.555189</text:p>
          </table:table-cell>
          <table:table-cell office:value-type="float" office:value="0.737881">
            <text:p>0.737881</text:p>
          </table:table-cell>
          <table:table-cell office:value-type="float" office:value="0.851713">
            <text:p>0.851713</text:p>
          </table:table-cell>
          <table:table-cell office:value-type="float" office:value="1.955433">
            <text:p>1.95543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00531">
            <text:p>1.00531</text:p>
          </table:table-cell>
          <table:table-cell office:value-type="float" office:value="0.472437">
            <text:p>0.472437</text:p>
          </table:table-cell>
          <table:table-cell office:value-type="float" office:value="0.557748">
            <text:p>0.557748</text:p>
          </table:table-cell>
          <table:table-cell office:value-type="float" office:value="0.730944">
            <text:p>0.730944</text:p>
          </table:table-cell>
          <table:table-cell office:value-type="float" office:value="0.868022">
            <text:p>0.868022</text:p>
          </table:table-cell>
          <table:table-cell office:value-type="float" office:value="1.981155">
            <text:p>1.98115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017876">
            <text:p>1.017876</text:p>
          </table:table-cell>
          <table:table-cell office:value-type="float" office:value="0.458643">
            <text:p>0.458643</text:p>
          </table:table-cell>
          <table:table-cell office:value-type="float" office:value="0.560082">
            <text:p>0.560082</text:p>
          </table:table-cell>
          <table:table-cell office:value-type="float" office:value="0.72391">
            <text:p>0.72391</text:p>
          </table:table-cell>
          <table:table-cell office:value-type="float" office:value="0.884645">
            <text:p>0.884645</text:p>
          </table:table-cell>
          <table:table-cell office:value-type="float" office:value="2.007743">
            <text:p>2.00774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030442">
            <text:p>1.030442</text:p>
          </table:table-cell>
          <table:table-cell office:value-type="float" office:value="0.444659">
            <text:p>0.444659</text:p>
          </table:table-cell>
          <table:table-cell office:value-type="float" office:value="0.562182">
            <text:p>0.562182</text:p>
          </table:table-cell>
          <table:table-cell office:value-type="float" office:value="0.716778">
            <text:p>0.716778</text:p>
          </table:table-cell>
          <table:table-cell office:value-type="float" office:value="0.901597">
            <text:p>0.901597</text:p>
          </table:table-cell>
          <table:table-cell office:value-type="float" office:value="2.03523">
            <text:p>2.0352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043009">
            <text:p>1.043009</text:p>
          </table:table-cell>
          <table:table-cell office:value-type="float" office:value="0.430484">
            <text:p>0.430484</text:p>
          </table:table-cell>
          <table:table-cell office:value-type="float" office:value="0.564041">
            <text:p>0.564041</text:p>
          </table:table-cell>
          <table:table-cell office:value-type="float" office:value="0.709549">
            <text:p>0.709549</text:p>
          </table:table-cell>
          <table:table-cell office:value-type="float" office:value="0.918891">
            <text:p>0.918891</text:p>
          </table:table-cell>
          <table:table-cell office:value-type="float" office:value="2.063657">
            <text:p>2.06365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055575">
            <text:p>1.055575</text:p>
          </table:table-cell>
          <table:table-cell office:value-type="float" office:value="0.416119">
            <text:p>0.416119</text:p>
          </table:table-cell>
          <table:table-cell office:value-type="float" office:value="0.565651">
            <text:p>0.565651</text:p>
          </table:table-cell>
          <table:table-cell office:value-type="float" office:value="0.702223">
            <text:p>0.702223</text:p>
          </table:table-cell>
          <table:table-cell office:value-type="float" office:value="0.936545">
            <text:p>0.936545</text:p>
          </table:table-cell>
          <table:table-cell office:value-type="float" office:value="2.093062">
            <text:p>2.09306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068142">
            <text:p>1.068142</text:p>
          </table:table-cell>
          <table:table-cell office:value-type="float" office:value="0.401565">
            <text:p>0.401565</text:p>
          </table:table-cell>
          <table:table-cell office:value-type="float" office:value="0.567003">
            <text:p>0.567003</text:p>
          </table:table-cell>
          <table:table-cell office:value-type="float" office:value="0.6948">
            <text:p>0.6948</text:p>
          </table:table-cell>
          <table:table-cell office:value-type="float" office:value="0.954573">
            <text:p>0.954573</text:p>
          </table:table-cell>
          <table:table-cell office:value-type="float" office:value="2.123487">
            <text:p>2.12348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080708">
            <text:p>1.080708</text:p>
          </table:table-cell>
          <table:table-cell office:value-type="float" office:value="0.386821">
            <text:p>0.386821</text:p>
          </table:table-cell>
          <table:table-cell office:value-type="float" office:value="0.568088">
            <text:p>0.568088</text:p>
          </table:table-cell>
          <table:table-cell office:value-type="float" office:value="0.68728">
            <text:p>0.68728</text:p>
          </table:table-cell>
          <table:table-cell office:value-type="float" office:value="0.972993">
            <text:p>0.972993</text:p>
          </table:table-cell>
          <table:table-cell office:value-type="float" office:value="2.154978">
            <text:p>2.15497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093274">
            <text:p>1.093274</text:p>
          </table:table-cell>
          <table:table-cell office:value-type="float" office:value="0.371889">
            <text:p>0.371889</text:p>
          </table:table-cell>
          <table:table-cell office:value-type="float" office:value="0.568896">
            <text:p>0.568896</text:p>
          </table:table-cell>
          <table:table-cell office:value-type="float" office:value="0.679665">
            <text:p>0.679665</text:p>
          </table:table-cell>
          <table:table-cell office:value-type="float" office:value="0.991823">
            <text:p>0.991823</text:p>
          </table:table-cell>
          <table:table-cell office:value-type="float" office:value="2.187581">
            <text:p>2.18758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105841">
            <text:p>1.105841</text:p>
          </table:table-cell>
          <table:table-cell office:value-type="float" office:value="0.35677">
            <text:p>0.35677</text:p>
          </table:table-cell>
          <table:table-cell office:value-type="float" office:value="0.569419">
            <text:p>0.569419</text:p>
          </table:table-cell>
          <table:table-cell office:value-type="float" office:value="0.671954">
            <text:p>0.671954</text:p>
          </table:table-cell>
          <table:table-cell office:value-type="float" office:value="1.011082">
            <text:p>1.011082</text:p>
          </table:table-cell>
          <table:table-cell office:value-type="float" office:value="2.221345">
            <text:p>2.22134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118407">
            <text:p>1.118407</text:p>
          </table:table-cell>
          <table:table-cell office:value-type="float" office:value="0.341466">
            <text:p>0.341466</text:p>
          </table:table-cell>
          <table:table-cell office:value-type="float" office:value="0.569645">
            <text:p>0.569645</text:p>
          </table:table-cell>
          <table:table-cell office:value-type="float" office:value="0.664149">
            <text:p>0.664149</text:p>
          </table:table-cell>
          <table:table-cell office:value-type="float" office:value="1.030791">
            <text:p>1.030791</text:p>
          </table:table-cell>
          <table:table-cell office:value-type="float" office:value="2.256322">
            <text:p>2.25632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130973">
            <text:p>1.130973</text:p>
          </table:table-cell>
          <table:table-cell office:value-type="float" office:value="0.325977">
            <text:p>0.325977</text:p>
          </table:table-cell>
          <table:table-cell office:value-type="float" office:value="0.569564">
            <text:p>0.569564</text:p>
          </table:table-cell>
          <table:table-cell office:value-type="float" office:value="0.65625">
            <text:p>0.65625</text:p>
          </table:table-cell>
          <table:table-cell office:value-type="float" office:value="1.050972">
            <text:p>1.050972</text:p>
          </table:table-cell>
          <table:table-cell office:value-type="float" office:value="2.292567">
            <text:p>2.29256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14354">
            <text:p>1.14354</text:p>
          </table:table-cell>
          <table:table-cell office:value-type="float" office:value="0.310307">
            <text:p>0.310307</text:p>
          </table:table-cell>
          <table:table-cell office:value-type="float" office:value="0.569164">
            <text:p>0.569164</text:p>
          </table:table-cell>
          <table:table-cell office:value-type="float" office:value="0.648258">
            <text:p>0.648258</text:p>
          </table:table-cell>
          <table:table-cell office:value-type="float" office:value="1.071648">
            <text:p>1.071648</text:p>
          </table:table-cell>
          <table:table-cell office:value-type="float" office:value="2.330136">
            <text:p>2.33013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156106">
            <text:p>1.156106</text:p>
          </table:table-cell>
          <table:table-cell office:value-type="float" office:value="0.294456">
            <text:p>0.294456</text:p>
          </table:table-cell>
          <table:table-cell office:value-type="float" office:value="0.568435">
            <text:p>0.568435</text:p>
          </table:table-cell>
          <table:table-cell office:value-type="float" office:value="0.640174">
            <text:p>0.640174</text:p>
          </table:table-cell>
          <table:table-cell office:value-type="float" office:value="1.092843">
            <text:p>1.092843</text:p>
          </table:table-cell>
          <table:table-cell office:value-type="float" office:value="2.369091">
            <text:p>2.36909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168672">
            <text:p>1.168672</text:p>
          </table:table-cell>
          <table:table-cell office:value-type="float" office:value="0.278429">
            <text:p>0.278429</text:p>
          </table:table-cell>
          <table:table-cell office:value-type="float" office:value="0.567364">
            <text:p>0.567364</text:p>
          </table:table-cell>
          <table:table-cell office:value-type="float" office:value="0.632">
            <text:p>0.632</text:p>
          </table:table-cell>
          <table:table-cell office:value-type="float" office:value="1.114583">
            <text:p>1.114583</text:p>
          </table:table-cell>
          <table:table-cell office:value-type="float" office:value="2.409494">
            <text:p>2.40949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181239">
            <text:p>1.181239</text:p>
          </table:table-cell>
          <table:table-cell office:value-type="float" office:value="0.262227">
            <text:p>0.262227</text:p>
          </table:table-cell>
          <table:table-cell office:value-type="float" office:value="0.565937">
            <text:p>0.565937</text:p>
          </table:table-cell>
          <table:table-cell office:value-type="float" office:value="0.623737">
            <text:p>0.623737</text:p>
          </table:table-cell>
          <table:table-cell office:value-type="float" office:value="1.136896">
            <text:p>1.136896</text:p>
          </table:table-cell>
          <table:table-cell office:value-type="float" office:value="2.451413">
            <text:p>2.45141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193805">
            <text:p>1.193805</text:p>
          </table:table-cell>
          <table:table-cell office:value-type="float" office:value="0.245855">
            <text:p>0.245855</text:p>
          </table:table-cell>
          <table:table-cell office:value-type="float" office:value="0.564143">
            <text:p>0.564143</text:p>
          </table:table-cell>
          <table:table-cell office:value-type="float" office:value="0.615387">
            <text:p>0.615387</text:p>
          </table:table-cell>
          <table:table-cell office:value-type="float" office:value="1.159811">
            <text:p>1.159811</text:p>
          </table:table-cell>
          <table:table-cell office:value-type="float" office:value="2.494916">
            <text:p>2.49491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206372">
            <text:p>1.206372</text:p>
          </table:table-cell>
          <table:table-cell office:value-type="float" office:value="0.229316">
            <text:p>0.229316</text:p>
          </table:table-cell>
          <table:table-cell office:value-type="float" office:value="0.561966">
            <text:p>0.561966</text:p>
          </table:table-cell>
          <table:table-cell office:value-type="float" office:value="0.606952">
            <text:p>0.606952</text:p>
          </table:table-cell>
          <table:table-cell office:value-type="float" office:value="1.18336">
            <text:p>1.18336</text:p>
          </table:table-cell>
          <table:table-cell office:value-type="float" office:value="2.540076">
            <text:p>2.54007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218938">
            <text:p>1.218938</text:p>
          </table:table-cell>
          <table:table-cell office:value-type="float" office:value="0.212616">
            <text:p>0.212616</text:p>
          </table:table-cell>
          <table:table-cell office:value-type="float" office:value="0.559392">
            <text:p>0.559392</text:p>
          </table:table-cell>
          <table:table-cell office:value-type="float" office:value="0.598435">
            <text:p>0.598435</text:p>
          </table:table-cell>
          <table:table-cell office:value-type="float" office:value="1.207576">
            <text:p>1.207576</text:p>
          </table:table-cell>
          <table:table-cell office:value-type="float" office:value="2.586971">
            <text:p>2.58697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231504">
            <text:p>1.231504</text:p>
          </table:table-cell>
          <table:table-cell office:value-type="float" office:value="0.195759">
            <text:p>0.195759</text:p>
          </table:table-cell>
          <table:table-cell office:value-type="float" office:value="0.556406">
            <text:p>0.556406</text:p>
          </table:table-cell>
          <table:table-cell office:value-type="float" office:value="0.589838">
            <text:p>0.589838</text:p>
          </table:table-cell>
          <table:table-cell office:value-type="float" office:value="1.232494">
            <text:p>1.232494</text:p>
          </table:table-cell>
          <table:table-cell office:value-type="float" office:value="2.635678">
            <text:p>2.63567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244071">
            <text:p>1.244071</text:p>
          </table:table-cell>
          <table:table-cell office:value-type="float" office:value="0.178751">
            <text:p>0.178751</text:p>
          </table:table-cell>
          <table:table-cell office:value-type="float" office:value="0.552991">
            <text:p>0.552991</text:p>
          </table:table-cell>
          <table:table-cell office:value-type="float" office:value="0.581164">
            <text:p>0.581164</text:p>
          </table:table-cell>
          <table:table-cell office:value-type="float" office:value="1.258153">
            <text:p>1.258153</text:p>
          </table:table-cell>
          <table:table-cell office:value-type="float" office:value="2.686281">
            <text:p>2.68628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256637">
            <text:p>1.256637</text:p>
          </table:table-cell>
          <table:table-cell office:value-type="float" office:value="0.1616">
            <text:p>0.1616</text:p>
          </table:table-cell>
          <table:table-cell office:value-type="float" office:value="0.549132">
            <text:p>0.549132</text:p>
          </table:table-cell>
          <table:table-cell office:value-type="float" office:value="0.572417">
            <text:p>0.572417</text:p>
          </table:table-cell>
          <table:table-cell office:value-type="float" office:value="1.284593">
            <text:p>1.284593</text:p>
          </table:table-cell>
          <table:table-cell office:value-type="float" office:value="2.738864">
            <text:p>2.73886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269203">
            <text:p>1.269203</text:p>
          </table:table-cell>
          <table:table-cell office:value-type="float" office:value="0.144313">
            <text:p>0.144313</text:p>
          </table:table-cell>
          <table:table-cell office:value-type="float" office:value="0.544811">
            <text:p>0.544811</text:p>
          </table:table-cell>
          <table:table-cell office:value-type="float" office:value="0.5636">
            <text:p>0.5636</text:p>
          </table:table-cell>
          <table:table-cell office:value-type="float" office:value="1.311857">
            <text:p>1.311857</text:p>
          </table:table-cell>
          <table:table-cell office:value-type="float" office:value="2.793515">
            <text:p>2.79351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28177">
            <text:p>1.28177</text:p>
          </table:table-cell>
          <table:table-cell office:value-type="float" office:value="0.126899">
            <text:p>0.126899</text:p>
          </table:table-cell>
          <table:table-cell office:value-type="float" office:value="0.540009">
            <text:p>0.540009</text:p>
          </table:table-cell>
          <table:table-cell office:value-type="float" office:value="0.554719">
            <text:p>0.554719</text:p>
          </table:table-cell>
          <table:table-cell office:value-type="float" office:value="1.33999">
            <text:p>1.33999</text:p>
          </table:table-cell>
          <table:table-cell office:value-type="float" office:value="2.850325">
            <text:p>2.85032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294336">
            <text:p>1.294336</text:p>
          </table:table-cell>
          <table:table-cell office:value-type="float" office:value="0.109367">
            <text:p>0.109367</text:p>
          </table:table-cell>
          <table:table-cell office:value-type="float" office:value="0.534707">
            <text:p>0.534707</text:p>
          </table:table-cell>
          <table:table-cell office:value-type="float" office:value="0.545778">
            <text:p>0.545778</text:p>
          </table:table-cell>
          <table:table-cell office:value-type="float" office:value="1.369042">
            <text:p>1.369042</text:p>
          </table:table-cell>
          <table:table-cell office:value-type="float" office:value="2.909384">
            <text:p>2.90938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306903">
            <text:p>1.306903</text:p>
          </table:table-cell>
          <table:table-cell office:value-type="float" office:value="0.09173">
            <text:p>0.09173</text:p>
          </table:table-cell>
          <table:table-cell office:value-type="float" office:value="0.528886">
            <text:p>0.528886</text:p>
          </table:table-cell>
          <table:table-cell office:value-type="float" office:value="0.536782">
            <text:p>0.536782</text:p>
          </table:table-cell>
          <table:table-cell office:value-type="float" office:value="1.399065">
            <text:p>1.399065</text:p>
          </table:table-cell>
          <table:table-cell office:value-type="float" office:value="2.970786">
            <text:p>2.97078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319469">
            <text:p>1.319469</text:p>
          </table:table-cell>
          <table:table-cell office:value-type="float" office:value="0.073999">
            <text:p>0.073999</text:p>
          </table:table-cell>
          <table:table-cell office:value-type="float" office:value="0.522526">
            <text:p>0.522526</text:p>
          </table:table-cell>
          <table:table-cell office:value-type="float" office:value="0.527739">
            <text:p>0.527739</text:p>
          </table:table-cell>
          <table:table-cell office:value-type="float" office:value="1.430114">
            <text:p>1.430114</text:p>
          </table:table-cell>
          <table:table-cell office:value-type="float" office:value="3.034623">
            <text:p>3.03462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332035">
            <text:p>1.332035</text:p>
          </table:table-cell>
          <table:table-cell office:value-type="float" office:value="0.056189">
            <text:p>0.056189</text:p>
          </table:table-cell>
          <table:table-cell office:value-type="float" office:value="0.515603">
            <text:p>0.515603</text:p>
          </table:table-cell>
          <table:table-cell office:value-type="float" office:value="0.518656">
            <text:p>0.518656</text:p>
          </table:table-cell>
          <table:table-cell office:value-type="float" office:value="1.462248">
            <text:p>1.462248</text:p>
          </table:table-cell>
          <table:table-cell office:value-type="float" office:value="3.100986">
            <text:p>3.10098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344602">
            <text:p>1.344602</text:p>
          </table:table-cell>
          <table:table-cell office:value-type="float" office:value="0.038315">
            <text:p>0.038315</text:p>
          </table:table-cell>
          <table:table-cell office:value-type="float" office:value="0.508098">
            <text:p>0.508098</text:p>
          </table:table-cell>
          <table:table-cell office:value-type="float" office:value="0.50954">
            <text:p>0.50954</text:p>
          </table:table-cell>
          <table:table-cell office:value-type="float" office:value="1.49553">
            <text:p>1.49553</text:p>
          </table:table-cell>
          <table:table-cell office:value-type="float" office:value="3.169964">
            <text:p>3.16996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357168">
            <text:p>1.357168</text:p>
          </table:table-cell>
          <table:table-cell office:value-type="float" office:value="0.020396">
            <text:p>0.020396</text:p>
          </table:table-cell>
          <table:table-cell office:value-type="float" office:value="0.499985">
            <text:p>0.499985</text:p>
          </table:table-cell>
          <table:table-cell office:value-type="float" office:value="0.500401">
            <text:p>0.500401</text:p>
          </table:table-cell>
          <table:table-cell office:value-type="float" office:value="1.530025">
            <text:p>1.530025</text:p>
          </table:table-cell>
          <table:table-cell office:value-type="float" office:value="3.24164">
            <text:p>3.2416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369734">
            <text:p>1.369734</text:p>
          </table:table-cell>
          <table:table-cell office:value-type="float" office:value="0.002452">
            <text:p>0.002452</text:p>
          </table:table-cell>
          <table:table-cell office:value-type="float" office:value="0.491243">
            <text:p>0.491243</text:p>
          </table:table-cell>
          <table:table-cell office:value-type="float" office:value="0.491249">
            <text:p>0.491249</text:p>
          </table:table-cell>
          <table:table-cell office:value-type="float" office:value="1.565805">
            <text:p>1.565805</text:p>
          </table:table-cell>
          <table:table-cell office:value-type="float" office:value="3.316089">
            <text:p>3.31608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382301">
            <text:p>1.382301</text:p>
          </table:table-cell>
          <table:table-cell office:value-type="float" office:value="-0.015495">
            <text:p>-0.015495</text:p>
          </table:table-cell>
          <table:table-cell office:value-type="float" office:value="0.481847">
            <text:p>0.481847</text:p>
          </table:table-cell>
          <table:table-cell office:value-type="float" office:value="0.482096">
            <text:p>0.482096</text:p>
          </table:table-cell>
          <table:table-cell office:value-type="float" office:value="1.602944">
            <text:p>1.602944</text:p>
          </table:table-cell>
          <table:table-cell office:value-type="float" office:value="3.393379">
            <text:p>3.39337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394867">
            <text:p>1.394867</text:p>
          </table:table-cell>
          <table:table-cell office:value-type="float" office:value="-0.033421">
            <text:p>-0.033421</text:p>
          </table:table-cell>
          <table:table-cell office:value-type="float" office:value="0.471772">
            <text:p>0.471772</text:p>
          </table:table-cell>
          <table:table-cell office:value-type="float" office:value="0.472954">
            <text:p>0.472954</text:p>
          </table:table-cell>
          <table:table-cell office:value-type="float" office:value="1.641519">
            <text:p>1.641519</text:p>
          </table:table-cell>
          <table:table-cell office:value-type="float" office:value="3.473558">
            <text:p>3.47355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407434">
            <text:p>1.407434</text:p>
          </table:table-cell>
          <table:table-cell office:value-type="float" office:value="-0.051295">
            <text:p>-0.051295</text:p>
          </table:table-cell>
          <table:table-cell office:value-type="float" office:value="0.460993">
            <text:p>0.460993</text:p>
          </table:table-cell>
          <table:table-cell office:value-type="float" office:value="0.463838">
            <text:p>0.463838</text:p>
          </table:table-cell>
          <table:table-cell office:value-type="float" office:value="1.681612">
            <text:p>1.681612</text:p>
          </table:table-cell>
          <table:table-cell office:value-type="float" office:value="3.55666">
            <text:p>3.5566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42">
            <text:p>1.42</text:p>
          </table:table-cell>
          <table:table-cell office:value-type="float" office:value="-0.069089">
            <text:p>-0.069089</text:p>
          </table:table-cell>
          <table:table-cell office:value-type="float" office:value="0.449484">
            <text:p>0.449484</text:p>
          </table:table-cell>
          <table:table-cell office:value-type="float" office:value="0.454763">
            <text:p>0.454763</text:p>
          </table:table-cell>
          <table:table-cell office:value-type="float" office:value="1.723309">
            <text:p>1.723309</text:p>
          </table:table-cell>
          <table:table-cell office:value-type="float" office:value="3.642692">
            <text:p>3.64269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432566">
            <text:p>1.432566</text:p>
          </table:table-cell>
          <table:table-cell office:value-type="float" office:value="-0.086765">
            <text:p>-0.086765</text:p>
          </table:table-cell>
          <table:table-cell office:value-type="float" office:value="0.437222">
            <text:p>0.437222</text:p>
          </table:table-cell>
          <table:table-cell office:value-type="float" office:value="0.445748">
            <text:p>0.445748</text:p>
          </table:table-cell>
          <table:table-cell office:value-type="float" office:value="1.766698">
            <text:p>1.766698</text:p>
          </table:table-cell>
          <table:table-cell office:value-type="float" office:value="3.731629">
            <text:p>3.73162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445133">
            <text:p>1.445133</text:p>
          </table:table-cell>
          <table:table-cell office:value-type="float" office:value="-0.104287">
            <text:p>-0.104287</text:p>
          </table:table-cell>
          <table:table-cell office:value-type="float" office:value="0.42418">
            <text:p>0.42418</text:p>
          </table:table-cell>
          <table:table-cell office:value-type="float" office:value="0.436811">
            <text:p>0.436811</text:p>
          </table:table-cell>
          <table:table-cell office:value-type="float" office:value="1.811871">
            <text:p>1.811871</text:p>
          </table:table-cell>
          <table:table-cell office:value-type="float" office:value="3.823408">
            <text:p>3.82340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457699">
            <text:p>1.457699</text:p>
          </table:table-cell>
          <table:table-cell office:value-type="float" office:value="-0.121611">
            <text:p>-0.121611</text:p>
          </table:table-cell>
          <table:table-cell office:value-type="float" office:value="0.410335">
            <text:p>0.410335</text:p>
          </table:table-cell>
          <table:table-cell office:value-type="float" office:value="0.427976">
            <text:p>0.427976</text:p>
          </table:table-cell>
          <table:table-cell office:value-type="float" office:value="1.858919">
            <text:p>1.858919</text:p>
          </table:table-cell>
          <table:table-cell office:value-type="float" office:value="3.917917">
            <text:p>3.91791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470265">
            <text:p>1.470265</text:p>
          </table:table-cell>
          <table:table-cell office:value-type="float" office:value="-0.138689">
            <text:p>-0.138689</text:p>
          </table:table-cell>
          <table:table-cell office:value-type="float" office:value="0.395664">
            <text:p>0.395664</text:p>
          </table:table-cell>
          <table:table-cell office:value-type="float" office:value="0.419266">
            <text:p>0.419266</text:p>
          </table:table-cell>
          <table:table-cell office:value-type="float" office:value="1.907936">
            <text:p>1.907936</text:p>
          </table:table-cell>
          <table:table-cell office:value-type="float" office:value="4.014985">
            <text:p>4.01498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482832">
            <text:p>1.482832</text:p>
          </table:table-cell>
          <table:table-cell office:value-type="float" office:value="-0.155469">
            <text:p>-0.155469</text:p>
          </table:table-cell>
          <table:table-cell office:value-type="float" office:value="0.380146">
            <text:p>0.380146</text:p>
          </table:table-cell>
          <table:table-cell office:value-type="float" office:value="0.410708">
            <text:p>0.410708</text:p>
          </table:table-cell>
          <table:table-cell office:value-type="float" office:value="1.959014">
            <text:p>1.959014</text:p>
          </table:table-cell>
          <table:table-cell office:value-type="float" office:value="4.114371">
            <text:p>4.11437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495398">
            <text:p>1.495398</text:p>
          </table:table-cell>
          <table:table-cell office:value-type="float" office:value="-0.171895">
            <text:p>-0.171895</text:p>
          </table:table-cell>
          <table:table-cell office:value-type="float" office:value="0.363762">
            <text:p>0.363762</text:p>
          </table:table-cell>
          <table:table-cell office:value-type="float" office:value="0.402332">
            <text:p>0.402332</text:p>
          </table:table-cell>
          <table:table-cell office:value-type="float" office:value="2.012242">
            <text:p>2.012242</text:p>
          </table:table-cell>
          <table:table-cell office:value-type="float" office:value="4.215749">
            <text:p>4.21574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507964">
            <text:p>1.507964</text:p>
          </table:table-cell>
          <table:table-cell office:value-type="float" office:value="-0.187903">
            <text:p>-0.187903</text:p>
          </table:table-cell>
          <table:table-cell office:value-type="float" office:value="0.346498">
            <text:p>0.346498</text:p>
          </table:table-cell>
          <table:table-cell office:value-type="float" office:value="0.394168">
            <text:p>0.394168</text:p>
          </table:table-cell>
          <table:table-cell office:value-type="float" office:value="2.067704">
            <text:p>2.067704</text:p>
          </table:table-cell>
          <table:table-cell office:value-type="float" office:value="4.318697">
            <text:p>4.31869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520531">
            <text:p>1.520531</text:p>
          </table:table-cell>
          <table:table-cell office:value-type="float" office:value="-0.203427">
            <text:p>-0.203427</text:p>
          </table:table-cell>
          <table:table-cell office:value-type="float" office:value="0.328341">
            <text:p>0.328341</text:p>
          </table:table-cell>
          <table:table-cell office:value-type="float" office:value="0.386251">
            <text:p>0.386251</text:p>
          </table:table-cell>
          <table:table-cell office:value-type="float" office:value="2.125475">
            <text:p>2.125475</text:p>
          </table:table-cell>
          <table:table-cell office:value-type="float" office:value="4.42268">
            <text:p>4.4226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533097">
            <text:p>1.533097</text:p>
          </table:table-cell>
          <table:table-cell office:value-type="float" office:value="-0.218393">
            <text:p>-0.218393</text:p>
          </table:table-cell>
          <table:table-cell office:value-type="float" office:value="0.309286">
            <text:p>0.309286</text:p>
          </table:table-cell>
          <table:table-cell office:value-type="float" office:value="0.37862">
            <text:p>0.37862</text:p>
          </table:table-cell>
          <table:table-cell office:value-type="float" office:value="2.185618">
            <text:p>2.185618</text:p>
          </table:table-cell>
          <table:table-cell office:value-type="float" office:value="4.527041">
            <text:p>4.52704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545664">
            <text:p>1.545664</text:p>
          </table:table-cell>
          <table:table-cell office:value-type="float" office:value="-0.232723">
            <text:p>-0.232723</text:p>
          </table:table-cell>
          <table:table-cell office:value-type="float" office:value="0.289332">
            <text:p>0.289332</text:p>
          </table:table-cell>
          <table:table-cell office:value-type="float" office:value="0.371313">
            <text:p>0.371313</text:p>
          </table:table-cell>
          <table:table-cell office:value-type="float" office:value="2.248182">
            <text:p>2.248182</text:p>
          </table:table-cell>
          <table:table-cell office:value-type="float" office:value="4.630986">
            <text:p>4.63098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55823">
            <text:p>1.55823</text:p>
          </table:table-cell>
          <table:table-cell office:value-type="float" office:value="-0.246336">
            <text:p>-0.246336</text:p>
          </table:table-cell>
          <table:table-cell office:value-type="float" office:value="0.268488">
            <text:p>0.268488</text:p>
          </table:table-cell>
          <table:table-cell office:value-type="float" office:value="0.364372">
            <text:p>0.364372</text:p>
          </table:table-cell>
          <table:table-cell office:value-type="float" office:value="2.313193">
            <text:p>2.313193</text:p>
          </table:table-cell>
          <table:table-cell office:value-type="float" office:value="4.73358">
            <text:p>4.7335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570796">
            <text:p>1.570796</text:p>
          </table:table-cell>
          <table:table-cell office:value-type="float" office:value="-0.259145">
            <text:p>-0.259145</text:p>
          </table:table-cell>
          <table:table-cell office:value-type="float" office:value="0.246769">
            <text:p>0.246769</text:p>
          </table:table-cell>
          <table:table-cell office:value-type="float" office:value="0.357842">
            <text:p>0.357842</text:p>
          </table:table-cell>
          <table:table-cell office:value-type="float" office:value="2.380651">
            <text:p>2.380651</text:p>
          </table:table-cell>
          <table:table-cell office:value-type="float" office:value="4.83374">
            <text:p>4.8337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583363">
            <text:p>1.583363</text:p>
          </table:table-cell>
          <table:table-cell office:value-type="float" office:value="-0.271061">
            <text:p>-0.271061</text:p>
          </table:table-cell>
          <table:table-cell office:value-type="float" office:value="0.224202">
            <text:p>0.224202</text:p>
          </table:table-cell>
          <table:table-cell office:value-type="float" office:value="0.351768">
            <text:p>0.351768</text:p>
          </table:table-cell>
          <table:table-cell office:value-type="float" office:value="2.450527">
            <text:p>2.450527</text:p>
          </table:table-cell>
          <table:table-cell office:value-type="float" office:value="4.930248">
            <text:p>4.93024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595929">
            <text:p>1.595929</text:p>
          </table:table-cell>
          <table:table-cell office:value-type="float" office:value="-0.281995">
            <text:p>-0.281995</text:p>
          </table:table-cell>
          <table:table-cell office:value-type="float" office:value="0.200824">
            <text:p>0.200824</text:p>
          </table:table-cell>
          <table:table-cell office:value-type="float" office:value="0.346196">
            <text:p>0.346196</text:p>
          </table:table-cell>
          <table:table-cell office:value-type="float" office:value="2.522755">
            <text:p>2.522755</text:p>
          </table:table-cell>
          <table:table-cell office:value-type="float" office:value="5.021763">
            <text:p>5.02176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608495">
            <text:p>1.608495</text:p>
          </table:table-cell>
          <table:table-cell office:value-type="float" office:value="-0.291857">
            <text:p>-0.291857</text:p>
          </table:table-cell>
          <table:table-cell office:value-type="float" office:value="0.176684">
            <text:p>0.176684</text:p>
          </table:table-cell>
          <table:table-cell office:value-type="float" office:value="0.341171">
            <text:p>0.341171</text:p>
          </table:table-cell>
          <table:table-cell office:value-type="float" office:value="2.597227">
            <text:p>2.597227</text:p>
          </table:table-cell>
          <table:table-cell office:value-type="float" office:value="5.106849">
            <text:p>5.10684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621062">
            <text:p>1.621062</text:p>
          </table:table-cell>
          <table:table-cell office:value-type="float" office:value="-0.30056">
            <text:p>-0.30056</text:p>
          </table:table-cell>
          <table:table-cell office:value-type="float" office:value="0.151844">
            <text:p>0.151844</text:p>
          </table:table-cell>
          <table:table-cell office:value-type="float" office:value="0.336739">
            <text:p>0.336739</text:p>
          </table:table-cell>
          <table:table-cell office:value-type="float" office:value="2.673792">
            <text:p>2.673792</text:p>
          </table:table-cell>
          <table:table-cell office:value-type="float" office:value="5.184017">
            <text:p>5.18401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633628">
            <text:p>1.633628</text:p>
          </table:table-cell>
          <table:table-cell office:value-type="float" office:value="-0.308023">
            <text:p>-0.308023</text:p>
          </table:table-cell>
          <table:table-cell office:value-type="float" office:value="0.126378">
            <text:p>0.126378</text:p>
          </table:table-cell>
          <table:table-cell office:value-type="float" office:value="0.33294">
            <text:p>0.33294</text:p>
          </table:table-cell>
          <table:table-cell office:value-type="float" office:value="2.75225">
            <text:p>2.75225</text:p>
          </table:table-cell>
          <table:table-cell office:value-type="float" office:value="5.251783">
            <text:p>5.25178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646195">
            <text:p>1.646195</text:p>
          </table:table-cell>
          <table:table-cell office:value-type="float" office:value="-0.31417">
            <text:p>-0.31417</text:p>
          </table:table-cell>
          <table:table-cell office:value-type="float" office:value="0.100373">
            <text:p>0.100373</text:p>
          </table:table-cell>
          <table:table-cell office:value-type="float" office:value="0.329814">
            <text:p>0.329814</text:p>
          </table:table-cell>
          <table:table-cell office:value-type="float" office:value="2.832356">
            <text:p>2.832356</text:p>
          </table:table-cell>
          <table:table-cell office:value-type="float" office:value="5.308728">
            <text:p>5.30872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658761">
            <text:p>1.658761</text:p>
          </table:table-cell>
          <table:table-cell office:value-type="float" office:value="-0.318937">
            <text:p>-0.318937</text:p>
          </table:table-cell>
          <table:table-cell office:value-type="float" office:value="0.073928">
            <text:p>0.073928</text:p>
          </table:table-cell>
          <table:table-cell office:value-type="float" office:value="0.327393">
            <text:p>0.327393</text:p>
          </table:table-cell>
          <table:table-cell office:value-type="float" office:value="2.91382">
            <text:p>2.91382</text:p>
          </table:table-cell>
          <table:table-cell office:value-type="float" office:value="5.353577">
            <text:p>5.35357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671327">
            <text:p>1.671327</text:p>
          </table:table-cell>
          <table:table-cell office:value-type="float" office:value="-0.322273">
            <text:p>-0.322273</text:p>
          </table:table-cell>
          <table:table-cell office:value-type="float" office:value="0.047152">
            <text:p>0.047152</text:p>
          </table:table-cell>
          <table:table-cell office:value-type="float" office:value="0.325704">
            <text:p>0.325704</text:p>
          </table:table-cell>
          <table:table-cell office:value-type="float" office:value="2.996313">
            <text:p>2.996313</text:p>
          </table:table-cell>
          <table:table-cell office:value-type="float" office:value="5.385264">
            <text:p>5.38526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683894">
            <text:p>1.683894</text:p>
          </table:table-cell>
          <table:table-cell office:value-type="float" office:value="-0.324139">
            <text:p>-0.324139</text:p>
          </table:table-cell>
          <table:table-cell office:value-type="float" office:value="0.020161">
            <text:p>0.020161</text:p>
          </table:table-cell>
          <table:table-cell office:value-type="float" office:value="0.324765">
            <text:p>0.324765</text:p>
          </table:table-cell>
          <table:table-cell office:value-type="float" office:value="3.079473">
            <text:p>3.079473</text:p>
          </table:table-cell>
          <table:table-cell office:value-type="float" office:value="5.403009">
            <text:p>5.40300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69646">
            <text:p>1.69646</text:p>
          </table:table-cell>
          <table:table-cell office:value-type="float" office:value="-0.324515">
            <text:p>-0.324515</text:p>
          </table:table-cell>
          <table:table-cell office:value-type="float" office:value="-0.006922">
            <text:p>-0.006922</text:p>
          </table:table-cell>
          <table:table-cell office:value-type="float" office:value="0.324589">
            <text:p>0.324589</text:p>
          </table:table-cell>
          <table:table-cell office:value-type="float" office:value="-3.120266">
            <text:p>-3.120266</text:p>
          </table:table-cell>
          <table:table-cell office:value-type="float" office:value="5.406361">
            <text:p>5.40636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709026">
            <text:p>1.709026</text:p>
          </table:table-cell>
          <table:table-cell office:value-type="float" office:value="-0.323396">
            <text:p>-0.323396</text:p>
          </table:table-cell>
          <table:table-cell office:value-type="float" office:value="-0.033973">
            <text:p>-0.033973</text:p>
          </table:table-cell>
          <table:table-cell office:value-type="float" office:value="0.325176">
            <text:p>0.325176</text:p>
          </table:table-cell>
          <table:table-cell office:value-type="float" office:value="-3.036925">
            <text:p>-3.036925</text:p>
          </table:table-cell>
          <table:table-cell office:value-type="float" office:value="5.395233">
            <text:p>5.39523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721593">
            <text:p>1.721593</text:p>
          </table:table-cell>
          <table:table-cell office:value-type="float" office:value="-0.320796">
            <text:p>-0.320796</text:p>
          </table:table-cell>
          <table:table-cell office:value-type="float" office:value="-0.06087">
            <text:p>-0.06087</text:p>
          </table:table-cell>
          <table:table-cell office:value-type="float" office:value="0.32652">
            <text:p>0.32652</text:p>
          </table:table-cell>
          <table:table-cell office:value-type="float" office:value="-2.954077">
            <text:p>-2.954077</text:p>
          </table:table-cell>
          <table:table-cell office:value-type="float" office:value="5.369911">
            <text:p>5.36991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734159">
            <text:p>1.734159</text:p>
          </table:table-cell>
          <table:table-cell office:value-type="float" office:value="-0.316745">
            <text:p>-0.316745</text:p>
          </table:table-cell>
          <table:table-cell office:value-type="float" office:value="-0.087491">
            <text:p>-0.087491</text:p>
          </table:table-cell>
          <table:table-cell office:value-type="float" office:value="0.328606">
            <text:p>0.328606</text:p>
          </table:table-cell>
          <table:table-cell office:value-type="float" office:value="-2.872094">
            <text:p>-2.872094</text:p>
          </table:table-cell>
          <table:table-cell office:value-type="float" office:value="5.331028">
            <text:p>5.33102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746726">
            <text:p>1.746726</text:p>
          </table:table-cell>
          <table:table-cell office:value-type="float" office:value="-0.311287">
            <text:p>-0.311287</text:p>
          </table:table-cell>
          <table:table-cell office:value-type="float" office:value="-0.113724">
            <text:p>-0.113724</text:p>
          </table:table-cell>
          <table:table-cell office:value-type="float" office:value="0.33141">
            <text:p>0.33141</text:p>
          </table:table-cell>
          <table:table-cell office:value-type="float" office:value="-2.791322">
            <text:p>-2.791322</text:p>
          </table:table-cell>
          <table:table-cell office:value-type="float" office:value="5.279525">
            <text:p>5.27952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759292">
            <text:p>1.759292</text:p>
          </table:table-cell>
          <table:table-cell office:value-type="float" office:value="-0.304481">
            <text:p>-0.304481</text:p>
          </table:table-cell>
          <table:table-cell office:value-type="float" office:value="-0.139466">
            <text:p>-0.139466</text:p>
          </table:table-cell>
          <table:table-cell office:value-type="float" office:value="0.334902">
            <text:p>0.334902</text:p>
          </table:table-cell>
          <table:table-cell office:value-type="float" office:value="-2.712069">
            <text:p>-2.712069</text:p>
          </table:table-cell>
          <table:table-cell office:value-type="float" office:value="5.21659">
            <text:p>5.2165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771858">
            <text:p>1.771858</text:p>
          </table:table-cell>
          <table:table-cell office:value-type="float" office:value="-0.296398">
            <text:p>-0.296398</text:p>
          </table:table-cell>
          <table:table-cell office:value-type="float" office:value="-0.164624">
            <text:p>-0.164624</text:p>
          </table:table-cell>
          <table:table-cell office:value-type="float" office:value="0.339047">
            <text:p>0.339047</text:p>
          </table:table-cell>
          <table:table-cell office:value-type="float" office:value="-2.634602">
            <text:p>-2.634602</text:p>
          </table:table-cell>
          <table:table-cell office:value-type="float" office:value="5.143585">
            <text:p>5.14358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784425">
            <text:p>1.784425</text:p>
          </table:table-cell>
          <table:table-cell office:value-type="float" office:value="-0.287116">
            <text:p>-0.287116</text:p>
          </table:table-cell>
          <table:table-cell office:value-type="float" office:value="-0.189117">
            <text:p>-0.189117</text:p>
          </table:table-cell>
          <table:table-cell office:value-type="float" office:value="0.343803">
            <text:p>0.343803</text:p>
          </table:table-cell>
          <table:table-cell office:value-type="float" office:value="-2.559141">
            <text:p>-2.559141</text:p>
          </table:table-cell>
          <table:table-cell office:value-type="float" office:value="5.061972">
            <text:p>5.06197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796991">
            <text:p>1.796991</text:p>
          </table:table-cell>
          <table:table-cell office:value-type="float" office:value="-0.276719">
            <text:p>-0.276719</text:p>
          </table:table-cell>
          <table:table-cell office:value-type="float" office:value="-0.212877">
            <text:p>-0.212877</text:p>
          </table:table-cell>
          <table:table-cell office:value-type="float" office:value="0.349128">
            <text:p>0.349128</text:p>
          </table:table-cell>
          <table:table-cell office:value-type="float" office:value="-2.48586">
            <text:p>-2.48586</text:p>
          </table:table-cell>
          <table:table-cell office:value-type="float" office:value="4.973245">
            <text:p>4.97324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809557">
            <text:p>1.809557</text:p>
          </table:table-cell>
          <table:table-cell office:value-type="float" office:value="-0.265297">
            <text:p>-0.265297</text:p>
          </table:table-cell>
          <table:table-cell office:value-type="float" office:value="-0.23585">
            <text:p>-0.23585</text:p>
          </table:table-cell>
          <table:table-cell office:value-type="float" office:value="0.354976">
            <text:p>0.354976</text:p>
          </table:table-cell>
          <table:table-cell office:value-type="float" office:value="-2.414887">
            <text:p>-2.414887</text:p>
          </table:table-cell>
          <table:table-cell office:value-type="float" office:value="4.878872">
            <text:p>4.87887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822124">
            <text:p>1.822124</text:p>
          </table:table-cell>
          <table:table-cell office:value-type="float" office:value="-0.252939">
            <text:p>-0.252939</text:p>
          </table:table-cell>
          <table:table-cell office:value-type="float" office:value="-0.257992">
            <text:p>-0.257992</text:p>
          </table:table-cell>
          <table:table-cell office:value-type="float" office:value="0.361301">
            <text:p>0.361301</text:p>
          </table:table-cell>
          <table:table-cell office:value-type="float" office:value="-2.346305">
            <text:p>-2.346305</text:p>
          </table:table-cell>
          <table:table-cell office:value-type="float" office:value="4.780239">
            <text:p>4.78023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83469">
            <text:p>1.83469</text:p>
          </table:table-cell>
          <table:table-cell office:value-type="float" office:value="-0.239735">
            <text:p>-0.239735</text:p>
          </table:table-cell>
          <table:table-cell office:value-type="float" office:value="-0.279273">
            <text:p>-0.279273</text:p>
          </table:table-cell>
          <table:table-cell office:value-type="float" office:value="0.368057">
            <text:p>0.368057</text:p>
          </table:table-cell>
          <table:table-cell office:value-type="float" office:value="-2.280162">
            <text:p>-2.280162</text:p>
          </table:table-cell>
          <table:table-cell office:value-type="float" office:value="4.678627">
            <text:p>4.67862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847256">
            <text:p>1.847256</text:p>
          </table:table-cell>
          <table:table-cell office:value-type="float" office:value="-0.225772">
            <text:p>-0.225772</text:p>
          </table:table-cell>
          <table:table-cell office:value-type="float" office:value="-0.299671">
            <text:p>-0.299671</text:p>
          </table:table-cell>
          <table:table-cell office:value-type="float" office:value="0.3752">
            <text:p>0.3752</text:p>
          </table:table-cell>
          <table:table-cell office:value-type="float" office:value="-2.216469">
            <text:p>-2.216469</text:p>
          </table:table-cell>
          <table:table-cell office:value-type="float" office:value="4.575182">
            <text:p>4.57518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859823">
            <text:p>1.859823</text:p>
          </table:table-cell>
          <table:table-cell office:value-type="float" office:value="-0.211133">
            <text:p>-0.211133</text:p>
          </table:table-cell>
          <table:table-cell office:value-type="float" office:value="-0.319174">
            <text:p>-0.319174</text:p>
          </table:table-cell>
          <table:table-cell office:value-type="float" office:value="0.382687">
            <text:p>0.382687</text:p>
          </table:table-cell>
          <table:table-cell office:value-type="float" office:value="-2.155212">
            <text:p>-2.155212</text:p>
          </table:table-cell>
          <table:table-cell office:value-type="float" office:value="4.470906">
            <text:p>4.47090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872389">
            <text:p>1.872389</text:p>
          </table:table-cell>
          <table:table-cell office:value-type="float" office:value="-0.195899">
            <text:p>-0.195899</text:p>
          </table:table-cell>
          <table:table-cell office:value-type="float" office:value="-0.33778">
            <text:p>-0.33778</text:p>
          </table:table-cell>
          <table:table-cell office:value-type="float" office:value="0.390477">
            <text:p>0.390477</text:p>
          </table:table-cell>
          <table:table-cell office:value-type="float" office:value="-2.096352">
            <text:p>-2.096352</text:p>
          </table:table-cell>
          <table:table-cell office:value-type="float" office:value="4.366658">
            <text:p>4.36665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884956">
            <text:p>1.884956</text:p>
          </table:table-cell>
          <table:table-cell office:value-type="float" office:value="-0.180146">
            <text:p>-0.180146</text:p>
          </table:table-cell>
          <table:table-cell office:value-type="float" office:value="-0.355491">
            <text:p>-0.355491</text:p>
          </table:table-cell>
          <table:table-cell office:value-type="float" office:value="0.39853">
            <text:p>0.39853</text:p>
          </table:table-cell>
          <table:table-cell office:value-type="float" office:value="-2.039831">
            <text:p>-2.039831</text:p>
          </table:table-cell>
          <table:table-cell office:value-type="float" office:value="4.263158">
            <text:p>4.26315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897522">
            <text:p>1.897522</text:p>
          </table:table-cell>
          <table:table-cell office:value-type="float" office:value="-0.163943">
            <text:p>-0.163943</text:p>
          </table:table-cell>
          <table:table-cell office:value-type="float" office:value="-0.372317">
            <text:p>-0.372317</text:p>
          </table:table-cell>
          <table:table-cell office:value-type="float" office:value="0.406813">
            <text:p>0.406813</text:p>
          </table:table-cell>
          <table:table-cell office:value-type="float" office:value="-1.985581">
            <text:p>-1.985581</text:p>
          </table:table-cell>
          <table:table-cell office:value-type="float" office:value="4.160996">
            <text:p>4.16099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910088">
            <text:p>1.910088</text:p>
          </table:table-cell>
          <table:table-cell office:value-type="float" office:value="-0.147355">
            <text:p>-0.147355</text:p>
          </table:table-cell>
          <table:table-cell office:value-type="float" office:value="-0.38827">
            <text:p>-0.38827</text:p>
          </table:table-cell>
          <table:table-cell office:value-type="float" office:value="0.415291">
            <text:p>0.415291</text:p>
          </table:table-cell>
          <table:table-cell office:value-type="float" office:value="-1.93352">
            <text:p>-1.93352</text:p>
          </table:table-cell>
          <table:table-cell office:value-type="float" office:value="4.060643">
            <text:p>4.06064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922655">
            <text:p>1.922655</text:p>
          </table:table-cell>
          <table:table-cell office:value-type="float" office:value="-0.130441">
            <text:p>-0.130441</text:p>
          </table:table-cell>
          <table:table-cell office:value-type="float" office:value="-0.403367">
            <text:p>-0.403367</text:p>
          </table:table-cell>
          <table:table-cell office:value-type="float" office:value="0.423934">
            <text:p>0.423934</text:p>
          </table:table-cell>
          <table:table-cell office:value-type="float" office:value="-1.883562">
            <text:p>-1.883562</text:p>
          </table:table-cell>
          <table:table-cell office:value-type="float" office:value="3.962469">
            <text:p>3.96246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935221">
            <text:p>1.935221</text:p>
          </table:table-cell>
          <table:table-cell office:value-type="float" office:value="-0.113257">
            <text:p>-0.113257</text:p>
          </table:table-cell>
          <table:table-cell office:value-type="float" office:value="-0.41763">
            <text:p>-0.41763</text:p>
          </table:table-cell>
          <table:table-cell office:value-type="float" office:value="0.432714">
            <text:p>0.432714</text:p>
          </table:table-cell>
          <table:table-cell office:value-type="float" office:value="-1.835616">
            <text:p>-1.835616</text:p>
          </table:table-cell>
          <table:table-cell office:value-type="float" office:value="3.866752">
            <text:p>3.86675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947787">
            <text:p>1.947787</text:p>
          </table:table-cell>
          <table:table-cell office:value-type="float" office:value="-0.095851">
            <text:p>-0.095851</text:p>
          </table:table-cell>
          <table:table-cell office:value-type="float" office:value="-0.431079">
            <text:p>-0.431079</text:p>
          </table:table-cell>
          <table:table-cell office:value-type="float" office:value="0.441607">
            <text:p>0.441607</text:p>
          </table:table-cell>
          <table:table-cell office:value-type="float" office:value="-1.789588">
            <text:p>-1.789588</text:p>
          </table:table-cell>
          <table:table-cell office:value-type="float" office:value="3.773694">
            <text:p>3.77369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960354">
            <text:p>1.960354</text:p>
          </table:table-cell>
          <table:table-cell office:value-type="float" office:value="-0.078269">
            <text:p>-0.078269</text:p>
          </table:table-cell>
          <table:table-cell office:value-type="float" office:value="-0.443738">
            <text:p>-0.443738</text:p>
          </table:table-cell>
          <table:table-cell office:value-type="float" office:value="0.450588">
            <text:p>0.450588</text:p>
          </table:table-cell>
          <table:table-cell office:value-type="float" office:value="-1.745386">
            <text:p>-1.745386</text:p>
          </table:table-cell>
          <table:table-cell office:value-type="float" office:value="3.683433">
            <text:p>3.68343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97292">
            <text:p>1.97292</text:p>
          </table:table-cell>
          <table:table-cell office:value-type="float" office:value="-0.060552">
            <text:p>-0.060552</text:p>
          </table:table-cell>
          <table:table-cell office:value-type="float" office:value="-0.455632">
            <text:p>-0.455632</text:p>
          </table:table-cell>
          <table:table-cell office:value-type="float" office:value="0.459638">
            <text:p>0.459638</text:p>
          </table:table-cell>
          <table:table-cell office:value-type="float" office:value="-1.702918">
            <text:p>-1.702918</text:p>
          </table:table-cell>
          <table:table-cell office:value-type="float" office:value="3.596054">
            <text:p>3.59605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985487">
            <text:p>1.985487</text:p>
          </table:table-cell>
          <table:table-cell office:value-type="float" office:value="-0.042735">
            <text:p>-0.042735</text:p>
          </table:table-cell>
          <table:table-cell office:value-type="float" office:value="-0.466785">
            <text:p>-0.466785</text:p>
          </table:table-cell>
          <table:table-cell office:value-type="float" office:value="0.468737">
            <text:p>0.468737</text:p>
          </table:table-cell>
          <table:table-cell office:value-type="float" office:value="-1.662095">
            <text:p>-1.662095</text:p>
          </table:table-cell>
          <table:table-cell office:value-type="float" office:value="3.511597">
            <text:p>3.51159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1.998053">
            <text:p>1.998053</text:p>
          </table:table-cell>
          <table:table-cell office:value-type="float" office:value="-0.024853">
            <text:p>-0.024853</text:p>
          </table:table-cell>
          <table:table-cell office:value-type="float" office:value="-0.477222">
            <text:p>-0.477222</text:p>
          </table:table-cell>
          <table:table-cell office:value-type="float" office:value="0.477869">
            <text:p>0.477869</text:p>
          </table:table-cell>
          <table:table-cell office:value-type="float" office:value="-1.622828">
            <text:p>-1.622828</text:p>
          </table:table-cell>
          <table:table-cell office:value-type="float" office:value="3.43007">
            <text:p>3.4300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010619">
            <text:p>2.010619</text:p>
          </table:table-cell>
          <table:table-cell office:value-type="float" office:value="-0.006935">
            <text:p>-0.006935</text:p>
          </table:table-cell>
          <table:table-cell office:value-type="float" office:value="-0.48697">
            <text:p>-0.48697</text:p>
          </table:table-cell>
          <table:table-cell office:value-type="float" office:value="0.487019">
            <text:p>0.487019</text:p>
          </table:table-cell>
          <table:table-cell office:value-type="float" office:value="-1.585036">
            <text:p>-1.585036</text:p>
          </table:table-cell>
          <table:table-cell office:value-type="float" office:value="3.35145">
            <text:p>3.3514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023186">
            <text:p>2.023186</text:p>
          </table:table-cell>
          <table:table-cell office:value-type="float" office:value="0.010994">
            <text:p>0.010994</text:p>
          </table:table-cell>
          <table:table-cell office:value-type="float" office:value="-0.496051">
            <text:p>-0.496051</text:p>
          </table:table-cell>
          <table:table-cell office:value-type="float" office:value="0.496173">
            <text:p>0.496173</text:p>
          </table:table-cell>
          <table:table-cell office:value-type="float" office:value="-1.548638">
            <text:p>-1.548638</text:p>
          </table:table-cell>
          <table:table-cell office:value-type="float" office:value="3.275696">
            <text:p>3.27569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035752">
            <text:p>2.035752</text:p>
          </table:table-cell>
          <table:table-cell office:value-type="float" office:value="0.028908">
            <text:p>0.028908</text:p>
          </table:table-cell>
          <table:table-cell office:value-type="float" office:value="-0.504492">
            <text:p>-0.504492</text:p>
          </table:table-cell>
          <table:table-cell office:value-type="float" office:value="0.505319">
            <text:p>0.505319</text:p>
          </table:table-cell>
          <table:table-cell office:value-type="float" office:value="-1.513558">
            <text:p>-1.513558</text:p>
          </table:table-cell>
          <table:table-cell office:value-type="float" office:value="3.202747">
            <text:p>3.20274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048318">
            <text:p>2.048318</text:p>
          </table:table-cell>
          <table:table-cell office:value-type="float" office:value="0.046787">
            <text:p>0.046787</text:p>
          </table:table-cell>
          <table:table-cell office:value-type="float" office:value="-0.512315">
            <text:p>-0.512315</text:p>
          </table:table-cell>
          <table:table-cell office:value-type="float" office:value="0.514447">
            <text:p>0.514447</text:p>
          </table:table-cell>
          <table:table-cell office:value-type="float" office:value="-1.479723">
            <text:p>-1.479723</text:p>
          </table:table-cell>
          <table:table-cell office:value-type="float" office:value="3.132532">
            <text:p>3.13253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060885">
            <text:p>2.060885</text:p>
          </table:table-cell>
          <table:table-cell office:value-type="float" office:value="0.064613">
            <text:p>0.064613</text:p>
          </table:table-cell>
          <table:table-cell office:value-type="float" office:value="-0.519544">
            <text:p>-0.519544</text:p>
          </table:table-cell>
          <table:table-cell office:value-type="float" office:value="0.523546">
            <text:p>0.523546</text:p>
          </table:table-cell>
          <table:table-cell office:value-type="float" office:value="-1.447067">
            <text:p>-1.447067</text:p>
          </table:table-cell>
          <table:table-cell office:value-type="float" office:value="3.064971">
            <text:p>3.06497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073451">
            <text:p>2.073451</text:p>
          </table:table-cell>
          <table:table-cell office:value-type="float" office:value="0.082367">
            <text:p>0.082367</text:p>
          </table:table-cell>
          <table:table-cell office:value-type="float" office:value="-0.526201">
            <text:p>-0.526201</text:p>
          </table:table-cell>
          <table:table-cell office:value-type="float" office:value="0.532609">
            <text:p>0.532609</text:p>
          </table:table-cell>
          <table:table-cell office:value-type="float" office:value="-1.415524">
            <text:p>-1.415524</text:p>
          </table:table-cell>
          <table:table-cell office:value-type="float" office:value="2.999978">
            <text:p>2.99997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086018">
            <text:p>2.086018</text:p>
          </table:table-cell>
          <table:table-cell office:value-type="float" office:value="0.100036">
            <text:p>0.100036</text:p>
          </table:table-cell>
          <table:table-cell office:value-type="float" office:value="-0.532309">
            <text:p>-0.532309</text:p>
          </table:table-cell>
          <table:table-cell office:value-type="float" office:value="0.541627">
            <text:p>0.541627</text:p>
          </table:table-cell>
          <table:table-cell office:value-type="float" office:value="-1.385034">
            <text:p>-1.385034</text:p>
          </table:table-cell>
          <table:table-cell office:value-type="float" office:value="2.937462">
            <text:p>2.93746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098584">
            <text:p>2.098584</text:p>
          </table:table-cell>
          <table:table-cell office:value-type="float" office:value="0.117605">
            <text:p>0.117605</text:p>
          </table:table-cell>
          <table:table-cell office:value-type="float" office:value="-0.537887">
            <text:p>-0.537887</text:p>
          </table:table-cell>
          <table:table-cell office:value-type="float" office:value="0.550594">
            <text:p>0.550594</text:p>
          </table:table-cell>
          <table:table-cell office:value-type="float" office:value="-1.35554">
            <text:p>-1.35554</text:p>
          </table:table-cell>
          <table:table-cell office:value-type="float" office:value="2.877332">
            <text:p>2.87733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11115">
            <text:p>2.11115</text:p>
          </table:table-cell>
          <table:table-cell office:value-type="float" office:value="0.135064">
            <text:p>0.135064</text:p>
          </table:table-cell>
          <table:table-cell office:value-type="float" office:value="-0.542957">
            <text:p>-0.542957</text:p>
          </table:table-cell>
          <table:table-cell office:value-type="float" office:value="0.559504">
            <text:p>0.559504</text:p>
          </table:table-cell>
          <table:table-cell office:value-type="float" office:value="-1.326989">
            <text:p>-1.326989</text:p>
          </table:table-cell>
          <table:table-cell office:value-type="float" office:value="2.819494">
            <text:p>2.81949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123717">
            <text:p>2.123717</text:p>
          </table:table-cell>
          <table:table-cell office:value-type="float" office:value="0.152401">
            <text:p>0.152401</text:p>
          </table:table-cell>
          <table:table-cell office:value-type="float" office:value="-0.547537">
            <text:p>-0.547537</text:p>
          </table:table-cell>
          <table:table-cell office:value-type="float" office:value="0.568351">
            <text:p>0.568351</text:p>
          </table:table-cell>
          <table:table-cell office:value-type="float" office:value="-1.299329">
            <text:p>-1.299329</text:p>
          </table:table-cell>
          <table:table-cell office:value-type="float" office:value="2.763857">
            <text:p>2.76385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136283">
            <text:p>2.136283</text:p>
          </table:table-cell>
          <table:table-cell office:value-type="float" office:value="0.169606">
            <text:p>0.169606</text:p>
          </table:table-cell>
          <table:table-cell office:value-type="float" office:value="-0.551646">
            <text:p>-0.551646</text:p>
          </table:table-cell>
          <table:table-cell office:value-type="float" office:value="0.57713">
            <text:p>0.57713</text:p>
          </table:table-cell>
          <table:table-cell office:value-type="float" office:value="-1.272514">
            <text:p>-1.272514</text:p>
          </table:table-cell>
          <table:table-cell office:value-type="float" office:value="2.710329">
            <text:p>2.71032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148849">
            <text:p>2.148849</text:p>
          </table:table-cell>
          <table:table-cell office:value-type="float" office:value="0.186673">
            <text:p>0.186673</text:p>
          </table:table-cell>
          <table:table-cell office:value-type="float" office:value="-0.555302">
            <text:p>-0.555302</text:p>
          </table:table-cell>
          <table:table-cell office:value-type="float" office:value="0.585839">
            <text:p>0.585839</text:p>
          </table:table-cell>
          <table:table-cell office:value-type="float" office:value="-1.246499">
            <text:p>-1.246499</text:p>
          </table:table-cell>
          <table:table-cell office:value-type="float" office:value="2.658822">
            <text:p>2.65882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161416">
            <text:p>2.161416</text:p>
          </table:table-cell>
          <table:table-cell office:value-type="float" office:value="0.203593">
            <text:p>0.203593</text:p>
          </table:table-cell>
          <table:table-cell office:value-type="float" office:value="-0.558522">
            <text:p>-0.558522</text:p>
          </table:table-cell>
          <table:table-cell office:value-type="float" office:value="0.594472">
            <text:p>0.594472</text:p>
          </table:table-cell>
          <table:table-cell office:value-type="float" office:value="-1.221243">
            <text:p>-1.221243</text:p>
          </table:table-cell>
          <table:table-cell office:value-type="float" office:value="2.60925">
            <text:p>2.6092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173982">
            <text:p>2.173982</text:p>
          </table:table-cell>
          <table:table-cell office:value-type="float" office:value="0.220361">
            <text:p>0.220361</text:p>
          </table:table-cell>
          <table:table-cell office:value-type="float" office:value="-0.561322">
            <text:p>-0.561322</text:p>
          </table:table-cell>
          <table:table-cell office:value-type="float" office:value="0.603026">
            <text:p>0.603026</text:p>
          </table:table-cell>
          <table:table-cell office:value-type="float" office:value="-1.196707">
            <text:p>-1.196707</text:p>
          </table:table-cell>
          <table:table-cell office:value-type="float" office:value="2.561527">
            <text:p>2.56152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186548">
            <text:p>2.186548</text:p>
          </table:table-cell>
          <table:table-cell office:value-type="float" office:value="0.236969">
            <text:p>0.236969</text:p>
          </table:table-cell>
          <table:table-cell office:value-type="float" office:value="-0.563717">
            <text:p>-0.563717</text:p>
          </table:table-cell>
          <table:table-cell office:value-type="float" office:value="0.6115">
            <text:p>0.6115</text:p>
          </table:table-cell>
          <table:table-cell office:value-type="float" office:value="-1.172855">
            <text:p>-1.172855</text:p>
          </table:table-cell>
          <table:table-cell office:value-type="float" office:value="2.515575">
            <text:p>2.51557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199115">
            <text:p>2.199115</text:p>
          </table:table-cell>
          <table:table-cell office:value-type="float" office:value="0.253415">
            <text:p>0.253415</text:p>
          </table:table-cell>
          <table:table-cell office:value-type="float" office:value="-0.565724">
            <text:p>-0.565724</text:p>
          </table:table-cell>
          <table:table-cell office:value-type="float" office:value="0.619889">
            <text:p>0.619889</text:p>
          </table:table-cell>
          <table:table-cell office:value-type="float" office:value="-1.149651">
            <text:p>-1.149651</text:p>
          </table:table-cell>
          <table:table-cell office:value-type="float" office:value="2.471315">
            <text:p>2.47131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211681">
            <text:p>2.211681</text:p>
          </table:table-cell>
          <table:table-cell office:value-type="float" office:value="0.269692">
            <text:p>0.269692</text:p>
          </table:table-cell>
          <table:table-cell office:value-type="float" office:value="-0.567355">
            <text:p>-0.567355</text:p>
          </table:table-cell>
          <table:table-cell office:value-type="float" office:value="0.628192">
            <text:p>0.628192</text:p>
          </table:table-cell>
          <table:table-cell office:value-type="float" office:value="-1.127063">
            <text:p>-1.127063</text:p>
          </table:table-cell>
          <table:table-cell office:value-type="float" office:value="2.428673">
            <text:p>2.42867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224248">
            <text:p>2.224248</text:p>
          </table:table-cell>
          <table:table-cell office:value-type="float" office:value="0.285797">
            <text:p>0.285797</text:p>
          </table:table-cell>
          <table:table-cell office:value-type="float" office:value="-0.568625">
            <text:p>-0.568625</text:p>
          </table:table-cell>
          <table:table-cell office:value-type="float" office:value="0.636408">
            <text:p>0.636408</text:p>
          </table:table-cell>
          <table:table-cell office:value-type="float" office:value="-1.105062">
            <text:p>-1.105062</text:p>
          </table:table-cell>
          <table:table-cell office:value-type="float" office:value="2.387578">
            <text:p>2.38757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236814">
            <text:p>2.236814</text:p>
          </table:table-cell>
          <table:table-cell office:value-type="float" office:value="0.301728">
            <text:p>0.301728</text:p>
          </table:table-cell>
          <table:table-cell office:value-type="float" office:value="-0.569547">
            <text:p>-0.569547</text:p>
          </table:table-cell>
          <table:table-cell office:value-type="float" office:value="0.644533">
            <text:p>0.644533</text:p>
          </table:table-cell>
          <table:table-cell office:value-type="float" office:value="-1.083618">
            <text:p>-1.083618</text:p>
          </table:table-cell>
          <table:table-cell office:value-type="float" office:value="2.347962">
            <text:p>2.34796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24938">
            <text:p>2.24938</text:p>
          </table:table-cell>
          <table:table-cell office:value-type="float" office:value="0.317481">
            <text:p>0.317481</text:p>
          </table:table-cell>
          <table:table-cell office:value-type="float" office:value="-0.570132">
            <text:p>-0.570132</text:p>
          </table:table-cell>
          <table:table-cell office:value-type="float" office:value="0.652568">
            <text:p>0.652568</text:p>
          </table:table-cell>
          <table:table-cell office:value-type="float" office:value="-1.062706">
            <text:p>-1.062706</text:p>
          </table:table-cell>
          <table:table-cell office:value-type="float" office:value="2.30976">
            <text:p>2.3097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261947">
            <text:p>2.261947</text:p>
          </table:table-cell>
          <table:table-cell office:value-type="float" office:value="0.333053">
            <text:p>0.333053</text:p>
          </table:table-cell>
          <table:table-cell office:value-type="float" office:value="-0.570394">
            <text:p>-0.570394</text:p>
          </table:table-cell>
          <table:table-cell office:value-type="float" office:value="0.66051">
            <text:p>0.66051</text:p>
          </table:table-cell>
          <table:table-cell office:value-type="float" office:value="-1.042299">
            <text:p>-1.042299</text:p>
          </table:table-cell>
          <table:table-cell office:value-type="float" office:value="2.272911">
            <text:p>2.27291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274513">
            <text:p>2.274513</text:p>
          </table:table-cell>
          <table:table-cell office:value-type="float" office:value="0.348443">
            <text:p>0.348443</text:p>
          </table:table-cell>
          <table:table-cell office:value-type="float" office:value="-0.570343">
            <text:p>-0.570343</text:p>
          </table:table-cell>
          <table:table-cell office:value-type="float" office:value="0.668359">
            <text:p>0.668359</text:p>
          </table:table-cell>
          <table:table-cell office:value-type="float" office:value="-1.022375">
            <text:p>-1.022375</text:p>
          </table:table-cell>
          <table:table-cell office:value-type="float" office:value="2.237355">
            <text:p>2.23735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287079">
            <text:p>2.287079</text:p>
          </table:table-cell>
          <table:table-cell office:value-type="float" office:value="0.363649">
            <text:p>0.363649</text:p>
          </table:table-cell>
          <table:table-cell office:value-type="float" office:value="-0.569991">
            <text:p>-0.569991</text:p>
          </table:table-cell>
          <table:table-cell office:value-type="float" office:value="0.676114">
            <text:p>0.676114</text:p>
          </table:table-cell>
          <table:table-cell office:value-type="float" office:value="-1.00291">
            <text:p>-1.00291</text:p>
          </table:table-cell>
          <table:table-cell office:value-type="float" office:value="2.203037">
            <text:p>2.20303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299646">
            <text:p>2.299646</text:p>
          </table:table-cell>
          <table:table-cell office:value-type="float" office:value="0.378669">
            <text:p>0.378669</text:p>
          </table:table-cell>
          <table:table-cell office:value-type="float" office:value="-0.569347">
            <text:p>-0.569347</text:p>
          </table:table-cell>
          <table:table-cell office:value-type="float" office:value="0.683773">
            <text:p>0.683773</text:p>
          </table:table-cell>
          <table:table-cell office:value-type="float" office:value="-0.983884">
            <text:p>-0.983884</text:p>
          </table:table-cell>
          <table:table-cell office:value-type="float" office:value="2.169904">
            <text:p>2.16990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312212">
            <text:p>2.312212</text:p>
          </table:table-cell>
          <table:table-cell office:value-type="float" office:value="0.393501">
            <text:p>0.393501</text:p>
          </table:table-cell>
          <table:table-cell office:value-type="float" office:value="-0.568422">
            <text:p>-0.568422</text:p>
          </table:table-cell>
          <table:table-cell office:value-type="float" office:value="0.691337">
            <text:p>0.691337</text:p>
          </table:table-cell>
          <table:table-cell office:value-type="float" office:value="-0.965277">
            <text:p>-0.965277</text:p>
          </table:table-cell>
          <table:table-cell office:value-type="float" office:value="2.137905">
            <text:p>2.13790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324779">
            <text:p>2.324779</text:p>
          </table:table-cell>
          <table:table-cell office:value-type="float" office:value="0.408146">
            <text:p>0.408146</text:p>
          </table:table-cell>
          <table:table-cell office:value-type="float" office:value="-0.567225">
            <text:p>-0.567225</text:p>
          </table:table-cell>
          <table:table-cell office:value-type="float" office:value="0.698804">
            <text:p>0.698804</text:p>
          </table:table-cell>
          <table:table-cell office:value-type="float" office:value="-0.94707">
            <text:p>-0.94707</text:p>
          </table:table-cell>
          <table:table-cell office:value-type="float" office:value="2.106993">
            <text:p>2.10699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337345">
            <text:p>2.337345</text:p>
          </table:table-cell>
          <table:table-cell office:value-type="float" office:value="0.422602">
            <text:p>0.422602</text:p>
          </table:table-cell>
          <table:table-cell office:value-type="float" office:value="-0.565765">
            <text:p>-0.565765</text:p>
          </table:table-cell>
          <table:table-cell office:value-type="float" office:value="0.706175">
            <text:p>0.706175</text:p>
          </table:table-cell>
          <table:table-cell office:value-type="float" office:value="-0.929246">
            <text:p>-0.929246</text:p>
          </table:table-cell>
          <table:table-cell office:value-type="float" office:value="2.077121">
            <text:p>2.07712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349911">
            <text:p>2.349911</text:p>
          </table:table-cell>
          <table:table-cell office:value-type="float" office:value="0.436869">
            <text:p>0.436869</text:p>
          </table:table-cell>
          <table:table-cell office:value-type="float" office:value="-0.564052">
            <text:p>-0.564052</text:p>
          </table:table-cell>
          <table:table-cell office:value-type="float" office:value="0.713449">
            <text:p>0.713449</text:p>
          </table:table-cell>
          <table:table-cell office:value-type="float" office:value="-0.911787">
            <text:p>-0.911787</text:p>
          </table:table-cell>
          <table:table-cell office:value-type="float" office:value="2.048248">
            <text:p>2.04824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362478">
            <text:p>2.362478</text:p>
          </table:table-cell>
          <table:table-cell office:value-type="float" office:value="0.450946">
            <text:p>0.450946</text:p>
          </table:table-cell>
          <table:table-cell office:value-type="float" office:value="-0.562094">
            <text:p>-0.562094</text:p>
          </table:table-cell>
          <table:table-cell office:value-type="float" office:value="0.720626">
            <text:p>0.720626</text:p>
          </table:table-cell>
          <table:table-cell office:value-type="float" office:value="-0.894679">
            <text:p>-0.894679</text:p>
          </table:table-cell>
          <table:table-cell office:value-type="float" office:value="2.020331">
            <text:p>2.02033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375044">
            <text:p>2.375044</text:p>
          </table:table-cell>
          <table:table-cell office:value-type="float" office:value="0.464832">
            <text:p>0.464832</text:p>
          </table:table-cell>
          <table:table-cell office:value-type="float" office:value="-0.559899">
            <text:p>-0.559899</text:p>
          </table:table-cell>
          <table:table-cell office:value-type="float" office:value="0.727706">
            <text:p>0.727706</text:p>
          </table:table-cell>
          <table:table-cell office:value-type="float" office:value="-0.877905">
            <text:p>-0.877905</text:p>
          </table:table-cell>
          <table:table-cell office:value-type="float" office:value="1.993332">
            <text:p>1.99333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38761">
            <text:p>2.38761</text:p>
          </table:table-cell>
          <table:table-cell office:value-type="float" office:value="0.478528">
            <text:p>0.478528</text:p>
          </table:table-cell>
          <table:table-cell office:value-type="float" office:value="-0.557474">
            <text:p>-0.557474</text:p>
          </table:table-cell>
          <table:table-cell office:value-type="float" office:value="0.734688">
            <text:p>0.734688</text:p>
          </table:table-cell>
          <table:table-cell office:value-type="float" office:value="-0.861453">
            <text:p>-0.861453</text:p>
          </table:table-cell>
          <table:table-cell office:value-type="float" office:value="1.967215">
            <text:p>1.96721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400177">
            <text:p>2.400177</text:p>
          </table:table-cell>
          <table:table-cell office:value-type="float" office:value="0.492034">
            <text:p>0.492034</text:p>
          </table:table-cell>
          <table:table-cell office:value-type="float" office:value="-0.554827">
            <text:p>-0.554827</text:p>
          </table:table-cell>
          <table:table-cell office:value-type="float" office:value="0.741572">
            <text:p>0.741572</text:p>
          </table:table-cell>
          <table:table-cell office:value-type="float" office:value="-0.845309">
            <text:p>-0.845309</text:p>
          </table:table-cell>
          <table:table-cell office:value-type="float" office:value="1.941943">
            <text:p>1.94194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412743">
            <text:p>2.412743</text:p>
          </table:table-cell>
          <table:table-cell office:value-type="float" office:value="0.505349">
            <text:p>0.505349</text:p>
          </table:table-cell>
          <table:table-cell office:value-type="float" office:value="-0.551965">
            <text:p>-0.551965</text:p>
          </table:table-cell>
          <table:table-cell office:value-type="float" office:value="0.74836">
            <text:p>0.74836</text:p>
          </table:table-cell>
          <table:table-cell office:value-type="float" office:value="-0.829459">
            <text:p>-0.829459</text:p>
          </table:table-cell>
          <table:table-cell office:value-type="float" office:value="1.917484">
            <text:p>1.91748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42531">
            <text:p>2.42531</text:p>
          </table:table-cell>
          <table:table-cell office:value-type="float" office:value="0.518473">
            <text:p>0.518473</text:p>
          </table:table-cell>
          <table:table-cell office:value-type="float" office:value="-0.548895">
            <text:p>-0.548895</text:p>
          </table:table-cell>
          <table:table-cell office:value-type="float" office:value="0.75505">
            <text:p>0.75505</text:p>
          </table:table-cell>
          <table:table-cell office:value-type="float" office:value="-0.813892">
            <text:p>-0.813892</text:p>
          </table:table-cell>
          <table:table-cell office:value-type="float" office:value="1.893806">
            <text:p>1.89380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437876">
            <text:p>2.437876</text:p>
          </table:table-cell>
          <table:table-cell office:value-type="float" office:value="0.531408">
            <text:p>0.531408</text:p>
          </table:table-cell>
          <table:table-cell office:value-type="float" office:value="-0.545624">
            <text:p>-0.545624</text:p>
          </table:table-cell>
          <table:table-cell office:value-type="float" office:value="0.761643">
            <text:p>0.761643</text:p>
          </table:table-cell>
          <table:table-cell office:value-type="float" office:value="-0.798597">
            <text:p>-0.798597</text:p>
          </table:table-cell>
          <table:table-cell office:value-type="float" office:value="1.870879">
            <text:p>1.87087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450442">
            <text:p>2.450442</text:p>
          </table:table-cell>
          <table:table-cell office:value-type="float" office:value="0.544152">
            <text:p>0.544152</text:p>
          </table:table-cell>
          <table:table-cell office:value-type="float" office:value="-0.542158">
            <text:p>-0.542158</text:p>
          </table:table-cell>
          <table:table-cell office:value-type="float" office:value="0.768138">
            <text:p>0.768138</text:p>
          </table:table-cell>
          <table:table-cell office:value-type="float" office:value="-0.783562">
            <text:p>-0.783562</text:p>
          </table:table-cell>
          <table:table-cell office:value-type="float" office:value="1.848674">
            <text:p>1.84867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463009">
            <text:p>2.463009</text:p>
          </table:table-cell>
          <table:table-cell office:value-type="float" office:value="0.556707">
            <text:p>0.556707</text:p>
          </table:table-cell>
          <table:table-cell office:value-type="float" office:value="-0.538502">
            <text:p>-0.538502</text:p>
          </table:table-cell>
          <table:table-cell office:value-type="float" office:value="0.774537">
            <text:p>0.774537</text:p>
          </table:table-cell>
          <table:table-cell office:value-type="float" office:value="-0.768778">
            <text:p>-0.768778</text:p>
          </table:table-cell>
          <table:table-cell office:value-type="float" office:value="1.827165">
            <text:p>1.82716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475575">
            <text:p>2.475575</text:p>
          </table:table-cell>
          <table:table-cell office:value-type="float" office:value="0.569073">
            <text:p>0.569073</text:p>
          </table:table-cell>
          <table:table-cell office:value-type="float" office:value="-0.534664">
            <text:p>-0.534664</text:p>
          </table:table-cell>
          <table:table-cell office:value-type="float" office:value="0.780839">
            <text:p>0.780839</text:p>
          </table:table-cell>
          <table:table-cell office:value-type="float" office:value="-0.754234">
            <text:p>-0.754234</text:p>
          </table:table-cell>
          <table:table-cell office:value-type="float" office:value="1.806326">
            <text:p>1.80632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488141">
            <text:p>2.488141</text:p>
          </table:table-cell>
          <table:table-cell office:value-type="float" office:value="0.58125">
            <text:p>0.58125</text:p>
          </table:table-cell>
          <table:table-cell office:value-type="float" office:value="-0.530649">
            <text:p>-0.530649</text:p>
          </table:table-cell>
          <table:table-cell office:value-type="float" office:value="0.787045">
            <text:p>0.787045</text:p>
          </table:table-cell>
          <table:table-cell office:value-type="float" office:value="-0.739921">
            <text:p>-0.739921</text:p>
          </table:table-cell>
          <table:table-cell office:value-type="float" office:value="1.786131">
            <text:p>1.78613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500708">
            <text:p>2.500708</text:p>
          </table:table-cell>
          <table:table-cell office:value-type="float" office:value="0.593239">
            <text:p>0.593239</text:p>
          </table:table-cell>
          <table:table-cell office:value-type="float" office:value="-0.526461">
            <text:p>-0.526461</text:p>
          </table:table-cell>
          <table:table-cell office:value-type="float" office:value="0.793154">
            <text:p>0.793154</text:p>
          </table:table-cell>
          <table:table-cell office:value-type="float" office:value="-0.72583">
            <text:p>-0.72583</text:p>
          </table:table-cell>
          <table:table-cell office:value-type="float" office:value="1.766558">
            <text:p>1.76655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513274">
            <text:p>2.513274</text:p>
          </table:table-cell>
          <table:table-cell office:value-type="float" office:value="0.60504">
            <text:p>0.60504</text:p>
          </table:table-cell>
          <table:table-cell office:value-type="float" office:value="-0.522107">
            <text:p>-0.522107</text:p>
          </table:table-cell>
          <table:table-cell office:value-type="float" office:value="0.799168">
            <text:p>0.799168</text:p>
          </table:table-cell>
          <table:table-cell office:value-type="float" office:value="-0.711953">
            <text:p>-0.711953</text:p>
          </table:table-cell>
          <table:table-cell office:value-type="float" office:value="1.747585">
            <text:p>1.74758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52584">
            <text:p>2.52584</text:p>
          </table:table-cell>
          <table:table-cell office:value-type="float" office:value="0.616654">
            <text:p>0.616654</text:p>
          </table:table-cell>
          <table:table-cell office:value-type="float" office:value="-0.517592">
            <text:p>-0.517592</text:p>
          </table:table-cell>
          <table:table-cell office:value-type="float" office:value="0.805086">
            <text:p>0.805086</text:p>
          </table:table-cell>
          <table:table-cell office:value-type="float" office:value="-0.698282">
            <text:p>-0.698282</text:p>
          </table:table-cell>
          <table:table-cell office:value-type="float" office:value="1.72919">
            <text:p>1.7291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538407">
            <text:p>2.538407</text:p>
          </table:table-cell>
          <table:table-cell office:value-type="float" office:value="0.628081">
            <text:p>0.628081</text:p>
          </table:table-cell>
          <table:table-cell office:value-type="float" office:value="-0.51292">
            <text:p>-0.51292</text:p>
          </table:table-cell>
          <table:table-cell office:value-type="float" office:value="0.810908">
            <text:p>0.810908</text:p>
          </table:table-cell>
          <table:table-cell office:value-type="float" office:value="-0.684809">
            <text:p>-0.684809</text:p>
          </table:table-cell>
          <table:table-cell office:value-type="float" office:value="1.711354">
            <text:p>1.71135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550973">
            <text:p>2.550973</text:p>
          </table:table-cell>
          <table:table-cell office:value-type="float" office:value="0.639322">
            <text:p>0.639322</text:p>
          </table:table-cell>
          <table:table-cell office:value-type="float" office:value="-0.508096">
            <text:p>-0.508096</text:p>
          </table:table-cell>
          <table:table-cell office:value-type="float" office:value="0.816636">
            <text:p>0.816636</text:p>
          </table:table-cell>
          <table:table-cell office:value-type="float" office:value="-0.671526">
            <text:p>-0.671526</text:p>
          </table:table-cell>
          <table:table-cell office:value-type="float" office:value="1.694057">
            <text:p>1.69405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56354">
            <text:p>2.56354</text:p>
          </table:table-cell>
          <table:table-cell office:value-type="float" office:value="0.650378">
            <text:p>0.650378</text:p>
          </table:table-cell>
          <table:table-cell office:value-type="float" office:value="-0.503124">
            <text:p>-0.503124</text:p>
          </table:table-cell>
          <table:table-cell office:value-type="float" office:value="0.822269">
            <text:p>0.822269</text:p>
          </table:table-cell>
          <table:table-cell office:value-type="float" office:value="-0.658427">
            <text:p>-0.658427</text:p>
          </table:table-cell>
          <table:table-cell office:value-type="float" office:value="1.67728">
            <text:p>1.6772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576106">
            <text:p>2.576106</text:p>
          </table:table-cell>
          <table:table-cell office:value-type="float" office:value="0.661249">
            <text:p>0.661249</text:p>
          </table:table-cell>
          <table:table-cell office:value-type="float" office:value="-0.49801">
            <text:p>-0.49801</text:p>
          </table:table-cell>
          <table:table-cell office:value-type="float" office:value="0.827807">
            <text:p>0.827807</text:p>
          </table:table-cell>
          <table:table-cell office:value-type="float" office:value="-0.645504">
            <text:p>-0.645504</text:p>
          </table:table-cell>
          <table:table-cell office:value-type="float" office:value="1.661008">
            <text:p>1.66100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588672">
            <text:p>2.588672</text:p>
          </table:table-cell>
          <table:table-cell office:value-type="float" office:value="0.671937">
            <text:p>0.671937</text:p>
          </table:table-cell>
          <table:table-cell office:value-type="float" office:value="-0.492757">
            <text:p>-0.492757</text:p>
          </table:table-cell>
          <table:table-cell office:value-type="float" office:value="0.833251">
            <text:p>0.833251</text:p>
          </table:table-cell>
          <table:table-cell office:value-type="float" office:value="-0.632752">
            <text:p>-0.632752</text:p>
          </table:table-cell>
          <table:table-cell office:value-type="float" office:value="1.645222">
            <text:p>1.64522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601239">
            <text:p>2.601239</text:p>
          </table:table-cell>
          <table:table-cell office:value-type="float" office:value="0.68244">
            <text:p>0.68244</text:p>
          </table:table-cell>
          <table:table-cell office:value-type="float" office:value="-0.487369">
            <text:p>-0.487369</text:p>
          </table:table-cell>
          <table:table-cell office:value-type="float" office:value="0.838602">
            <text:p>0.838602</text:p>
          </table:table-cell>
          <table:table-cell office:value-type="float" office:value="-0.620164">
            <text:p>-0.620164</text:p>
          </table:table-cell>
          <table:table-cell office:value-type="float" office:value="1.629908">
            <text:p>1.62990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613805">
            <text:p>2.613805</text:p>
          </table:table-cell>
          <table:table-cell office:value-type="float" office:value="0.692761">
            <text:p>0.692761</text:p>
          </table:table-cell>
          <table:table-cell office:value-type="float" office:value="-0.481851">
            <text:p>-0.481851</text:p>
          </table:table-cell>
          <table:table-cell office:value-type="float" office:value="0.843859">
            <text:p>0.843859</text:p>
          </table:table-cell>
          <table:table-cell office:value-type="float" office:value="-0.607734">
            <text:p>-0.607734</text:p>
          </table:table-cell>
          <table:table-cell office:value-type="float" office:value="1.615051">
            <text:p>1.61505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626371">
            <text:p>2.626371</text:p>
          </table:table-cell>
          <table:table-cell office:value-type="float" office:value="0.7029">
            <text:p>0.7029</text:p>
          </table:table-cell>
          <table:table-cell office:value-type="float" office:value="-0.476207">
            <text:p>-0.476207</text:p>
          </table:table-cell>
          <table:table-cell office:value-type="float" office:value="0.849024">
            <text:p>0.849024</text:p>
          </table:table-cell>
          <table:table-cell office:value-type="float" office:value="-0.595457">
            <text:p>-0.595457</text:p>
          </table:table-cell>
          <table:table-cell office:value-type="float" office:value="1.600635">
            <text:p>1.60063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638938">
            <text:p>2.638938</text:p>
          </table:table-cell>
          <table:table-cell office:value-type="float" office:value="0.712858">
            <text:p>0.712858</text:p>
          </table:table-cell>
          <table:table-cell office:value-type="float" office:value="-0.470439">
            <text:p>-0.470439</text:p>
          </table:table-cell>
          <table:table-cell office:value-type="float" office:value="0.854096">
            <text:p>0.854096</text:p>
          </table:table-cell>
          <table:table-cell office:value-type="float" office:value="-0.583327">
            <text:p>-0.583327</text:p>
          </table:table-cell>
          <table:table-cell office:value-type="float" office:value="1.586647">
            <text:p>1.58664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651504">
            <text:p>2.651504</text:p>
          </table:table-cell>
          <table:table-cell office:value-type="float" office:value="0.722635">
            <text:p>0.722635</text:p>
          </table:table-cell>
          <table:table-cell office:value-type="float" office:value="-0.464552">
            <text:p>-0.464552</text:p>
          </table:table-cell>
          <table:table-cell office:value-type="float" office:value="0.859075">
            <text:p>0.859075</text:p>
          </table:table-cell>
          <table:table-cell office:value-type="float" office:value="-0.571339">
            <text:p>-0.571339</text:p>
          </table:table-cell>
          <table:table-cell office:value-type="float" office:value="1.573075">
            <text:p>1.57307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664071">
            <text:p>2.664071</text:p>
          </table:table-cell>
          <table:table-cell office:value-type="float" office:value="0.732232">
            <text:p>0.732232</text:p>
          </table:table-cell>
          <table:table-cell office:value-type="float" office:value="-0.45855">
            <text:p>-0.45855</text:p>
          </table:table-cell>
          <table:table-cell office:value-type="float" office:value="0.863963">
            <text:p>0.863963</text:p>
          </table:table-cell>
          <table:table-cell office:value-type="float" office:value="-0.559487">
            <text:p>-0.559487</text:p>
          </table:table-cell>
          <table:table-cell office:value-type="float" office:value="1.559905">
            <text:p>1.55990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676637">
            <text:p>2.676637</text:p>
          </table:table-cell>
          <table:table-cell office:value-type="float" office:value="0.74165">
            <text:p>0.74165</text:p>
          </table:table-cell>
          <table:table-cell office:value-type="float" office:value="-0.452435">
            <text:p>-0.452435</text:p>
          </table:table-cell>
          <table:table-cell office:value-type="float" office:value="0.868759">
            <text:p>0.868759</text:p>
          </table:table-cell>
          <table:table-cell office:value-type="float" office:value="-0.547768">
            <text:p>-0.547768</text:p>
          </table:table-cell>
          <table:table-cell office:value-type="float" office:value="1.547126">
            <text:p>1.54712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689203">
            <text:p>2.689203</text:p>
          </table:table-cell>
          <table:table-cell office:value-type="float" office:value="0.750889">
            <text:p>0.750889</text:p>
          </table:table-cell>
          <table:table-cell office:value-type="float" office:value="-0.446211">
            <text:p>-0.446211</text:p>
          </table:table-cell>
          <table:table-cell office:value-type="float" office:value="0.873463">
            <text:p>0.873463</text:p>
          </table:table-cell>
          <table:table-cell office:value-type="float" office:value="-0.536176">
            <text:p>-0.536176</text:p>
          </table:table-cell>
          <table:table-cell office:value-type="float" office:value="1.534726">
            <text:p>1.53472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70177">
            <text:p>2.70177</text:p>
          </table:table-cell>
          <table:table-cell office:value-type="float" office:value="0.75995">
            <text:p>0.75995</text:p>
          </table:table-cell>
          <table:table-cell office:value-type="float" office:value="-0.439882">
            <text:p>-0.439882</text:p>
          </table:table-cell>
          <table:table-cell office:value-type="float" office:value="0.878077">
            <text:p>0.878077</text:p>
          </table:table-cell>
          <table:table-cell office:value-type="float" office:value="-0.524708">
            <text:p>-0.524708</text:p>
          </table:table-cell>
          <table:table-cell office:value-type="float" office:value="1.522695">
            <text:p>1.52269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714336">
            <text:p>2.714336</text:p>
          </table:table-cell>
          <table:table-cell office:value-type="float" office:value="0.768834">
            <text:p>0.768834</text:p>
          </table:table-cell>
          <table:table-cell office:value-type="float" office:value="-0.43345">
            <text:p>-0.43345</text:p>
          </table:table-cell>
          <table:table-cell office:value-type="float" office:value="0.882601">
            <text:p>0.882601</text:p>
          </table:table-cell>
          <table:table-cell office:value-type="float" office:value="-0.513358">
            <text:p>-0.513358</text:p>
          </table:table-cell>
          <table:table-cell office:value-type="float" office:value="1.511022">
            <text:p>1.51102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726902">
            <text:p>2.726902</text:p>
          </table:table-cell>
          <table:table-cell office:value-type="float" office:value="0.777541">
            <text:p>0.777541</text:p>
          </table:table-cell>
          <table:table-cell office:value-type="float" office:value="-0.426918">
            <text:p>-0.426918</text:p>
          </table:table-cell>
          <table:table-cell office:value-type="float" office:value="0.887034">
            <text:p>0.887034</text:p>
          </table:table-cell>
          <table:table-cell office:value-type="float" office:value="-0.502122">
            <text:p>-0.502122</text:p>
          </table:table-cell>
          <table:table-cell office:value-type="float" office:value="1.499697">
            <text:p>1.49969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739469">
            <text:p>2.739469</text:p>
          </table:table-cell>
          <table:table-cell office:value-type="float" office:value="0.786073">
            <text:p>0.786073</text:p>
          </table:table-cell>
          <table:table-cell office:value-type="float" office:value="-0.42029">
            <text:p>-0.42029</text:p>
          </table:table-cell>
          <table:table-cell office:value-type="float" office:value="0.891377">
            <text:p>0.891377</text:p>
          </table:table-cell>
          <table:table-cell office:value-type="float" office:value="-0.490998">
            <text:p>-0.490998</text:p>
          </table:table-cell>
          <table:table-cell office:value-type="float" office:value="1.488711">
            <text:p>1.48871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752035">
            <text:p>2.752035</text:p>
          </table:table-cell>
          <table:table-cell office:value-type="float" office:value="0.794429">
            <text:p>0.794429</text:p>
          </table:table-cell>
          <table:table-cell office:value-type="float" office:value="-0.413568">
            <text:p>-0.413568</text:p>
          </table:table-cell>
          <table:table-cell office:value-type="float" office:value="0.895631">
            <text:p>0.895631</text:p>
          </table:table-cell>
          <table:table-cell office:value-type="float" office:value="-0.47998">
            <text:p>-0.47998</text:p>
          </table:table-cell>
          <table:table-cell office:value-type="float" office:value="1.478054">
            <text:p>1.47805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764602">
            <text:p>2.764602</text:p>
          </table:table-cell>
          <table:table-cell office:value-type="float" office:value="0.802611">
            <text:p>0.802611</text:p>
          </table:table-cell>
          <table:table-cell office:value-type="float" office:value="-0.406755">
            <text:p>-0.406755</text:p>
          </table:table-cell>
          <table:table-cell office:value-type="float" office:value="0.899796">
            <text:p>0.899796</text:p>
          </table:table-cell>
          <table:table-cell office:value-type="float" office:value="-0.469065">
            <text:p>-0.469065</text:p>
          </table:table-cell>
          <table:table-cell office:value-type="float" office:value="1.467719">
            <text:p>1.46771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777168">
            <text:p>2.777168</text:p>
          </table:table-cell>
          <table:table-cell office:value-type="float" office:value="0.810618">
            <text:p>0.810618</text:p>
          </table:table-cell>
          <table:table-cell office:value-type="float" office:value="-0.399854">
            <text:p>-0.399854</text:p>
          </table:table-cell>
          <table:table-cell office:value-type="float" office:value="0.903872">
            <text:p>0.903872</text:p>
          </table:table-cell>
          <table:table-cell office:value-type="float" office:value="-0.458249">
            <text:p>-0.458249</text:p>
          </table:table-cell>
          <table:table-cell office:value-type="float" office:value="1.457696">
            <text:p>1.45769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789734">
            <text:p>2.789734</text:p>
          </table:table-cell>
          <table:table-cell office:value-type="float" office:value="0.818452">
            <text:p>0.818452</text:p>
          </table:table-cell>
          <table:table-cell office:value-type="float" office:value="-0.392867">
            <text:p>-0.392867</text:p>
          </table:table-cell>
          <table:table-cell office:value-type="float" office:value="0.90786">
            <text:p>0.90786</text:p>
          </table:table-cell>
          <table:table-cell office:value-type="float" office:value="-0.44753">
            <text:p>-0.44753</text:p>
          </table:table-cell>
          <table:table-cell office:value-type="float" office:value="1.447978">
            <text:p>1.44797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802301">
            <text:p>2.802301</text:p>
          </table:table-cell>
          <table:table-cell office:value-type="float" office:value="0.826114">
            <text:p>0.826114</text:p>
          </table:table-cell>
          <table:table-cell office:value-type="float" office:value="-0.385798">
            <text:p>-0.385798</text:p>
          </table:table-cell>
          <table:table-cell office:value-type="float" office:value="0.911759">
            <text:p>0.911759</text:p>
          </table:table-cell>
          <table:table-cell office:value-type="float" office:value="-0.436903">
            <text:p>-0.436903</text:p>
          </table:table-cell>
          <table:table-cell office:value-type="float" office:value="1.438557">
            <text:p>1.43855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814867">
            <text:p>2.814867</text:p>
          </table:table-cell>
          <table:table-cell office:value-type="float" office:value="0.833603">
            <text:p>0.833603</text:p>
          </table:table-cell>
          <table:table-cell office:value-type="float" office:value="-0.378648">
            <text:p>-0.378648</text:p>
          </table:table-cell>
          <table:table-cell office:value-type="float" office:value="0.91557">
            <text:p>0.91557</text:p>
          </table:table-cell>
          <table:table-cell office:value-type="float" office:value="-0.426366">
            <text:p>-0.426366</text:p>
          </table:table-cell>
          <table:table-cell office:value-type="float" office:value="1.429426">
            <text:p>1.42942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827433">
            <text:p>2.827433</text:p>
          </table:table-cell>
          <table:table-cell office:value-type="float" office:value="0.840921">
            <text:p>0.840921</text:p>
          </table:table-cell>
          <table:table-cell office:value-type="float" office:value="-0.37142">
            <text:p>-0.37142</text:p>
          </table:table-cell>
          <table:table-cell office:value-type="float" office:value="0.919294">
            <text:p>0.919294</text:p>
          </table:table-cell>
          <table:table-cell office:value-type="float" office:value="-0.415916">
            <text:p>-0.415916</text:p>
          </table:table-cell>
          <table:table-cell office:value-type="float" office:value="1.420577">
            <text:p>1.42057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84">
            <text:p>2.84</text:p>
          </table:table-cell>
          <table:table-cell office:value-type="float" office:value="0.848068">
            <text:p>0.848068</text:p>
          </table:table-cell>
          <table:table-cell office:value-type="float" office:value="-0.364117">
            <text:p>-0.364117</text:p>
          </table:table-cell>
          <table:table-cell office:value-type="float" office:value="0.922931">
            <text:p>0.922931</text:p>
          </table:table-cell>
          <table:table-cell office:value-type="float" office:value="-0.405548">
            <text:p>-0.405548</text:p>
          </table:table-cell>
          <table:table-cell office:value-type="float" office:value="1.412005">
            <text:p>1.41200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852566">
            <text:p>2.852566</text:p>
          </table:table-cell>
          <table:table-cell office:value-type="float" office:value="0.855045">
            <text:p>0.855045</text:p>
          </table:table-cell>
          <table:table-cell office:value-type="float" office:value="-0.356741">
            <text:p>-0.356741</text:p>
          </table:table-cell>
          <table:table-cell office:value-type="float" office:value="0.92648">
            <text:p>0.92648</text:p>
          </table:table-cell>
          <table:table-cell office:value-type="float" office:value="-0.395261">
            <text:p>-0.395261</text:p>
          </table:table-cell>
          <table:table-cell office:value-type="float" office:value="1.403703">
            <text:p>1.40370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865133">
            <text:p>2.865133</text:p>
          </table:table-cell>
          <table:table-cell office:value-type="float" office:value="0.861852">
            <text:p>0.861852</text:p>
          </table:table-cell>
          <table:table-cell office:value-type="float" office:value="-0.349293">
            <text:p>-0.349293</text:p>
          </table:table-cell>
          <table:table-cell office:value-type="float" office:value="0.929943">
            <text:p>0.929943</text:p>
          </table:table-cell>
          <table:table-cell office:value-type="float" office:value="-0.385052">
            <text:p>-0.385052</text:p>
          </table:table-cell>
          <table:table-cell office:value-type="float" office:value="1.395664">
            <text:p>1.39566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877699">
            <text:p>2.877699</text:p>
          </table:table-cell>
          <table:table-cell office:value-type="float" office:value="0.86849">
            <text:p>0.86849</text:p>
          </table:table-cell>
          <table:table-cell office:value-type="float" office:value="-0.341778">
            <text:p>-0.341778</text:p>
          </table:table-cell>
          <table:table-cell office:value-type="float" office:value="0.93332">
            <text:p>0.93332</text:p>
          </table:table-cell>
          <table:table-cell office:value-type="float" office:value="-0.374917">
            <text:p>-0.374917</text:p>
          </table:table-cell>
          <table:table-cell office:value-type="float" office:value="1.387884">
            <text:p>1.38788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890265">
            <text:p>2.890265</text:p>
          </table:table-cell>
          <table:table-cell office:value-type="float" office:value="0.874959">
            <text:p>0.874959</text:p>
          </table:table-cell>
          <table:table-cell office:value-type="float" office:value="-0.334195">
            <text:p>-0.334195</text:p>
          </table:table-cell>
          <table:table-cell office:value-type="float" office:value="0.93661">
            <text:p>0.93661</text:p>
          </table:table-cell>
          <table:table-cell office:value-type="float" office:value="-0.364855">
            <text:p>-0.364855</text:p>
          </table:table-cell>
          <table:table-cell office:value-type="float" office:value="1.380356">
            <text:p>1.38035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902832">
            <text:p>2.902832</text:p>
          </table:table-cell>
          <table:table-cell office:value-type="float" office:value="0.881259">
            <text:p>0.881259</text:p>
          </table:table-cell>
          <table:table-cell office:value-type="float" office:value="-0.326549">
            <text:p>-0.326549</text:p>
          </table:table-cell>
          <table:table-cell office:value-type="float" office:value="0.939815">
            <text:p>0.939815</text:p>
          </table:table-cell>
          <table:table-cell office:value-type="float" office:value="-0.354862">
            <text:p>-0.354862</text:p>
          </table:table-cell>
          <table:table-cell office:value-type="float" office:value="1.373075">
            <text:p>1.37307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915398">
            <text:p>2.915398</text:p>
          </table:table-cell>
          <table:table-cell office:value-type="float" office:value="0.887393">
            <text:p>0.887393</text:p>
          </table:table-cell>
          <table:table-cell office:value-type="float" office:value="-0.31884">
            <text:p>-0.31884</text:p>
          </table:table-cell>
          <table:table-cell office:value-type="float" office:value="0.942934">
            <text:p>0.942934</text:p>
          </table:table-cell>
          <table:table-cell office:value-type="float" office:value="-0.344936">
            <text:p>-0.344936</text:p>
          </table:table-cell>
          <table:table-cell office:value-type="float" office:value="1.366036">
            <text:p>1.36603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927964">
            <text:p>2.927964</text:p>
          </table:table-cell>
          <table:table-cell office:value-type="float" office:value="0.893359">
            <text:p>0.893359</text:p>
          </table:table-cell>
          <table:table-cell office:value-type="float" office:value="-0.311072">
            <text:p>-0.311072</text:p>
          </table:table-cell>
          <table:table-cell office:value-type="float" office:value="0.945968">
            <text:p>0.945968</text:p>
          </table:table-cell>
          <table:table-cell office:value-type="float" office:value="-0.335074">
            <text:p>-0.335074</text:p>
          </table:table-cell>
          <table:table-cell office:value-type="float" office:value="1.359234">
            <text:p>1.35923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940531">
            <text:p>2.940531</text:p>
          </table:table-cell>
          <table:table-cell office:value-type="float" office:value="0.899158">
            <text:p>0.899158</text:p>
          </table:table-cell>
          <table:table-cell office:value-type="float" office:value="-0.303245">
            <text:p>-0.303245</text:p>
          </table:table-cell>
          <table:table-cell office:value-type="float" office:value="0.948917">
            <text:p>0.948917</text:p>
          </table:table-cell>
          <table:table-cell office:value-type="float" office:value="-0.325275">
            <text:p>-0.325275</text:p>
          </table:table-cell>
          <table:table-cell office:value-type="float" office:value="1.352664">
            <text:p>1.35266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953097">
            <text:p>2.953097</text:p>
          </table:table-cell>
          <table:table-cell office:value-type="float" office:value="0.904791">
            <text:p>0.904791</text:p>
          </table:table-cell>
          <table:table-cell office:value-type="float" office:value="-0.295362">
            <text:p>-0.295362</text:p>
          </table:table-cell>
          <table:table-cell office:value-type="float" office:value="0.95178">
            <text:p>0.95178</text:p>
          </table:table-cell>
          <table:table-cell office:value-type="float" office:value="-0.315536">
            <text:p>-0.315536</text:p>
          </table:table-cell>
          <table:table-cell office:value-type="float" office:value="1.346322">
            <text:p>1.34632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965663">
            <text:p>2.965663</text:p>
          </table:table-cell>
          <table:table-cell office:value-type="float" office:value="0.910259">
            <text:p>0.910259</text:p>
          </table:table-cell>
          <table:table-cell office:value-type="float" office:value="-0.287425">
            <text:p>-0.287425</text:p>
          </table:table-cell>
          <table:table-cell office:value-type="float" office:value="0.95456">
            <text:p>0.95456</text:p>
          </table:table-cell>
          <table:table-cell office:value-type="float" office:value="-0.305854">
            <text:p>-0.305854</text:p>
          </table:table-cell>
          <table:table-cell office:value-type="float" office:value="1.340204">
            <text:p>1.34020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97823">
            <text:p>2.97823</text:p>
          </table:table-cell>
          <table:table-cell office:value-type="float" office:value="0.915561">
            <text:p>0.915561</text:p>
          </table:table-cell>
          <table:table-cell office:value-type="float" office:value="-0.279436">
            <text:p>-0.279436</text:p>
          </table:table-cell>
          <table:table-cell office:value-type="float" office:value="0.957255">
            <text:p>0.957255</text:p>
          </table:table-cell>
          <table:table-cell office:value-type="float" office:value="-0.296228">
            <text:p>-0.296228</text:p>
          </table:table-cell>
          <table:table-cell office:value-type="float" office:value="1.334305">
            <text:p>1.33430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.990796">
            <text:p>2.990796</text:p>
          </table:table-cell>
          <table:table-cell office:value-type="float" office:value="0.920699">
            <text:p>0.920699</text:p>
          </table:table-cell>
          <table:table-cell office:value-type="float" office:value="-0.271397">
            <text:p>-0.271397</text:p>
          </table:table-cell>
          <table:table-cell office:value-type="float" office:value="0.959866">
            <text:p>0.959866</text:p>
          </table:table-cell>
          <table:table-cell office:value-type="float" office:value="-0.286655">
            <text:p>-0.286655</text:p>
          </table:table-cell>
          <table:table-cell office:value-type="float" office:value="1.328623">
            <text:p>1.32862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003363">
            <text:p>3.003363</text:p>
          </table:table-cell>
          <table:table-cell office:value-type="float" office:value="0.925672">
            <text:p>0.925672</text:p>
          </table:table-cell>
          <table:table-cell office:value-type="float" office:value="-0.263309">
            <text:p>-0.263309</text:p>
          </table:table-cell>
          <table:table-cell office:value-type="float" office:value="0.962393">
            <text:p>0.962393</text:p>
          </table:table-cell>
          <table:table-cell office:value-type="float" office:value="-0.277132">
            <text:p>-0.277132</text:p>
          </table:table-cell>
          <table:table-cell office:value-type="float" office:value="1.323152">
            <text:p>1.32315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015929">
            <text:p>3.015929</text:p>
          </table:table-cell>
          <table:table-cell office:value-type="float" office:value="0.930481">
            <text:p>0.930481</text:p>
          </table:table-cell>
          <table:table-cell office:value-type="float" office:value="-0.255175">
            <text:p>-0.255175</text:p>
          </table:table-cell>
          <table:table-cell office:value-type="float" office:value="0.964836">
            <text:p>0.964836</text:p>
          </table:table-cell>
          <table:table-cell office:value-type="float" office:value="-0.267659">
            <text:p>-0.267659</text:p>
          </table:table-cell>
          <table:table-cell office:value-type="float" office:value="1.317889">
            <text:p>1.31788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028495">
            <text:p>3.028495</text:p>
          </table:table-cell>
          <table:table-cell office:value-type="float" office:value="0.935126">
            <text:p>0.935126</text:p>
          </table:table-cell>
          <table:table-cell office:value-type="float" office:value="-0.246996">
            <text:p>-0.246996</text:p>
          </table:table-cell>
          <table:table-cell office:value-type="float" office:value="0.967196">
            <text:p>0.967196</text:p>
          </table:table-cell>
          <table:table-cell office:value-type="float" office:value="-0.258233">
            <text:p>-0.258233</text:p>
          </table:table-cell>
          <table:table-cell office:value-type="float" office:value="1.312832">
            <text:p>1.31283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041062">
            <text:p>3.041062</text:p>
          </table:table-cell>
          <table:table-cell office:value-type="float" office:value="0.939608">
            <text:p>0.939608</text:p>
          </table:table-cell>
          <table:table-cell office:value-type="float" office:value="-0.238773">
            <text:p>-0.238773</text:p>
          </table:table-cell>
          <table:table-cell office:value-type="float" office:value="0.969472">
            <text:p>0.969472</text:p>
          </table:table-cell>
          <table:table-cell office:value-type="float" office:value="-0.248853">
            <text:p>-0.248853</text:p>
          </table:table-cell>
          <table:table-cell office:value-type="float" office:value="1.307976">
            <text:p>1.30797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053628">
            <text:p>3.053628</text:p>
          </table:table-cell>
          <table:table-cell office:value-type="float" office:value="0.943928">
            <text:p>0.943928</text:p>
          </table:table-cell>
          <table:table-cell office:value-type="float" office:value="-0.230509">
            <text:p>-0.230509</text:p>
          </table:table-cell>
          <table:table-cell office:value-type="float" office:value="0.971666">
            <text:p>0.971666</text:p>
          </table:table-cell>
          <table:table-cell office:value-type="float" office:value="-0.239515">
            <text:p>-0.239515</text:p>
          </table:table-cell>
          <table:table-cell office:value-type="float" office:value="1.303319">
            <text:p>1.30331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066194">
            <text:p>3.066194</text:p>
          </table:table-cell>
          <table:table-cell office:value-type="float" office:value="0.948085">
            <text:p>0.948085</text:p>
          </table:table-cell>
          <table:table-cell office:value-type="float" office:value="-0.222206">
            <text:p>-0.222206</text:p>
          </table:table-cell>
          <table:table-cell office:value-type="float" office:value="0.973776">
            <text:p>0.973776</text:p>
          </table:table-cell>
          <table:table-cell office:value-type="float" office:value="-0.230218">
            <text:p>-0.230218</text:p>
          </table:table-cell>
          <table:table-cell office:value-type="float" office:value="1.298858">
            <text:p>1.29885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078761">
            <text:p>3.078761</text:p>
          </table:table-cell>
          <table:table-cell office:value-type="float" office:value="0.95208">
            <text:p>0.95208</text:p>
          </table:table-cell>
          <table:table-cell office:value-type="float" office:value="-0.213865">
            <text:p>-0.213865</text:p>
          </table:table-cell>
          <table:table-cell office:value-type="float" office:value="0.975804">
            <text:p>0.975804</text:p>
          </table:table-cell>
          <table:table-cell office:value-type="float" office:value="-0.220961">
            <text:p>-0.220961</text:p>
          </table:table-cell>
          <table:table-cell office:value-type="float" office:value="1.29459">
            <text:p>1.2945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091327">
            <text:p>3.091327</text:p>
          </table:table-cell>
          <table:table-cell office:value-type="float" office:value="0.955913">
            <text:p>0.955913</text:p>
          </table:table-cell>
          <table:table-cell office:value-type="float" office:value="-0.205487">
            <text:p>-0.205487</text:p>
          </table:table-cell>
          <table:table-cell office:value-type="float" office:value="0.977749">
            <text:p>0.977749</text:p>
          </table:table-cell>
          <table:table-cell office:value-type="float" office:value="-0.211742">
            <text:p>-0.211742</text:p>
          </table:table-cell>
          <table:table-cell office:value-type="float" office:value="1.290513">
            <text:p>1.29051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103894">
            <text:p>3.103894</text:p>
          </table:table-cell>
          <table:table-cell office:value-type="float" office:value="0.959584">
            <text:p>0.959584</text:p>
          </table:table-cell>
          <table:table-cell office:value-type="float" office:value="-0.197074">
            <text:p>-0.197074</text:p>
          </table:table-cell>
          <table:table-cell office:value-type="float" office:value="0.979612">
            <text:p>0.979612</text:p>
          </table:table-cell>
          <table:table-cell office:value-type="float" office:value="-0.202558">
            <text:p>-0.202558</text:p>
          </table:table-cell>
          <table:table-cell office:value-type="float" office:value="1.286623">
            <text:p>1.28662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11646">
            <text:p>3.11646</text:p>
          </table:table-cell>
          <table:table-cell office:value-type="float" office:value="0.963095">
            <text:p>0.963095</text:p>
          </table:table-cell>
          <table:table-cell office:value-type="float" office:value="-0.188629">
            <text:p>-0.188629</text:p>
          </table:table-cell>
          <table:table-cell office:value-type="float" office:value="0.981393">
            <text:p>0.981393</text:p>
          </table:table-cell>
          <table:table-cell office:value-type="float" office:value="-0.193409">
            <text:p>-0.193409</text:p>
          </table:table-cell>
          <table:table-cell office:value-type="float" office:value="1.282919">
            <text:p>1.28291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129026">
            <text:p>3.129026</text:p>
          </table:table-cell>
          <table:table-cell office:value-type="float" office:value="0.966444">
            <text:p>0.966444</text:p>
          </table:table-cell>
          <table:table-cell office:value-type="float" office:value="-0.180151">
            <text:p>-0.180151</text:p>
          </table:table-cell>
          <table:table-cell office:value-type="float" office:value="0.983091">
            <text:p>0.983091</text:p>
          </table:table-cell>
          <table:table-cell office:value-type="float" office:value="-0.184291">
            <text:p>-0.184291</text:p>
          </table:table-cell>
          <table:table-cell office:value-type="float" office:value="1.279398">
            <text:p>1.27939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141593">
            <text:p>3.141593</text:p>
          </table:table-cell>
          <table:table-cell office:value-type="float" office:value="0.969633">
            <text:p>0.969633</text:p>
          </table:table-cell>
          <table:table-cell office:value-type="float" office:value="-0.171644">
            <text:p>-0.171644</text:p>
          </table:table-cell>
          <table:table-cell office:value-type="float" office:value="0.984708">
            <text:p>0.984708</text:p>
          </table:table-cell>
          <table:table-cell office:value-type="float" office:value="-0.175205">
            <text:p>-0.175205</text:p>
          </table:table-cell>
          <table:table-cell office:value-type="float" office:value="1.276058">
            <text:p>1.27605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154159">
            <text:p>3.154159</text:p>
          </table:table-cell>
          <table:table-cell office:value-type="float" office:value="0.972661">
            <text:p>0.972661</text:p>
          </table:table-cell>
          <table:table-cell office:value-type="float" office:value="-0.163109">
            <text:p>-0.163109</text:p>
          </table:table-cell>
          <table:table-cell office:value-type="float" office:value="0.986243">
            <text:p>0.986243</text:p>
          </table:table-cell>
          <table:table-cell office:value-type="float" office:value="-0.166148">
            <text:p>-0.166148</text:p>
          </table:table-cell>
          <table:table-cell office:value-type="float" office:value="1.272898">
            <text:p>1.27289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166725">
            <text:p>3.166725</text:p>
          </table:table-cell>
          <table:table-cell office:value-type="float" office:value="0.97553">
            <text:p>0.97553</text:p>
          </table:table-cell>
          <table:table-cell office:value-type="float" office:value="-0.154547">
            <text:p>-0.154547</text:p>
          </table:table-cell>
          <table:table-cell office:value-type="float" office:value="0.987696">
            <text:p>0.987696</text:p>
          </table:table-cell>
          <table:table-cell office:value-type="float" office:value="-0.157117">
            <text:p>-0.157117</text:p>
          </table:table-cell>
          <table:table-cell office:value-type="float" office:value="1.269915">
            <text:p>1.26991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179292">
            <text:p>3.179292</text:p>
          </table:table-cell>
          <table:table-cell office:value-type="float" office:value="0.978238">
            <text:p>0.978238</text:p>
          </table:table-cell>
          <table:table-cell office:value-type="float" office:value="-0.145959">
            <text:p>-0.145959</text:p>
          </table:table-cell>
          <table:table-cell office:value-type="float" office:value="0.989067">
            <text:p>0.989067</text:p>
          </table:table-cell>
          <table:table-cell office:value-type="float" office:value="-0.148113">
            <text:p>-0.148113</text:p>
          </table:table-cell>
          <table:table-cell office:value-type="float" office:value="1.267107">
            <text:p>1.26710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191858">
            <text:p>3.191858</text:p>
          </table:table-cell>
          <table:table-cell office:value-type="float" office:value="0.980787">
            <text:p>0.980787</text:p>
          </table:table-cell>
          <table:table-cell office:value-type="float" office:value="-0.137347">
            <text:p>-0.137347</text:p>
          </table:table-cell>
          <table:table-cell office:value-type="float" office:value="0.990357">
            <text:p>0.990357</text:p>
          </table:table-cell>
          <table:table-cell office:value-type="float" office:value="-0.139133">
            <text:p>-0.139133</text:p>
          </table:table-cell>
          <table:table-cell office:value-type="float" office:value="1.264473">
            <text:p>1.26447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204425">
            <text:p>3.204425</text:p>
          </table:table-cell>
          <table:table-cell office:value-type="float" office:value="0.983176">
            <text:p>0.983176</text:p>
          </table:table-cell>
          <table:table-cell office:value-type="float" office:value="-0.128714">
            <text:p>-0.128714</text:p>
          </table:table-cell>
          <table:table-cell office:value-type="float" office:value="0.991566">
            <text:p>0.991566</text:p>
          </table:table-cell>
          <table:table-cell office:value-type="float" office:value="-0.130176">
            <text:p>-0.130176</text:p>
          </table:table-cell>
          <table:table-cell office:value-type="float" office:value="1.262011">
            <text:p>1.26201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216991">
            <text:p>3.216991</text:p>
          </table:table-cell>
          <table:table-cell office:value-type="float" office:value="0.985407">
            <text:p>0.985407</text:p>
          </table:table-cell>
          <table:table-cell office:value-type="float" office:value="-0.120059">
            <text:p>-0.120059</text:p>
          </table:table-cell>
          <table:table-cell office:value-type="float" office:value="0.992693">
            <text:p>0.992693</text:p>
          </table:table-cell>
          <table:table-cell office:value-type="float" office:value="-0.121239">
            <text:p>-0.121239</text:p>
          </table:table-cell>
          <table:table-cell office:value-type="float" office:value="1.25972">
            <text:p>1.2597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229557">
            <text:p>3.229557</text:p>
          </table:table-cell>
          <table:table-cell office:value-type="float" office:value="0.987478">
            <text:p>0.987478</text:p>
          </table:table-cell>
          <table:table-cell office:value-type="float" office:value="-0.111385">
            <text:p>-0.111385</text:p>
          </table:table-cell>
          <table:table-cell office:value-type="float" office:value="0.99374">
            <text:p>0.99374</text:p>
          </table:table-cell>
          <table:table-cell office:value-type="float" office:value="-0.112323">
            <text:p>-0.112323</text:p>
          </table:table-cell>
          <table:table-cell office:value-type="float" office:value="1.257599">
            <text:p>1.25759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242124">
            <text:p>3.242124</text:p>
          </table:table-cell>
          <table:table-cell office:value-type="float" office:value="0.98939">
            <text:p>0.98939</text:p>
          </table:table-cell>
          <table:table-cell office:value-type="float" office:value="-0.102693">
            <text:p>-0.102693</text:p>
          </table:table-cell>
          <table:table-cell office:value-type="float" office:value="0.994705">
            <text:p>0.994705</text:p>
          </table:table-cell>
          <table:table-cell office:value-type="float" office:value="-0.103424">
            <text:p>-0.103424</text:p>
          </table:table-cell>
          <table:table-cell office:value-type="float" office:value="1.255646">
            <text:p>1.25564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25469">
            <text:p>3.25469</text:p>
          </table:table-cell>
          <table:table-cell office:value-type="float" office:value="0.991143">
            <text:p>0.991143</text:p>
          </table:table-cell>
          <table:table-cell office:value-type="float" office:value="-0.093985">
            <text:p>-0.093985</text:p>
          </table:table-cell>
          <table:table-cell office:value-type="float" office:value="0.995589">
            <text:p>0.995589</text:p>
          </table:table-cell>
          <table:table-cell office:value-type="float" office:value="-0.094542">
            <text:p>-0.094542</text:p>
          </table:table-cell>
          <table:table-cell office:value-type="float" office:value="1.25386">
            <text:p>1.2538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267256">
            <text:p>3.267256</text:p>
          </table:table-cell>
          <table:table-cell office:value-type="float" office:value="0.992738">
            <text:p>0.992738</text:p>
          </table:table-cell>
          <table:table-cell office:value-type="float" office:value="-0.085261">
            <text:p>-0.085261</text:p>
          </table:table-cell>
          <table:table-cell office:value-type="float" office:value="0.996393">
            <text:p>0.996393</text:p>
          </table:table-cell>
          <table:table-cell office:value-type="float" office:value="-0.085675">
            <text:p>-0.085675</text:p>
          </table:table-cell>
          <table:table-cell office:value-type="float" office:value="1.252241">
            <text:p>1.25224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279823">
            <text:p>3.279823</text:p>
          </table:table-cell>
          <table:table-cell office:value-type="float" office:value="0.994174">
            <text:p>0.994174</text:p>
          </table:table-cell>
          <table:table-cell office:value-type="float" office:value="-0.076524">
            <text:p>-0.076524</text:p>
          </table:table-cell>
          <table:table-cell office:value-type="float" office:value="0.997115">
            <text:p>0.997115</text:p>
          </table:table-cell>
          <table:table-cell office:value-type="float" office:value="-0.076821">
            <text:p>-0.076821</text:p>
          </table:table-cell>
          <table:table-cell office:value-type="float" office:value="1.250786">
            <text:p>1.25078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292389">
            <text:p>3.292389</text:p>
          </table:table-cell>
          <table:table-cell office:value-type="float" office:value="0.995452">
            <text:p>0.995452</text:p>
          </table:table-cell>
          <table:table-cell office:value-type="float" office:value="-0.067775">
            <text:p>-0.067775</text:p>
          </table:table-cell>
          <table:table-cell office:value-type="float" office:value="0.997757">
            <text:p>0.997757</text:p>
          </table:table-cell>
          <table:table-cell office:value-type="float" office:value="-0.067979">
            <text:p>-0.067979</text:p>
          </table:table-cell>
          <table:table-cell office:value-type="float" office:value="1.249496">
            <text:p>1.24949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304955">
            <text:p>3.304955</text:p>
          </table:table-cell>
          <table:table-cell office:value-type="float" office:value="0.996572">
            <text:p>0.996572</text:p>
          </table:table-cell>
          <table:table-cell office:value-type="float" office:value="-0.059015">
            <text:p>-0.059015</text:p>
          </table:table-cell>
          <table:table-cell office:value-type="float" office:value="0.998318">
            <text:p>0.998318</text:p>
          </table:table-cell>
          <table:table-cell office:value-type="float" office:value="-0.059149">
            <text:p>-0.059149</text:p>
          </table:table-cell>
          <table:table-cell office:value-type="float" office:value="1.24837">
            <text:p>1.2483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317522">
            <text:p>3.317522</text:p>
          </table:table-cell>
          <table:table-cell office:value-type="float" office:value="0.997534">
            <text:p>0.997534</text:p>
          </table:table-cell>
          <table:table-cell office:value-type="float" office:value="-0.050245">
            <text:p>-0.050245</text:p>
          </table:table-cell>
          <table:table-cell office:value-type="float" office:value="0.998798">
            <text:p>0.998798</text:p>
          </table:table-cell>
          <table:table-cell office:value-type="float" office:value="-0.050327">
            <text:p>-0.050327</text:p>
          </table:table-cell>
          <table:table-cell office:value-type="float" office:value="1.247406">
            <text:p>1.24740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330088">
            <text:p>3.330088</text:p>
          </table:table-cell>
          <table:table-cell office:value-type="float" office:value="0.998337">
            <text:p>0.998337</text:p>
          </table:table-cell>
          <table:table-cell office:value-type="float" office:value="-0.041468">
            <text:p>-0.041468</text:p>
          </table:table-cell>
          <table:table-cell office:value-type="float" office:value="0.999198">
            <text:p>0.999198</text:p>
          </table:table-cell>
          <table:table-cell office:value-type="float" office:value="-0.041513">
            <text:p>-0.041513</text:p>
          </table:table-cell>
          <table:table-cell office:value-type="float" office:value="1.246605">
            <text:p>1.24660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342655">
            <text:p>3.342655</text:p>
          </table:table-cell>
          <table:table-cell office:value-type="float" office:value="0.998983">
            <text:p>0.998983</text:p>
          </table:table-cell>
          <table:table-cell office:value-type="float" office:value="-0.032684">
            <text:p>-0.032684</text:p>
          </table:table-cell>
          <table:table-cell office:value-type="float" office:value="0.999517">
            <text:p>0.999517</text:p>
          </table:table-cell>
          <table:table-cell office:value-type="float" office:value="-0.032705">
            <text:p>-0.032705</text:p>
          </table:table-cell>
          <table:table-cell office:value-type="float" office:value="1.245966">
            <text:p>1.24596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355221">
            <text:p>3.355221</text:p>
          </table:table-cell>
          <table:table-cell office:value-type="float" office:value="0.99947">
            <text:p>0.99947</text:p>
          </table:table-cell>
          <table:table-cell office:value-type="float" office:value="-0.023895">
            <text:p>-0.023895</text:p>
          </table:table-cell>
          <table:table-cell office:value-type="float" office:value="0.999756">
            <text:p>0.999756</text:p>
          </table:table-cell>
          <table:table-cell office:value-type="float" office:value="-0.023903">
            <text:p>-0.023903</text:p>
          </table:table-cell>
          <table:table-cell office:value-type="float" office:value="1.245488">
            <text:p>1.24548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367787">
            <text:p>3.367787</text:p>
          </table:table-cell>
          <table:table-cell office:value-type="float" office:value="0.9998">
            <text:p>0.9998</text:p>
          </table:table-cell>
          <table:table-cell office:value-type="float" office:value="-0.015102">
            <text:p>-0.015102</text:p>
          </table:table-cell>
          <table:table-cell office:value-type="float" office:value="0.999914">
            <text:p>0.999914</text:p>
          </table:table-cell>
          <table:table-cell office:value-type="float" office:value="-0.015104">
            <text:p>-0.015104</text:p>
          </table:table-cell>
          <table:table-cell office:value-type="float" office:value="1.245172">
            <text:p>1.24517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380354">
            <text:p>3.380354</text:p>
          </table:table-cell>
          <table:table-cell office:value-type="float" office:value="0.999972">
            <text:p>0.999972</text:p>
          </table:table-cell>
          <table:table-cell office:value-type="float" office:value="-0.006307">
            <text:p>-0.006307</text:p>
          </table:table-cell>
          <table:table-cell office:value-type="float" office:value="0.999991">
            <text:p>0.999991</text:p>
          </table:table-cell>
          <table:table-cell office:value-type="float" office:value="-0.006307">
            <text:p>-0.006307</text:p>
          </table:table-cell>
          <table:table-cell office:value-type="float" office:value="1.245017">
            <text:p>1.24501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39292">
            <text:p>3.39292</text:p>
          </table:table-cell>
          <table:table-cell office:value-type="float" office:value="0.999985">
            <text:p>0.999985</text:p>
          </table:table-cell>
          <table:table-cell office:value-type="float" office:value="0.00249">
            <text:p>0.00249</text:p>
          </table:table-cell>
          <table:table-cell office:value-type="float" office:value="0.999988">
            <text:p>0.999988</text:p>
          </table:table-cell>
          <table:table-cell office:value-type="float" office:value="0.00249">
            <text:p>0.00249</text:p>
          </table:table-cell>
          <table:table-cell office:value-type="float" office:value="1.245023">
            <text:p>1.24502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405486">
            <text:p>3.405486</text:p>
          </table:table-cell>
          <table:table-cell office:value-type="float" office:value="0.999841">
            <text:p>0.999841</text:p>
          </table:table-cell>
          <table:table-cell office:value-type="float" office:value="0.011286">
            <text:p>0.011286</text:p>
          </table:table-cell>
          <table:table-cell office:value-type="float" office:value="0.999905">
            <text:p>0.999905</text:p>
          </table:table-cell>
          <table:table-cell office:value-type="float" office:value="0.011287">
            <text:p>0.011287</text:p>
          </table:table-cell>
          <table:table-cell office:value-type="float" office:value="1.24519">
            <text:p>1.2451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418053">
            <text:p>3.418053</text:p>
          </table:table-cell>
          <table:table-cell office:value-type="float" office:value="0.999539">
            <text:p>0.999539</text:p>
          </table:table-cell>
          <table:table-cell office:value-type="float" office:value="0.02008">
            <text:p>0.02008</text:p>
          </table:table-cell>
          <table:table-cell office:value-type="float" office:value="0.999741">
            <text:p>0.999741</text:p>
          </table:table-cell>
          <table:table-cell office:value-type="float" office:value="0.020086">
            <text:p>0.020086</text:p>
          </table:table-cell>
          <table:table-cell office:value-type="float" office:value="1.245519">
            <text:p>1.24551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430619">
            <text:p>3.430619</text:p>
          </table:table-cell>
          <table:table-cell office:value-type="float" office:value="0.999079">
            <text:p>0.999079</text:p>
          </table:table-cell>
          <table:table-cell office:value-type="float" office:value="0.028871">
            <text:p>0.028871</text:p>
          </table:table-cell>
          <table:table-cell office:value-type="float" office:value="0.999496">
            <text:p>0.999496</text:p>
          </table:table-cell>
          <table:table-cell office:value-type="float" office:value="0.028889">
            <text:p>0.028889</text:p>
          </table:table-cell>
          <table:table-cell office:value-type="float" office:value="1.246009">
            <text:p>1.24600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443186">
            <text:p>3.443186</text:p>
          </table:table-cell>
          <table:table-cell office:value-type="float" office:value="0.998461">
            <text:p>0.998461</text:p>
          </table:table-cell>
          <table:table-cell office:value-type="float" office:value="0.037657">
            <text:p>0.037657</text:p>
          </table:table-cell>
          <table:table-cell office:value-type="float" office:value="0.999171">
            <text:p>0.999171</text:p>
          </table:table-cell>
          <table:table-cell office:value-type="float" office:value="0.037697">
            <text:p>0.037697</text:p>
          </table:table-cell>
          <table:table-cell office:value-type="float" office:value="1.24666">
            <text:p>1.2466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455752">
            <text:p>3.455752</text:p>
          </table:table-cell>
          <table:table-cell office:value-type="float" office:value="0.997685">
            <text:p>0.997685</text:p>
          </table:table-cell>
          <table:table-cell office:value-type="float" office:value="0.046437">
            <text:p>0.046437</text:p>
          </table:table-cell>
          <table:table-cell office:value-type="float" office:value="0.998765">
            <text:p>0.998765</text:p>
          </table:table-cell>
          <table:table-cell office:value-type="float" office:value="0.046512">
            <text:p>0.046512</text:p>
          </table:table-cell>
          <table:table-cell office:value-type="float" office:value="1.247473">
            <text:p>1.24747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468318">
            <text:p>3.468318</text:p>
          </table:table-cell>
          <table:table-cell office:value-type="float" office:value="0.99675">
            <text:p>0.99675</text:p>
          </table:table-cell>
          <table:table-cell office:value-type="float" office:value="0.05521">
            <text:p>0.05521</text:p>
          </table:table-cell>
          <table:table-cell office:value-type="float" office:value="0.998278">
            <text:p>0.998278</text:p>
          </table:table-cell>
          <table:table-cell office:value-type="float" office:value="0.055334">
            <text:p>0.055334</text:p>
          </table:table-cell>
          <table:table-cell office:value-type="float" office:value="1.248449">
            <text:p>1.24844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480885">
            <text:p>3.480885</text:p>
          </table:table-cell>
          <table:table-cell office:value-type="float" office:value="0.995658">
            <text:p>0.995658</text:p>
          </table:table-cell>
          <table:table-cell office:value-type="float" office:value="0.063975">
            <text:p>0.063975</text:p>
          </table:table-cell>
          <table:table-cell office:value-type="float" office:value="0.997711">
            <text:p>0.997711</text:p>
          </table:table-cell>
          <table:table-cell office:value-type="float" office:value="0.064165">
            <text:p>0.064165</text:p>
          </table:table-cell>
          <table:table-cell office:value-type="float" office:value="1.249588">
            <text:p>1.24958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493451">
            <text:p>3.493451</text:p>
          </table:table-cell>
          <table:table-cell office:value-type="float" office:value="0.994407">
            <text:p>0.994407</text:p>
          </table:table-cell>
          <table:table-cell office:value-type="float" office:value="0.072729">
            <text:p>0.072729</text:p>
          </table:table-cell>
          <table:table-cell office:value-type="float" office:value="0.997063">
            <text:p>0.997063</text:p>
          </table:table-cell>
          <table:table-cell office:value-type="float" office:value="0.073008">
            <text:p>0.073008</text:p>
          </table:table-cell>
          <table:table-cell office:value-type="float" office:value="1.250891">
            <text:p>1.25089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506017">
            <text:p>3.506017</text:p>
          </table:table-cell>
          <table:table-cell office:value-type="float" office:value="0.992998">
            <text:p>0.992998</text:p>
          </table:table-cell>
          <table:table-cell office:value-type="float" office:value="0.081471">
            <text:p>0.081471</text:p>
          </table:table-cell>
          <table:table-cell office:value-type="float" office:value="0.996335">
            <text:p>0.996335</text:p>
          </table:table-cell>
          <table:table-cell office:value-type="float" office:value="0.081862">
            <text:p>0.081862</text:p>
          </table:table-cell>
          <table:table-cell office:value-type="float" office:value="1.252358">
            <text:p>1.25235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518584">
            <text:p>3.518584</text:p>
          </table:table-cell>
          <table:table-cell office:value-type="float" office:value="0.99143">
            <text:p>0.99143</text:p>
          </table:table-cell>
          <table:table-cell office:value-type="float" office:value="0.090201">
            <text:p>0.090201</text:p>
          </table:table-cell>
          <table:table-cell office:value-type="float" office:value="0.995525">
            <text:p>0.995525</text:p>
          </table:table-cell>
          <table:table-cell office:value-type="float" office:value="0.090731">
            <text:p>0.090731</text:p>
          </table:table-cell>
          <table:table-cell office:value-type="float" office:value="1.25399">
            <text:p>1.2539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53115">
            <text:p>3.53115</text:p>
          </table:table-cell>
          <table:table-cell office:value-type="float" office:value="0.989704">
            <text:p>0.989704</text:p>
          </table:table-cell>
          <table:table-cell office:value-type="float" office:value="0.098916">
            <text:p>0.098916</text:p>
          </table:table-cell>
          <table:table-cell office:value-type="float" office:value="0.994635">
            <text:p>0.994635</text:p>
          </table:table-cell>
          <table:table-cell office:value-type="float" office:value="0.099614">
            <text:p>0.099614</text:p>
          </table:table-cell>
          <table:table-cell office:value-type="float" office:value="1.255788">
            <text:p>1.25578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543717">
            <text:p>3.543717</text:p>
          </table:table-cell>
          <table:table-cell office:value-type="float" office:value="0.987819">
            <text:p>0.987819</text:p>
          </table:table-cell>
          <table:table-cell office:value-type="float" office:value="0.107615">
            <text:p>0.107615</text:p>
          </table:table-cell>
          <table:table-cell office:value-type="float" office:value="0.993663">
            <text:p>0.993663</text:p>
          </table:table-cell>
          <table:table-cell office:value-type="float" office:value="0.108514">
            <text:p>0.108514</text:p>
          </table:table-cell>
          <table:table-cell office:value-type="float" office:value="1.257754">
            <text:p>1.25775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556283">
            <text:p>3.556283</text:p>
          </table:table-cell>
          <table:table-cell office:value-type="float" office:value="0.985774">
            <text:p>0.985774</text:p>
          </table:table-cell>
          <table:table-cell office:value-type="float" office:value="0.116297">
            <text:p>0.116297</text:p>
          </table:table-cell>
          <table:table-cell office:value-type="float" office:value="0.992611">
            <text:p>0.992611</text:p>
          </table:table-cell>
          <table:table-cell office:value-type="float" office:value="0.117432">
            <text:p>0.117432</text:p>
          </table:table-cell>
          <table:table-cell office:value-type="float" office:value="1.259888">
            <text:p>1.25988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568849">
            <text:p>3.568849</text:p>
          </table:table-cell>
          <table:table-cell office:value-type="float" office:value="0.983571">
            <text:p>0.983571</text:p>
          </table:table-cell>
          <table:table-cell office:value-type="float" office:value="0.12496">
            <text:p>0.12496</text:p>
          </table:table-cell>
          <table:table-cell office:value-type="float" office:value="0.991477">
            <text:p>0.991477</text:p>
          </table:table-cell>
          <table:table-cell office:value-type="float" office:value="0.12637">
            <text:p>0.12637</text:p>
          </table:table-cell>
          <table:table-cell office:value-type="float" office:value="1.262192">
            <text:p>1.26219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581416">
            <text:p>3.581416</text:p>
          </table:table-cell>
          <table:table-cell office:value-type="float" office:value="0.981208">
            <text:p>0.981208</text:p>
          </table:table-cell>
          <table:table-cell office:value-type="float" office:value="0.133603">
            <text:p>0.133603</text:p>
          </table:table-cell>
          <table:table-cell office:value-type="float" office:value="0.990262">
            <text:p>0.990262</text:p>
          </table:table-cell>
          <table:table-cell office:value-type="float" office:value="0.135329">
            <text:p>0.135329</text:p>
          </table:table-cell>
          <table:table-cell office:value-type="float" office:value="1.264666">
            <text:p>1.26466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593982">
            <text:p>3.593982</text:p>
          </table:table-cell>
          <table:table-cell office:value-type="float" office:value="0.978686">
            <text:p>0.978686</text:p>
          </table:table-cell>
          <table:table-cell office:value-type="float" office:value="0.142224">
            <text:p>0.142224</text:p>
          </table:table-cell>
          <table:table-cell office:value-type="float" office:value="0.988966">
            <text:p>0.988966</text:p>
          </table:table-cell>
          <table:table-cell office:value-type="float" office:value="0.144311">
            <text:p>0.144311</text:p>
          </table:table-cell>
          <table:table-cell office:value-type="float" office:value="1.267313">
            <text:p>1.26731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606548">
            <text:p>3.606548</text:p>
          </table:table-cell>
          <table:table-cell office:value-type="float" office:value="0.976004">
            <text:p>0.976004</text:p>
          </table:table-cell>
          <table:table-cell office:value-type="float" office:value="0.150822">
            <text:p>0.150822</text:p>
          </table:table-cell>
          <table:table-cell office:value-type="float" office:value="0.987588">
            <text:p>0.987588</text:p>
          </table:table-cell>
          <table:table-cell office:value-type="float" office:value="0.153317">
            <text:p>0.153317</text:p>
          </table:table-cell>
          <table:table-cell office:value-type="float" office:value="1.270134">
            <text:p>1.27013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619115">
            <text:p>3.619115</text:p>
          </table:table-cell>
          <table:table-cell office:value-type="float" office:value="0.973162">
            <text:p>0.973162</text:p>
          </table:table-cell>
          <table:table-cell office:value-type="float" office:value="0.159395">
            <text:p>0.159395</text:p>
          </table:table-cell>
          <table:table-cell office:value-type="float" office:value="0.986129">
            <text:p>0.986129</text:p>
          </table:table-cell>
          <table:table-cell office:value-type="float" office:value="0.162349">
            <text:p>0.162349</text:p>
          </table:table-cell>
          <table:table-cell office:value-type="float" office:value="1.273131">
            <text:p>1.27313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631681">
            <text:p>3.631681</text:p>
          </table:table-cell>
          <table:table-cell office:value-type="float" office:value="0.97016">
            <text:p>0.97016</text:p>
          </table:table-cell>
          <table:table-cell office:value-type="float" office:value="0.167942">
            <text:p>0.167942</text:p>
          </table:table-cell>
          <table:table-cell office:value-type="float" office:value="0.984588">
            <text:p>0.984588</text:p>
          </table:table-cell>
          <table:table-cell office:value-type="float" office:value="0.171409">
            <text:p>0.171409</text:p>
          </table:table-cell>
          <table:table-cell office:value-type="float" office:value="1.276305">
            <text:p>1.27630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644247">
            <text:p>3.644247</text:p>
          </table:table-cell>
          <table:table-cell office:value-type="float" office:value="0.966997">
            <text:p>0.966997</text:p>
          </table:table-cell>
          <table:table-cell office:value-type="float" office:value="0.176461">
            <text:p>0.176461</text:p>
          </table:table-cell>
          <table:table-cell office:value-type="float" office:value="0.982966">
            <text:p>0.982966</text:p>
          </table:table-cell>
          <table:table-cell office:value-type="float" office:value="0.180498">
            <text:p>0.180498</text:p>
          </table:table-cell>
          <table:table-cell office:value-type="float" office:value="1.279659">
            <text:p>1.27965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656814">
            <text:p>3.656814</text:p>
          </table:table-cell>
          <table:table-cell office:value-type="float" office:value="0.963673">
            <text:p>0.963673</text:p>
          </table:table-cell>
          <table:table-cell office:value-type="float" office:value="0.184951">
            <text:p>0.184951</text:p>
          </table:table-cell>
          <table:table-cell office:value-type="float" office:value="0.981261">
            <text:p>0.981261</text:p>
          </table:table-cell>
          <table:table-cell office:value-type="float" office:value="0.189617">
            <text:p>0.189617</text:p>
          </table:table-cell>
          <table:table-cell office:value-type="float" office:value="1.283193">
            <text:p>1.28319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66938">
            <text:p>3.66938</text:p>
          </table:table-cell>
          <table:table-cell office:value-type="float" office:value="0.960188">
            <text:p>0.960188</text:p>
          </table:table-cell>
          <table:table-cell office:value-type="float" office:value="0.19341">
            <text:p>0.19341</text:p>
          </table:table-cell>
          <table:table-cell office:value-type="float" office:value="0.979474">
            <text:p>0.979474</text:p>
          </table:table-cell>
          <table:table-cell office:value-type="float" office:value="0.198769">
            <text:p>0.198769</text:p>
          </table:table-cell>
          <table:table-cell office:value-type="float" office:value="1.286911">
            <text:p>1.28691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681947">
            <text:p>3.681947</text:p>
          </table:table-cell>
          <table:table-cell office:value-type="float" office:value="0.956542">
            <text:p>0.956542</text:p>
          </table:table-cell>
          <table:table-cell office:value-type="float" office:value="0.201836">
            <text:p>0.201836</text:p>
          </table:table-cell>
          <table:table-cell office:value-type="float" office:value="0.977605">
            <text:p>0.977605</text:p>
          </table:table-cell>
          <table:table-cell office:value-type="float" office:value="0.207956">
            <text:p>0.207956</text:p>
          </table:table-cell>
          <table:table-cell office:value-type="float" office:value="1.290815">
            <text:p>1.29081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694513">
            <text:p>3.694513</text:p>
          </table:table-cell>
          <table:table-cell office:value-type="float" office:value="0.952735">
            <text:p>0.952735</text:p>
          </table:table-cell>
          <table:table-cell office:value-type="float" office:value="0.210228">
            <text:p>0.210228</text:p>
          </table:table-cell>
          <table:table-cell office:value-type="float" office:value="0.975653">
            <text:p>0.975653</text:p>
          </table:table-cell>
          <table:table-cell office:value-type="float" office:value="0.217178">
            <text:p>0.217178</text:p>
          </table:table-cell>
          <table:table-cell office:value-type="float" office:value="1.294907">
            <text:p>1.29490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707079">
            <text:p>3.707079</text:p>
          </table:table-cell>
          <table:table-cell office:value-type="float" office:value="0.948765">
            <text:p>0.948765</text:p>
          </table:table-cell>
          <table:table-cell office:value-type="float" office:value="0.218585">
            <text:p>0.218585</text:p>
          </table:table-cell>
          <table:table-cell office:value-type="float" office:value="0.973619">
            <text:p>0.973619</text:p>
          </table:table-cell>
          <table:table-cell office:value-type="float" office:value="0.226438">
            <text:p>0.226438</text:p>
          </table:table-cell>
          <table:table-cell office:value-type="float" office:value="1.29919">
            <text:p>1.2991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719646">
            <text:p>3.719646</text:p>
          </table:table-cell>
          <table:table-cell office:value-type="float" office:value="0.944633">
            <text:p>0.944633</text:p>
          </table:table-cell>
          <table:table-cell office:value-type="float" office:value="0.226904">
            <text:p>0.226904</text:p>
          </table:table-cell>
          <table:table-cell office:value-type="float" office:value="0.971503">
            <text:p>0.971503</text:p>
          </table:table-cell>
          <table:table-cell office:value-type="float" office:value="0.235737">
            <text:p>0.235737</text:p>
          </table:table-cell>
          <table:table-cell office:value-type="float" office:value="1.303665">
            <text:p>1.30366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732212">
            <text:p>3.732212</text:p>
          </table:table-cell>
          <table:table-cell office:value-type="float" office:value="0.940338">
            <text:p>0.940338</text:p>
          </table:table-cell>
          <table:table-cell office:value-type="float" office:value="0.235184">
            <text:p>0.235184</text:p>
          </table:table-cell>
          <table:table-cell office:value-type="float" office:value="0.969303">
            <text:p>0.969303</text:p>
          </table:table-cell>
          <table:table-cell office:value-type="float" office:value="0.245078">
            <text:p>0.245078</text:p>
          </table:table-cell>
          <table:table-cell office:value-type="float" office:value="1.308337">
            <text:p>1.30833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744778">
            <text:p>3.744778</text:p>
          </table:table-cell>
          <table:table-cell office:value-type="float" office:value="0.935881">
            <text:p>0.935881</text:p>
          </table:table-cell>
          <table:table-cell office:value-type="float" office:value="0.243423">
            <text:p>0.243423</text:p>
          </table:table-cell>
          <table:table-cell office:value-type="float" office:value="0.96702">
            <text:p>0.96702</text:p>
          </table:table-cell>
          <table:table-cell office:value-type="float" office:value="0.254463">
            <text:p>0.254463</text:p>
          </table:table-cell>
          <table:table-cell office:value-type="float" office:value="1.313208">
            <text:p>1.31320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757345">
            <text:p>3.757345</text:p>
          </table:table-cell>
          <table:table-cell office:value-type="float" office:value="0.93126">
            <text:p>0.93126</text:p>
          </table:table-cell>
          <table:table-cell office:value-type="float" office:value="0.25162">
            <text:p>0.25162</text:p>
          </table:table-cell>
          <table:table-cell office:value-type="float" office:value="0.964654">
            <text:p>0.964654</text:p>
          </table:table-cell>
          <table:table-cell office:value-type="float" office:value="0.263892">
            <text:p>0.263892</text:p>
          </table:table-cell>
          <table:table-cell office:value-type="float" office:value="1.318281">
            <text:p>1.31828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769911">
            <text:p>3.769911</text:p>
          </table:table-cell>
          <table:table-cell office:value-type="float" office:value="0.926475">
            <text:p>0.926475</text:p>
          </table:table-cell>
          <table:table-cell office:value-type="float" office:value="0.259773">
            <text:p>0.259773</text:p>
          </table:table-cell>
          <table:table-cell office:value-type="float" office:value="0.962204">
            <text:p>0.962204</text:p>
          </table:table-cell>
          <table:table-cell office:value-type="float" office:value="0.273369">
            <text:p>0.273369</text:p>
          </table:table-cell>
          <table:table-cell office:value-type="float" office:value="1.323559">
            <text:p>1.32355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782478">
            <text:p>3.782478</text:p>
          </table:table-cell>
          <table:table-cell office:value-type="float" office:value="0.921525">
            <text:p>0.921525</text:p>
          </table:table-cell>
          <table:table-cell office:value-type="float" office:value="0.267879">
            <text:p>0.267879</text:p>
          </table:table-cell>
          <table:table-cell office:value-type="float" office:value="0.959671">
            <text:p>0.959671</text:p>
          </table:table-cell>
          <table:table-cell office:value-type="float" office:value="0.282895">
            <text:p>0.282895</text:p>
          </table:table-cell>
          <table:table-cell office:value-type="float" office:value="1.329046">
            <text:p>1.32904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795044">
            <text:p>3.795044</text:p>
          </table:table-cell>
          <table:table-cell office:value-type="float" office:value="0.916412">
            <text:p>0.916412</text:p>
          </table:table-cell>
          <table:table-cell office:value-type="float" office:value="0.275938">
            <text:p>0.275938</text:p>
          </table:table-cell>
          <table:table-cell office:value-type="float" office:value="0.957054">
            <text:p>0.957054</text:p>
          </table:table-cell>
          <table:table-cell office:value-type="float" office:value="0.292472">
            <text:p>0.292472</text:p>
          </table:table-cell>
          <table:table-cell office:value-type="float" office:value="1.334745">
            <text:p>1.33474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80761">
            <text:p>3.80761</text:p>
          </table:table-cell>
          <table:table-cell office:value-type="float" office:value="0.911133">
            <text:p>0.911133</text:p>
          </table:table-cell>
          <table:table-cell office:value-type="float" office:value="0.283946">
            <text:p>0.283946</text:p>
          </table:table-cell>
          <table:table-cell office:value-type="float" office:value="0.954352">
            <text:p>0.954352</text:p>
          </table:table-cell>
          <table:table-cell office:value-type="float" office:value="0.302102">
            <text:p>0.302102</text:p>
          </table:table-cell>
          <table:table-cell office:value-type="float" office:value="1.34066">
            <text:p>1.3406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820177">
            <text:p>3.820177</text:p>
          </table:table-cell>
          <table:table-cell office:value-type="float" office:value="0.905688">
            <text:p>0.905688</text:p>
          </table:table-cell>
          <table:table-cell office:value-type="float" office:value="0.291904">
            <text:p>0.291904</text:p>
          </table:table-cell>
          <table:table-cell office:value-type="float" office:value="0.951567">
            <text:p>0.951567</text:p>
          </table:table-cell>
          <table:table-cell office:value-type="float" office:value="0.311788">
            <text:p>0.311788</text:p>
          </table:table-cell>
          <table:table-cell office:value-type="float" office:value="1.346795">
            <text:p>1.34679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832743">
            <text:p>3.832743</text:p>
          </table:table-cell>
          <table:table-cell office:value-type="float" office:value="0.900078">
            <text:p>0.900078</text:p>
          </table:table-cell>
          <table:table-cell office:value-type="float" office:value="0.299808">
            <text:p>0.299808</text:p>
          </table:table-cell>
          <table:table-cell office:value-type="float" office:value="0.948696">
            <text:p>0.948696</text:p>
          </table:table-cell>
          <table:table-cell office:value-type="float" office:value="0.321532">
            <text:p>0.321532</text:p>
          </table:table-cell>
          <table:table-cell office:value-type="float" office:value="1.353154">
            <text:p>1.35315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845309">
            <text:p>3.845309</text:p>
          </table:table-cell>
          <table:table-cell office:value-type="float" office:value="0.894301">
            <text:p>0.894301</text:p>
          </table:table-cell>
          <table:table-cell office:value-type="float" office:value="0.307656">
            <text:p>0.307656</text:p>
          </table:table-cell>
          <table:table-cell office:value-type="float" office:value="0.945741">
            <text:p>0.945741</text:p>
          </table:table-cell>
          <table:table-cell office:value-type="float" office:value="0.331336">
            <text:p>0.331336</text:p>
          </table:table-cell>
          <table:table-cell office:value-type="float" office:value="1.359741">
            <text:p>1.35974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857876">
            <text:p>3.857876</text:p>
          </table:table-cell>
          <table:table-cell office:value-type="float" office:value="0.888357">
            <text:p>0.888357</text:p>
          </table:table-cell>
          <table:table-cell office:value-type="float" office:value="0.315447">
            <text:p>0.315447</text:p>
          </table:table-cell>
          <table:table-cell office:value-type="float" office:value="0.942701">
            <text:p>0.942701</text:p>
          </table:table-cell>
          <table:table-cell office:value-type="float" office:value="0.341202">
            <text:p>0.341202</text:p>
          </table:table-cell>
          <table:table-cell office:value-type="float" office:value="1.366561">
            <text:p>1.36656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870442">
            <text:p>3.870442</text:p>
          </table:table-cell>
          <table:table-cell office:value-type="float" office:value="0.882246">
            <text:p>0.882246</text:p>
          </table:table-cell>
          <table:table-cell office:value-type="float" office:value="0.323178">
            <text:p>0.323178</text:p>
          </table:table-cell>
          <table:table-cell office:value-type="float" office:value="0.939575">
            <text:p>0.939575</text:p>
          </table:table-cell>
          <table:table-cell office:value-type="float" office:value="0.351133">
            <text:p>0.351133</text:p>
          </table:table-cell>
          <table:table-cell office:value-type="float" office:value="1.373618">
            <text:p>1.37361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883009">
            <text:p>3.883009</text:p>
          </table:table-cell>
          <table:table-cell office:value-type="float" office:value="0.875967">
            <text:p>0.875967</text:p>
          </table:table-cell>
          <table:table-cell office:value-type="float" office:value="0.330848">
            <text:p>0.330848</text:p>
          </table:table-cell>
          <table:table-cell office:value-type="float" office:value="0.936364">
            <text:p>0.936364</text:p>
          </table:table-cell>
          <table:table-cell office:value-type="float" office:value="0.361131">
            <text:p>0.361131</text:p>
          </table:table-cell>
          <table:table-cell office:value-type="float" office:value="1.380917">
            <text:p>1.38091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895575">
            <text:p>3.895575</text:p>
          </table:table-cell>
          <table:table-cell office:value-type="float" office:value="0.869519">
            <text:p>0.869519</text:p>
          </table:table-cell>
          <table:table-cell office:value-type="float" office:value="0.338454">
            <text:p>0.338454</text:p>
          </table:table-cell>
          <table:table-cell office:value-type="float" office:value="0.933067">
            <text:p>0.933067</text:p>
          </table:table-cell>
          <table:table-cell office:value-type="float" office:value="0.371199">
            <text:p>0.371199</text:p>
          </table:table-cell>
          <table:table-cell office:value-type="float" office:value="1.388464">
            <text:p>1.38846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908141">
            <text:p>3.908141</text:p>
          </table:table-cell>
          <table:table-cell office:value-type="float" office:value="0.862902">
            <text:p>0.862902</text:p>
          </table:table-cell>
          <table:table-cell office:value-type="float" office:value="0.345995">
            <text:p>0.345995</text:p>
          </table:table-cell>
          <table:table-cell office:value-type="float" office:value="0.929684">
            <text:p>0.929684</text:p>
          </table:table-cell>
          <table:table-cell office:value-type="float" office:value="0.381339">
            <text:p>0.381339</text:p>
          </table:table-cell>
          <table:table-cell office:value-type="float" office:value="1.396264">
            <text:p>1.39626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920708">
            <text:p>3.920708</text:p>
          </table:table-cell>
          <table:table-cell office:value-type="float" office:value="0.856116">
            <text:p>0.856116</text:p>
          </table:table-cell>
          <table:table-cell office:value-type="float" office:value="0.353467">
            <text:p>0.353467</text:p>
          </table:table-cell>
          <table:table-cell office:value-type="float" office:value="0.926214">
            <text:p>0.926214</text:p>
          </table:table-cell>
          <table:table-cell office:value-type="float" office:value="0.391554">
            <text:p>0.391554</text:p>
          </table:table-cell>
          <table:table-cell office:value-type="float" office:value="1.404323">
            <text:p>1.40432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933274">
            <text:p>3.933274</text:p>
          </table:table-cell>
          <table:table-cell office:value-type="float" office:value="0.849159">
            <text:p>0.849159</text:p>
          </table:table-cell>
          <table:table-cell office:value-type="float" office:value="0.360869">
            <text:p>0.360869</text:p>
          </table:table-cell>
          <table:table-cell office:value-type="float" office:value="0.922658">
            <text:p>0.922658</text:p>
          </table:table-cell>
          <table:table-cell office:value-type="float" office:value="0.401847">
            <text:p>0.401847</text:p>
          </table:table-cell>
          <table:table-cell office:value-type="float" office:value="1.412645">
            <text:p>1.41264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94584">
            <text:p>3.94584</text:p>
          </table:table-cell>
          <table:table-cell office:value-type="float" office:value="0.842032">
            <text:p>0.842032</text:p>
          </table:table-cell>
          <table:table-cell office:value-type="float" office:value="0.368199">
            <text:p>0.368199</text:p>
          </table:table-cell>
          <table:table-cell office:value-type="float" office:value="0.919015">
            <text:p>0.919015</text:p>
          </table:table-cell>
          <table:table-cell office:value-type="float" office:value="0.412221">
            <text:p>0.412221</text:p>
          </table:table-cell>
          <table:table-cell office:value-type="float" office:value="1.421238">
            <text:p>1.42123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958407">
            <text:p>3.958407</text:p>
          </table:table-cell>
          <table:table-cell office:value-type="float" office:value="0.834734">
            <text:p>0.834734</text:p>
          </table:table-cell>
          <table:table-cell office:value-type="float" office:value="0.375454">
            <text:p>0.375454</text:p>
          </table:table-cell>
          <table:table-cell office:value-type="float" office:value="0.915285">
            <text:p>0.915285</text:p>
          </table:table-cell>
          <table:table-cell office:value-type="float" office:value="0.422678">
            <text:p>0.422678</text:p>
          </table:table-cell>
          <table:table-cell office:value-type="float" office:value="1.430107">
            <text:p>1.43010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970973">
            <text:p>3.970973</text:p>
          </table:table-cell>
          <table:table-cell office:value-type="float" office:value="0.827263">
            <text:p>0.827263</text:p>
          </table:table-cell>
          <table:table-cell office:value-type="float" office:value="0.382631">
            <text:p>0.382631</text:p>
          </table:table-cell>
          <table:table-cell office:value-type="float" office:value="0.911467">
            <text:p>0.911467</text:p>
          </table:table-cell>
          <table:table-cell office:value-type="float" office:value="0.433222">
            <text:p>0.433222</text:p>
          </table:table-cell>
          <table:table-cell office:value-type="float" office:value="1.43926">
            <text:p>1.4392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983539">
            <text:p>3.983539</text:p>
          </table:table-cell>
          <table:table-cell office:value-type="float" office:value="0.81962">
            <text:p>0.81962</text:p>
          </table:table-cell>
          <table:table-cell office:value-type="float" office:value="0.389729">
            <text:p>0.389729</text:p>
          </table:table-cell>
          <table:table-cell office:value-type="float" office:value="0.907561">
            <text:p>0.907561</text:p>
          </table:table-cell>
          <table:table-cell office:value-type="float" office:value="0.443856">
            <text:p>0.443856</text:p>
          </table:table-cell>
          <table:table-cell office:value-type="float" office:value="1.448704">
            <text:p>1.44870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3.996106">
            <text:p>3.996106</text:p>
          </table:table-cell>
          <table:table-cell office:value-type="float" office:value="0.811804">
            <text:p>0.811804</text:p>
          </table:table-cell>
          <table:table-cell office:value-type="float" office:value="0.396744">
            <text:p>0.396744</text:p>
          </table:table-cell>
          <table:table-cell office:value-type="float" office:value="0.903566">
            <text:p>0.903566</text:p>
          </table:table-cell>
          <table:table-cell office:value-type="float" office:value="0.454582">
            <text:p>0.454582</text:p>
          </table:table-cell>
          <table:table-cell office:value-type="float" office:value="1.458445">
            <text:p>1.45844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008672">
            <text:p>4.008672</text:p>
          </table:table-cell>
          <table:table-cell office:value-type="float" office:value="0.803815">
            <text:p>0.803815</text:p>
          </table:table-cell>
          <table:table-cell office:value-type="float" office:value="0.403674">
            <text:p>0.403674</text:p>
          </table:table-cell>
          <table:table-cell office:value-type="float" office:value="0.899484">
            <text:p>0.899484</text:p>
          </table:table-cell>
          <table:table-cell office:value-type="float" office:value="0.465405">
            <text:p>0.465405</text:p>
          </table:table-cell>
          <table:table-cell office:value-type="float" office:value="1.468491">
            <text:p>1.46849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021239">
            <text:p>4.021239</text:p>
          </table:table-cell>
          <table:table-cell office:value-type="float" office:value="0.795651">
            <text:p>0.795651</text:p>
          </table:table-cell>
          <table:table-cell office:value-type="float" office:value="0.410517">
            <text:p>0.410517</text:p>
          </table:table-cell>
          <table:table-cell office:value-type="float" office:value="0.895312">
            <text:p>0.895312</text:p>
          </table:table-cell>
          <table:table-cell office:value-type="float" office:value="0.476327">
            <text:p>0.476327</text:p>
          </table:table-cell>
          <table:table-cell office:value-type="float" office:value="1.47885">
            <text:p>1.4788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033805">
            <text:p>4.033805</text:p>
          </table:table-cell>
          <table:table-cell office:value-type="float" office:value="0.787311">
            <text:p>0.787311</text:p>
          </table:table-cell>
          <table:table-cell office:value-type="float" office:value="0.41727">
            <text:p>0.41727</text:p>
          </table:table-cell>
          <table:table-cell office:value-type="float" office:value="0.891052">
            <text:p>0.891052</text:p>
          </table:table-cell>
          <table:table-cell office:value-type="float" office:value="0.487353">
            <text:p>0.487353</text:p>
          </table:table-cell>
          <table:table-cell office:value-type="float" office:value="1.489532">
            <text:p>1.48953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046371">
            <text:p>4.046371</text:p>
          </table:table-cell>
          <table:table-cell office:value-type="float" office:value="0.778796">
            <text:p>0.778796</text:p>
          </table:table-cell>
          <table:table-cell office:value-type="float" office:value="0.423929">
            <text:p>0.423929</text:p>
          </table:table-cell>
          <table:table-cell office:value-type="float" office:value="0.886701">
            <text:p>0.886701</text:p>
          </table:table-cell>
          <table:table-cell office:value-type="float" office:value="0.498486">
            <text:p>0.498486</text:p>
          </table:table-cell>
          <table:table-cell office:value-type="float" office:value="1.500543">
            <text:p>1.50054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058938">
            <text:p>4.058938</text:p>
          </table:table-cell>
          <table:table-cell office:value-type="float" office:value="0.770105">
            <text:p>0.770105</text:p>
          </table:table-cell>
          <table:table-cell office:value-type="float" office:value="0.430492">
            <text:p>0.430492</text:p>
          </table:table-cell>
          <table:table-cell office:value-type="float" office:value="0.882261">
            <text:p>0.882261</text:p>
          </table:table-cell>
          <table:table-cell office:value-type="float" office:value="0.50973">
            <text:p>0.50973</text:p>
          </table:table-cell>
          <table:table-cell office:value-type="float" office:value="1.511894">
            <text:p>1.51189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071504">
            <text:p>4.071504</text:p>
          </table:table-cell>
          <table:table-cell office:value-type="float" office:value="0.761236">
            <text:p>0.761236</text:p>
          </table:table-cell>
          <table:table-cell office:value-type="float" office:value="0.436956">
            <text:p>0.436956</text:p>
          </table:table-cell>
          <table:table-cell office:value-type="float" office:value="0.877731">
            <text:p>0.877731</text:p>
          </table:table-cell>
          <table:table-cell office:value-type="float" office:value="0.521089">
            <text:p>0.521089</text:p>
          </table:table-cell>
          <table:table-cell office:value-type="float" office:value="1.523594">
            <text:p>1.52359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08407">
            <text:p>4.08407</text:p>
          </table:table-cell>
          <table:table-cell office:value-type="float" office:value="0.75219">
            <text:p>0.75219</text:p>
          </table:table-cell>
          <table:table-cell office:value-type="float" office:value="0.443319">
            <text:p>0.443319</text:p>
          </table:table-cell>
          <table:table-cell office:value-type="float" office:value="0.87311">
            <text:p>0.87311</text:p>
          </table:table-cell>
          <table:table-cell office:value-type="float" office:value="0.532567">
            <text:p>0.532567</text:p>
          </table:table-cell>
          <table:table-cell office:value-type="float" office:value="1.535652">
            <text:p>1.53565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096637">
            <text:p>4.096637</text:p>
          </table:table-cell>
          <table:table-cell office:value-type="float" office:value="0.742966">
            <text:p>0.742966</text:p>
          </table:table-cell>
          <table:table-cell office:value-type="float" office:value="0.449576">
            <text:p>0.449576</text:p>
          </table:table-cell>
          <table:table-cell office:value-type="float" office:value="0.868399">
            <text:p>0.868399</text:p>
          </table:table-cell>
          <table:table-cell office:value-type="float" office:value="0.544168">
            <text:p>0.544168</text:p>
          </table:table-cell>
          <table:table-cell office:value-type="float" office:value="1.54808">
            <text:p>1.5480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109203">
            <text:p>4.109203</text:p>
          </table:table-cell>
          <table:table-cell office:value-type="float" office:value="0.733562">
            <text:p>0.733562</text:p>
          </table:table-cell>
          <table:table-cell office:value-type="float" office:value="0.455724">
            <text:p>0.455724</text:p>
          </table:table-cell>
          <table:table-cell office:value-type="float" office:value="0.863596">
            <text:p>0.863596</text:p>
          </table:table-cell>
          <table:table-cell office:value-type="float" office:value="0.555897">
            <text:p>0.555897</text:p>
          </table:table-cell>
          <table:table-cell office:value-type="float" office:value="1.560889">
            <text:p>1.56088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12177">
            <text:p>4.12177</text:p>
          </table:table-cell>
          <table:table-cell office:value-type="float" office:value="0.723978">
            <text:p>0.723978</text:p>
          </table:table-cell>
          <table:table-cell office:value-type="float" office:value="0.461761">
            <text:p>0.461761</text:p>
          </table:table-cell>
          <table:table-cell office:value-type="float" office:value="0.858701">
            <text:p>0.858701</text:p>
          </table:table-cell>
          <table:table-cell office:value-type="float" office:value="0.567759">
            <text:p>0.567759</text:p>
          </table:table-cell>
          <table:table-cell office:value-type="float" office:value="1.574088">
            <text:p>1.57408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134336">
            <text:p>4.134336</text:p>
          </table:table-cell>
          <table:table-cell office:value-type="float" office:value="0.714214">
            <text:p>0.714214</text:p>
          </table:table-cell>
          <table:table-cell office:value-type="float" office:value="0.467683">
            <text:p>0.467683</text:p>
          </table:table-cell>
          <table:table-cell office:value-type="float" office:value="0.853715">
            <text:p>0.853715</text:p>
          </table:table-cell>
          <table:table-cell office:value-type="float" office:value="0.579757">
            <text:p>0.579757</text:p>
          </table:table-cell>
          <table:table-cell office:value-type="float" office:value="1.587692">
            <text:p>1.58769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146902">
            <text:p>4.146902</text:p>
          </table:table-cell>
          <table:table-cell office:value-type="float" office:value="0.704269">
            <text:p>0.704269</text:p>
          </table:table-cell>
          <table:table-cell office:value-type="float" office:value="0.473486">
            <text:p>0.473486</text:p>
          </table:table-cell>
          <table:table-cell office:value-type="float" office:value="0.848636">
            <text:p>0.848636</text:p>
          </table:table-cell>
          <table:table-cell office:value-type="float" office:value="0.591898">
            <text:p>0.591898</text:p>
          </table:table-cell>
          <table:table-cell office:value-type="float" office:value="1.601712">
            <text:p>1.60171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159469">
            <text:p>4.159469</text:p>
          </table:table-cell>
          <table:table-cell office:value-type="float" office:value="0.694141">
            <text:p>0.694141</text:p>
          </table:table-cell>
          <table:table-cell office:value-type="float" office:value="0.479166">
            <text:p>0.479166</text:p>
          </table:table-cell>
          <table:table-cell office:value-type="float" office:value="0.843465">
            <text:p>0.843465</text:p>
          </table:table-cell>
          <table:table-cell office:value-type="float" office:value="0.604187">
            <text:p>0.604187</text:p>
          </table:table-cell>
          <table:table-cell office:value-type="float" office:value="1.61616">
            <text:p>1.6161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172035">
            <text:p>4.172035</text:p>
          </table:table-cell>
          <table:table-cell office:value-type="float" office:value="0.683831">
            <text:p>0.683831</text:p>
          </table:table-cell>
          <table:table-cell office:value-type="float" office:value="0.484721">
            <text:p>0.484721</text:p>
          </table:table-cell>
          <table:table-cell office:value-type="float" office:value="0.8382">
            <text:p>0.8382</text:p>
          </table:table-cell>
          <table:table-cell office:value-type="float" office:value="0.616629">
            <text:p>0.616629</text:p>
          </table:table-cell>
          <table:table-cell office:value-type="float" office:value="1.631052">
            <text:p>1.63105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184601">
            <text:p>4.184601</text:p>
          </table:table-cell>
          <table:table-cell office:value-type="float" office:value="0.673338">
            <text:p>0.673338</text:p>
          </table:table-cell>
          <table:table-cell office:value-type="float" office:value="0.490146">
            <text:p>0.490146</text:p>
          </table:table-cell>
          <table:table-cell office:value-type="float" office:value="0.832842">
            <text:p>0.832842</text:p>
          </table:table-cell>
          <table:table-cell office:value-type="float" office:value="0.629229">
            <text:p>0.629229</text:p>
          </table:table-cell>
          <table:table-cell office:value-type="float" office:value="1.646402">
            <text:p>1.64640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197168">
            <text:p>4.197168</text:p>
          </table:table-cell>
          <table:table-cell office:value-type="float" office:value="0.66266">
            <text:p>0.66266</text:p>
          </table:table-cell>
          <table:table-cell office:value-type="float" office:value="0.495436">
            <text:p>0.495436</text:p>
          </table:table-cell>
          <table:table-cell office:value-type="float" office:value="0.827391">
            <text:p>0.827391</text:p>
          </table:table-cell>
          <table:table-cell office:value-type="float" office:value="0.641994">
            <text:p>0.641994</text:p>
          </table:table-cell>
          <table:table-cell office:value-type="float" office:value="1.662223">
            <text:p>1.66222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209734">
            <text:p>4.209734</text:p>
          </table:table-cell>
          <table:table-cell office:value-type="float" office:value="0.651798">
            <text:p>0.651798</text:p>
          </table:table-cell>
          <table:table-cell office:value-type="float" office:value="0.500589">
            <text:p>0.500589</text:p>
          </table:table-cell>
          <table:table-cell office:value-type="float" office:value="0.821845">
            <text:p>0.821845</text:p>
          </table:table-cell>
          <table:table-cell office:value-type="float" office:value="0.654929">
            <text:p>0.654929</text:p>
          </table:table-cell>
          <table:table-cell office:value-type="float" office:value="1.678533">
            <text:p>1.67853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222301">
            <text:p>4.222301</text:p>
          </table:table-cell>
          <table:table-cell office:value-type="float" office:value="0.64075">
            <text:p>0.64075</text:p>
          </table:table-cell>
          <table:table-cell office:value-type="float" office:value="0.505599">
            <text:p>0.505599</text:p>
          </table:table-cell>
          <table:table-cell office:value-type="float" office:value="0.816205">
            <text:p>0.816205</text:p>
          </table:table-cell>
          <table:table-cell office:value-type="float" office:value="0.668042">
            <text:p>0.668042</text:p>
          </table:table-cell>
          <table:table-cell office:value-type="float" office:value="1.695348">
            <text:p>1.69534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234867">
            <text:p>4.234867</text:p>
          </table:table-cell>
          <table:table-cell office:value-type="float" office:value="0.629517">
            <text:p>0.629517</text:p>
          </table:table-cell>
          <table:table-cell office:value-type="float" office:value="0.510462">
            <text:p>0.510462</text:p>
          </table:table-cell>
          <table:table-cell office:value-type="float" office:value="0.810471">
            <text:p>0.810471</text:p>
          </table:table-cell>
          <table:table-cell office:value-type="float" office:value="0.681339">
            <text:p>0.681339</text:p>
          </table:table-cell>
          <table:table-cell office:value-type="float" office:value="1.712686">
            <text:p>1.71268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247433">
            <text:p>4.247433</text:p>
          </table:table-cell>
          <table:table-cell office:value-type="float" office:value="0.618096">
            <text:p>0.618096</text:p>
          </table:table-cell>
          <table:table-cell office:value-type="float" office:value="0.515174">
            <text:p>0.515174</text:p>
          </table:table-cell>
          <table:table-cell office:value-type="float" office:value="0.804641">
            <text:p>0.804641</text:p>
          </table:table-cell>
          <table:table-cell office:value-type="float" office:value="0.694827">
            <text:p>0.694827</text:p>
          </table:table-cell>
          <table:table-cell office:value-type="float" office:value="1.730564">
            <text:p>1.73056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26">
            <text:p>4.26</text:p>
          </table:table-cell>
          <table:table-cell office:value-type="float" office:value="0.606489">
            <text:p>0.606489</text:p>
          </table:table-cell>
          <table:table-cell office:value-type="float" office:value="0.519729">
            <text:p>0.519729</text:p>
          </table:table-cell>
          <table:table-cell office:value-type="float" office:value="0.798716">
            <text:p>0.798716</text:p>
          </table:table-cell>
          <table:table-cell office:value-type="float" office:value="0.708514">
            <text:p>0.708514</text:p>
          </table:table-cell>
          <table:table-cell office:value-type="float" office:value="1.749002">
            <text:p>1.74900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272566">
            <text:p>4.272566</text:p>
          </table:table-cell>
          <table:table-cell office:value-type="float" office:value="0.594693">
            <text:p>0.594693</text:p>
          </table:table-cell>
          <table:table-cell office:value-type="float" office:value="0.524124">
            <text:p>0.524124</text:p>
          </table:table-cell>
          <table:table-cell office:value-type="float" office:value="0.792695">
            <text:p>0.792695</text:p>
          </table:table-cell>
          <table:table-cell office:value-type="float" office:value="0.722407">
            <text:p>0.722407</text:p>
          </table:table-cell>
          <table:table-cell office:value-type="float" office:value="1.76802">
            <text:p>1.7680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285132">
            <text:p>4.285132</text:p>
          </table:table-cell>
          <table:table-cell office:value-type="float" office:value="0.582709">
            <text:p>0.582709</text:p>
          </table:table-cell>
          <table:table-cell office:value-type="float" office:value="0.528352">
            <text:p>0.528352</text:p>
          </table:table-cell>
          <table:table-cell office:value-type="float" office:value="0.786578">
            <text:p>0.786578</text:p>
          </table:table-cell>
          <table:table-cell office:value-type="float" office:value="0.736514">
            <text:p>0.736514</text:p>
          </table:table-cell>
          <table:table-cell office:value-type="float" office:value="1.787639">
            <text:p>1.78763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297699">
            <text:p>4.297699</text:p>
          </table:table-cell>
          <table:table-cell office:value-type="float" office:value="0.570535">
            <text:p>0.570535</text:p>
          </table:table-cell>
          <table:table-cell office:value-type="float" office:value="0.532409">
            <text:p>0.532409</text:p>
          </table:table-cell>
          <table:table-cell office:value-type="float" office:value="0.780365">
            <text:p>0.780365</text:p>
          </table:table-cell>
          <table:table-cell office:value-type="float" office:value="0.750844">
            <text:p>0.750844</text:p>
          </table:table-cell>
          <table:table-cell office:value-type="float" office:value="1.807881">
            <text:p>1.80788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310265">
            <text:p>4.310265</text:p>
          </table:table-cell>
          <table:table-cell office:value-type="float" office:value="0.558173">
            <text:p>0.558173</text:p>
          </table:table-cell>
          <table:table-cell office:value-type="float" office:value="0.536289">
            <text:p>0.536289</text:p>
          </table:table-cell>
          <table:table-cell office:value-type="float" office:value="0.774056">
            <text:p>0.774056</text:p>
          </table:table-cell>
          <table:table-cell office:value-type="float" office:value="0.765406">
            <text:p>0.765406</text:p>
          </table:table-cell>
          <table:table-cell office:value-type="float" office:value="1.828771">
            <text:p>1.82877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322831">
            <text:p>4.322831</text:p>
          </table:table-cell>
          <table:table-cell office:value-type="float" office:value="0.54562">
            <text:p>0.54562</text:p>
          </table:table-cell>
          <table:table-cell office:value-type="float" office:value="0.539986">
            <text:p>0.539986</text:p>
          </table:table-cell>
          <table:table-cell office:value-type="float" office:value="0.76765">
            <text:p>0.76765</text:p>
          </table:table-cell>
          <table:table-cell office:value-type="float" office:value="0.780209">
            <text:p>0.780209</text:p>
          </table:table-cell>
          <table:table-cell office:value-type="float" office:value="1.850332">
            <text:p>1.85033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335398">
            <text:p>4.335398</text:p>
          </table:table-cell>
          <table:table-cell office:value-type="float" office:value="0.532877">
            <text:p>0.532877</text:p>
          </table:table-cell>
          <table:table-cell office:value-type="float" office:value="0.543495">
            <text:p>0.543495</text:p>
          </table:table-cell>
          <table:table-cell office:value-type="float" office:value="0.761147">
            <text:p>0.761147</text:p>
          </table:table-cell>
          <table:table-cell office:value-type="float" office:value="0.795263">
            <text:p>0.795263</text:p>
          </table:table-cell>
          <table:table-cell office:value-type="float" office:value="1.87259">
            <text:p>1.8725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347964">
            <text:p>4.347964</text:p>
          </table:table-cell>
          <table:table-cell office:value-type="float" office:value="0.519942">
            <text:p>0.519942</text:p>
          </table:table-cell>
          <table:table-cell office:value-type="float" office:value="0.546809">
            <text:p>0.546809</text:p>
          </table:table-cell>
          <table:table-cell office:value-type="float" office:value="0.754546">
            <text:p>0.754546</text:p>
          </table:table-cell>
          <table:table-cell office:value-type="float" office:value="0.810578">
            <text:p>0.810578</text:p>
          </table:table-cell>
          <table:table-cell office:value-type="float" office:value="1.895573">
            <text:p>1.89557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360531">
            <text:p>4.360531</text:p>
          </table:table-cell>
          <table:table-cell office:value-type="float" office:value="0.506817">
            <text:p>0.506817</text:p>
          </table:table-cell>
          <table:table-cell office:value-type="float" office:value="0.549922">
            <text:p>0.549922</text:p>
          </table:table-cell>
          <table:table-cell office:value-type="float" office:value="0.747849">
            <text:p>0.747849</text:p>
          </table:table-cell>
          <table:table-cell office:value-type="float" office:value="0.826166">
            <text:p>0.826166</text:p>
          </table:table-cell>
          <table:table-cell office:value-type="float" office:value="1.919309">
            <text:p>1.91930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373097">
            <text:p>4.373097</text:p>
          </table:table-cell>
          <table:table-cell office:value-type="float" office:value="0.493501">
            <text:p>0.493501</text:p>
          </table:table-cell>
          <table:table-cell office:value-type="float" office:value="0.552828">
            <text:p>0.552828</text:p>
          </table:table-cell>
          <table:table-cell office:value-type="float" office:value="0.741054">
            <text:p>0.741054</text:p>
          </table:table-cell>
          <table:table-cell office:value-type="float" office:value="0.842038">
            <text:p>0.842038</text:p>
          </table:table-cell>
          <table:table-cell office:value-type="float" office:value="1.943829">
            <text:p>1.94382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385663">
            <text:p>4.385663</text:p>
          </table:table-cell>
          <table:table-cell office:value-type="float" office:value="0.479993">
            <text:p>0.479993</text:p>
          </table:table-cell>
          <table:table-cell office:value-type="float" office:value="0.555519">
            <text:p>0.555519</text:p>
          </table:table-cell>
          <table:table-cell office:value-type="float" office:value="0.734162">
            <text:p>0.734162</text:p>
          </table:table-cell>
          <table:table-cell office:value-type="float" office:value="0.858205">
            <text:p>0.858205</text:p>
          </table:table-cell>
          <table:table-cell office:value-type="float" office:value="1.969163">
            <text:p>1.96916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39823">
            <text:p>4.39823</text:p>
          </table:table-cell>
          <table:table-cell office:value-type="float" office:value="0.466293">
            <text:p>0.466293</text:p>
          </table:table-cell>
          <table:table-cell office:value-type="float" office:value="0.557988">
            <text:p>0.557988</text:p>
          </table:table-cell>
          <table:table-cell office:value-type="float" office:value="0.727173">
            <text:p>0.727173</text:p>
          </table:table-cell>
          <table:table-cell office:value-type="float" office:value="0.874681">
            <text:p>0.874681</text:p>
          </table:table-cell>
          <table:table-cell office:value-type="float" office:value="1.995346">
            <text:p>1.99534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410796">
            <text:p>4.410796</text:p>
          </table:table-cell>
          <table:table-cell office:value-type="float" office:value="0.452402">
            <text:p>0.452402</text:p>
          </table:table-cell>
          <table:table-cell office:value-type="float" office:value="0.560228">
            <text:p>0.560228</text:p>
          </table:table-cell>
          <table:table-cell office:value-type="float" office:value="0.720086">
            <text:p>0.720086</text:p>
          </table:table-cell>
          <table:table-cell office:value-type="float" office:value="0.891479">
            <text:p>0.891479</text:p>
          </table:table-cell>
          <table:table-cell office:value-type="float" office:value="2.022413">
            <text:p>2.02241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423362">
            <text:p>4.423362</text:p>
          </table:table-cell>
          <table:table-cell office:value-type="float" office:value="0.43832">
            <text:p>0.43832</text:p>
          </table:table-cell>
          <table:table-cell office:value-type="float" office:value="0.562231">
            <text:p>0.562231</text:p>
          </table:table-cell>
          <table:table-cell office:value-type="float" office:value="0.712902">
            <text:p>0.712902</text:p>
          </table:table-cell>
          <table:table-cell office:value-type="float" office:value="0.908614">
            <text:p>0.908614</text:p>
          </table:table-cell>
          <table:table-cell office:value-type="float" office:value="2.050401">
            <text:p>2.05040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435929">
            <text:p>4.435929</text:p>
          </table:table-cell>
          <table:table-cell office:value-type="float" office:value="0.424047">
            <text:p>0.424047</text:p>
          </table:table-cell>
          <table:table-cell office:value-type="float" office:value="0.56399">
            <text:p>0.56399</text:p>
          </table:table-cell>
          <table:table-cell office:value-type="float" office:value="0.70562">
            <text:p>0.70562</text:p>
          </table:table-cell>
          <table:table-cell office:value-type="float" office:value="0.926099">
            <text:p>0.926099</text:p>
          </table:table-cell>
          <table:table-cell office:value-type="float" office:value="2.079349">
            <text:p>2.07934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448495">
            <text:p>4.448495</text:p>
          </table:table-cell>
          <table:table-cell office:value-type="float" office:value="0.409583">
            <text:p>0.409583</text:p>
          </table:table-cell>
          <table:table-cell office:value-type="float" office:value="0.565494">
            <text:p>0.565494</text:p>
          </table:table-cell>
          <table:table-cell office:value-type="float" office:value="0.698242">
            <text:p>0.698242</text:p>
          </table:table-cell>
          <table:table-cell office:value-type="float" office:value="0.943952">
            <text:p>0.943952</text:p>
          </table:table-cell>
          <table:table-cell office:value-type="float" office:value="2.109297">
            <text:p>2.10929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461062">
            <text:p>4.461062</text:p>
          </table:table-cell>
          <table:table-cell office:value-type="float" office:value="0.394929">
            <text:p>0.394929</text:p>
          </table:table-cell>
          <table:table-cell office:value-type="float" office:value="0.566736">
            <text:p>0.566736</text:p>
          </table:table-cell>
          <table:table-cell office:value-type="float" office:value="0.690767">
            <text:p>0.690767</text:p>
          </table:table-cell>
          <table:table-cell office:value-type="float" office:value="0.962189">
            <text:p>0.962189</text:p>
          </table:table-cell>
          <table:table-cell office:value-type="float" office:value="2.14029">
            <text:p>2.1402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473628">
            <text:p>4.473628</text:p>
          </table:table-cell>
          <table:table-cell office:value-type="float" office:value="0.380086">
            <text:p>0.380086</text:p>
          </table:table-cell>
          <table:table-cell office:value-type="float" office:value="0.567707">
            <text:p>0.567707</text:p>
          </table:table-cell>
          <table:table-cell office:value-type="float" office:value="0.683196">
            <text:p>0.683196</text:p>
          </table:table-cell>
          <table:table-cell office:value-type="float" office:value="0.980827">
            <text:p>0.980827</text:p>
          </table:table-cell>
          <table:table-cell office:value-type="float" office:value="2.172373">
            <text:p>2.17237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486194">
            <text:p>4.486194</text:p>
          </table:table-cell>
          <table:table-cell office:value-type="float" office:value="0.365055">
            <text:p>0.365055</text:p>
          </table:table-cell>
          <table:table-cell office:value-type="float" office:value="0.568397">
            <text:p>0.568397</text:p>
          </table:table-cell>
          <table:table-cell office:value-type="float" office:value="0.675529">
            <text:p>0.675529</text:p>
          </table:table-cell>
          <table:table-cell office:value-type="float" office:value="0.999886">
            <text:p>0.999886</text:p>
          </table:table-cell>
          <table:table-cell office:value-type="float" office:value="2.205594">
            <text:p>2.20559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498761">
            <text:p>4.498761</text:p>
          </table:table-cell>
          <table:table-cell office:value-type="float" office:value="0.349837">
            <text:p>0.349837</text:p>
          </table:table-cell>
          <table:table-cell office:value-type="float" office:value="0.568795">
            <text:p>0.568795</text:p>
          </table:table-cell>
          <table:table-cell office:value-type="float" office:value="0.667768">
            <text:p>0.667768</text:p>
          </table:table-cell>
          <table:table-cell office:value-type="float" office:value="1.019384">
            <text:p>1.019384</text:p>
          </table:table-cell>
          <table:table-cell office:value-type="float" office:value="2.240004">
            <text:p>2.24000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511327">
            <text:p>4.511327</text:p>
          </table:table-cell>
          <table:table-cell office:value-type="float" office:value="0.334434">
            <text:p>0.334434</text:p>
          </table:table-cell>
          <table:table-cell office:value-type="float" office:value="0.568892">
            <text:p>0.568892</text:p>
          </table:table-cell>
          <table:table-cell office:value-type="float" office:value="0.659912">
            <text:p>0.659912</text:p>
          </table:table-cell>
          <table:table-cell office:value-type="float" office:value="1.039345">
            <text:p>1.039345</text:p>
          </table:table-cell>
          <table:table-cell office:value-type="float" office:value="2.275656">
            <text:p>2.27565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523893">
            <text:p>4.523893</text:p>
          </table:table-cell>
          <table:table-cell office:value-type="float" office:value="0.318846">
            <text:p>0.318846</text:p>
          </table:table-cell>
          <table:table-cell office:value-type="float" office:value="0.568676">
            <text:p>0.568676</text:p>
          </table:table-cell>
          <table:table-cell office:value-type="float" office:value="0.651963">
            <text:p>0.651963</text:p>
          </table:table-cell>
          <table:table-cell office:value-type="float" office:value="1.059789">
            <text:p>1.059789</text:p>
          </table:table-cell>
          <table:table-cell office:value-type="float" office:value="2.312606">
            <text:p>2.31260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53646">
            <text:p>4.53646</text:p>
          </table:table-cell>
          <table:table-cell office:value-type="float" office:value="0.303078">
            <text:p>0.303078</text:p>
          </table:table-cell>
          <table:table-cell office:value-type="float" office:value="0.568136">
            <text:p>0.568136</text:p>
          </table:table-cell>
          <table:table-cell office:value-type="float" office:value="0.643921">
            <text:p>0.643921</text:p>
          </table:table-cell>
          <table:table-cell office:value-type="float" office:value="1.080741">
            <text:p>1.080741</text:p>
          </table:table-cell>
          <table:table-cell office:value-type="float" office:value="2.350913">
            <text:p>2.35091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549026">
            <text:p>4.549026</text:p>
          </table:table-cell>
          <table:table-cell office:value-type="float" office:value="0.28713">
            <text:p>0.28713</text:p>
          </table:table-cell>
          <table:table-cell office:value-type="float" office:value="0.56726">
            <text:p>0.56726</text:p>
          </table:table-cell>
          <table:table-cell office:value-type="float" office:value="0.635789">
            <text:p>0.635789</text:p>
          </table:table-cell>
          <table:table-cell office:value-type="float" office:value="1.102225">
            <text:p>1.102225</text:p>
          </table:table-cell>
          <table:table-cell office:value-type="float" office:value="2.390639">
            <text:p>2.39063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561593">
            <text:p>4.561593</text:p>
          </table:table-cell>
          <table:table-cell office:value-type="float" office:value="0.271005">
            <text:p>0.271005</text:p>
          </table:table-cell>
          <table:table-cell office:value-type="float" office:value="0.566035">
            <text:p>0.566035</text:p>
          </table:table-cell>
          <table:table-cell office:value-type="float" office:value="0.627567">
            <text:p>0.627567</text:p>
          </table:table-cell>
          <table:table-cell office:value-type="float" office:value="1.12427">
            <text:p>1.12427</text:p>
          </table:table-cell>
          <table:table-cell office:value-type="float" office:value="2.431848">
            <text:p>2.43184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574159">
            <text:p>4.574159</text:p>
          </table:table-cell>
          <table:table-cell office:value-type="float" office:value="0.254708">
            <text:p>0.254708</text:p>
          </table:table-cell>
          <table:table-cell office:value-type="float" office:value="0.564449">
            <text:p>0.564449</text:p>
          </table:table-cell>
          <table:table-cell office:value-type="float" office:value="0.619257">
            <text:p>0.619257</text:p>
          </table:table-cell>
          <table:table-cell office:value-type="float" office:value="1.146903">
            <text:p>1.146903</text:p>
          </table:table-cell>
          <table:table-cell office:value-type="float" office:value="2.47461">
            <text:p>2.4746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586725">
            <text:p>4.586725</text:p>
          </table:table-cell>
          <table:table-cell office:value-type="float" office:value="0.238241">
            <text:p>0.238241</text:p>
          </table:table-cell>
          <table:table-cell office:value-type="float" office:value="0.562487">
            <text:p>0.562487</text:p>
          </table:table-cell>
          <table:table-cell office:value-type="float" office:value="0.610861">
            <text:p>0.610861</text:p>
          </table:table-cell>
          <table:table-cell office:value-type="float" office:value="1.170155">
            <text:p>1.170155</text:p>
          </table:table-cell>
          <table:table-cell office:value-type="float" office:value="2.518996">
            <text:p>2.51899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599292">
            <text:p>4.599292</text:p>
          </table:table-cell>
          <table:table-cell office:value-type="float" office:value="0.22161">
            <text:p>0.22161</text:p>
          </table:table-cell>
          <table:table-cell office:value-type="float" office:value="0.560136">
            <text:p>0.560136</text:p>
          </table:table-cell>
          <table:table-cell office:value-type="float" office:value="0.602381">
            <text:p>0.602381</text:p>
          </table:table-cell>
          <table:table-cell office:value-type="float" office:value="1.194058">
            <text:p>1.194058</text:p>
          </table:table-cell>
          <table:table-cell office:value-type="float" office:value="2.565079">
            <text:p>2.56507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611858">
            <text:p>4.611858</text:p>
          </table:table-cell>
          <table:table-cell office:value-type="float" office:value="0.204818">
            <text:p>0.204818</text:p>
          </table:table-cell>
          <table:table-cell office:value-type="float" office:value="0.55738">
            <text:p>0.55738</text:p>
          </table:table-cell>
          <table:table-cell office:value-type="float" office:value="0.593821">
            <text:p>0.593821</text:p>
          </table:table-cell>
          <table:table-cell office:value-type="float" office:value="1.218648">
            <text:p>1.218648</text:p>
          </table:table-cell>
          <table:table-cell office:value-type="float" office:value="2.612939">
            <text:p>2.61293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624424">
            <text:p>4.624424</text:p>
          </table:table-cell>
          <table:table-cell office:value-type="float" office:value="0.187872">
            <text:p>0.187872</text:p>
          </table:table-cell>
          <table:table-cell office:value-type="float" office:value="0.554204">
            <text:p>0.554204</text:p>
          </table:table-cell>
          <table:table-cell office:value-type="float" office:value="0.585182">
            <text:p>0.585182</text:p>
          </table:table-cell>
          <table:table-cell office:value-type="float" office:value="1.24396">
            <text:p>1.24396</text:p>
          </table:table-cell>
          <table:table-cell office:value-type="float" office:value="2.662655">
            <text:p>2.66265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636991">
            <text:p>4.636991</text:p>
          </table:table-cell>
          <table:table-cell office:value-type="float" office:value="0.170778">
            <text:p>0.170778</text:p>
          </table:table-cell>
          <table:table-cell office:value-type="float" office:value="0.550591">
            <text:p>0.550591</text:p>
          </table:table-cell>
          <table:table-cell office:value-type="float" office:value="0.576468">
            <text:p>0.576468</text:p>
          </table:table-cell>
          <table:table-cell office:value-type="float" office:value="1.270033">
            <text:p>1.270033</text:p>
          </table:table-cell>
          <table:table-cell office:value-type="float" office:value="2.714312">
            <text:p>2.71431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649557">
            <text:p>4.649557</text:p>
          </table:table-cell>
          <table:table-cell office:value-type="float" office:value="0.153544">
            <text:p>0.153544</text:p>
          </table:table-cell>
          <table:table-cell office:value-type="float" office:value="0.546524">
            <text:p>0.546524</text:p>
          </table:table-cell>
          <table:table-cell office:value-type="float" office:value="0.567683">
            <text:p>0.567683</text:p>
          </table:table-cell>
          <table:table-cell office:value-type="float" office:value="1.296911">
            <text:p>1.296911</text:p>
          </table:table-cell>
          <table:table-cell office:value-type="float" office:value="2.767997">
            <text:p>2.76799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662123">
            <text:p>4.662123</text:p>
          </table:table-cell>
          <table:table-cell office:value-type="float" office:value="0.136177">
            <text:p>0.136177</text:p>
          </table:table-cell>
          <table:table-cell office:value-type="float" office:value="0.541985">
            <text:p>0.541985</text:p>
          </table:table-cell>
          <table:table-cell office:value-type="float" office:value="0.558831">
            <text:p>0.558831</text:p>
          </table:table-cell>
          <table:table-cell office:value-type="float" office:value="1.324636">
            <text:p>1.324636</text:p>
          </table:table-cell>
          <table:table-cell office:value-type="float" office:value="2.823797">
            <text:p>2.82379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67469">
            <text:p>4.67469</text:p>
          </table:table-cell>
          <table:table-cell office:value-type="float" office:value="0.118687">
            <text:p>0.118687</text:p>
          </table:table-cell>
          <table:table-cell office:value-type="float" office:value="0.536956">
            <text:p>0.536956</text:p>
          </table:table-cell>
          <table:table-cell office:value-type="float" office:value="0.549917">
            <text:p>0.549917</text:p>
          </table:table-cell>
          <table:table-cell office:value-type="float" office:value="1.353258">
            <text:p>1.353258</text:p>
          </table:table-cell>
          <table:table-cell office:value-type="float" office:value="2.881806">
            <text:p>2.88180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687256">
            <text:p>4.687256</text:p>
          </table:table-cell>
          <table:table-cell office:value-type="float" office:value="0.101084">
            <text:p>0.101084</text:p>
          </table:table-cell>
          <table:table-cell office:value-type="float" office:value="0.531417">
            <text:p>0.531417</text:p>
          </table:table-cell>
          <table:table-cell office:value-type="float" office:value="0.540945">
            <text:p>0.540945</text:p>
          </table:table-cell>
          <table:table-cell office:value-type="float" office:value="1.382825">
            <text:p>1.382825</text:p>
          </table:table-cell>
          <table:table-cell office:value-type="float" office:value="2.942113">
            <text:p>2.94211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699823">
            <text:p>4.699823</text:p>
          </table:table-cell>
          <table:table-cell office:value-type="float" office:value="0.083381">
            <text:p>0.083381</text:p>
          </table:table-cell>
          <table:table-cell office:value-type="float" office:value="0.525348">
            <text:p>0.525348</text:p>
          </table:table-cell>
          <table:table-cell office:value-type="float" office:value="0.531924">
            <text:p>0.531924</text:p>
          </table:table-cell>
          <table:table-cell office:value-type="float" office:value="1.413393">
            <text:p>1.413393</text:p>
          </table:table-cell>
          <table:table-cell office:value-type="float" office:value="3.004814">
            <text:p>3.00481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712389">
            <text:p>4.712389</text:p>
          </table:table-cell>
          <table:table-cell office:value-type="float" office:value="0.065591">
            <text:p>0.065591</text:p>
          </table:table-cell>
          <table:table-cell office:value-type="float" office:value="0.518728">
            <text:p>0.518728</text:p>
          </table:table-cell>
          <table:table-cell office:value-type="float" office:value="0.522858">
            <text:p>0.522858</text:p>
          </table:table-cell>
          <table:table-cell office:value-type="float" office:value="1.445018">
            <text:p>1.445018</text:p>
          </table:table-cell>
          <table:table-cell office:value-type="float" office:value="3.069998">
            <text:p>3.06999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724955">
            <text:p>4.724955</text:p>
          </table:table-cell>
          <table:table-cell office:value-type="float" office:value="0.047729">
            <text:p>0.047729</text:p>
          </table:table-cell>
          <table:table-cell office:value-type="float" office:value="0.511534">
            <text:p>0.511534</text:p>
          </table:table-cell>
          <table:table-cell office:value-type="float" office:value="0.513756">
            <text:p>0.513756</text:p>
          </table:table-cell>
          <table:table-cell office:value-type="float" office:value="1.477761">
            <text:p>1.477761</text:p>
          </table:table-cell>
          <table:table-cell office:value-type="float" office:value="3.137757">
            <text:p>3.13775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737522">
            <text:p>4.737522</text:p>
          </table:table-cell>
          <table:table-cell office:value-type="float" office:value="0.029811">
            <text:p>0.029811</text:p>
          </table:table-cell>
          <table:table-cell office:value-type="float" office:value="0.503746">
            <text:p>0.503746</text:p>
          </table:table-cell>
          <table:table-cell office:value-type="float" office:value="0.504627">
            <text:p>0.504627</text:p>
          </table:table-cell>
          <table:table-cell office:value-type="float" office:value="1.511687">
            <text:p>1.511687</text:p>
          </table:table-cell>
          <table:table-cell office:value-type="float" office:value="3.208176">
            <text:p>3.20817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750088">
            <text:p>4.750088</text:p>
          </table:table-cell>
          <table:table-cell office:value-type="float" office:value="0.011857">
            <text:p>0.011857</text:p>
          </table:table-cell>
          <table:table-cell office:value-type="float" office:value="0.495338">
            <text:p>0.495338</text:p>
          </table:table-cell>
          <table:table-cell office:value-type="float" office:value="0.49548">
            <text:p>0.49548</text:p>
          </table:table-cell>
          <table:table-cell office:value-type="float" office:value="1.546865">
            <text:p>1.546865</text:p>
          </table:table-cell>
          <table:table-cell office:value-type="float" office:value="3.281335">
            <text:p>3.28133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762654">
            <text:p>4.762654</text:p>
          </table:table-cell>
          <table:table-cell office:value-type="float" office:value="-0.006113">
            <text:p>-0.006113</text:p>
          </table:table-cell>
          <table:table-cell office:value-type="float" office:value="0.486287">
            <text:p>0.486287</text:p>
          </table:table-cell>
          <table:table-cell office:value-type="float" office:value="0.486325">
            <text:p>0.486325</text:p>
          </table:table-cell>
          <table:table-cell office:value-type="float" office:value="1.583366">
            <text:p>1.583366</text:p>
          </table:table-cell>
          <table:table-cell office:value-type="float" office:value="3.357305">
            <text:p>3.35730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775221">
            <text:p>4.775221</text:p>
          </table:table-cell>
          <table:table-cell office:value-type="float" office:value="-0.024073">
            <text:p>-0.024073</text:p>
          </table:table-cell>
          <table:table-cell office:value-type="float" office:value="0.476569">
            <text:p>0.476569</text:p>
          </table:table-cell>
          <table:table-cell office:value-type="float" office:value="0.477177">
            <text:p>0.477177</text:p>
          </table:table-cell>
          <table:table-cell office:value-type="float" office:value="1.621267">
            <text:p>1.621267</text:p>
          </table:table-cell>
          <table:table-cell office:value-type="float" office:value="3.436143">
            <text:p>3.43614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787787">
            <text:p>4.787787</text:p>
          </table:table-cell>
          <table:table-cell office:value-type="float" office:value="-0.041998">
            <text:p>-0.041998</text:p>
          </table:table-cell>
          <table:table-cell office:value-type="float" office:value="0.466158">
            <text:p>0.466158</text:p>
          </table:table-cell>
          <table:table-cell office:value-type="float" office:value="0.468046">
            <text:p>0.468046</text:p>
          </table:table-cell>
          <table:table-cell office:value-type="float" office:value="1.660648">
            <text:p>1.660648</text:p>
          </table:table-cell>
          <table:table-cell office:value-type="float" office:value="3.517892">
            <text:p>3.51789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800354">
            <text:p>4.800354</text:p>
          </table:table-cell>
          <table:table-cell office:value-type="float" office:value="-0.059858">
            <text:p>-0.059858</text:p>
          </table:table-cell>
          <table:table-cell office:value-type="float" office:value="0.45503">
            <text:p>0.45503</text:p>
          </table:table-cell>
          <table:table-cell office:value-type="float" office:value="0.45895">
            <text:p>0.45895</text:p>
          </table:table-cell>
          <table:table-cell office:value-type="float" office:value="1.701593">
            <text:p>1.701593</text:p>
          </table:table-cell>
          <table:table-cell office:value-type="float" office:value="3.602571">
            <text:p>3.60257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81292">
            <text:p>4.81292</text:p>
          </table:table-cell>
          <table:table-cell office:value-type="float" office:value="-0.07762">
            <text:p>-0.07762</text:p>
          </table:table-cell>
          <table:table-cell office:value-type="float" office:value="0.443159">
            <text:p>0.443159</text:p>
          </table:table-cell>
          <table:table-cell office:value-type="float" office:value="0.449905">
            <text:p>0.449905</text:p>
          </table:table-cell>
          <table:table-cell office:value-type="float" office:value="1.744189">
            <text:p>1.744189</text:p>
          </table:table-cell>
          <table:table-cell office:value-type="float" office:value="3.690171">
            <text:p>3.69017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825486">
            <text:p>4.825486</text:p>
          </table:table-cell>
          <table:table-cell office:value-type="float" office:value="-0.095247">
            <text:p>-0.095247</text:p>
          </table:table-cell>
          <table:table-cell office:value-type="float" office:value="0.43052">
            <text:p>0.43052</text:p>
          </table:table-cell>
          <table:table-cell office:value-type="float" office:value="0.44093">
            <text:p>0.44093</text:p>
          </table:table-cell>
          <table:table-cell office:value-type="float" office:value="1.788526">
            <text:p>1.788526</text:p>
          </table:table-cell>
          <table:table-cell office:value-type="float" office:value="3.780647">
            <text:p>3.78064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838053">
            <text:p>4.838053</text:p>
          </table:table-cell>
          <table:table-cell office:value-type="float" office:value="-0.112698">
            <text:p>-0.112698</text:p>
          </table:table-cell>
          <table:table-cell office:value-type="float" office:value="0.417088">
            <text:p>0.417088</text:p>
          </table:table-cell>
          <table:table-cell office:value-type="float" office:value="0.432045">
            <text:p>0.432045</text:p>
          </table:table-cell>
          <table:table-cell office:value-type="float" office:value="1.834696">
            <text:p>1.834696</text:p>
          </table:table-cell>
          <table:table-cell office:value-type="float" office:value="3.873912">
            <text:p>3.87391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850619">
            <text:p>4.850619</text:p>
          </table:table-cell>
          <table:table-cell office:value-type="float" office:value="-0.129928">
            <text:p>-0.129928</text:p>
          </table:table-cell>
          <table:table-cell office:value-type="float" office:value="0.40284">
            <text:p>0.40284</text:p>
          </table:table-cell>
          <table:table-cell office:value-type="float" office:value="0.423274">
            <text:p>0.423274</text:p>
          </table:table-cell>
          <table:table-cell office:value-type="float" office:value="1.882792">
            <text:p>1.882792</text:p>
          </table:table-cell>
          <table:table-cell office:value-type="float" office:value="3.969823">
            <text:p>3.96982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863185">
            <text:p>4.863185</text:p>
          </table:table-cell>
          <table:table-cell office:value-type="float" office:value="-0.146886">
            <text:p>-0.146886</text:p>
          </table:table-cell>
          <table:table-cell office:value-type="float" office:value="0.387754">
            <text:p>0.387754</text:p>
          </table:table-cell>
          <table:table-cell office:value-type="float" office:value="0.414643">
            <text:p>0.414643</text:p>
          </table:table-cell>
          <table:table-cell office:value-type="float" office:value="1.932906">
            <text:p>1.932906</text:p>
          </table:table-cell>
          <table:table-cell office:value-type="float" office:value="4.068173">
            <text:p>4.06817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875752">
            <text:p>4.875752</text:p>
          </table:table-cell>
          <table:table-cell office:value-type="float" office:value="-0.163519">
            <text:p>-0.163519</text:p>
          </table:table-cell>
          <table:table-cell office:value-type="float" office:value="0.37181">
            <text:p>0.37181</text:p>
          </table:table-cell>
          <table:table-cell office:value-type="float" office:value="0.406178">
            <text:p>0.406178</text:p>
          </table:table-cell>
          <table:table-cell office:value-type="float" office:value="1.98513">
            <text:p>1.98513</text:p>
          </table:table-cell>
          <table:table-cell office:value-type="float" office:value="4.168677">
            <text:p>4.16867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888318">
            <text:p>4.888318</text:p>
          </table:table-cell>
          <table:table-cell office:value-type="float" office:value="-0.179766">
            <text:p>-0.179766</text:p>
          </table:table-cell>
          <table:table-cell office:value-type="float" office:value="0.35499">
            <text:p>0.35499</text:p>
          </table:table-cell>
          <table:table-cell office:value-type="float" office:value="0.397912">
            <text:p>0.397912</text:p>
          </table:table-cell>
          <table:table-cell office:value-type="float" office:value="2.039549">
            <text:p>2.039549</text:p>
          </table:table-cell>
          <table:table-cell office:value-type="float" office:value="4.270958">
            <text:p>4.27095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900885">
            <text:p>4.900885</text:p>
          </table:table-cell>
          <table:table-cell office:value-type="float" office:value="-0.195562">
            <text:p>-0.195562</text:p>
          </table:table-cell>
          <table:table-cell office:value-type="float" office:value="0.337282">
            <text:p>0.337282</text:p>
          </table:table-cell>
          <table:table-cell office:value-type="float" office:value="0.389877">
            <text:p>0.389877</text:p>
          </table:table-cell>
          <table:table-cell office:value-type="float" office:value="2.096244">
            <text:p>2.096244</text:p>
          </table:table-cell>
          <table:table-cell office:value-type="float" office:value="4.374537">
            <text:p>4.37453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913451">
            <text:p>4.913451</text:p>
          </table:table-cell>
          <table:table-cell office:value-type="float" office:value="-0.210837">
            <text:p>-0.210837</text:p>
          </table:table-cell>
          <table:table-cell office:value-type="float" office:value="0.318677">
            <text:p>0.318677</text:p>
          </table:table-cell>
          <table:table-cell office:value-type="float" office:value="0.382109">
            <text:p>0.382109</text:p>
          </table:table-cell>
          <table:table-cell office:value-type="float" office:value="2.155284">
            <text:p>2.155284</text:p>
          </table:table-cell>
          <table:table-cell office:value-type="float" office:value="4.478814">
            <text:p>4.47881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926017">
            <text:p>4.926017</text:p>
          </table:table-cell>
          <table:table-cell office:value-type="float" office:value="-0.225515">
            <text:p>-0.225515</text:p>
          </table:table-cell>
          <table:table-cell office:value-type="float" office:value="0.299171">
            <text:p>0.299171</text:p>
          </table:table-cell>
          <table:table-cell office:value-type="float" office:value="0.374647">
            <text:p>0.374647</text:p>
          </table:table-cell>
          <table:table-cell office:value-type="float" office:value="2.216725">
            <text:p>2.216725</text:p>
          </table:table-cell>
          <table:table-cell office:value-type="float" office:value="4.583059">
            <text:p>4.58305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938584">
            <text:p>4.938584</text:p>
          </table:table-cell>
          <table:table-cell office:value-type="float" office:value="-0.239515">
            <text:p>-0.239515</text:p>
          </table:table-cell>
          <table:table-cell office:value-type="float" office:value="0.278768">
            <text:p>0.278768</text:p>
          </table:table-cell>
          <table:table-cell office:value-type="float" office:value="0.367531">
            <text:p>0.367531</text:p>
          </table:table-cell>
          <table:table-cell office:value-type="float" office:value="2.280603">
            <text:p>2.280603</text:p>
          </table:table-cell>
          <table:table-cell office:value-type="float" office:value="4.686402">
            <text:p>4.68640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95115">
            <text:p>4.95115</text:p>
          </table:table-cell>
          <table:table-cell office:value-type="float" office:value="-0.252754">
            <text:p>-0.252754</text:p>
          </table:table-cell>
          <table:table-cell office:value-type="float" office:value="0.25748">
            <text:p>0.25748</text:p>
          </table:table-cell>
          <table:table-cell office:value-type="float" office:value="0.360806">
            <text:p>0.360806</text:p>
          </table:table-cell>
          <table:table-cell office:value-type="float" office:value="2.346932">
            <text:p>2.346932</text:p>
          </table:table-cell>
          <table:table-cell office:value-type="float" office:value="4.78783">
            <text:p>4.7878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963716">
            <text:p>4.963716</text:p>
          </table:table-cell>
          <table:table-cell office:value-type="float" office:value="-0.265144">
            <text:p>-0.265144</text:p>
          </table:table-cell>
          <table:table-cell office:value-type="float" office:value="0.235329">
            <text:p>0.235329</text:p>
          </table:table-cell>
          <table:table-cell office:value-type="float" office:value="0.354516">
            <text:p>0.354516</text:p>
          </table:table-cell>
          <table:table-cell office:value-type="float" office:value="2.415697">
            <text:p>2.415697</text:p>
          </table:table-cell>
          <table:table-cell office:value-type="float" office:value="4.886186">
            <text:p>4.88618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976283">
            <text:p>4.976283</text:p>
          </table:table-cell>
          <table:table-cell office:value-type="float" office:value="-0.276595">
            <text:p>-0.276595</text:p>
          </table:table-cell>
          <table:table-cell office:value-type="float" office:value="0.212346">
            <text:p>0.212346</text:p>
          </table:table-cell>
          <table:table-cell office:value-type="float" office:value="0.348706">
            <text:p>0.348706</text:p>
          </table:table-cell>
          <table:table-cell office:value-type="float" office:value="2.486849">
            <text:p>2.486849</text:p>
          </table:table-cell>
          <table:table-cell office:value-type="float" office:value="4.980182">
            <text:p>4.98018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4.988849">
            <text:p>4.988849</text:p>
          </table:table-cell>
          <table:table-cell office:value-type="float" office:value="-0.287016">
            <text:p>-0.287016</text:p>
          </table:table-cell>
          <table:table-cell office:value-type="float" office:value="0.188575">
            <text:p>0.188575</text:p>
          </table:table-cell>
          <table:table-cell office:value-type="float" office:value="0.343422">
            <text:p>0.343422</text:p>
          </table:table-cell>
          <table:table-cell office:value-type="float" office:value="2.5603">
            <text:p>2.5603</text:p>
          </table:table-cell>
          <table:table-cell office:value-type="float" office:value="5.068422">
            <text:p>5.06842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001416">
            <text:p>5.001416</text:p>
          </table:table-cell>
          <table:table-cell office:value-type="float" office:value="-0.296321">
            <text:p>-0.296321</text:p>
          </table:table-cell>
          <table:table-cell office:value-type="float" office:value="0.16407">
            <text:p>0.16407</text:p>
          </table:table-cell>
          <table:table-cell office:value-type="float" office:value="0.338711">
            <text:p>0.338711</text:p>
          </table:table-cell>
          <table:table-cell office:value-type="float" office:value="2.635919">
            <text:p>2.635919</text:p>
          </table:table-cell>
          <table:table-cell office:value-type="float" office:value="5.149435">
            <text:p>5.14943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013982">
            <text:p>5.013982</text:p>
          </table:table-cell>
          <table:table-cell office:value-type="float" office:value="-0.304423">
            <text:p>-0.304423</text:p>
          </table:table-cell>
          <table:table-cell office:value-type="float" office:value="0.138902">
            <text:p>0.138902</text:p>
          </table:table-cell>
          <table:table-cell office:value-type="float" office:value="0.334614">
            <text:p>0.334614</text:p>
          </table:table-cell>
          <table:table-cell office:value-type="float" office:value="2.71353">
            <text:p>2.71353</text:p>
          </table:table-cell>
          <table:table-cell office:value-type="float" office:value="5.221728">
            <text:p>5.22172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026548">
            <text:p>5.026548</text:p>
          </table:table-cell>
          <table:table-cell office:value-type="float" office:value="-0.311244">
            <text:p>-0.311244</text:p>
          </table:table-cell>
          <table:table-cell office:value-type="float" office:value="0.113149">
            <text:p>0.113149</text:p>
          </table:table-cell>
          <table:table-cell office:value-type="float" office:value="0.331173">
            <text:p>0.331173</text:p>
          </table:table-cell>
          <table:table-cell office:value-type="float" office:value="2.792908">
            <text:p>2.792908</text:p>
          </table:table-cell>
          <table:table-cell office:value-type="float" office:value="5.283843">
            <text:p>5.28384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039115">
            <text:p>5.039115</text:p>
          </table:table-cell>
          <table:table-cell office:value-type="float" office:value="-0.316715">
            <text:p>-0.316715</text:p>
          </table:table-cell>
          <table:table-cell office:value-type="float" office:value="0.086907">
            <text:p>0.086907</text:p>
          </table:table-cell>
          <table:table-cell office:value-type="float" office:value="0.328422">
            <text:p>0.328422</text:p>
          </table:table-cell>
          <table:table-cell office:value-type="float" office:value="2.873783">
            <text:p>2.873783</text:p>
          </table:table-cell>
          <table:table-cell office:value-type="float" office:value="5.334428">
            <text:p>5.33442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051681">
            <text:p>5.051681</text:p>
          </table:table-cell>
          <table:table-cell office:value-type="float" office:value="-0.320778">
            <text:p>-0.320778</text:p>
          </table:table-cell>
          <table:table-cell office:value-type="float" office:value="0.060279">
            <text:p>0.060279</text:p>
          </table:table-cell>
          <table:table-cell office:value-type="float" office:value="0.326392">
            <text:p>0.326392</text:p>
          </table:table-cell>
          <table:table-cell office:value-type="float" office:value="2.955844">
            <text:p>2.955844</text:p>
          </table:table-cell>
          <table:table-cell office:value-type="float" office:value="5.372313">
            <text:p>5.37231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064247">
            <text:p>5.064247</text:p>
          </table:table-cell>
          <table:table-cell office:value-type="float" office:value="-0.323387">
            <text:p>-0.323387</text:p>
          </table:table-cell>
          <table:table-cell office:value-type="float" office:value="0.033378">
            <text:p>0.033378</text:p>
          </table:table-cell>
          <table:table-cell office:value-type="float" office:value="0.325105">
            <text:p>0.325105</text:p>
          </table:table-cell>
          <table:table-cell office:value-type="float" office:value="3.038742">
            <text:p>3.038742</text:p>
          </table:table-cell>
          <table:table-cell office:value-type="float" office:value="5.396579">
            <text:p>5.39657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076814">
            <text:p>5.076814</text:p>
          </table:table-cell>
          <table:table-cell office:value-type="float" office:value="-0.324514">
            <text:p>-0.324514</text:p>
          </table:table-cell>
          <table:table-cell office:value-type="float" office:value="0.006325">
            <text:p>0.006325</text:p>
          </table:table-cell>
          <table:table-cell office:value-type="float" office:value="0.324575">
            <text:p>0.324575</text:p>
          </table:table-cell>
          <table:table-cell office:value-type="float" office:value="3.122105">
            <text:p>3.122105</text:p>
          </table:table-cell>
          <table:table-cell office:value-type="float" office:value="5.406615">
            <text:p>5.40661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08938">
            <text:p>5.08938</text:p>
          </table:table-cell>
          <table:table-cell office:value-type="float" office:value="-0.324146">
            <text:p>-0.324146</text:p>
          </table:table-cell>
          <table:table-cell office:value-type="float" office:value="-0.020758">
            <text:p>-0.020758</text:p>
          </table:table-cell>
          <table:table-cell office:value-type="float" office:value="0.32481">
            <text:p>0.32481</text:p>
          </table:table-cell>
          <table:table-cell office:value-type="float" office:value="-3.077642">
            <text:p>-3.077642</text:p>
          </table:table-cell>
          <table:table-cell office:value-type="float" office:value="5.402165">
            <text:p>5.40216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101946">
            <text:p>5.101946</text:p>
          </table:table-cell>
          <table:table-cell office:value-type="float" office:value="-0.322288">
            <text:p>-0.322288</text:p>
          </table:table-cell>
          <table:table-cell office:value-type="float" office:value="-0.047745">
            <text:p>-0.047745</text:p>
          </table:table-cell>
          <table:table-cell office:value-type="float" office:value="0.325806">
            <text:p>0.325806</text:p>
          </table:table-cell>
          <table:table-cell office:value-type="float" office:value="-2.994519">
            <text:p>-2.994519</text:p>
          </table:table-cell>
          <table:table-cell office:value-type="float" office:value="5.383344">
            <text:p>5.38334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114513">
            <text:p>5.114513</text:p>
          </table:table-cell>
          <table:table-cell office:value-type="float" office:value="-0.318963">
            <text:p>-0.318963</text:p>
          </table:table-cell>
          <table:table-cell office:value-type="float" office:value="-0.074515">
            <text:p>-0.074515</text:p>
          </table:table-cell>
          <table:table-cell office:value-type="float" office:value="0.327551">
            <text:p>0.327551</text:p>
          </table:table-cell>
          <table:table-cell office:value-type="float" office:value="-2.912092">
            <text:p>-2.912092</text:p>
          </table:table-cell>
          <table:table-cell office:value-type="float" office:value="5.350628">
            <text:p>5.35062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127079">
            <text:p>5.127079</text:p>
          </table:table-cell>
          <table:table-cell office:value-type="float" office:value="-0.314207">
            <text:p>-0.314207</text:p>
          </table:table-cell>
          <table:table-cell office:value-type="float" office:value="-0.100952">
            <text:p>-0.100952</text:p>
          </table:table-cell>
          <table:table-cell office:value-type="float" office:value="0.330027">
            <text:p>0.330027</text:p>
          </table:table-cell>
          <table:table-cell office:value-type="float" office:value="-2.830719">
            <text:p>-2.830719</text:p>
          </table:table-cell>
          <table:table-cell office:value-type="float" office:value="5.304823">
            <text:p>5.30482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139646">
            <text:p>5.139646</text:p>
          </table:table-cell>
          <table:table-cell office:value-type="float" office:value="-0.308075">
            <text:p>-0.308075</text:p>
          </table:table-cell>
          <table:table-cell office:value-type="float" office:value="-0.126947">
            <text:p>-0.126947</text:p>
          </table:table-cell>
          <table:table-cell office:value-type="float" office:value="0.333205">
            <text:p>0.333205</text:p>
          </table:table-cell>
          <table:table-cell office:value-type="float" office:value="-2.750729">
            <text:p>-2.750729</text:p>
          </table:table-cell>
          <table:table-cell office:value-type="float" office:value="5.247011">
            <text:p>5.24701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152212">
            <text:p>5.152212</text:p>
          </table:table-cell>
          <table:table-cell office:value-type="float" office:value="-0.30063">
            <text:p>-0.30063</text:p>
          </table:table-cell>
          <table:table-cell office:value-type="float" office:value="-0.152402">
            <text:p>-0.152402</text:p>
          </table:table-cell>
          <table:table-cell office:value-type="float" office:value="0.337053">
            <text:p>0.337053</text:p>
          </table:table-cell>
          <table:table-cell office:value-type="float" office:value="-2.672406">
            <text:p>-2.672406</text:p>
          </table:table-cell>
          <table:table-cell office:value-type="float" office:value="5.178482">
            <text:p>5.17848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164778">
            <text:p>5.164778</text:p>
          </table:table-cell>
          <table:table-cell office:value-type="float" office:value="-0.291947">
            <text:p>-0.291947</text:p>
          </table:table-cell>
          <table:table-cell office:value-type="float" office:value="-0.177231">
            <text:p>-0.177231</text:p>
          </table:table-cell>
          <table:table-cell office:value-type="float" office:value="0.341532">
            <text:p>0.341532</text:p>
          </table:table-cell>
          <table:table-cell office:value-type="float" office:value="-2.595994">
            <text:p>-2.595994</text:p>
          </table:table-cell>
          <table:table-cell office:value-type="float" office:value="5.100662">
            <text:p>5.10066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177345">
            <text:p>5.177345</text:p>
          </table:table-cell>
          <table:table-cell office:value-type="float" office:value="-0.282109">
            <text:p>-0.282109</text:p>
          </table:table-cell>
          <table:table-cell office:value-type="float" office:value="-0.20136">
            <text:p>-0.20136</text:p>
          </table:table-cell>
          <table:table-cell office:value-type="float" office:value="0.346599">
            <text:p>0.346599</text:p>
          </table:table-cell>
          <table:table-cell office:value-type="float" office:value="-2.521687">
            <text:p>-2.521687</text:p>
          </table:table-cell>
          <table:table-cell office:value-type="float" office:value="5.015037">
            <text:p>5.01503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189911">
            <text:p>5.189911</text:p>
          </table:table-cell>
          <table:table-cell office:value-type="float" office:value="-0.271202">
            <text:p>-0.271202</text:p>
          </table:table-cell>
          <table:table-cell office:value-type="float" office:value="-0.224727">
            <text:p>-0.224727</text:p>
          </table:table-cell>
          <table:table-cell office:value-type="float" office:value="0.352211">
            <text:p>0.352211</text:p>
          </table:table-cell>
          <table:table-cell office:value-type="float" office:value="-2.449634">
            <text:p>-2.449634</text:p>
          </table:table-cell>
          <table:table-cell office:value-type="float" office:value="4.923095">
            <text:p>4.92309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202477">
            <text:p>5.202477</text:p>
          </table:table-cell>
          <table:table-cell office:value-type="float" office:value="-0.259316">
            <text:p>-0.259316</text:p>
          </table:table-cell>
          <table:table-cell office:value-type="float" office:value="-0.247284">
            <text:p>-0.247284</text:p>
          </table:table-cell>
          <table:table-cell office:value-type="float" office:value="0.358321">
            <text:p>0.358321</text:p>
          </table:table-cell>
          <table:table-cell office:value-type="float" office:value="-2.379939">
            <text:p>-2.379939</text:p>
          </table:table-cell>
          <table:table-cell office:value-type="float" office:value="4.826265">
            <text:p>4.82626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215044">
            <text:p>5.215044</text:p>
          </table:table-cell>
          <table:table-cell office:value-type="float" office:value="-0.24654">
            <text:p>-0.24654</text:p>
          </table:table-cell>
          <table:table-cell office:value-type="float" office:value="-0.268995">
            <text:p>-0.268995</text:p>
          </table:table-cell>
          <table:table-cell office:value-type="float" office:value="0.364884">
            <text:p>0.364884</text:p>
          </table:table-cell>
          <table:table-cell office:value-type="float" office:value="-2.312665">
            <text:p>-2.312665</text:p>
          </table:table-cell>
          <table:table-cell office:value-type="float" office:value="4.725879">
            <text:p>4.72587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22761">
            <text:p>5.22761</text:p>
          </table:table-cell>
          <table:table-cell office:value-type="float" office:value="-0.232964">
            <text:p>-0.232964</text:p>
          </table:table-cell>
          <table:table-cell office:value-type="float" office:value="-0.289833">
            <text:p>-0.289833</text:p>
          </table:table-cell>
          <table:table-cell office:value-type="float" office:value="0.371854">
            <text:p>0.371854</text:p>
          </table:table-cell>
          <table:table-cell office:value-type="float" office:value="-2.247841">
            <text:p>-2.247841</text:p>
          </table:table-cell>
          <table:table-cell office:value-type="float" office:value="4.623147">
            <text:p>4.62314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240177">
            <text:p>5.240177</text:p>
          </table:table-cell>
          <table:table-cell office:value-type="float" office:value="-0.218671">
            <text:p>-0.218671</text:p>
          </table:table-cell>
          <table:table-cell office:value-type="float" office:value="-0.309783">
            <text:p>-0.309783</text:p>
          </table:table-cell>
          <table:table-cell office:value-type="float" office:value="0.379187">
            <text:p>0.379187</text:p>
          </table:table-cell>
          <table:table-cell office:value-type="float" office:value="-2.185461">
            <text:p>-2.185461</text:p>
          </table:table-cell>
          <table:table-cell office:value-type="float" office:value="4.51914">
            <text:p>4.5191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252743">
            <text:p>5.252743</text:p>
          </table:table-cell>
          <table:table-cell office:value-type="float" office:value="-0.203746">
            <text:p>-0.203746</text:p>
          </table:table-cell>
          <table:table-cell office:value-type="float" office:value="-0.328837">
            <text:p>-0.328837</text:p>
          </table:table-cell>
          <table:table-cell office:value-type="float" office:value="0.386842">
            <text:p>0.386842</text:p>
          </table:table-cell>
          <table:table-cell office:value-type="float" office:value="-2.125499">
            <text:p>-2.125499</text:p>
          </table:table-cell>
          <table:table-cell office:value-type="float" office:value="4.414781">
            <text:p>4.41478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265309">
            <text:p>5.265309</text:p>
          </table:table-cell>
          <table:table-cell office:value-type="float" office:value="-0.188264">
            <text:p>-0.188264</text:p>
          </table:table-cell>
          <table:table-cell office:value-type="float" office:value="-0.346996">
            <text:p>-0.346996</text:p>
          </table:table-cell>
          <table:table-cell office:value-type="float" office:value="0.394778">
            <text:p>0.394778</text:p>
          </table:table-cell>
          <table:table-cell office:value-type="float" office:value="-2.067906">
            <text:p>-2.067906</text:p>
          </table:table-cell>
          <table:table-cell office:value-type="float" office:value="4.310855">
            <text:p>4.31085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277876">
            <text:p>5.277876</text:p>
          </table:table-cell>
          <table:table-cell office:value-type="float" office:value="-0.172299">
            <text:p>-0.172299</text:p>
          </table:table-cell>
          <table:table-cell office:value-type="float" office:value="-0.364265">
            <text:p>-0.364265</text:p>
          </table:table-cell>
          <table:table-cell office:value-type="float" office:value="0.402959">
            <text:p>0.402959</text:p>
          </table:table-cell>
          <table:table-cell office:value-type="float" office:value="-2.012616">
            <text:p>-2.012616</text:p>
          </table:table-cell>
          <table:table-cell office:value-type="float" office:value="4.208009">
            <text:p>4.20800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290442">
            <text:p>5.290442</text:p>
          </table:table-cell>
          <table:table-cell office:value-type="float" office:value="-0.155918">
            <text:p>-0.155918</text:p>
          </table:table-cell>
          <table:table-cell office:value-type="float" office:value="-0.380656">
            <text:p>-0.380656</text:p>
          </table:table-cell>
          <table:table-cell office:value-type="float" office:value="0.411351">
            <text:p>0.411351</text:p>
          </table:table-cell>
          <table:table-cell office:value-type="float" office:value="-1.959554">
            <text:p>-1.959554</text:p>
          </table:table-cell>
          <table:table-cell office:value-type="float" office:value="4.106768">
            <text:p>4.10676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303008">
            <text:p>5.303008</text:p>
          </table:table-cell>
          <table:table-cell office:value-type="float" office:value="-0.139182">
            <text:p>-0.139182</text:p>
          </table:table-cell>
          <table:table-cell office:value-type="float" office:value="-0.396184">
            <text:p>-0.396184</text:p>
          </table:table-cell>
          <table:table-cell office:value-type="float" office:value="0.419921">
            <text:p>0.419921</text:p>
          </table:table-cell>
          <table:table-cell office:value-type="float" office:value="-1.908635">
            <text:p>-1.908635</text:p>
          </table:table-cell>
          <table:table-cell office:value-type="float" office:value="4.007547">
            <text:p>4.00754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315575">
            <text:p>5.315575</text:p>
          </table:table-cell>
          <table:table-cell office:value-type="float" office:value="-0.12215">
            <text:p>-0.12215</text:p>
          </table:table-cell>
          <table:table-cell office:value-type="float" office:value="-0.410869">
            <text:p>-0.410869</text:p>
          </table:table-cell>
          <table:table-cell office:value-type="float" office:value="0.428641">
            <text:p>0.428641</text:p>
          </table:table-cell>
          <table:table-cell office:value-type="float" office:value="-1.859771">
            <text:p>-1.859771</text:p>
          </table:table-cell>
          <table:table-cell office:value-type="float" office:value="3.910665">
            <text:p>3.91066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328141">
            <text:p>5.328141</text:p>
          </table:table-cell>
          <table:table-cell office:value-type="float" office:value="-0.104871">
            <text:p>-0.104871</text:p>
          </table:table-cell>
          <table:table-cell office:value-type="float" office:value="-0.42473">
            <text:p>-0.42473</text:p>
          </table:table-cell>
          <table:table-cell office:value-type="float" office:value="0.437485">
            <text:p>0.437485</text:p>
          </table:table-cell>
          <table:table-cell office:value-type="float" office:value="-1.812868">
            <text:p>-1.812868</text:p>
          </table:table-cell>
          <table:table-cell office:value-type="float" office:value="3.816358">
            <text:p>3.81635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340708">
            <text:p>5.340708</text:p>
          </table:table-cell>
          <table:table-cell office:value-type="float" office:value="-0.087395">
            <text:p>-0.087395</text:p>
          </table:table-cell>
          <table:table-cell office:value-type="float" office:value="-0.43779">
            <text:p>-0.43779</text:p>
          </table:table-cell>
          <table:table-cell office:value-type="float" office:value="0.446428">
            <text:p>0.446428</text:p>
          </table:table-cell>
          <table:table-cell office:value-type="float" office:value="-1.767834">
            <text:p>-1.767834</text:p>
          </table:table-cell>
          <table:table-cell office:value-type="float" office:value="3.724791">
            <text:p>3.72479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353274">
            <text:p>5.353274</text:p>
          </table:table-cell>
          <table:table-cell office:value-type="float" office:value="-0.069763">
            <text:p>-0.069763</text:p>
          </table:table-cell>
          <table:table-cell office:value-type="float" office:value="-0.450074">
            <text:p>-0.450074</text:p>
          </table:table-cell>
          <table:table-cell office:value-type="float" office:value="0.455448">
            <text:p>0.455448</text:p>
          </table:table-cell>
          <table:table-cell office:value-type="float" office:value="-1.724576">
            <text:p>-1.724576</text:p>
          </table:table-cell>
          <table:table-cell office:value-type="float" office:value="3.636072">
            <text:p>3.63607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36584">
            <text:p>5.36584</text:p>
          </table:table-cell>
          <table:table-cell office:value-type="float" office:value="-0.052014">
            <text:p>-0.052014</text:p>
          </table:table-cell>
          <table:table-cell office:value-type="float" office:value="-0.461606">
            <text:p>-0.461606</text:p>
          </table:table-cell>
          <table:table-cell office:value-type="float" office:value="0.464527">
            <text:p>0.464527</text:p>
          </table:table-cell>
          <table:table-cell office:value-type="float" office:value="-1.683003">
            <text:p>-1.683003</text:p>
          </table:table-cell>
          <table:table-cell office:value-type="float" office:value="3.550262">
            <text:p>3.55026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378407">
            <text:p>5.378407</text:p>
          </table:table-cell>
          <table:table-cell office:value-type="float" office:value="-0.034182">
            <text:p>-0.034182</text:p>
          </table:table-cell>
          <table:table-cell office:value-type="float" office:value="-0.472411">
            <text:p>-0.472411</text:p>
          </table:table-cell>
          <table:table-cell office:value-type="float" office:value="0.473646">
            <text:p>0.473646</text:p>
          </table:table-cell>
          <table:table-cell office:value-type="float" office:value="-1.643028">
            <text:p>-1.643028</text:p>
          </table:table-cell>
          <table:table-cell office:value-type="float" office:value="3.467382">
            <text:p>3.46738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390973">
            <text:p>5.390973</text:p>
          </table:table-cell>
          <table:table-cell office:value-type="float" office:value="-0.0163">
            <text:p>-0.0163</text:p>
          </table:table-cell>
          <table:table-cell office:value-type="float" office:value="-0.482514">
            <text:p>-0.482514</text:p>
          </table:table-cell>
          <table:table-cell office:value-type="float" office:value="0.482789">
            <text:p>0.482789</text:p>
          </table:table-cell>
          <table:table-cell office:value-type="float" office:value="-1.604564">
            <text:p>-1.604564</text:p>
          </table:table-cell>
          <table:table-cell office:value-type="float" office:value="3.387423">
            <text:p>3.38742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403539">
            <text:p>5.403539</text:p>
          </table:table-cell>
          <table:table-cell office:value-type="float" office:value="0.001606">
            <text:p>0.001606</text:p>
          </table:table-cell>
          <table:table-cell office:value-type="float" office:value="-0.49194">
            <text:p>-0.49194</text:p>
          </table:table-cell>
          <table:table-cell office:value-type="float" office:value="0.491943">
            <text:p>0.491943</text:p>
          </table:table-cell>
          <table:table-cell office:value-type="float" office:value="-1.567532">
            <text:p>-1.567532</text:p>
          </table:table-cell>
          <table:table-cell office:value-type="float" office:value="3.310351">
            <text:p>3.31035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416106">
            <text:p>5.416106</text:p>
          </table:table-cell>
          <table:table-cell office:value-type="float" office:value="0.01951">
            <text:p>0.01951</text:p>
          </table:table-cell>
          <table:table-cell office:value-type="float" office:value="-0.500714">
            <text:p>-0.500714</text:p>
          </table:table-cell>
          <table:table-cell office:value-type="float" office:value="0.501094">
            <text:p>0.501094</text:p>
          </table:table-cell>
          <table:table-cell office:value-type="float" office:value="-1.531852">
            <text:p>-1.531852</text:p>
          </table:table-cell>
          <table:table-cell office:value-type="float" office:value="3.236114">
            <text:p>3.23611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428672">
            <text:p>5.428672</text:p>
          </table:table-cell>
          <table:table-cell office:value-type="float" office:value="0.03739">
            <text:p>0.03739</text:p>
          </table:table-cell>
          <table:table-cell office:value-type="float" office:value="-0.50886">
            <text:p>-0.50886</text:p>
          </table:table-cell>
          <table:table-cell office:value-type="float" office:value="0.510232">
            <text:p>0.510232</text:p>
          </table:table-cell>
          <table:table-cell office:value-type="float" office:value="-1.49745">
            <text:p>-1.49745</text:p>
          </table:table-cell>
          <table:table-cell office:value-type="float" office:value="3.164645">
            <text:p>3.16464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441238">
            <text:p>5.441238</text:p>
          </table:table-cell>
          <table:table-cell office:value-type="float" office:value="0.055226">
            <text:p>0.055226</text:p>
          </table:table-cell>
          <table:table-cell office:value-type="float" office:value="-0.516401">
            <text:p>-0.516401</text:p>
          </table:table-cell>
          <table:table-cell office:value-type="float" office:value="0.519345">
            <text:p>0.519345</text:p>
          </table:table-cell>
          <table:table-cell office:value-type="float" office:value="-1.464258">
            <text:p>-1.464258</text:p>
          </table:table-cell>
          <table:table-cell office:value-type="float" office:value="3.095868">
            <text:p>3.09586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453805">
            <text:p>5.453805</text:p>
          </table:table-cell>
          <table:table-cell office:value-type="float" office:value="0.072999">
            <text:p>0.072999</text:p>
          </table:table-cell>
          <table:table-cell office:value-type="float" office:value="-0.523359">
            <text:p>-0.523359</text:p>
          </table:table-cell>
          <table:table-cell office:value-type="float" office:value="0.528426">
            <text:p>0.528426</text:p>
          </table:table-cell>
          <table:table-cell office:value-type="float" office:value="-1.432208">
            <text:p>-1.432208</text:p>
          </table:table-cell>
          <table:table-cell office:value-type="float" office:value="3.0297">
            <text:p>3.029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466371">
            <text:p>5.466371</text:p>
          </table:table-cell>
          <table:table-cell office:value-type="float" office:value="0.090695">
            <text:p>0.090695</text:p>
          </table:table-cell>
          <table:table-cell office:value-type="float" office:value="-0.529758">
            <text:p>-0.529758</text:p>
          </table:table-cell>
          <table:table-cell office:value-type="float" office:value="0.537465">
            <text:p>0.537465</text:p>
          </table:table-cell>
          <table:table-cell office:value-type="float" office:value="-1.401239">
            <text:p>-1.401239</text:p>
          </table:table-cell>
          <table:table-cell office:value-type="float" office:value="2.96605">
            <text:p>2.9660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478938">
            <text:p>5.478938</text:p>
          </table:table-cell>
          <table:table-cell office:value-type="float" office:value="0.108299">
            <text:p>0.108299</text:p>
          </table:table-cell>
          <table:table-cell office:value-type="float" office:value="-0.535618">
            <text:p>-0.535618</text:p>
          </table:table-cell>
          <table:table-cell office:value-type="float" office:value="0.546457">
            <text:p>0.546457</text:p>
          </table:table-cell>
          <table:table-cell office:value-type="float" office:value="-1.371292">
            <text:p>-1.371292</text:p>
          </table:table-cell>
          <table:table-cell office:value-type="float" office:value="2.904829">
            <text:p>2.90482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491504">
            <text:p>5.491504</text:p>
          </table:table-cell>
          <table:table-cell office:value-type="float" office:value="0.125798">
            <text:p>0.125798</text:p>
          </table:table-cell>
          <table:table-cell office:value-type="float" office:value="-0.540959">
            <text:p>-0.540959</text:p>
          </table:table-cell>
          <table:table-cell office:value-type="float" office:value="0.555394">
            <text:p>0.555394</text:p>
          </table:table-cell>
          <table:table-cell office:value-type="float" office:value="-1.342311">
            <text:p>-1.342311</text:p>
          </table:table-cell>
          <table:table-cell office:value-type="float" office:value="2.845944">
            <text:p>2.84594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50407">
            <text:p>5.50407</text:p>
          </table:table-cell>
          <table:table-cell office:value-type="float" office:value="0.143181">
            <text:p>0.143181</text:p>
          </table:table-cell>
          <table:table-cell office:value-type="float" office:value="-0.545802">
            <text:p>-0.545802</text:p>
          </table:table-cell>
          <table:table-cell office:value-type="float" office:value="0.56427">
            <text:p>0.56427</text:p>
          </table:table-cell>
          <table:table-cell office:value-type="float" office:value="-1.314245">
            <text:p>-1.314245</text:p>
          </table:table-cell>
          <table:table-cell office:value-type="float" office:value="2.789301">
            <text:p>2.78930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516637">
            <text:p>5.516637</text:p>
          </table:table-cell>
          <table:table-cell office:value-type="float" office:value="0.160439">
            <text:p>0.160439</text:p>
          </table:table-cell>
          <table:table-cell office:value-type="float" office:value="-0.550165">
            <text:p>-0.550165</text:p>
          </table:table-cell>
          <table:table-cell office:value-type="float" office:value="0.573082">
            <text:p>0.573082</text:p>
          </table:table-cell>
          <table:table-cell office:value-type="float" office:value="-1.287045">
            <text:p>-1.287045</text:p>
          </table:table-cell>
          <table:table-cell office:value-type="float" office:value="2.734809">
            <text:p>2.73480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529203">
            <text:p>5.529203</text:p>
          </table:table-cell>
          <table:table-cell office:value-type="float" office:value="0.177562">
            <text:p>0.177562</text:p>
          </table:table-cell>
          <table:table-cell office:value-type="float" office:value="-0.554067">
            <text:p>-0.554067</text:p>
          </table:table-cell>
          <table:table-cell office:value-type="float" office:value="0.581824">
            <text:p>0.581824</text:p>
          </table:table-cell>
          <table:table-cell office:value-type="float" office:value="-1.260666">
            <text:p>-1.260666</text:p>
          </table:table-cell>
          <table:table-cell office:value-type="float" office:value="2.682379">
            <text:p>2.68237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541769">
            <text:p>5.541769</text:p>
          </table:table-cell>
          <table:table-cell office:value-type="float" office:value="0.194543">
            <text:p>0.194543</text:p>
          </table:table-cell>
          <table:table-cell office:value-type="float" office:value="-0.557524">
            <text:p>-0.557524</text:p>
          </table:table-cell>
          <table:table-cell office:value-type="float" office:value="0.590492">
            <text:p>0.590492</text:p>
          </table:table-cell>
          <table:table-cell office:value-type="float" office:value="-1.235065">
            <text:p>-1.235065</text:p>
          </table:table-cell>
          <table:table-cell office:value-type="float" office:value="2.631923">
            <text:p>2.63192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554336">
            <text:p>5.554336</text:p>
          </table:table-cell>
          <table:table-cell office:value-type="float" office:value="0.211375">
            <text:p>0.211375</text:p>
          </table:table-cell>
          <table:table-cell office:value-type="float" office:value="-0.560554">
            <text:p>-0.560554</text:p>
          </table:table-cell>
          <table:table-cell office:value-type="float" office:value="0.599083">
            <text:p>0.599083</text:p>
          </table:table-cell>
          <table:table-cell office:value-type="float" office:value="-1.210201">
            <text:p>-1.210201</text:p>
          </table:table-cell>
          <table:table-cell office:value-type="float" office:value="2.583356">
            <text:p>2.58335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566902">
            <text:p>5.566902</text:p>
          </table:table-cell>
          <table:table-cell office:value-type="float" office:value="0.228052">
            <text:p>0.228052</text:p>
          </table:table-cell>
          <table:table-cell office:value-type="float" office:value="-0.563172">
            <text:p>-0.563172</text:p>
          </table:table-cell>
          <table:table-cell office:value-type="float" office:value="0.607594">
            <text:p>0.607594</text:p>
          </table:table-cell>
          <table:table-cell office:value-type="float" office:value="-1.186037">
            <text:p>-1.186037</text:p>
          </table:table-cell>
          <table:table-cell office:value-type="float" office:value="2.536596">
            <text:p>2.53659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579469">
            <text:p>5.579469</text:p>
          </table:table-cell>
          <table:table-cell office:value-type="float" office:value="0.244569">
            <text:p>0.244569</text:p>
          </table:table-cell>
          <table:table-cell office:value-type="float" office:value="-0.565394">
            <text:p>-0.565394</text:p>
          </table:table-cell>
          <table:table-cell office:value-type="float" office:value="0.616023">
            <text:p>0.616023</text:p>
          </table:table-cell>
          <table:table-cell office:value-type="float" office:value="-1.162537">
            <text:p>-1.162537</text:p>
          </table:table-cell>
          <table:table-cell office:value-type="float" office:value="2.491563">
            <text:p>2.49156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592035">
            <text:p>5.592035</text:p>
          </table:table-cell>
          <table:table-cell office:value-type="float" office:value="0.26092">
            <text:p>0.26092</text:p>
          </table:table-cell>
          <table:table-cell office:value-type="float" office:value="-0.567233">
            <text:p>-0.567233</text:p>
          </table:table-cell>
          <table:table-cell office:value-type="float" office:value="0.624366">
            <text:p>0.624366</text:p>
          </table:table-cell>
          <table:table-cell office:value-type="float" office:value="-1.139668">
            <text:p>-1.139668</text:p>
          </table:table-cell>
          <table:table-cell office:value-type="float" office:value="2.448183">
            <text:p>2.44818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604601">
            <text:p>5.604601</text:p>
          </table:table-cell>
          <table:table-cell office:value-type="float" office:value="0.277102">
            <text:p>0.277102</text:p>
          </table:table-cell>
          <table:table-cell office:value-type="float" office:value="-0.568705">
            <text:p>-0.568705</text:p>
          </table:table-cell>
          <table:table-cell office:value-type="float" office:value="0.632622">
            <text:p>0.632622</text:p>
          </table:table-cell>
          <table:table-cell office:value-type="float" office:value="-1.1174">
            <text:p>-1.1174</text:p>
          </table:table-cell>
          <table:table-cell office:value-type="float" office:value="2.406381">
            <text:p>2.40638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617168">
            <text:p>5.617168</text:p>
          </table:table-cell>
          <table:table-cell office:value-type="float" office:value="0.293111">
            <text:p>0.293111</text:p>
          </table:table-cell>
          <table:table-cell office:value-type="float" office:value="-0.569822">
            <text:p>-0.569822</text:p>
          </table:table-cell>
          <table:table-cell office:value-type="float" office:value="0.64079">
            <text:p>0.64079</text:p>
          </table:table-cell>
          <table:table-cell office:value-type="float" office:value="-1.095702">
            <text:p>-1.095702</text:p>
          </table:table-cell>
          <table:table-cell office:value-type="float" office:value="2.36609">
            <text:p>2.3660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629734">
            <text:p>5.629734</text:p>
          </table:table-cell>
          <table:table-cell office:value-type="float" office:value="0.308945">
            <text:p>0.308945</text:p>
          </table:table-cell>
          <table:table-cell office:value-type="float" office:value="-0.570597">
            <text:p>-0.570597</text:p>
          </table:table-cell>
          <table:table-cell office:value-type="float" office:value="0.648866">
            <text:p>0.648866</text:p>
          </table:table-cell>
          <table:table-cell office:value-type="float" office:value="-1.074547">
            <text:p>-1.074547</text:p>
          </table:table-cell>
          <table:table-cell office:value-type="float" office:value="2.327242">
            <text:p>2.32724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6423">
            <text:p>5.6423</text:p>
          </table:table-cell>
          <table:table-cell office:value-type="float" office:value="0.3246">
            <text:p>0.3246</text:p>
          </table:table-cell>
          <table:table-cell office:value-type="float" office:value="-0.571042">
            <text:p>-0.571042</text:p>
          </table:table-cell>
          <table:table-cell office:value-type="float" office:value="0.656851">
            <text:p>0.656851</text:p>
          </table:table-cell>
          <table:table-cell office:value-type="float" office:value="-1.05391">
            <text:p>-1.05391</text:p>
          </table:table-cell>
          <table:table-cell office:value-type="float" office:value="2.289775">
            <text:p>2.28977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654867">
            <text:p>5.654867</text:p>
          </table:table-cell>
          <table:table-cell office:value-type="float" office:value="0.340074">
            <text:p>0.340074</text:p>
          </table:table-cell>
          <table:table-cell office:value-type="float" office:value="-0.571169">
            <text:p>-0.571169</text:p>
          </table:table-cell>
          <table:table-cell office:value-type="float" office:value="0.664744">
            <text:p>0.664744</text:p>
          </table:table-cell>
          <table:table-cell office:value-type="float" office:value="-1.033766">
            <text:p>-1.033766</text:p>
          </table:table-cell>
          <table:table-cell office:value-type="float" office:value="2.253629">
            <text:p>2.25362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667433">
            <text:p>5.667433</text:p>
          </table:table-cell>
          <table:table-cell office:value-type="float" office:value="0.355366">
            <text:p>0.355366</text:p>
          </table:table-cell>
          <table:table-cell office:value-type="float" office:value="-0.570988">
            <text:p>-0.570988</text:p>
          </table:table-cell>
          <table:table-cell office:value-type="float" office:value="0.672542">
            <text:p>0.672542</text:p>
          </table:table-cell>
          <table:table-cell office:value-type="float" office:value="-1.014091">
            <text:p>-1.014091</text:p>
          </table:table-cell>
          <table:table-cell office:value-type="float" office:value="2.218746">
            <text:p>2.21874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68">
            <text:p>5.68</text:p>
          </table:table-cell>
          <table:table-cell office:value-type="float" office:value="0.370473">
            <text:p>0.370473</text:p>
          </table:table-cell>
          <table:table-cell office:value-type="float" office:value="-0.570512">
            <text:p>-0.570512</text:p>
          </table:table-cell>
          <table:table-cell office:value-type="float" office:value="0.680245">
            <text:p>0.680245</text:p>
          </table:table-cell>
          <table:table-cell office:value-type="float" office:value="-0.994865">
            <text:p>-0.994865</text:p>
          </table:table-cell>
          <table:table-cell office:value-type="float" office:value="2.185071">
            <text:p>2.18507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692566">
            <text:p>5.692566</text:p>
          </table:table-cell>
          <table:table-cell office:value-type="float" office:value="0.385394">
            <text:p>0.385394</text:p>
          </table:table-cell>
          <table:table-cell office:value-type="float" office:value="-0.569749">
            <text:p>-0.569749</text:p>
          </table:table-cell>
          <table:table-cell office:value-type="float" office:value="0.687853">
            <text:p>0.687853</text:p>
          </table:table-cell>
          <table:table-cell office:value-type="float" office:value="-0.976066">
            <text:p>-0.976066</text:p>
          </table:table-cell>
          <table:table-cell office:value-type="float" office:value="2.152554">
            <text:p>2.15255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705132">
            <text:p>5.705132</text:p>
          </table:table-cell>
          <table:table-cell office:value-type="float" office:value="0.400128">
            <text:p>0.400128</text:p>
          </table:table-cell>
          <table:table-cell office:value-type="float" office:value="-0.568709">
            <text:p>-0.568709</text:p>
          </table:table-cell>
          <table:table-cell office:value-type="float" office:value="0.695365">
            <text:p>0.695365</text:p>
          </table:table-cell>
          <table:table-cell office:value-type="float" office:value="-0.957677">
            <text:p>-0.957677</text:p>
          </table:table-cell>
          <table:table-cell office:value-type="float" office:value="2.121146">
            <text:p>2.12114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717699">
            <text:p>5.717699</text:p>
          </table:table-cell>
          <table:table-cell office:value-type="float" office:value="0.414675">
            <text:p>0.414675</text:p>
          </table:table-cell>
          <table:table-cell office:value-type="float" office:value="-0.567403">
            <text:p>-0.567403</text:p>
          </table:table-cell>
          <table:table-cell office:value-type="float" office:value="0.702781">
            <text:p>0.702781</text:p>
          </table:table-cell>
          <table:table-cell office:value-type="float" office:value="-0.939678">
            <text:p>-0.939678</text:p>
          </table:table-cell>
          <table:table-cell office:value-type="float" office:value="2.090799">
            <text:p>2.09079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730265">
            <text:p>5.730265</text:p>
          </table:table-cell>
          <table:table-cell office:value-type="float" office:value="0.429032">
            <text:p>0.429032</text:p>
          </table:table-cell>
          <table:table-cell office:value-type="float" office:value="-0.565838">
            <text:p>-0.565838</text:p>
          </table:table-cell>
          <table:table-cell office:value-type="float" office:value="0.7101">
            <text:p>0.7101</text:p>
          </table:table-cell>
          <table:table-cell office:value-type="float" office:value="-0.922052">
            <text:p>-0.922052</text:p>
          </table:table-cell>
          <table:table-cell office:value-type="float" office:value="2.06147">
            <text:p>2.0614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742831">
            <text:p>5.742831</text:p>
          </table:table-cell>
          <table:table-cell office:value-type="float" office:value="0.443201">
            <text:p>0.443201</text:p>
          </table:table-cell>
          <table:table-cell office:value-type="float" office:value="-0.564024">
            <text:p>-0.564024</text:p>
          </table:table-cell>
          <table:table-cell office:value-type="float" office:value="0.717321">
            <text:p>0.717321</text:p>
          </table:table-cell>
          <table:table-cell office:value-type="float" office:value="-0.904784">
            <text:p>-0.904784</text:p>
          </table:table-cell>
          <table:table-cell office:value-type="float" office:value="2.033116">
            <text:p>2.03311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755398">
            <text:p>5.755398</text:p>
          </table:table-cell>
          <table:table-cell office:value-type="float" office:value="0.45718">
            <text:p>0.45718</text:p>
          </table:table-cell>
          <table:table-cell office:value-type="float" office:value="-0.561968">
            <text:p>-0.561968</text:p>
          </table:table-cell>
          <table:table-cell office:value-type="float" office:value="0.724446">
            <text:p>0.724446</text:p>
          </table:table-cell>
          <table:table-cell office:value-type="float" office:value="-0.887858">
            <text:p>-0.887858</text:p>
          </table:table-cell>
          <table:table-cell office:value-type="float" office:value="2.005698">
            <text:p>2.00569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767964">
            <text:p>5.767964</text:p>
          </table:table-cell>
          <table:table-cell office:value-type="float" office:value="0.470969">
            <text:p>0.470969</text:p>
          </table:table-cell>
          <table:table-cell office:value-type="float" office:value="-0.559679">
            <text:p>-0.559679</text:p>
          </table:table-cell>
          <table:table-cell office:value-type="float" office:value="0.731473">
            <text:p>0.731473</text:p>
          </table:table-cell>
          <table:table-cell office:value-type="float" office:value="-0.871259">
            <text:p>-0.871259</text:p>
          </table:table-cell>
          <table:table-cell office:value-type="float" office:value="1.979177">
            <text:p>1.97917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78053">
            <text:p>5.78053</text:p>
          </table:table-cell>
          <table:table-cell office:value-type="float" office:value="0.484568">
            <text:p>0.484568</text:p>
          </table:table-cell>
          <table:table-cell office:value-type="float" office:value="-0.557165">
            <text:p>-0.557165</text:p>
          </table:table-cell>
          <table:table-cell office:value-type="float" office:value="0.738403">
            <text:p>0.738403</text:p>
          </table:table-cell>
          <table:table-cell office:value-type="float" office:value="-0.854974">
            <text:p>-0.854974</text:p>
          </table:table-cell>
          <table:table-cell office:value-type="float" office:value="1.953519">
            <text:p>1.95351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793097">
            <text:p>5.793097</text:p>
          </table:table-cell>
          <table:table-cell office:value-type="float" office:value="0.497978">
            <text:p>0.497978</text:p>
          </table:table-cell>
          <table:table-cell office:value-type="float" office:value="-0.554431">
            <text:p>-0.554431</text:p>
          </table:table-cell>
          <table:table-cell office:value-type="float" office:value="0.745235">
            <text:p>0.745235</text:p>
          </table:table-cell>
          <table:table-cell office:value-type="float" office:value="-0.838989">
            <text:p>-0.838989</text:p>
          </table:table-cell>
          <table:table-cell office:value-type="float" office:value="1.928688">
            <text:p>1.92868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805663">
            <text:p>5.805663</text:p>
          </table:table-cell>
          <table:table-cell office:value-type="float" office:value="0.511197">
            <text:p>0.511197</text:p>
          </table:table-cell>
          <table:table-cell office:value-type="float" office:value="-0.551486">
            <text:p>-0.551486</text:p>
          </table:table-cell>
          <table:table-cell office:value-type="float" office:value="0.75197">
            <text:p>0.75197</text:p>
          </table:table-cell>
          <table:table-cell office:value-type="float" office:value="-0.823293">
            <text:p>-0.823293</text:p>
          </table:table-cell>
          <table:table-cell office:value-type="float" office:value="1.904653">
            <text:p>1.90465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81823">
            <text:p>5.81823</text:p>
          </table:table-cell>
          <table:table-cell office:value-type="float" office:value="0.524226">
            <text:p>0.524226</text:p>
          </table:table-cell>
          <table:table-cell office:value-type="float" office:value="-0.548337">
            <text:p>-0.548337</text:p>
          </table:table-cell>
          <table:table-cell office:value-type="float" office:value="0.758608">
            <text:p>0.758608</text:p>
          </table:table-cell>
          <table:table-cell office:value-type="float" office:value="-0.807874">
            <text:p>-0.807874</text:p>
          </table:table-cell>
          <table:table-cell office:value-type="float" office:value="1.881383">
            <text:p>1.88138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830796">
            <text:p>5.830796</text:p>
          </table:table-cell>
          <table:table-cell office:value-type="float" office:value="0.537066">
            <text:p>0.537066</text:p>
          </table:table-cell>
          <table:table-cell office:value-type="float" office:value="-0.544989">
            <text:p>-0.544989</text:p>
          </table:table-cell>
          <table:table-cell office:value-type="float" office:value="0.765149">
            <text:p>0.765149</text:p>
          </table:table-cell>
          <table:table-cell office:value-type="float" office:value="-0.79272">
            <text:p>-0.79272</text:p>
          </table:table-cell>
          <table:table-cell office:value-type="float" office:value="1.858848">
            <text:p>1.85884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843362">
            <text:p>5.843362</text:p>
          </table:table-cell>
          <table:table-cell office:value-type="float" office:value="0.549716">
            <text:p>0.549716</text:p>
          </table:table-cell>
          <table:table-cell office:value-type="float" office:value="-0.541448">
            <text:p>-0.541448</text:p>
          </table:table-cell>
          <table:table-cell office:value-type="float" office:value="0.771592">
            <text:p>0.771592</text:p>
          </table:table-cell>
          <table:table-cell office:value-type="float" office:value="-0.777821">
            <text:p>-0.777821</text:p>
          </table:table-cell>
          <table:table-cell office:value-type="float" office:value="1.83702">
            <text:p>1.8370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855929">
            <text:p>5.855929</text:p>
          </table:table-cell>
          <table:table-cell office:value-type="float" office:value="0.562178">
            <text:p>0.562178</text:p>
          </table:table-cell>
          <table:table-cell office:value-type="float" office:value="-0.537722">
            <text:p>-0.537722</text:p>
          </table:table-cell>
          <table:table-cell office:value-type="float" office:value="0.777939">
            <text:p>0.777939</text:p>
          </table:table-cell>
          <table:table-cell office:value-type="float" office:value="-0.763167">
            <text:p>-0.763167</text:p>
          </table:table-cell>
          <table:table-cell office:value-type="float" office:value="1.815874">
            <text:p>1.81587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868495">
            <text:p>5.868495</text:p>
          </table:table-cell>
          <table:table-cell office:value-type="float" office:value="0.574451">
            <text:p>0.574451</text:p>
          </table:table-cell>
          <table:table-cell office:value-type="float" office:value="-0.533815">
            <text:p>-0.533815</text:p>
          </table:table-cell>
          <table:table-cell office:value-type="float" office:value="0.784189">
            <text:p>0.784189</text:p>
          </table:table-cell>
          <table:table-cell office:value-type="float" office:value="-0.748749">
            <text:p>-0.748749</text:p>
          </table:table-cell>
          <table:table-cell office:value-type="float" office:value="1.795385">
            <text:p>1.795385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881061">
            <text:p>5.881061</text:p>
          </table:table-cell>
          <table:table-cell office:value-type="float" office:value="0.586536">
            <text:p>0.586536</text:p>
          </table:table-cell>
          <table:table-cell office:value-type="float" office:value="-0.529734">
            <text:p>-0.529734</text:p>
          </table:table-cell>
          <table:table-cell office:value-type="float" office:value="0.790343">
            <text:p>0.790343</text:p>
          </table:table-cell>
          <table:table-cell office:value-type="float" office:value="-0.734556">
            <text:p>-0.734556</text:p>
          </table:table-cell>
          <table:table-cell office:value-type="float" office:value="1.775527">
            <text:p>1.77552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893628">
            <text:p>5.893628</text:p>
          </table:table-cell>
          <table:table-cell office:value-type="float" office:value="0.598433">
            <text:p>0.598433</text:p>
          </table:table-cell>
          <table:table-cell office:value-type="float" office:value="-0.525483">
            <text:p>-0.525483</text:p>
          </table:table-cell>
          <table:table-cell office:value-type="float" office:value="0.796401">
            <text:p>0.796401</text:p>
          </table:table-cell>
          <table:table-cell office:value-type="float" office:value="-0.720582">
            <text:p>-0.720582</text:p>
          </table:table-cell>
          <table:table-cell office:value-type="float" office:value="1.75628">
            <text:p>1.7562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906194">
            <text:p>5.906194</text:p>
          </table:table-cell>
          <table:table-cell office:value-type="float" office:value="0.610143">
            <text:p>0.610143</text:p>
          </table:table-cell>
          <table:table-cell office:value-type="float" office:value="-0.521067">
            <text:p>-0.521067</text:p>
          </table:table-cell>
          <table:table-cell office:value-type="float" office:value="0.802363">
            <text:p>0.802363</text:p>
          </table:table-cell>
          <table:table-cell office:value-type="float" office:value="-0.706816">
            <text:p>-0.706816</text:p>
          </table:table-cell>
          <table:table-cell office:value-type="float" office:value="1.73762">
            <text:p>1.7376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918761">
            <text:p>5.918761</text:p>
          </table:table-cell>
          <table:table-cell office:value-type="float" office:value="0.621667">
            <text:p>0.621667</text:p>
          </table:table-cell>
          <table:table-cell office:value-type="float" office:value="-0.516493">
            <text:p>-0.516493</text:p>
          </table:table-cell>
          <table:table-cell office:value-type="float" office:value="0.808229">
            <text:p>0.808229</text:p>
          </table:table-cell>
          <table:table-cell office:value-type="float" office:value="-0.693253">
            <text:p>-0.693253</text:p>
          </table:table-cell>
          <table:table-cell office:value-type="float" office:value="1.719528">
            <text:p>1.71952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931327">
            <text:p>5.931327</text:p>
          </table:table-cell>
          <table:table-cell office:value-type="float" office:value="0.633005">
            <text:p>0.633005</text:p>
          </table:table-cell>
          <table:table-cell office:value-type="float" office:value="-0.511764">
            <text:p>-0.511764</text:p>
          </table:table-cell>
          <table:table-cell office:value-type="float" office:value="0.814001">
            <text:p>0.814001</text:p>
          </table:table-cell>
          <table:table-cell office:value-type="float" office:value="-0.679883">
            <text:p>-0.679883</text:p>
          </table:table-cell>
          <table:table-cell office:value-type="float" office:value="1.701984">
            <text:p>1.70198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943893">
            <text:p>5.943893</text:p>
          </table:table-cell>
          <table:table-cell office:value-type="float" office:value="0.644157">
            <text:p>0.644157</text:p>
          </table:table-cell>
          <table:table-cell office:value-type="float" office:value="-0.506885">
            <text:p>-0.506885</text:p>
          </table:table-cell>
          <table:table-cell office:value-type="float" office:value="0.819677">
            <text:p>0.819677</text:p>
          </table:table-cell>
          <table:table-cell office:value-type="float" office:value="-0.666699">
            <text:p>-0.666699</text:p>
          </table:table-cell>
          <table:table-cell office:value-type="float" office:value="1.684969">
            <text:p>1.68496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95646">
            <text:p>5.95646</text:p>
          </table:table-cell>
          <table:table-cell office:value-type="float" office:value="0.655125">
            <text:p>0.655125</text:p>
          </table:table-cell>
          <table:table-cell office:value-type="float" office:value="-0.501861">
            <text:p>-0.501861</text:p>
          </table:table-cell>
          <table:table-cell office:value-type="float" office:value="0.825259">
            <text:p>0.825259</text:p>
          </table:table-cell>
          <table:table-cell office:value-type="float" office:value="-0.653696">
            <text:p>-0.653696</text:p>
          </table:table-cell>
          <table:table-cell office:value-type="float" office:value="1.668466">
            <text:p>1.66846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969026">
            <text:p>5.969026</text:p>
          </table:table-cell>
          <table:table-cell office:value-type="float" office:value="0.665909">
            <text:p>0.665909</text:p>
          </table:table-cell>
          <table:table-cell office:value-type="float" office:value="-0.496695">
            <text:p>-0.496695</text:p>
          </table:table-cell>
          <table:table-cell office:value-type="float" office:value="0.830747">
            <text:p>0.830747</text:p>
          </table:table-cell>
          <table:table-cell office:value-type="float" office:value="-0.640866">
            <text:p>-0.640866</text:p>
          </table:table-cell>
          <table:table-cell office:value-type="float" office:value="1.652458">
            <text:p>1.65245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981592">
            <text:p>5.981592</text:p>
          </table:table-cell>
          <table:table-cell office:value-type="float" office:value="0.676509">
            <text:p>0.676509</text:p>
          </table:table-cell>
          <table:table-cell office:value-type="float" office:value="-0.491393">
            <text:p>-0.491393</text:p>
          </table:table-cell>
          <table:table-cell office:value-type="float" office:value="0.836141">
            <text:p>0.836141</text:p>
          </table:table-cell>
          <table:table-cell office:value-type="float" office:value="-0.628203">
            <text:p>-0.628203</text:p>
          </table:table-cell>
          <table:table-cell office:value-type="float" office:value="1.636928">
            <text:p>1.63692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5.994159">
            <text:p>5.994159</text:p>
          </table:table-cell>
          <table:table-cell office:value-type="float" office:value="0.686927">
            <text:p>0.686927</text:p>
          </table:table-cell>
          <table:table-cell office:value-type="float" office:value="-0.485958">
            <text:p>-0.485958</text:p>
          </table:table-cell>
          <table:table-cell office:value-type="float" office:value="0.841442">
            <text:p>0.841442</text:p>
          </table:table-cell>
          <table:table-cell office:value-type="float" office:value="-0.615701">
            <text:p>-0.615701</text:p>
          </table:table-cell>
          <table:table-cell office:value-type="float" office:value="1.621861">
            <text:p>1.62186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6.006725">
            <text:p>6.006725</text:p>
          </table:table-cell>
          <table:table-cell office:value-type="float" office:value="0.697162">
            <text:p>0.697162</text:p>
          </table:table-cell>
          <table:table-cell office:value-type="float" office:value="-0.480395">
            <text:p>-0.480395</text:p>
          </table:table-cell>
          <table:table-cell office:value-type="float" office:value="0.846649">
            <text:p>0.846649</text:p>
          </table:table-cell>
          <table:table-cell office:value-type="float" office:value="-0.603354">
            <text:p>-0.603354</text:p>
          </table:table-cell>
          <table:table-cell office:value-type="float" office:value="1.607243">
            <text:p>1.60724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6.019292">
            <text:p>6.019292</text:p>
          </table:table-cell>
          <table:table-cell office:value-type="float" office:value="0.707216">
            <text:p>0.707216</text:p>
          </table:table-cell>
          <table:table-cell office:value-type="float" office:value="-0.474706">
            <text:p>-0.474706</text:p>
          </table:table-cell>
          <table:table-cell office:value-type="float" office:value="0.851763">
            <text:p>0.851763</text:p>
          </table:table-cell>
          <table:table-cell office:value-type="float" office:value="-0.591156">
            <text:p>-0.591156</text:p>
          </table:table-cell>
          <table:table-cell office:value-type="float" office:value="1.593059">
            <text:p>1.59305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6.031858">
            <text:p>6.031858</text:p>
          </table:table-cell>
          <table:table-cell office:value-type="float" office:value="0.71709">
            <text:p>0.71709</text:p>
          </table:table-cell>
          <table:table-cell office:value-type="float" office:value="-0.468896">
            <text:p>-0.468896</text:p>
          </table:table-cell>
          <table:table-cell office:value-type="float" office:value="0.856785">
            <text:p>0.856785</text:p>
          </table:table-cell>
          <table:table-cell office:value-type="float" office:value="-0.579103">
            <text:p>-0.579103</text:p>
          </table:table-cell>
          <table:table-cell office:value-type="float" office:value="1.579296">
            <text:p>1.57929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6.044424">
            <text:p>6.044424</text:p>
          </table:table-cell>
          <table:table-cell office:value-type="float" office:value="0.726783">
            <text:p>0.726783</text:p>
          </table:table-cell>
          <table:table-cell office:value-type="float" office:value="-0.462968">
            <text:p>-0.462968</text:p>
          </table:table-cell>
          <table:table-cell office:value-type="float" office:value="0.861715">
            <text:p>0.861715</text:p>
          </table:table-cell>
          <table:table-cell office:value-type="float" office:value="-0.567189">
            <text:p>-0.567189</text:p>
          </table:table-cell>
          <table:table-cell office:value-type="float" office:value="1.565942">
            <text:p>1.56594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6.056991">
            <text:p>6.056991</text:p>
          </table:table-cell>
          <table:table-cell office:value-type="float" office:value="0.736297">
            <text:p>0.736297</text:p>
          </table:table-cell>
          <table:table-cell office:value-type="float" office:value="-0.456926">
            <text:p>-0.456926</text:p>
          </table:table-cell>
          <table:table-cell office:value-type="float" office:value="0.866554">
            <text:p>0.866554</text:p>
          </table:table-cell>
          <table:table-cell office:value-type="float" office:value="-0.555409">
            <text:p>-0.555409</text:p>
          </table:table-cell>
          <table:table-cell office:value-type="float" office:value="1.552983">
            <text:p>1.55298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6.069557">
            <text:p>6.069557</text:p>
          </table:table-cell>
          <table:table-cell office:value-type="float" office:value="0.745633">
            <text:p>0.745633</text:p>
          </table:table-cell>
          <table:table-cell office:value-type="float" office:value="-0.450773">
            <text:p>-0.450773</text:p>
          </table:table-cell>
          <table:table-cell office:value-type="float" office:value="0.871301">
            <text:p>0.871301</text:p>
          </table:table-cell>
          <table:table-cell office:value-type="float" office:value="-0.543759">
            <text:p>-0.543759</text:p>
          </table:table-cell>
          <table:table-cell office:value-type="float" office:value="1.54041">
            <text:p>1.5404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6.082123">
            <text:p>6.082123</text:p>
          </table:table-cell>
          <table:table-cell office:value-type="float" office:value="0.75479">
            <text:p>0.75479</text:p>
          </table:table-cell>
          <table:table-cell office:value-type="float" office:value="-0.444513">
            <text:p>-0.444513</text:p>
          </table:table-cell>
          <table:table-cell office:value-type="float" office:value="0.875956">
            <text:p>0.875956</text:p>
          </table:table-cell>
          <table:table-cell office:value-type="float" office:value="-0.532234">
            <text:p>-0.532234</text:p>
          </table:table-cell>
          <table:table-cell office:value-type="float" office:value="1.52821">
            <text:p>1.5282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6.09469">
            <text:p>6.09469</text:p>
          </table:table-cell>
          <table:table-cell office:value-type="float" office:value="0.76377">
            <text:p>0.76377</text:p>
          </table:table-cell>
          <table:table-cell office:value-type="float" office:value="-0.438148">
            <text:p>-0.438148</text:p>
          </table:table-cell>
          <table:table-cell office:value-type="float" office:value="0.880522">
            <text:p>0.880522</text:p>
          </table:table-cell>
          <table:table-cell office:value-type="float" office:value="-0.52083">
            <text:p>-0.52083</text:p>
          </table:table-cell>
          <table:table-cell office:value-type="float" office:value="1.516372">
            <text:p>1.51637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6.107256">
            <text:p>6.107256</text:p>
          </table:table-cell>
          <table:table-cell office:value-type="float" office:value="0.772574">
            <text:p>0.772574</text:p>
          </table:table-cell>
          <table:table-cell office:value-type="float" office:value="-0.431682">
            <text:p>-0.431682</text:p>
          </table:table-cell>
          <table:table-cell office:value-type="float" office:value="0.884997">
            <text:p>0.884997</text:p>
          </table:table-cell>
          <table:table-cell office:value-type="float" office:value="-0.509542">
            <text:p>-0.509542</text:p>
          </table:table-cell>
          <table:table-cell office:value-type="float" office:value="1.504888">
            <text:p>1.50488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6.119822">
            <text:p>6.119822</text:p>
          </table:table-cell>
          <table:table-cell office:value-type="float" office:value="0.781201">
            <text:p>0.781201</text:p>
          </table:table-cell>
          <table:table-cell office:value-type="float" office:value="-0.425117">
            <text:p>-0.425117</text:p>
          </table:table-cell>
          <table:table-cell office:value-type="float" office:value="0.889381">
            <text:p>0.889381</text:p>
          </table:table-cell>
          <table:table-cell office:value-type="float" office:value="-0.498367">
            <text:p>-0.498367</text:p>
          </table:table-cell>
          <table:table-cell office:value-type="float" office:value="1.493746">
            <text:p>1.49374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6.132389">
            <text:p>6.132389</text:p>
          </table:table-cell>
          <table:table-cell office:value-type="float" office:value="0.789653">
            <text:p>0.789653</text:p>
          </table:table-cell>
          <table:table-cell office:value-type="float" office:value="-0.418457">
            <text:p>-0.418457</text:p>
          </table:table-cell>
          <table:table-cell office:value-type="float" office:value="0.893677">
            <text:p>0.893677</text:p>
          </table:table-cell>
          <table:table-cell office:value-type="float" office:value="-0.4873">
            <text:p>-0.4873</text:p>
          </table:table-cell>
          <table:table-cell office:value-type="float" office:value="1.482939">
            <text:p>1.48293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6.144955">
            <text:p>6.144955</text:p>
          </table:table-cell>
          <table:table-cell office:value-type="float" office:value="0.79793">
            <text:p>0.79793</text:p>
          </table:table-cell>
          <table:table-cell office:value-type="float" office:value="-0.411704">
            <text:p>-0.411704</text:p>
          </table:table-cell>
          <table:table-cell office:value-type="float" office:value="0.897883">
            <text:p>0.897883</text:p>
          </table:table-cell>
          <table:table-cell office:value-type="float" office:value="-0.476338">
            <text:p>-0.476338</text:p>
          </table:table-cell>
          <table:table-cell office:value-type="float" office:value="1.472456">
            <text:p>1.47245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6.157522">
            <text:p>6.157522</text:p>
          </table:table-cell>
          <table:table-cell office:value-type="float" office:value="0.806034">
            <text:p>0.806034</text:p>
          </table:table-cell>
          <table:table-cell office:value-type="float" office:value="-0.404862">
            <text:p>-0.404862</text:p>
          </table:table-cell>
          <table:table-cell office:value-type="float" office:value="0.902">
            <text:p>0.902</text:p>
          </table:table-cell>
          <table:table-cell office:value-type="float" office:value="-0.465477">
            <text:p>-0.465477</text:p>
          </table:table-cell>
          <table:table-cell office:value-type="float" office:value="1.46229">
            <text:p>1.46229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6.170088">
            <text:p>6.170088</text:p>
          </table:table-cell>
          <table:table-cell office:value-type="float" office:value="0.813964">
            <text:p>0.813964</text:p>
          </table:table-cell>
          <table:table-cell office:value-type="float" office:value="-0.397932">
            <text:p>-0.397932</text:p>
          </table:table-cell>
          <table:table-cell office:value-type="float" office:value="0.906028">
            <text:p>0.906028</text:p>
          </table:table-cell>
          <table:table-cell office:value-type="float" office:value="-0.454714">
            <text:p>-0.454714</text:p>
          </table:table-cell>
          <table:table-cell office:value-type="float" office:value="1.452431">
            <text:p>1.45243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6.182654">
            <text:p>6.182654</text:p>
          </table:table-cell>
          <table:table-cell office:value-type="float" office:value="0.821721">
            <text:p>0.821721</text:p>
          </table:table-cell>
          <table:table-cell office:value-type="float" office:value="-0.390918">
            <text:p>-0.390918</text:p>
          </table:table-cell>
          <table:table-cell office:value-type="float" office:value="0.909968">
            <text:p>0.909968</text:p>
          </table:table-cell>
          <table:table-cell office:value-type="float" office:value="-0.444045">
            <text:p>-0.444045</text:p>
          </table:table-cell>
          <table:table-cell office:value-type="float" office:value="1.442874">
            <text:p>1.44287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6.195221">
            <text:p>6.195221</text:p>
          </table:table-cell>
          <table:table-cell office:value-type="float" office:value="0.829305">
            <text:p>0.829305</text:p>
          </table:table-cell>
          <table:table-cell office:value-type="float" office:value="-0.383822">
            <text:p>-0.383822</text:p>
          </table:table-cell>
          <table:table-cell office:value-type="float" office:value="0.91382">
            <text:p>0.91382</text:p>
          </table:table-cell>
          <table:table-cell office:value-type="float" office:value="-0.433467">
            <text:p>-0.433467</text:p>
          </table:table-cell>
          <table:table-cell office:value-type="float" office:value="1.43361">
            <text:p>1.43361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6.207787">
            <text:p>6.207787</text:p>
          </table:table-cell>
          <table:table-cell office:value-type="float" office:value="0.836719">
            <text:p>0.836719</text:p>
          </table:table-cell>
          <table:table-cell office:value-type="float" office:value="-0.376646">
            <text:p>-0.376646</text:p>
          </table:table-cell>
          <table:table-cell office:value-type="float" office:value="0.917584">
            <text:p>0.917584</text:p>
          </table:table-cell>
          <table:table-cell office:value-type="float" office:value="-0.422976">
            <text:p>-0.422976</text:p>
          </table:table-cell>
          <table:table-cell office:value-type="float" office:value="1.424632">
            <text:p>1.424632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6.220353">
            <text:p>6.220353</text:p>
          </table:table-cell>
          <table:table-cell office:value-type="float" office:value="0.843961">
            <text:p>0.843961</text:p>
          </table:table-cell>
          <table:table-cell office:value-type="float" office:value="-0.369394">
            <text:p>-0.369394</text:p>
          </table:table-cell>
          <table:table-cell office:value-type="float" office:value="0.921261">
            <text:p>0.921261</text:p>
          </table:table-cell>
          <table:table-cell office:value-type="float" office:value="-0.412571">
            <text:p>-0.412571</text:p>
          </table:table-cell>
          <table:table-cell office:value-type="float" office:value="1.415933">
            <text:p>1.415933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6.23292">
            <text:p>6.23292</text:p>
          </table:table-cell>
          <table:table-cell office:value-type="float" office:value="0.851033">
            <text:p>0.851033</text:p>
          </table:table-cell>
          <table:table-cell office:value-type="float" office:value="-0.362067">
            <text:p>-0.362067</text:p>
          </table:table-cell>
          <table:table-cell office:value-type="float" office:value="0.924851">
            <text:p>0.924851</text:p>
          </table:table-cell>
          <table:table-cell office:value-type="float" office:value="-0.402247">
            <text:p>-0.402247</text:p>
          </table:table-cell>
          <table:table-cell office:value-type="float" office:value="1.407506">
            <text:p>1.407506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6.245486">
            <text:p>6.245486</text:p>
          </table:table-cell>
          <table:table-cell office:value-type="float" office:value="0.857934">
            <text:p>0.857934</text:p>
          </table:table-cell>
          <table:table-cell office:value-type="float" office:value="-0.354668">
            <text:p>-0.354668</text:p>
          </table:table-cell>
          <table:table-cell office:value-type="float" office:value="0.928354">
            <text:p>0.928354</text:p>
          </table:table-cell>
          <table:table-cell office:value-type="float" office:value="-0.392002">
            <text:p>-0.392002</text:p>
          </table:table-cell>
          <table:table-cell office:value-type="float" office:value="1.399347">
            <text:p>1.399347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6.258053">
            <text:p>6.258053</text:p>
          </table:table-cell>
          <table:table-cell office:value-type="float" office:value="0.864667">
            <text:p>0.864667</text:p>
          </table:table-cell>
          <table:table-cell office:value-type="float" office:value="-0.347198">
            <text:p>-0.347198</text:p>
          </table:table-cell>
          <table:table-cell office:value-type="float" office:value="0.93177">
            <text:p>0.93177</text:p>
          </table:table-cell>
          <table:table-cell office:value-type="float" office:value="-0.381833">
            <text:p>-0.381833</text:p>
          </table:table-cell>
          <table:table-cell office:value-type="float" office:value="1.391448">
            <text:p>1.391448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6.270619">
            <text:p>6.270619</text:p>
          </table:table-cell>
          <table:table-cell office:value-type="float" office:value="0.871231">
            <text:p>0.871231</text:p>
          </table:table-cell>
          <table:table-cell office:value-type="float" office:value="-0.339661">
            <text:p>-0.339661</text:p>
          </table:table-cell>
          <table:table-cell office:value-type="float" office:value="0.9351">
            <text:p>0.9351</text:p>
          </table:table-cell>
          <table:table-cell office:value-type="float" office:value="-0.371738">
            <text:p>-0.371738</text:p>
          </table:table-cell>
          <table:table-cell office:value-type="float" office:value="1.383804">
            <text:p>1.38380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6.283185">
            <text:p>6.283185</text:p>
          </table:table-cell>
          <table:table-cell office:value-type="float" office:value="0.877626">
            <text:p>0.877626</text:p>
          </table:table-cell>
          <table:table-cell office:value-type="float" office:value="-0.332058">
            <text:p>-0.332058</text:p>
          </table:table-cell>
          <table:table-cell office:value-type="float" office:value="0.938345">
            <text:p>0.938345</text:p>
          </table:table-cell>
          <table:table-cell office:value-type="float" office:value="-0.361713">
            <text:p>-0.361713</text:p>
          </table:table-cell>
          <table:table-cell office:value-type="float" office:value="1.376409">
            <text:p>1.376409</text:p>
          </table:table-cell>
          <table:table-cell office:value-type="float" office:value="0.7">
            <text:p>0.7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4/27/2014</text:date>, <text:time>23:2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keefe Niemann</meta:initial-creator>
    <meta:creation-date>2014-04-27T22:55:31</meta:creation-date>
    <dc:date>2014-04-27T23:26:17</dc:date>
    <dc:creator>Okeefe Niemann</dc:creator>
    <meta:editing-duration>PT25S</meta:editing-duration>
    <meta:editing-cycles>1</meta:editing-cycles>
    <meta:document-statistic meta:table-count="3" meta:cell-count="3509" meta:object-count="1"/>
    <meta:generator>OpenOffice/4.0.1$Unix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>
        <chart:symbol-image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13cm" svg:y="4.201cm" style:legend-expansion="high" chart:style-name="ch2"/>
        <chart:plot-area chart:style-name="ch3" table:cell-range-address="Sheet1.B2:Sheet1.C501 Sheet1.I1:Sheet1.I1" chart:data-source-has-labels="row" svg:x="0.77cm" svg:y="0.855cm" svg:width="11.103cm" svg:height="7.545cm">
          <chartooo:coordinate-region svg:x="1.061cm" svg:y="1.054cm" svg:width="10.573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501" chart:label-cell-address="Sheet1.I1:Sheet1.I1" chart:class="chart:scatter">
            <chart:domain table:cell-range-address="Sheet1.B2:Sheet1.B501"/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lliptical Orbit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921">
                <text:p>0.999921</text:p>
                <draw:g>
                  <svg:desc>Sheet1.B2:Sheet1.B501</svg:desc>
                </draw:g>
              </table:table-cell>
              <table:table-cell office:value-type="float" office:value="0.008796">
                <text:p>0.008796</text:p>
                <draw:g>
                  <svg:desc>Sheet1.C2:Sheet1.C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684">
                <text:p>0.999684</text:p>
              </table:table-cell>
              <table:table-cell office:value-type="float" office:value="0.017591">
                <text:p>0.0175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9289">
                <text:p>0.999289</text:p>
              </table:table-cell>
              <table:table-cell office:value-type="float" office:value="0.026383">
                <text:p>0.0263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8737">
                <text:p>0.998737</text:p>
              </table:table-cell>
              <table:table-cell office:value-type="float" office:value="0.035171">
                <text:p>0.0351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8026">
                <text:p>0.998026</text:p>
              </table:table-cell>
              <table:table-cell office:value-type="float" office:value="0.043953">
                <text:p>0.0439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7157">
                <text:p>0.997157</text:p>
              </table:table-cell>
              <table:table-cell office:value-type="float" office:value="0.052728">
                <text:p>0.052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613">
                <text:p>0.99613</text:p>
              </table:table-cell>
              <table:table-cell office:value-type="float" office:value="0.061495">
                <text:p>0.0614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4945">
                <text:p>0.994945</text:p>
              </table:table-cell>
              <table:table-cell office:value-type="float" office:value="0.070252">
                <text:p>0.070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3601">
                <text:p>0.993601</text:p>
              </table:table-cell>
              <table:table-cell office:value-type="float" office:value="0.078998">
                <text:p>0.078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2099">
                <text:p>0.992099</text:p>
              </table:table-cell>
              <table:table-cell office:value-type="float" office:value="0.087731">
                <text:p>0.0877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0439">
                <text:p>0.990439</text:p>
              </table:table-cell>
              <table:table-cell office:value-type="float" office:value="0.096451">
                <text:p>0.0964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8619">
                <text:p>0.988619</text:p>
              </table:table-cell>
              <table:table-cell office:value-type="float" office:value="0.105154">
                <text:p>0.1051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6641">
                <text:p>0.986641</text:p>
              </table:table-cell>
              <table:table-cell office:value-type="float" office:value="0.113841">
                <text:p>0.113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84504">
                <text:p>0.984504</text:p>
              </table:table-cell>
              <table:table-cell office:value-type="float" office:value="0.12251">
                <text:p>0.12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2207">
                <text:p>0.982207</text:p>
              </table:table-cell>
              <table:table-cell office:value-type="float" office:value="0.131159">
                <text:p>0.1311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79752">
                <text:p>0.979752</text:p>
              </table:table-cell>
              <table:table-cell office:value-type="float" office:value="0.139786">
                <text:p>0.1397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77136">
                <text:p>0.977136</text:p>
              </table:table-cell>
              <table:table-cell office:value-type="float" office:value="0.148391">
                <text:p>0.1483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74361">
                <text:p>0.974361</text:p>
              </table:table-cell>
              <table:table-cell office:value-type="float" office:value="0.156972">
                <text:p>0.1569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71426">
                <text:p>0.971426</text:p>
              </table:table-cell>
              <table:table-cell office:value-type="float" office:value="0.165526">
                <text:p>0.165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6833">
                <text:p>0.96833</text:p>
              </table:table-cell>
              <table:table-cell office:value-type="float" office:value="0.174054">
                <text:p>0.1740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65074">
                <text:p>0.965074</text:p>
              </table:table-cell>
              <table:table-cell office:value-type="float" office:value="0.182552">
                <text:p>0.1825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1657">
                <text:p>0.961657</text:p>
              </table:table-cell>
              <table:table-cell office:value-type="float" office:value="0.19102">
                <text:p>0.191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8079">
                <text:p>0.958079</text:p>
              </table:table-cell>
              <table:table-cell office:value-type="float" office:value="0.199456">
                <text:p>0.1994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4339">
                <text:p>0.954339</text:p>
              </table:table-cell>
              <table:table-cell office:value-type="float" office:value="0.207859">
                <text:p>0.2078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0438">
                <text:p>0.950438</text:p>
              </table:table-cell>
              <table:table-cell office:value-type="float" office:value="0.216226">
                <text:p>0.2162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46375">
                <text:p>0.946375</text:p>
              </table:table-cell>
              <table:table-cell office:value-type="float" office:value="0.224556">
                <text:p>0.224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42149">
                <text:p>0.942149</text:p>
              </table:table-cell>
              <table:table-cell office:value-type="float" office:value="0.232848">
                <text:p>0.2328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37761">
                <text:p>0.937761</text:p>
              </table:table-cell>
              <table:table-cell office:value-type="float" office:value="0.2411">
                <text:p>0.24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33209">
                <text:p>0.933209</text:p>
              </table:table-cell>
              <table:table-cell office:value-type="float" office:value="0.249309">
                <text:p>0.2493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28494">
                <text:p>0.928494</text:p>
              </table:table-cell>
              <table:table-cell office:value-type="float" office:value="0.257475">
                <text:p>0.2574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23615">
                <text:p>0.923615</text:p>
              </table:table-cell>
              <table:table-cell office:value-type="float" office:value="0.265596">
                <text:p>0.2655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18571">
                <text:p>0.918571</text:p>
              </table:table-cell>
              <table:table-cell office:value-type="float" office:value="0.273669">
                <text:p>0.2736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13363">
                <text:p>0.913363</text:p>
              </table:table-cell>
              <table:table-cell office:value-type="float" office:value="0.281693">
                <text:p>0.2816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0799">
                <text:p>0.90799</text:p>
              </table:table-cell>
              <table:table-cell office:value-type="float" office:value="0.289666">
                <text:p>0.2896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02451">
                <text:p>0.902451</text:p>
              </table:table-cell>
              <table:table-cell office:value-type="float" office:value="0.297587">
                <text:p>0.2975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96746">
                <text:p>0.896746</text:p>
              </table:table-cell>
              <table:table-cell office:value-type="float" office:value="0.305452">
                <text:p>0.3054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90875">
                <text:p>0.890875</text:p>
              </table:table-cell>
              <table:table-cell office:value-type="float" office:value="0.313261">
                <text:p>0.3132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84836">
                <text:p>0.884836</text:p>
              </table:table-cell>
              <table:table-cell office:value-type="float" office:value="0.321011">
                <text:p>0.3210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7863">
                <text:p>0.87863</text:p>
              </table:table-cell>
              <table:table-cell office:value-type="float" office:value="0.328701">
                <text:p>0.3287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72256">
                <text:p>0.872256</text:p>
              </table:table-cell>
              <table:table-cell office:value-type="float" office:value="0.336327">
                <text:p>0.3363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65713">
                <text:p>0.865713</text:p>
              </table:table-cell>
              <table:table-cell office:value-type="float" office:value="0.343889">
                <text:p>0.3438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59002">
                <text:p>0.859002</text:p>
              </table:table-cell>
              <table:table-cell office:value-type="float" office:value="0.351383">
                <text:p>0.3513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5212">
                <text:p>0.85212</text:p>
              </table:table-cell>
              <table:table-cell office:value-type="float" office:value="0.358808">
                <text:p>0.3588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45068">
                <text:p>0.845068</text:p>
              </table:table-cell>
              <table:table-cell office:value-type="float" office:value="0.366161">
                <text:p>0.3661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37846">
                <text:p>0.837846</text:p>
              </table:table-cell>
              <table:table-cell office:value-type="float" office:value="0.37344">
                <text:p>0.373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30452">
                <text:p>0.830452</text:p>
              </table:table-cell>
              <table:table-cell office:value-type="float" office:value="0.380643">
                <text:p>0.3806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22886">
                <text:p>0.822886</text:p>
              </table:table-cell>
              <table:table-cell office:value-type="float" office:value="0.387767">
                <text:p>0.3877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15147">
                <text:p>0.815147</text:p>
              </table:table-cell>
              <table:table-cell office:value-type="float" office:value="0.394809">
                <text:p>0.3948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07235">
                <text:p>0.807235</text:p>
              </table:table-cell>
              <table:table-cell office:value-type="float" office:value="0.401768">
                <text:p>0.4017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9915">
                <text:p>0.79915</text:p>
              </table:table-cell>
              <table:table-cell office:value-type="float" office:value="0.40864">
                <text:p>0.408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90889">
                <text:p>0.790889</text:p>
              </table:table-cell>
              <table:table-cell office:value-type="float" office:value="0.415423">
                <text:p>0.4154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82454">
                <text:p>0.782454</text:p>
              </table:table-cell>
              <table:table-cell office:value-type="float" office:value="0.422114">
                <text:p>0.4221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73843">
                <text:p>0.773843</text:p>
              </table:table-cell>
              <table:table-cell office:value-type="float" office:value="0.42871">
                <text:p>0.428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65055">
                <text:p>0.765055</text:p>
              </table:table-cell>
              <table:table-cell office:value-type="float" office:value="0.435208">
                <text:p>0.4352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5609">
                <text:p>0.75609</text:p>
              </table:table-cell>
              <table:table-cell office:value-type="float" office:value="0.441605">
                <text:p>0.4416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46947">
                <text:p>0.746947</text:p>
              </table:table-cell>
              <table:table-cell office:value-type="float" office:value="0.447899">
                <text:p>0.4478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37626">
                <text:p>0.737626</text:p>
              </table:table-cell>
              <table:table-cell office:value-type="float" office:value="0.454085">
                <text:p>0.4540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28126">
                <text:p>0.728126</text:p>
              </table:table-cell>
              <table:table-cell office:value-type="float" office:value="0.460161">
                <text:p>0.4601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18445">
                <text:p>0.718445</text:p>
              </table:table-cell>
              <table:table-cell office:value-type="float" office:value="0.466124">
                <text:p>0.4661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08584">
                <text:p>0.708584</text:p>
              </table:table-cell>
              <table:table-cell office:value-type="float" office:value="0.471969">
                <text:p>0.4719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98542">
                <text:p>0.698542</text:p>
              </table:table-cell>
              <table:table-cell office:value-type="float" office:value="0.477693">
                <text:p>0.4776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88318">
                <text:p>0.688318</text:p>
              </table:table-cell>
              <table:table-cell office:value-type="float" office:value="0.483293">
                <text:p>0.4832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77911">
                <text:p>0.677911</text:p>
              </table:table-cell>
              <table:table-cell office:value-type="float" office:value="0.488765">
                <text:p>0.4887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6732">
                <text:p>0.66732</text:p>
              </table:table-cell>
              <table:table-cell office:value-type="float" office:value="0.494105">
                <text:p>0.4941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6546">
                <text:p>0.656546</text:p>
              </table:table-cell>
              <table:table-cell office:value-type="float" office:value="0.499308">
                <text:p>0.4993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45587">
                <text:p>0.645587</text:p>
              </table:table-cell>
              <table:table-cell office:value-type="float" office:value="0.50437">
                <text:p>0.504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34442">
                <text:p>0.634442</text:p>
              </table:table-cell>
              <table:table-cell office:value-type="float" office:value="0.509288">
                <text:p>0.5092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23112">
                <text:p>0.623112</text:p>
              </table:table-cell>
              <table:table-cell office:value-type="float" office:value="0.514056">
                <text:p>0.5140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11594">
                <text:p>0.611594</text:p>
              </table:table-cell>
              <table:table-cell office:value-type="float" office:value="0.518671">
                <text:p>0.5186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9989">
                <text:p>0.59989</text:p>
              </table:table-cell>
              <table:table-cell office:value-type="float" office:value="0.523126">
                <text:p>0.5231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87997">
                <text:p>0.587997</text:p>
              </table:table-cell>
              <table:table-cell office:value-type="float" office:value="0.527418">
                <text:p>0.5274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75917">
                <text:p>0.575917</text:p>
              </table:table-cell>
              <table:table-cell office:value-type="float" office:value="0.531541">
                <text:p>0.5315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63647">
                <text:p>0.563647</text:p>
              </table:table-cell>
              <table:table-cell office:value-type="float" office:value="0.535489">
                <text:p>0.5354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51188">
                <text:p>0.551188</text:p>
              </table:table-cell>
              <table:table-cell office:value-type="float" office:value="0.539257">
                <text:p>0.5392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38539">
                <text:p>0.538539</text:p>
              </table:table-cell>
              <table:table-cell office:value-type="float" office:value="0.54284">
                <text:p>0.542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257">
                <text:p>0.5257</text:p>
              </table:table-cell>
              <table:table-cell office:value-type="float" office:value="0.546231">
                <text:p>0.5462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1267">
                <text:p>0.51267</text:p>
              </table:table-cell>
              <table:table-cell office:value-type="float" office:value="0.549424">
                <text:p>0.5494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9945">
                <text:p>0.49945</text:p>
              </table:table-cell>
              <table:table-cell office:value-type="float" office:value="0.552412">
                <text:p>0.5524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86039">
                <text:p>0.486039</text:p>
              </table:table-cell>
              <table:table-cell office:value-type="float" office:value="0.555189">
                <text:p>0.5551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72437">
                <text:p>0.472437</text:p>
              </table:table-cell>
              <table:table-cell office:value-type="float" office:value="0.557748">
                <text:p>0.5577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58643">
                <text:p>0.458643</text:p>
              </table:table-cell>
              <table:table-cell office:value-type="float" office:value="0.560082">
                <text:p>0.5600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44659">
                <text:p>0.444659</text:p>
              </table:table-cell>
              <table:table-cell office:value-type="float" office:value="0.562182">
                <text:p>0.5621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30484">
                <text:p>0.430484</text:p>
              </table:table-cell>
              <table:table-cell office:value-type="float" office:value="0.564041">
                <text:p>0.5640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16119">
                <text:p>0.416119</text:p>
              </table:table-cell>
              <table:table-cell office:value-type="float" office:value="0.565651">
                <text:p>0.5656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01565">
                <text:p>0.401565</text:p>
              </table:table-cell>
              <table:table-cell office:value-type="float" office:value="0.567003">
                <text:p>0.5670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86821">
                <text:p>0.386821</text:p>
              </table:table-cell>
              <table:table-cell office:value-type="float" office:value="0.568088">
                <text:p>0.5680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71889">
                <text:p>0.371889</text:p>
              </table:table-cell>
              <table:table-cell office:value-type="float" office:value="0.568896">
                <text:p>0.5688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677">
                <text:p>0.35677</text:p>
              </table:table-cell>
              <table:table-cell office:value-type="float" office:value="0.569419">
                <text:p>0.5694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41466">
                <text:p>0.341466</text:p>
              </table:table-cell>
              <table:table-cell office:value-type="float" office:value="0.569645">
                <text:p>0.5696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25977">
                <text:p>0.325977</text:p>
              </table:table-cell>
              <table:table-cell office:value-type="float" office:value="0.569564">
                <text:p>0.5695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10307">
                <text:p>0.310307</text:p>
              </table:table-cell>
              <table:table-cell office:value-type="float" office:value="0.569164">
                <text:p>0.5691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94456">
                <text:p>0.294456</text:p>
              </table:table-cell>
              <table:table-cell office:value-type="float" office:value="0.568435">
                <text:p>0.5684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78429">
                <text:p>0.278429</text:p>
              </table:table-cell>
              <table:table-cell office:value-type="float" office:value="0.567364">
                <text:p>0.5673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62227">
                <text:p>0.262227</text:p>
              </table:table-cell>
              <table:table-cell office:value-type="float" office:value="0.565937">
                <text:p>0.5659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45855">
                <text:p>0.245855</text:p>
              </table:table-cell>
              <table:table-cell office:value-type="float" office:value="0.564143">
                <text:p>0.5641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29316">
                <text:p>0.229316</text:p>
              </table:table-cell>
              <table:table-cell office:value-type="float" office:value="0.561966">
                <text:p>0.5619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12616">
                <text:p>0.212616</text:p>
              </table:table-cell>
              <table:table-cell office:value-type="float" office:value="0.559392">
                <text:p>0.5593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95759">
                <text:p>0.195759</text:p>
              </table:table-cell>
              <table:table-cell office:value-type="float" office:value="0.556406">
                <text:p>0.5564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78751">
                <text:p>0.178751</text:p>
              </table:table-cell>
              <table:table-cell office:value-type="float" office:value="0.552991">
                <text:p>0.552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616">
                <text:p>0.1616</text:p>
              </table:table-cell>
              <table:table-cell office:value-type="float" office:value="0.549132">
                <text:p>0.5491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44313">
                <text:p>0.144313</text:p>
              </table:table-cell>
              <table:table-cell office:value-type="float" office:value="0.544811">
                <text:p>0.5448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26899">
                <text:p>0.126899</text:p>
              </table:table-cell>
              <table:table-cell office:value-type="float" office:value="0.540009">
                <text:p>0.5400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9367">
                <text:p>0.109367</text:p>
              </table:table-cell>
              <table:table-cell office:value-type="float" office:value="0.534707">
                <text:p>0.5347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9173">
                <text:p>0.09173</text:p>
              </table:table-cell>
              <table:table-cell office:value-type="float" office:value="0.528886">
                <text:p>0.5288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73999">
                <text:p>0.073999</text:p>
              </table:table-cell>
              <table:table-cell office:value-type="float" office:value="0.522526">
                <text:p>0.5225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6189">
                <text:p>0.056189</text:p>
              </table:table-cell>
              <table:table-cell office:value-type="float" office:value="0.515603">
                <text:p>0.5156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8315">
                <text:p>0.038315</text:p>
              </table:table-cell>
              <table:table-cell office:value-type="float" office:value="0.508098">
                <text:p>0.5080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0396">
                <text:p>0.020396</text:p>
              </table:table-cell>
              <table:table-cell office:value-type="float" office:value="0.499985">
                <text:p>0.4999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2452">
                <text:p>0.002452</text:p>
              </table:table-cell>
              <table:table-cell office:value-type="float" office:value="0.491243">
                <text:p>0.4912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15495">
                <text:p>-0.015495</text:p>
              </table:table-cell>
              <table:table-cell office:value-type="float" office:value="0.481847">
                <text:p>0.4818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33421">
                <text:p>-0.033421</text:p>
              </table:table-cell>
              <table:table-cell office:value-type="float" office:value="0.471772">
                <text:p>0.4717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51295">
                <text:p>-0.051295</text:p>
              </table:table-cell>
              <table:table-cell office:value-type="float" office:value="0.460993">
                <text:p>0.4609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69089">
                <text:p>-0.069089</text:p>
              </table:table-cell>
              <table:table-cell office:value-type="float" office:value="0.449484">
                <text:p>0.4494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86765">
                <text:p>-0.086765</text:p>
              </table:table-cell>
              <table:table-cell office:value-type="float" office:value="0.437222">
                <text:p>0.4372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104287">
                <text:p>-0.104287</text:p>
              </table:table-cell>
              <table:table-cell office:value-type="float" office:value="0.42418">
                <text:p>0.424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121611">
                <text:p>-0.121611</text:p>
              </table:table-cell>
              <table:table-cell office:value-type="float" office:value="0.410335">
                <text:p>0.4103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138689">
                <text:p>-0.138689</text:p>
              </table:table-cell>
              <table:table-cell office:value-type="float" office:value="0.395664">
                <text:p>0.3956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55469">
                <text:p>-0.155469</text:p>
              </table:table-cell>
              <table:table-cell office:value-type="float" office:value="0.380146">
                <text:p>0.3801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171895">
                <text:p>-0.171895</text:p>
              </table:table-cell>
              <table:table-cell office:value-type="float" office:value="0.363762">
                <text:p>0.3637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187903">
                <text:p>-0.187903</text:p>
              </table:table-cell>
              <table:table-cell office:value-type="float" office:value="0.346498">
                <text:p>0.3464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203427">
                <text:p>-0.203427</text:p>
              </table:table-cell>
              <table:table-cell office:value-type="float" office:value="0.328341">
                <text:p>0.3283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218393">
                <text:p>-0.218393</text:p>
              </table:table-cell>
              <table:table-cell office:value-type="float" office:value="0.309286">
                <text:p>0.3092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232723">
                <text:p>-0.232723</text:p>
              </table:table-cell>
              <table:table-cell office:value-type="float" office:value="0.289332">
                <text:p>0.2893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246336">
                <text:p>-0.246336</text:p>
              </table:table-cell>
              <table:table-cell office:value-type="float" office:value="0.268488">
                <text:p>0.2684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259145">
                <text:p>-0.259145</text:p>
              </table:table-cell>
              <table:table-cell office:value-type="float" office:value="0.246769">
                <text:p>0.2467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271061">
                <text:p>-0.271061</text:p>
              </table:table-cell>
              <table:table-cell office:value-type="float" office:value="0.224202">
                <text:p>0.2242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281995">
                <text:p>-0.281995</text:p>
              </table:table-cell>
              <table:table-cell office:value-type="float" office:value="0.200824">
                <text:p>0.2008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291857">
                <text:p>-0.291857</text:p>
              </table:table-cell>
              <table:table-cell office:value-type="float" office:value="0.176684">
                <text:p>0.1766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30056">
                <text:p>-0.30056</text:p>
              </table:table-cell>
              <table:table-cell office:value-type="float" office:value="0.151844">
                <text:p>0.1518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308023">
                <text:p>-0.308023</text:p>
              </table:table-cell>
              <table:table-cell office:value-type="float" office:value="0.126378">
                <text:p>0.1263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31417">
                <text:p>-0.31417</text:p>
              </table:table-cell>
              <table:table-cell office:value-type="float" office:value="0.100373">
                <text:p>0.1003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318937">
                <text:p>-0.318937</text:p>
              </table:table-cell>
              <table:table-cell office:value-type="float" office:value="0.073928">
                <text:p>0.0739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322273">
                <text:p>-0.322273</text:p>
              </table:table-cell>
              <table:table-cell office:value-type="float" office:value="0.047152">
                <text:p>0.0471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324139">
                <text:p>-0.324139</text:p>
              </table:table-cell>
              <table:table-cell office:value-type="float" office:value="0.020161">
                <text:p>0.0201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324515">
                <text:p>-0.324515</text:p>
              </table:table-cell>
              <table:table-cell office:value-type="float" office:value="-0.006922">
                <text:p>-0.0069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323396">
                <text:p>-0.323396</text:p>
              </table:table-cell>
              <table:table-cell office:value-type="float" office:value="-0.033973">
                <text:p>-0.0339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320796">
                <text:p>-0.320796</text:p>
              </table:table-cell>
              <table:table-cell office:value-type="float" office:value="-0.06087">
                <text:p>-0.060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316745">
                <text:p>-0.316745</text:p>
              </table:table-cell>
              <table:table-cell office:value-type="float" office:value="-0.087491">
                <text:p>-0.0874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311287">
                <text:p>-0.311287</text:p>
              </table:table-cell>
              <table:table-cell office:value-type="float" office:value="-0.113724">
                <text:p>-0.1137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304481">
                <text:p>-0.304481</text:p>
              </table:table-cell>
              <table:table-cell office:value-type="float" office:value="-0.139466">
                <text:p>-0.1394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296398">
                <text:p>-0.296398</text:p>
              </table:table-cell>
              <table:table-cell office:value-type="float" office:value="-0.164624">
                <text:p>-0.1646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287116">
                <text:p>-0.287116</text:p>
              </table:table-cell>
              <table:table-cell office:value-type="float" office:value="-0.189117">
                <text:p>-0.1891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276719">
                <text:p>-0.276719</text:p>
              </table:table-cell>
              <table:table-cell office:value-type="float" office:value="-0.212877">
                <text:p>-0.2128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265297">
                <text:p>-0.265297</text:p>
              </table:table-cell>
              <table:table-cell office:value-type="float" office:value="-0.23585">
                <text:p>-0.235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252939">
                <text:p>-0.252939</text:p>
              </table:table-cell>
              <table:table-cell office:value-type="float" office:value="-0.257992">
                <text:p>-0.2579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239735">
                <text:p>-0.239735</text:p>
              </table:table-cell>
              <table:table-cell office:value-type="float" office:value="-0.279273">
                <text:p>-0.2792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225772">
                <text:p>-0.225772</text:p>
              </table:table-cell>
              <table:table-cell office:value-type="float" office:value="-0.299671">
                <text:p>-0.2996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211133">
                <text:p>-0.211133</text:p>
              </table:table-cell>
              <table:table-cell office:value-type="float" office:value="-0.319174">
                <text:p>-0.3191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195899">
                <text:p>-0.195899</text:p>
              </table:table-cell>
              <table:table-cell office:value-type="float" office:value="-0.33778">
                <text:p>-0.337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180146">
                <text:p>-0.180146</text:p>
              </table:table-cell>
              <table:table-cell office:value-type="float" office:value="-0.355491">
                <text:p>-0.3554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163943">
                <text:p>-0.163943</text:p>
              </table:table-cell>
              <table:table-cell office:value-type="float" office:value="-0.372317">
                <text:p>-0.3723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147355">
                <text:p>-0.147355</text:p>
              </table:table-cell>
              <table:table-cell office:value-type="float" office:value="-0.38827">
                <text:p>-0.388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130441">
                <text:p>-0.130441</text:p>
              </table:table-cell>
              <table:table-cell office:value-type="float" office:value="-0.403367">
                <text:p>-0.4033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113257">
                <text:p>-0.113257</text:p>
              </table:table-cell>
              <table:table-cell office:value-type="float" office:value="-0.41763">
                <text:p>-0.417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95851">
                <text:p>-0.095851</text:p>
              </table:table-cell>
              <table:table-cell office:value-type="float" office:value="-0.431079">
                <text:p>-0.4310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78269">
                <text:p>-0.078269</text:p>
              </table:table-cell>
              <table:table-cell office:value-type="float" office:value="-0.443738">
                <text:p>-0.4437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60552">
                <text:p>-0.060552</text:p>
              </table:table-cell>
              <table:table-cell office:value-type="float" office:value="-0.455632">
                <text:p>-0.4556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42735">
                <text:p>-0.042735</text:p>
              </table:table-cell>
              <table:table-cell office:value-type="float" office:value="-0.466785">
                <text:p>-0.4667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24853">
                <text:p>-0.024853</text:p>
              </table:table-cell>
              <table:table-cell office:value-type="float" office:value="-0.477222">
                <text:p>-0.4772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6935">
                <text:p>-0.006935</text:p>
              </table:table-cell>
              <table:table-cell office:value-type="float" office:value="-0.48697">
                <text:p>-0.486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0994">
                <text:p>0.010994</text:p>
              </table:table-cell>
              <table:table-cell office:value-type="float" office:value="-0.496051">
                <text:p>-0.4960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8908">
                <text:p>0.028908</text:p>
              </table:table-cell>
              <table:table-cell office:value-type="float" office:value="-0.504492">
                <text:p>-0.5044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46787">
                <text:p>0.046787</text:p>
              </table:table-cell>
              <table:table-cell office:value-type="float" office:value="-0.512315">
                <text:p>-0.5123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64613">
                <text:p>0.064613</text:p>
              </table:table-cell>
              <table:table-cell office:value-type="float" office:value="-0.519544">
                <text:p>-0.5195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82367">
                <text:p>0.082367</text:p>
              </table:table-cell>
              <table:table-cell office:value-type="float" office:value="-0.526201">
                <text:p>-0.5262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00036">
                <text:p>0.100036</text:p>
              </table:table-cell>
              <table:table-cell office:value-type="float" office:value="-0.532309">
                <text:p>-0.5323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17605">
                <text:p>0.117605</text:p>
              </table:table-cell>
              <table:table-cell office:value-type="float" office:value="-0.537887">
                <text:p>-0.5378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35064">
                <text:p>0.135064</text:p>
              </table:table-cell>
              <table:table-cell office:value-type="float" office:value="-0.542957">
                <text:p>-0.5429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52401">
                <text:p>0.152401</text:p>
              </table:table-cell>
              <table:table-cell office:value-type="float" office:value="-0.547537">
                <text:p>-0.5475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69606">
                <text:p>0.169606</text:p>
              </table:table-cell>
              <table:table-cell office:value-type="float" office:value="-0.551646">
                <text:p>-0.5516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86673">
                <text:p>0.186673</text:p>
              </table:table-cell>
              <table:table-cell office:value-type="float" office:value="-0.555302">
                <text:p>-0.5553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03593">
                <text:p>0.203593</text:p>
              </table:table-cell>
              <table:table-cell office:value-type="float" office:value="-0.558522">
                <text:p>-0.5585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20361">
                <text:p>0.220361</text:p>
              </table:table-cell>
              <table:table-cell office:value-type="float" office:value="-0.561322">
                <text:p>-0.5613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36969">
                <text:p>0.236969</text:p>
              </table:table-cell>
              <table:table-cell office:value-type="float" office:value="-0.563717">
                <text:p>-0.5637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53415">
                <text:p>0.253415</text:p>
              </table:table-cell>
              <table:table-cell office:value-type="float" office:value="-0.565724">
                <text:p>-0.5657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69692">
                <text:p>0.269692</text:p>
              </table:table-cell>
              <table:table-cell office:value-type="float" office:value="-0.567355">
                <text:p>-0.5673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85797">
                <text:p>0.285797</text:p>
              </table:table-cell>
              <table:table-cell office:value-type="float" office:value="-0.568625">
                <text:p>-0.5686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01728">
                <text:p>0.301728</text:p>
              </table:table-cell>
              <table:table-cell office:value-type="float" office:value="-0.569547">
                <text:p>-0.5695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17481">
                <text:p>0.317481</text:p>
              </table:table-cell>
              <table:table-cell office:value-type="float" office:value="-0.570132">
                <text:p>-0.5701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33053">
                <text:p>0.333053</text:p>
              </table:table-cell>
              <table:table-cell office:value-type="float" office:value="-0.570394">
                <text:p>-0.5703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48443">
                <text:p>0.348443</text:p>
              </table:table-cell>
              <table:table-cell office:value-type="float" office:value="-0.570343">
                <text:p>-0.5703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63649">
                <text:p>0.363649</text:p>
              </table:table-cell>
              <table:table-cell office:value-type="float" office:value="-0.569991">
                <text:p>-0.5699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78669">
                <text:p>0.378669</text:p>
              </table:table-cell>
              <table:table-cell office:value-type="float" office:value="-0.569347">
                <text:p>-0.5693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93501">
                <text:p>0.393501</text:p>
              </table:table-cell>
              <table:table-cell office:value-type="float" office:value="-0.568422">
                <text:p>-0.5684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08146">
                <text:p>0.408146</text:p>
              </table:table-cell>
              <table:table-cell office:value-type="float" office:value="-0.567225">
                <text:p>-0.5672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22602">
                <text:p>0.422602</text:p>
              </table:table-cell>
              <table:table-cell office:value-type="float" office:value="-0.565765">
                <text:p>-0.5657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36869">
                <text:p>0.436869</text:p>
              </table:table-cell>
              <table:table-cell office:value-type="float" office:value="-0.564052">
                <text:p>-0.5640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50946">
                <text:p>0.450946</text:p>
              </table:table-cell>
              <table:table-cell office:value-type="float" office:value="-0.562094">
                <text:p>-0.5620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64832">
                <text:p>0.464832</text:p>
              </table:table-cell>
              <table:table-cell office:value-type="float" office:value="-0.559899">
                <text:p>-0.5598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78528">
                <text:p>0.478528</text:p>
              </table:table-cell>
              <table:table-cell office:value-type="float" office:value="-0.557474">
                <text:p>-0.5574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92034">
                <text:p>0.492034</text:p>
              </table:table-cell>
              <table:table-cell office:value-type="float" office:value="-0.554827">
                <text:p>-0.5548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05349">
                <text:p>0.505349</text:p>
              </table:table-cell>
              <table:table-cell office:value-type="float" office:value="-0.551965">
                <text:p>-0.5519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18473">
                <text:p>0.518473</text:p>
              </table:table-cell>
              <table:table-cell office:value-type="float" office:value="-0.548895">
                <text:p>-0.5488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31408">
                <text:p>0.531408</text:p>
              </table:table-cell>
              <table:table-cell office:value-type="float" office:value="-0.545624">
                <text:p>-0.5456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44152">
                <text:p>0.544152</text:p>
              </table:table-cell>
              <table:table-cell office:value-type="float" office:value="-0.542158">
                <text:p>-0.5421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56707">
                <text:p>0.556707</text:p>
              </table:table-cell>
              <table:table-cell office:value-type="float" office:value="-0.538502">
                <text:p>-0.5385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69073">
                <text:p>0.569073</text:p>
              </table:table-cell>
              <table:table-cell office:value-type="float" office:value="-0.534664">
                <text:p>-0.5346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8125">
                <text:p>0.58125</text:p>
              </table:table-cell>
              <table:table-cell office:value-type="float" office:value="-0.530649">
                <text:p>-0.5306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93239">
                <text:p>0.593239</text:p>
              </table:table-cell>
              <table:table-cell office:value-type="float" office:value="-0.526461">
                <text:p>-0.5264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0504">
                <text:p>0.60504</text:p>
              </table:table-cell>
              <table:table-cell office:value-type="float" office:value="-0.522107">
                <text:p>-0.5221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16654">
                <text:p>0.616654</text:p>
              </table:table-cell>
              <table:table-cell office:value-type="float" office:value="-0.517592">
                <text:p>-0.5175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28081">
                <text:p>0.628081</text:p>
              </table:table-cell>
              <table:table-cell office:value-type="float" office:value="-0.51292">
                <text:p>-0.512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39322">
                <text:p>0.639322</text:p>
              </table:table-cell>
              <table:table-cell office:value-type="float" office:value="-0.508096">
                <text:p>-0.5080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50378">
                <text:p>0.650378</text:p>
              </table:table-cell>
              <table:table-cell office:value-type="float" office:value="-0.503124">
                <text:p>-0.5031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61249">
                <text:p>0.661249</text:p>
              </table:table-cell>
              <table:table-cell office:value-type="float" office:value="-0.49801">
                <text:p>-0.498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71937">
                <text:p>0.671937</text:p>
              </table:table-cell>
              <table:table-cell office:value-type="float" office:value="-0.492757">
                <text:p>-0.4927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8244">
                <text:p>0.68244</text:p>
              </table:table-cell>
              <table:table-cell office:value-type="float" office:value="-0.487369">
                <text:p>-0.4873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92761">
                <text:p>0.692761</text:p>
              </table:table-cell>
              <table:table-cell office:value-type="float" office:value="-0.481851">
                <text:p>-0.4818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029">
                <text:p>0.7029</text:p>
              </table:table-cell>
              <table:table-cell office:value-type="float" office:value="-0.476207">
                <text:p>-0.4762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12858">
                <text:p>0.712858</text:p>
              </table:table-cell>
              <table:table-cell office:value-type="float" office:value="-0.470439">
                <text:p>-0.4704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22635">
                <text:p>0.722635</text:p>
              </table:table-cell>
              <table:table-cell office:value-type="float" office:value="-0.464552">
                <text:p>-0.4645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32232">
                <text:p>0.732232</text:p>
              </table:table-cell>
              <table:table-cell office:value-type="float" office:value="-0.45855">
                <text:p>-0.458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4165">
                <text:p>0.74165</text:p>
              </table:table-cell>
              <table:table-cell office:value-type="float" office:value="-0.452435">
                <text:p>-0.4524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50889">
                <text:p>0.750889</text:p>
              </table:table-cell>
              <table:table-cell office:value-type="float" office:value="-0.446211">
                <text:p>-0.4462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5995">
                <text:p>0.75995</text:p>
              </table:table-cell>
              <table:table-cell office:value-type="float" office:value="-0.439882">
                <text:p>-0.4398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68834">
                <text:p>0.768834</text:p>
              </table:table-cell>
              <table:table-cell office:value-type="float" office:value="-0.43345">
                <text:p>-0.433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77541">
                <text:p>0.777541</text:p>
              </table:table-cell>
              <table:table-cell office:value-type="float" office:value="-0.426918">
                <text:p>-0.4269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86073">
                <text:p>0.786073</text:p>
              </table:table-cell>
              <table:table-cell office:value-type="float" office:value="-0.42029">
                <text:p>-0.420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94429">
                <text:p>0.794429</text:p>
              </table:table-cell>
              <table:table-cell office:value-type="float" office:value="-0.413568">
                <text:p>-0.4135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02611">
                <text:p>0.802611</text:p>
              </table:table-cell>
              <table:table-cell office:value-type="float" office:value="-0.406755">
                <text:p>-0.4067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10618">
                <text:p>0.810618</text:p>
              </table:table-cell>
              <table:table-cell office:value-type="float" office:value="-0.399854">
                <text:p>-0.3998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18452">
                <text:p>0.818452</text:p>
              </table:table-cell>
              <table:table-cell office:value-type="float" office:value="-0.392867">
                <text:p>-0.3928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26114">
                <text:p>0.826114</text:p>
              </table:table-cell>
              <table:table-cell office:value-type="float" office:value="-0.385798">
                <text:p>-0.3857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33603">
                <text:p>0.833603</text:p>
              </table:table-cell>
              <table:table-cell office:value-type="float" office:value="-0.378648">
                <text:p>-0.3786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40921">
                <text:p>0.840921</text:p>
              </table:table-cell>
              <table:table-cell office:value-type="float" office:value="-0.37142">
                <text:p>-0.371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48068">
                <text:p>0.848068</text:p>
              </table:table-cell>
              <table:table-cell office:value-type="float" office:value="-0.364117">
                <text:p>-0.3641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855045">
                <text:p>0.855045</text:p>
              </table:table-cell>
              <table:table-cell office:value-type="float" office:value="-0.356741">
                <text:p>-0.3567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61852">
                <text:p>0.861852</text:p>
              </table:table-cell>
              <table:table-cell office:value-type="float" office:value="-0.349293">
                <text:p>-0.3492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6849">
                <text:p>0.86849</text:p>
              </table:table-cell>
              <table:table-cell office:value-type="float" office:value="-0.341778">
                <text:p>-0.3417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74959">
                <text:p>0.874959</text:p>
              </table:table-cell>
              <table:table-cell office:value-type="float" office:value="-0.334195">
                <text:p>-0.3341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81259">
                <text:p>0.881259</text:p>
              </table:table-cell>
              <table:table-cell office:value-type="float" office:value="-0.326549">
                <text:p>-0.3265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87393">
                <text:p>0.887393</text:p>
              </table:table-cell>
              <table:table-cell office:value-type="float" office:value="-0.31884">
                <text:p>-0.318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93359">
                <text:p>0.893359</text:p>
              </table:table-cell>
              <table:table-cell office:value-type="float" office:value="-0.311072">
                <text:p>-0.3110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99158">
                <text:p>0.899158</text:p>
              </table:table-cell>
              <table:table-cell office:value-type="float" office:value="-0.303245">
                <text:p>-0.3032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04791">
                <text:p>0.904791</text:p>
              </table:table-cell>
              <table:table-cell office:value-type="float" office:value="-0.295362">
                <text:p>-0.2953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10259">
                <text:p>0.910259</text:p>
              </table:table-cell>
              <table:table-cell office:value-type="float" office:value="-0.287425">
                <text:p>-0.2874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15561">
                <text:p>0.915561</text:p>
              </table:table-cell>
              <table:table-cell office:value-type="float" office:value="-0.279436">
                <text:p>-0.2794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20699">
                <text:p>0.920699</text:p>
              </table:table-cell>
              <table:table-cell office:value-type="float" office:value="-0.271397">
                <text:p>-0.2713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25672">
                <text:p>0.925672</text:p>
              </table:table-cell>
              <table:table-cell office:value-type="float" office:value="-0.263309">
                <text:p>-0.2633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30481">
                <text:p>0.930481</text:p>
              </table:table-cell>
              <table:table-cell office:value-type="float" office:value="-0.255175">
                <text:p>-0.2551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35126">
                <text:p>0.935126</text:p>
              </table:table-cell>
              <table:table-cell office:value-type="float" office:value="-0.246996">
                <text:p>-0.2469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39608">
                <text:p>0.939608</text:p>
              </table:table-cell>
              <table:table-cell office:value-type="float" office:value="-0.238773">
                <text:p>-0.2387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43928">
                <text:p>0.943928</text:p>
              </table:table-cell>
              <table:table-cell office:value-type="float" office:value="-0.230509">
                <text:p>-0.2305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48085">
                <text:p>0.948085</text:p>
              </table:table-cell>
              <table:table-cell office:value-type="float" office:value="-0.222206">
                <text:p>-0.2222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5208">
                <text:p>0.95208</text:p>
              </table:table-cell>
              <table:table-cell office:value-type="float" office:value="-0.213865">
                <text:p>-0.2138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55913">
                <text:p>0.955913</text:p>
              </table:table-cell>
              <table:table-cell office:value-type="float" office:value="-0.205487">
                <text:p>-0.2054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59584">
                <text:p>0.959584</text:p>
              </table:table-cell>
              <table:table-cell office:value-type="float" office:value="-0.197074">
                <text:p>-0.1970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63095">
                <text:p>0.963095</text:p>
              </table:table-cell>
              <table:table-cell office:value-type="float" office:value="-0.188629">
                <text:p>-0.1886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66444">
                <text:p>0.966444</text:p>
              </table:table-cell>
              <table:table-cell office:value-type="float" office:value="-0.180151">
                <text:p>-0.1801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69633">
                <text:p>0.969633</text:p>
              </table:table-cell>
              <table:table-cell office:value-type="float" office:value="-0.171644">
                <text:p>-0.1716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72661">
                <text:p>0.972661</text:p>
              </table:table-cell>
              <table:table-cell office:value-type="float" office:value="-0.163109">
                <text:p>-0.1631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7553">
                <text:p>0.97553</text:p>
              </table:table-cell>
              <table:table-cell office:value-type="float" office:value="-0.154547">
                <text:p>-0.1545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78238">
                <text:p>0.978238</text:p>
              </table:table-cell>
              <table:table-cell office:value-type="float" office:value="-0.145959">
                <text:p>-0.14595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80787">
                <text:p>0.980787</text:p>
              </table:table-cell>
              <table:table-cell office:value-type="float" office:value="-0.137347">
                <text:p>-0.1373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83176">
                <text:p>0.983176</text:p>
              </table:table-cell>
              <table:table-cell office:value-type="float" office:value="-0.128714">
                <text:p>-0.1287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85407">
                <text:p>0.985407</text:p>
              </table:table-cell>
              <table:table-cell office:value-type="float" office:value="-0.120059">
                <text:p>-0.1200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87478">
                <text:p>0.987478</text:p>
              </table:table-cell>
              <table:table-cell office:value-type="float" office:value="-0.111385">
                <text:p>-0.1113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8939">
                <text:p>0.98939</text:p>
              </table:table-cell>
              <table:table-cell office:value-type="float" office:value="-0.102693">
                <text:p>-0.10269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91143">
                <text:p>0.991143</text:p>
              </table:table-cell>
              <table:table-cell office:value-type="float" office:value="-0.093985">
                <text:p>-0.0939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92738">
                <text:p>0.992738</text:p>
              </table:table-cell>
              <table:table-cell office:value-type="float" office:value="-0.085261">
                <text:p>-0.0852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94174">
                <text:p>0.994174</text:p>
              </table:table-cell>
              <table:table-cell office:value-type="float" office:value="-0.076524">
                <text:p>-0.0765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95452">
                <text:p>0.995452</text:p>
              </table:table-cell>
              <table:table-cell office:value-type="float" office:value="-0.067775">
                <text:p>-0.0677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96572">
                <text:p>0.996572</text:p>
              </table:table-cell>
              <table:table-cell office:value-type="float" office:value="-0.059015">
                <text:p>-0.0590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97534">
                <text:p>0.997534</text:p>
              </table:table-cell>
              <table:table-cell office:value-type="float" office:value="-0.050245">
                <text:p>-0.0502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98337">
                <text:p>0.998337</text:p>
              </table:table-cell>
              <table:table-cell office:value-type="float" office:value="-0.041468">
                <text:p>-0.0414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98983">
                <text:p>0.998983</text:p>
              </table:table-cell>
              <table:table-cell office:value-type="float" office:value="-0.032684">
                <text:p>-0.0326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9947">
                <text:p>0.99947</text:p>
              </table:table-cell>
              <table:table-cell office:value-type="float" office:value="-0.023895">
                <text:p>-0.02389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998">
                <text:p>0.9998</text:p>
              </table:table-cell>
              <table:table-cell office:value-type="float" office:value="-0.015102">
                <text:p>-0.0151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99972">
                <text:p>0.999972</text:p>
              </table:table-cell>
              <table:table-cell office:value-type="float" office:value="-0.006307">
                <text:p>-0.0063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99985">
                <text:p>0.999985</text:p>
              </table:table-cell>
              <table:table-cell office:value-type="float" office:value="0.00249">
                <text:p>0.002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99841">
                <text:p>0.999841</text:p>
              </table:table-cell>
              <table:table-cell office:value-type="float" office:value="0.011286">
                <text:p>0.0112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99539">
                <text:p>0.999539</text:p>
              </table:table-cell>
              <table:table-cell office:value-type="float" office:value="0.02008">
                <text:p>0.020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99079">
                <text:p>0.999079</text:p>
              </table:table-cell>
              <table:table-cell office:value-type="float" office:value="0.028871">
                <text:p>0.02887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98461">
                <text:p>0.998461</text:p>
              </table:table-cell>
              <table:table-cell office:value-type="float" office:value="0.037657">
                <text:p>0.0376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97685">
                <text:p>0.997685</text:p>
              </table:table-cell>
              <table:table-cell office:value-type="float" office:value="0.046437">
                <text:p>0.0464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9675">
                <text:p>0.99675</text:p>
              </table:table-cell>
              <table:table-cell office:value-type="float" office:value="0.05521">
                <text:p>0.055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95658">
                <text:p>0.995658</text:p>
              </table:table-cell>
              <table:table-cell office:value-type="float" office:value="0.063975">
                <text:p>0.0639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94407">
                <text:p>0.994407</text:p>
              </table:table-cell>
              <table:table-cell office:value-type="float" office:value="0.072729">
                <text:p>0.0727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92998">
                <text:p>0.992998</text:p>
              </table:table-cell>
              <table:table-cell office:value-type="float" office:value="0.081471">
                <text:p>0.0814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9143">
                <text:p>0.99143</text:p>
              </table:table-cell>
              <table:table-cell office:value-type="float" office:value="0.090201">
                <text:p>0.0902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89704">
                <text:p>0.989704</text:p>
              </table:table-cell>
              <table:table-cell office:value-type="float" office:value="0.098916">
                <text:p>0.0989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87819">
                <text:p>0.987819</text:p>
              </table:table-cell>
              <table:table-cell office:value-type="float" office:value="0.107615">
                <text:p>0.1076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85774">
                <text:p>0.985774</text:p>
              </table:table-cell>
              <table:table-cell office:value-type="float" office:value="0.116297">
                <text:p>0.1162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83571">
                <text:p>0.983571</text:p>
              </table:table-cell>
              <table:table-cell office:value-type="float" office:value="0.12496">
                <text:p>0.124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81208">
                <text:p>0.981208</text:p>
              </table:table-cell>
              <table:table-cell office:value-type="float" office:value="0.133603">
                <text:p>0.1336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78686">
                <text:p>0.978686</text:p>
              </table:table-cell>
              <table:table-cell office:value-type="float" office:value="0.142224">
                <text:p>0.1422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76004">
                <text:p>0.976004</text:p>
              </table:table-cell>
              <table:table-cell office:value-type="float" office:value="0.150822">
                <text:p>0.1508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73162">
                <text:p>0.973162</text:p>
              </table:table-cell>
              <table:table-cell office:value-type="float" office:value="0.159395">
                <text:p>0.1593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7016">
                <text:p>0.97016</text:p>
              </table:table-cell>
              <table:table-cell office:value-type="float" office:value="0.167942">
                <text:p>0.16794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66997">
                <text:p>0.966997</text:p>
              </table:table-cell>
              <table:table-cell office:value-type="float" office:value="0.176461">
                <text:p>0.1764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63673">
                <text:p>0.963673</text:p>
              </table:table-cell>
              <table:table-cell office:value-type="float" office:value="0.184951">
                <text:p>0.1849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60188">
                <text:p>0.960188</text:p>
              </table:table-cell>
              <table:table-cell office:value-type="float" office:value="0.19341">
                <text:p>0.193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56542">
                <text:p>0.956542</text:p>
              </table:table-cell>
              <table:table-cell office:value-type="float" office:value="0.201836">
                <text:p>0.2018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52735">
                <text:p>0.952735</text:p>
              </table:table-cell>
              <table:table-cell office:value-type="float" office:value="0.210228">
                <text:p>0.2102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48765">
                <text:p>0.948765</text:p>
              </table:table-cell>
              <table:table-cell office:value-type="float" office:value="0.218585">
                <text:p>0.2185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44633">
                <text:p>0.944633</text:p>
              </table:table-cell>
              <table:table-cell office:value-type="float" office:value="0.226904">
                <text:p>0.2269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40338">
                <text:p>0.940338</text:p>
              </table:table-cell>
              <table:table-cell office:value-type="float" office:value="0.235184">
                <text:p>0.2351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35881">
                <text:p>0.935881</text:p>
              </table:table-cell>
              <table:table-cell office:value-type="float" office:value="0.243423">
                <text:p>0.24342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3126">
                <text:p>0.93126</text:p>
              </table:table-cell>
              <table:table-cell office:value-type="float" office:value="0.25162">
                <text:p>0.2516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26475">
                <text:p>0.926475</text:p>
              </table:table-cell>
              <table:table-cell office:value-type="float" office:value="0.259773">
                <text:p>0.2597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21525">
                <text:p>0.921525</text:p>
              </table:table-cell>
              <table:table-cell office:value-type="float" office:value="0.267879">
                <text:p>0.26787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16412">
                <text:p>0.916412</text:p>
              </table:table-cell>
              <table:table-cell office:value-type="float" office:value="0.275938">
                <text:p>0.2759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11133">
                <text:p>0.911133</text:p>
              </table:table-cell>
              <table:table-cell office:value-type="float" office:value="0.283946">
                <text:p>0.2839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05688">
                <text:p>0.905688</text:p>
              </table:table-cell>
              <table:table-cell office:value-type="float" office:value="0.291904">
                <text:p>0.2919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00078">
                <text:p>0.900078</text:p>
              </table:table-cell>
              <table:table-cell office:value-type="float" office:value="0.299808">
                <text:p>0.2998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94301">
                <text:p>0.894301</text:p>
              </table:table-cell>
              <table:table-cell office:value-type="float" office:value="0.307656">
                <text:p>0.3076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888357">
                <text:p>0.888357</text:p>
              </table:table-cell>
              <table:table-cell office:value-type="float" office:value="0.315447">
                <text:p>0.3154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882246">
                <text:p>0.882246</text:p>
              </table:table-cell>
              <table:table-cell office:value-type="float" office:value="0.323178">
                <text:p>0.3231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75967">
                <text:p>0.875967</text:p>
              </table:table-cell>
              <table:table-cell office:value-type="float" office:value="0.330848">
                <text:p>0.3308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69519">
                <text:p>0.869519</text:p>
              </table:table-cell>
              <table:table-cell office:value-type="float" office:value="0.338454">
                <text:p>0.33845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862902">
                <text:p>0.862902</text:p>
              </table:table-cell>
              <table:table-cell office:value-type="float" office:value="0.345995">
                <text:p>0.3459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856116">
                <text:p>0.856116</text:p>
              </table:table-cell>
              <table:table-cell office:value-type="float" office:value="0.353467">
                <text:p>0.3534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49159">
                <text:p>0.849159</text:p>
              </table:table-cell>
              <table:table-cell office:value-type="float" office:value="0.360869">
                <text:p>0.3608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842032">
                <text:p>0.842032</text:p>
              </table:table-cell>
              <table:table-cell office:value-type="float" office:value="0.368199">
                <text:p>0.36819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34734">
                <text:p>0.834734</text:p>
              </table:table-cell>
              <table:table-cell office:value-type="float" office:value="0.375454">
                <text:p>0.3754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27263">
                <text:p>0.827263</text:p>
              </table:table-cell>
              <table:table-cell office:value-type="float" office:value="0.382631">
                <text:p>0.38263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81962">
                <text:p>0.81962</text:p>
              </table:table-cell>
              <table:table-cell office:value-type="float" office:value="0.389729">
                <text:p>0.38972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11804">
                <text:p>0.811804</text:p>
              </table:table-cell>
              <table:table-cell office:value-type="float" office:value="0.396744">
                <text:p>0.3967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803815">
                <text:p>0.803815</text:p>
              </table:table-cell>
              <table:table-cell office:value-type="float" office:value="0.403674">
                <text:p>0.40367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95651">
                <text:p>0.795651</text:p>
              </table:table-cell>
              <table:table-cell office:value-type="float" office:value="0.410517">
                <text:p>0.4105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787311">
                <text:p>0.787311</text:p>
              </table:table-cell>
              <table:table-cell office:value-type="float" office:value="0.41727">
                <text:p>0.4172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78796">
                <text:p>0.778796</text:p>
              </table:table-cell>
              <table:table-cell office:value-type="float" office:value="0.423929">
                <text:p>0.42392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70105">
                <text:p>0.770105</text:p>
              </table:table-cell>
              <table:table-cell office:value-type="float" office:value="0.430492">
                <text:p>0.4304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61236">
                <text:p>0.761236</text:p>
              </table:table-cell>
              <table:table-cell office:value-type="float" office:value="0.436956">
                <text:p>0.4369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75219">
                <text:p>0.75219</text:p>
              </table:table-cell>
              <table:table-cell office:value-type="float" office:value="0.443319">
                <text:p>0.4433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42966">
                <text:p>0.742966</text:p>
              </table:table-cell>
              <table:table-cell office:value-type="float" office:value="0.449576">
                <text:p>0.4495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733562">
                <text:p>0.733562</text:p>
              </table:table-cell>
              <table:table-cell office:value-type="float" office:value="0.455724">
                <text:p>0.4557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723978">
                <text:p>0.723978</text:p>
              </table:table-cell>
              <table:table-cell office:value-type="float" office:value="0.461761">
                <text:p>0.46176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714214">
                <text:p>0.714214</text:p>
              </table:table-cell>
              <table:table-cell office:value-type="float" office:value="0.467683">
                <text:p>0.4676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704269">
                <text:p>0.704269</text:p>
              </table:table-cell>
              <table:table-cell office:value-type="float" office:value="0.473486">
                <text:p>0.4734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94141">
                <text:p>0.694141</text:p>
              </table:table-cell>
              <table:table-cell office:value-type="float" office:value="0.479166">
                <text:p>0.4791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83831">
                <text:p>0.683831</text:p>
              </table:table-cell>
              <table:table-cell office:value-type="float" office:value="0.484721">
                <text:p>0.4847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673338">
                <text:p>0.673338</text:p>
              </table:table-cell>
              <table:table-cell office:value-type="float" office:value="0.490146">
                <text:p>0.4901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6266">
                <text:p>0.66266</text:p>
              </table:table-cell>
              <table:table-cell office:value-type="float" office:value="0.495436">
                <text:p>0.4954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651798">
                <text:p>0.651798</text:p>
              </table:table-cell>
              <table:table-cell office:value-type="float" office:value="0.500589">
                <text:p>0.50058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64075">
                <text:p>0.64075</text:p>
              </table:table-cell>
              <table:table-cell office:value-type="float" office:value="0.505599">
                <text:p>0.5055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29517">
                <text:p>0.629517</text:p>
              </table:table-cell>
              <table:table-cell office:value-type="float" office:value="0.510462">
                <text:p>0.51046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618096">
                <text:p>0.618096</text:p>
              </table:table-cell>
              <table:table-cell office:value-type="float" office:value="0.515174">
                <text:p>0.51517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06489">
                <text:p>0.606489</text:p>
              </table:table-cell>
              <table:table-cell office:value-type="float" office:value="0.519729">
                <text:p>0.51972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94693">
                <text:p>0.594693</text:p>
              </table:table-cell>
              <table:table-cell office:value-type="float" office:value="0.524124">
                <text:p>0.5241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82709">
                <text:p>0.582709</text:p>
              </table:table-cell>
              <table:table-cell office:value-type="float" office:value="0.528352">
                <text:p>0.5283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570535">
                <text:p>0.570535</text:p>
              </table:table-cell>
              <table:table-cell office:value-type="float" office:value="0.532409">
                <text:p>0.53240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558173">
                <text:p>0.558173</text:p>
              </table:table-cell>
              <table:table-cell office:value-type="float" office:value="0.536289">
                <text:p>0.5362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4562">
                <text:p>0.54562</text:p>
              </table:table-cell>
              <table:table-cell office:value-type="float" office:value="0.539986">
                <text:p>0.53998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32877">
                <text:p>0.532877</text:p>
              </table:table-cell>
              <table:table-cell office:value-type="float" office:value="0.543495">
                <text:p>0.54349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519942">
                <text:p>0.519942</text:p>
              </table:table-cell>
              <table:table-cell office:value-type="float" office:value="0.546809">
                <text:p>0.54680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06817">
                <text:p>0.506817</text:p>
              </table:table-cell>
              <table:table-cell office:value-type="float" office:value="0.549922">
                <text:p>0.5499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93501">
                <text:p>0.493501</text:p>
              </table:table-cell>
              <table:table-cell office:value-type="float" office:value="0.552828">
                <text:p>0.5528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79993">
                <text:p>0.479993</text:p>
              </table:table-cell>
              <table:table-cell office:value-type="float" office:value="0.555519">
                <text:p>0.5555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66293">
                <text:p>0.466293</text:p>
              </table:table-cell>
              <table:table-cell office:value-type="float" office:value="0.557988">
                <text:p>0.5579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52402">
                <text:p>0.452402</text:p>
              </table:table-cell>
              <table:table-cell office:value-type="float" office:value="0.560228">
                <text:p>0.5602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3832">
                <text:p>0.43832</text:p>
              </table:table-cell>
              <table:table-cell office:value-type="float" office:value="0.562231">
                <text:p>0.56223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24047">
                <text:p>0.424047</text:p>
              </table:table-cell>
              <table:table-cell office:value-type="float" office:value="0.56399">
                <text:p>0.563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09583">
                <text:p>0.409583</text:p>
              </table:table-cell>
              <table:table-cell office:value-type="float" office:value="0.565494">
                <text:p>0.5654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94929">
                <text:p>0.394929</text:p>
              </table:table-cell>
              <table:table-cell office:value-type="float" office:value="0.566736">
                <text:p>0.56673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80086">
                <text:p>0.380086</text:p>
              </table:table-cell>
              <table:table-cell office:value-type="float" office:value="0.567707">
                <text:p>0.56770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65055">
                <text:p>0.365055</text:p>
              </table:table-cell>
              <table:table-cell office:value-type="float" office:value="0.568397">
                <text:p>0.56839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49837">
                <text:p>0.349837</text:p>
              </table:table-cell>
              <table:table-cell office:value-type="float" office:value="0.568795">
                <text:p>0.5687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34434">
                <text:p>0.334434</text:p>
              </table:table-cell>
              <table:table-cell office:value-type="float" office:value="0.568892">
                <text:p>0.5688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18846">
                <text:p>0.318846</text:p>
              </table:table-cell>
              <table:table-cell office:value-type="float" office:value="0.568676">
                <text:p>0.56867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03078">
                <text:p>0.303078</text:p>
              </table:table-cell>
              <table:table-cell office:value-type="float" office:value="0.568136">
                <text:p>0.56813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28713">
                <text:p>0.28713</text:p>
              </table:table-cell>
              <table:table-cell office:value-type="float" office:value="0.56726">
                <text:p>0.567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71005">
                <text:p>0.271005</text:p>
              </table:table-cell>
              <table:table-cell office:value-type="float" office:value="0.566035">
                <text:p>0.56603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54708">
                <text:p>0.254708</text:p>
              </table:table-cell>
              <table:table-cell office:value-type="float" office:value="0.564449">
                <text:p>0.56444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38241">
                <text:p>0.238241</text:p>
              </table:table-cell>
              <table:table-cell office:value-type="float" office:value="0.562487">
                <text:p>0.56248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2161">
                <text:p>0.22161</text:p>
              </table:table-cell>
              <table:table-cell office:value-type="float" office:value="0.560136">
                <text:p>0.5601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204818">
                <text:p>0.204818</text:p>
              </table:table-cell>
              <table:table-cell office:value-type="float" office:value="0.55738">
                <text:p>0.5573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87872">
                <text:p>0.187872</text:p>
              </table:table-cell>
              <table:table-cell office:value-type="float" office:value="0.554204">
                <text:p>0.55420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70778">
                <text:p>0.170778</text:p>
              </table:table-cell>
              <table:table-cell office:value-type="float" office:value="0.550591">
                <text:p>0.55059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53544">
                <text:p>0.153544</text:p>
              </table:table-cell>
              <table:table-cell office:value-type="float" office:value="0.546524">
                <text:p>0.5465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36177">
                <text:p>0.136177</text:p>
              </table:table-cell>
              <table:table-cell office:value-type="float" office:value="0.541985">
                <text:p>0.54198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18687">
                <text:p>0.118687</text:p>
              </table:table-cell>
              <table:table-cell office:value-type="float" office:value="0.536956">
                <text:p>0.5369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01084">
                <text:p>0.101084</text:p>
              </table:table-cell>
              <table:table-cell office:value-type="float" office:value="0.531417">
                <text:p>0.5314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83381">
                <text:p>0.083381</text:p>
              </table:table-cell>
              <table:table-cell office:value-type="float" office:value="0.525348">
                <text:p>0.5253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65591">
                <text:p>0.065591</text:p>
              </table:table-cell>
              <table:table-cell office:value-type="float" office:value="0.518728">
                <text:p>0.5187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47729">
                <text:p>0.047729</text:p>
              </table:table-cell>
              <table:table-cell office:value-type="float" office:value="0.511534">
                <text:p>0.51153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29811">
                <text:p>0.029811</text:p>
              </table:table-cell>
              <table:table-cell office:value-type="float" office:value="0.503746">
                <text:p>0.50374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1857">
                <text:p>0.011857</text:p>
              </table:table-cell>
              <table:table-cell office:value-type="float" office:value="0.495338">
                <text:p>0.49533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006113">
                <text:p>-0.006113</text:p>
              </table:table-cell>
              <table:table-cell office:value-type="float" office:value="0.486287">
                <text:p>0.48628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024073">
                <text:p>-0.024073</text:p>
              </table:table-cell>
              <table:table-cell office:value-type="float" office:value="0.476569">
                <text:p>0.47656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041998">
                <text:p>-0.041998</text:p>
              </table:table-cell>
              <table:table-cell office:value-type="float" office:value="0.466158">
                <text:p>0.4661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059858">
                <text:p>-0.059858</text:p>
              </table:table-cell>
              <table:table-cell office:value-type="float" office:value="0.45503">
                <text:p>0.455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07762">
                <text:p>-0.07762</text:p>
              </table:table-cell>
              <table:table-cell office:value-type="float" office:value="0.443159">
                <text:p>0.4431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95247">
                <text:p>-0.095247</text:p>
              </table:table-cell>
              <table:table-cell office:value-type="float" office:value="0.43052">
                <text:p>0.430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112698">
                <text:p>-0.112698</text:p>
              </table:table-cell>
              <table:table-cell office:value-type="float" office:value="0.417088">
                <text:p>0.41708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129928">
                <text:p>-0.129928</text:p>
              </table:table-cell>
              <table:table-cell office:value-type="float" office:value="0.40284">
                <text:p>0.402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146886">
                <text:p>-0.146886</text:p>
              </table:table-cell>
              <table:table-cell office:value-type="float" office:value="0.387754">
                <text:p>0.38775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163519">
                <text:p>-0.163519</text:p>
              </table:table-cell>
              <table:table-cell office:value-type="float" office:value="0.37181">
                <text:p>0.3718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179766">
                <text:p>-0.179766</text:p>
              </table:table-cell>
              <table:table-cell office:value-type="float" office:value="0.35499">
                <text:p>0.354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195562">
                <text:p>-0.195562</text:p>
              </table:table-cell>
              <table:table-cell office:value-type="float" office:value="0.337282">
                <text:p>0.3372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210837">
                <text:p>-0.210837</text:p>
              </table:table-cell>
              <table:table-cell office:value-type="float" office:value="0.318677">
                <text:p>0.3186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225515">
                <text:p>-0.225515</text:p>
              </table:table-cell>
              <table:table-cell office:value-type="float" office:value="0.299171">
                <text:p>0.29917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239515">
                <text:p>-0.239515</text:p>
              </table:table-cell>
              <table:table-cell office:value-type="float" office:value="0.278768">
                <text:p>0.27876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252754">
                <text:p>-0.252754</text:p>
              </table:table-cell>
              <table:table-cell office:value-type="float" office:value="0.25748">
                <text:p>0.2574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265144">
                <text:p>-0.265144</text:p>
              </table:table-cell>
              <table:table-cell office:value-type="float" office:value="0.235329">
                <text:p>0.2353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276595">
                <text:p>-0.276595</text:p>
              </table:table-cell>
              <table:table-cell office:value-type="float" office:value="0.212346">
                <text:p>0.2123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287016">
                <text:p>-0.287016</text:p>
              </table:table-cell>
              <table:table-cell office:value-type="float" office:value="0.188575">
                <text:p>0.1885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296321">
                <text:p>-0.296321</text:p>
              </table:table-cell>
              <table:table-cell office:value-type="float" office:value="0.16407">
                <text:p>0.164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304423">
                <text:p>-0.304423</text:p>
              </table:table-cell>
              <table:table-cell office:value-type="float" office:value="0.138902">
                <text:p>0.13890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311244">
                <text:p>-0.311244</text:p>
              </table:table-cell>
              <table:table-cell office:value-type="float" office:value="0.113149">
                <text:p>0.11314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316715">
                <text:p>-0.316715</text:p>
              </table:table-cell>
              <table:table-cell office:value-type="float" office:value="0.086907">
                <text:p>0.08690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320778">
                <text:p>-0.320778</text:p>
              </table:table-cell>
              <table:table-cell office:value-type="float" office:value="0.060279">
                <text:p>0.06027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323387">
                <text:p>-0.323387</text:p>
              </table:table-cell>
              <table:table-cell office:value-type="float" office:value="0.033378">
                <text:p>0.03337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324514">
                <text:p>-0.324514</text:p>
              </table:table-cell>
              <table:table-cell office:value-type="float" office:value="0.006325">
                <text:p>0.0063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324146">
                <text:p>-0.324146</text:p>
              </table:table-cell>
              <table:table-cell office:value-type="float" office:value="-0.020758">
                <text:p>-0.02075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322288">
                <text:p>-0.322288</text:p>
              </table:table-cell>
              <table:table-cell office:value-type="float" office:value="-0.047745">
                <text:p>-0.0477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318963">
                <text:p>-0.318963</text:p>
              </table:table-cell>
              <table:table-cell office:value-type="float" office:value="-0.074515">
                <text:p>-0.0745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314207">
                <text:p>-0.314207</text:p>
              </table:table-cell>
              <table:table-cell office:value-type="float" office:value="-0.100952">
                <text:p>-0.10095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308075">
                <text:p>-0.308075</text:p>
              </table:table-cell>
              <table:table-cell office:value-type="float" office:value="-0.126947">
                <text:p>-0.12694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30063">
                <text:p>-0.30063</text:p>
              </table:table-cell>
              <table:table-cell office:value-type="float" office:value="-0.152402">
                <text:p>-0.15240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291947">
                <text:p>-0.291947</text:p>
              </table:table-cell>
              <table:table-cell office:value-type="float" office:value="-0.177231">
                <text:p>-0.17723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282109">
                <text:p>-0.282109</text:p>
              </table:table-cell>
              <table:table-cell office:value-type="float" office:value="-0.20136">
                <text:p>-0.2013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271202">
                <text:p>-0.271202</text:p>
              </table:table-cell>
              <table:table-cell office:value-type="float" office:value="-0.224727">
                <text:p>-0.22472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259316">
                <text:p>-0.259316</text:p>
              </table:table-cell>
              <table:table-cell office:value-type="float" office:value="-0.247284">
                <text:p>-0.24728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24654">
                <text:p>-0.24654</text:p>
              </table:table-cell>
              <table:table-cell office:value-type="float" office:value="-0.268995">
                <text:p>-0.2689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232964">
                <text:p>-0.232964</text:p>
              </table:table-cell>
              <table:table-cell office:value-type="float" office:value="-0.289833">
                <text:p>-0.28983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218671">
                <text:p>-0.218671</text:p>
              </table:table-cell>
              <table:table-cell office:value-type="float" office:value="-0.309783">
                <text:p>-0.30978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203746">
                <text:p>-0.203746</text:p>
              </table:table-cell>
              <table:table-cell office:value-type="float" office:value="-0.328837">
                <text:p>-0.32883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188264">
                <text:p>-0.188264</text:p>
              </table:table-cell>
              <table:table-cell office:value-type="float" office:value="-0.346996">
                <text:p>-0.34699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172299">
                <text:p>-0.172299</text:p>
              </table:table-cell>
              <table:table-cell office:value-type="float" office:value="-0.364265">
                <text:p>-0.3642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155918">
                <text:p>-0.155918</text:p>
              </table:table-cell>
              <table:table-cell office:value-type="float" office:value="-0.380656">
                <text:p>-0.3806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139182">
                <text:p>-0.139182</text:p>
              </table:table-cell>
              <table:table-cell office:value-type="float" office:value="-0.396184">
                <text:p>-0.3961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12215">
                <text:p>-0.12215</text:p>
              </table:table-cell>
              <table:table-cell office:value-type="float" office:value="-0.410869">
                <text:p>-0.41086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104871">
                <text:p>-0.104871</text:p>
              </table:table-cell>
              <table:table-cell office:value-type="float" office:value="-0.42473">
                <text:p>-0.4247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087395">
                <text:p>-0.087395</text:p>
              </table:table-cell>
              <table:table-cell office:value-type="float" office:value="-0.43779">
                <text:p>-0.4377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69763">
                <text:p>-0.069763</text:p>
              </table:table-cell>
              <table:table-cell office:value-type="float" office:value="-0.450074">
                <text:p>-0.45007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052014">
                <text:p>-0.052014</text:p>
              </table:table-cell>
              <table:table-cell office:value-type="float" office:value="-0.461606">
                <text:p>-0.4616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34182">
                <text:p>-0.034182</text:p>
              </table:table-cell>
              <table:table-cell office:value-type="float" office:value="-0.472411">
                <text:p>-0.47241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0163">
                <text:p>-0.0163</text:p>
              </table:table-cell>
              <table:table-cell office:value-type="float" office:value="-0.482514">
                <text:p>-0.48251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1606">
                <text:p>0.001606</text:p>
              </table:table-cell>
              <table:table-cell office:value-type="float" office:value="-0.49194">
                <text:p>-0.491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1951">
                <text:p>0.01951</text:p>
              </table:table-cell>
              <table:table-cell office:value-type="float" office:value="-0.500714">
                <text:p>-0.5007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3739">
                <text:p>0.03739</text:p>
              </table:table-cell>
              <table:table-cell office:value-type="float" office:value="-0.50886">
                <text:p>-0.5088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55226">
                <text:p>0.055226</text:p>
              </table:table-cell>
              <table:table-cell office:value-type="float" office:value="-0.516401">
                <text:p>-0.51640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72999">
                <text:p>0.072999</text:p>
              </table:table-cell>
              <table:table-cell office:value-type="float" office:value="-0.523359">
                <text:p>-0.52335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90695">
                <text:p>0.090695</text:p>
              </table:table-cell>
              <table:table-cell office:value-type="float" office:value="-0.529758">
                <text:p>-0.52975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08299">
                <text:p>0.108299</text:p>
              </table:table-cell>
              <table:table-cell office:value-type="float" office:value="-0.535618">
                <text:p>-0.5356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25798">
                <text:p>0.125798</text:p>
              </table:table-cell>
              <table:table-cell office:value-type="float" office:value="-0.540959">
                <text:p>-0.54095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43181">
                <text:p>0.143181</text:p>
              </table:table-cell>
              <table:table-cell office:value-type="float" office:value="-0.545802">
                <text:p>-0.54580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60439">
                <text:p>0.160439</text:p>
              </table:table-cell>
              <table:table-cell office:value-type="float" office:value="-0.550165">
                <text:p>-0.55016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77562">
                <text:p>0.177562</text:p>
              </table:table-cell>
              <table:table-cell office:value-type="float" office:value="-0.554067">
                <text:p>-0.5540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94543">
                <text:p>0.194543</text:p>
              </table:table-cell>
              <table:table-cell office:value-type="float" office:value="-0.557524">
                <text:p>-0.55752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211375">
                <text:p>0.211375</text:p>
              </table:table-cell>
              <table:table-cell office:value-type="float" office:value="-0.560554">
                <text:p>-0.56055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228052">
                <text:p>0.228052</text:p>
              </table:table-cell>
              <table:table-cell office:value-type="float" office:value="-0.563172">
                <text:p>-0.56317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244569">
                <text:p>0.244569</text:p>
              </table:table-cell>
              <table:table-cell office:value-type="float" office:value="-0.565394">
                <text:p>-0.56539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26092">
                <text:p>0.26092</text:p>
              </table:table-cell>
              <table:table-cell office:value-type="float" office:value="-0.567233">
                <text:p>-0.5672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277102">
                <text:p>0.277102</text:p>
              </table:table-cell>
              <table:table-cell office:value-type="float" office:value="-0.568705">
                <text:p>-0.5687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293111">
                <text:p>0.293111</text:p>
              </table:table-cell>
              <table:table-cell office:value-type="float" office:value="-0.569822">
                <text:p>-0.56982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08945">
                <text:p>0.308945</text:p>
              </table:table-cell>
              <table:table-cell office:value-type="float" office:value="-0.570597">
                <text:p>-0.57059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246">
                <text:p>0.3246</text:p>
              </table:table-cell>
              <table:table-cell office:value-type="float" office:value="-0.571042">
                <text:p>-0.5710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40074">
                <text:p>0.340074</text:p>
              </table:table-cell>
              <table:table-cell office:value-type="float" office:value="-0.571169">
                <text:p>-0.57116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55366">
                <text:p>0.355366</text:p>
              </table:table-cell>
              <table:table-cell office:value-type="float" office:value="-0.570988">
                <text:p>-0.57098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70473">
                <text:p>0.370473</text:p>
              </table:table-cell>
              <table:table-cell office:value-type="float" office:value="-0.570512">
                <text:p>-0.5705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85394">
                <text:p>0.385394</text:p>
              </table:table-cell>
              <table:table-cell office:value-type="float" office:value="-0.569749">
                <text:p>-0.56974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00128">
                <text:p>0.400128</text:p>
              </table:table-cell>
              <table:table-cell office:value-type="float" office:value="-0.568709">
                <text:p>-0.5687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14675">
                <text:p>0.414675</text:p>
              </table:table-cell>
              <table:table-cell office:value-type="float" office:value="-0.567403">
                <text:p>-0.56740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29032">
                <text:p>0.429032</text:p>
              </table:table-cell>
              <table:table-cell office:value-type="float" office:value="-0.565838">
                <text:p>-0.56583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43201">
                <text:p>0.443201</text:p>
              </table:table-cell>
              <table:table-cell office:value-type="float" office:value="-0.564024">
                <text:p>-0.5640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5718">
                <text:p>0.45718</text:p>
              </table:table-cell>
              <table:table-cell office:value-type="float" office:value="-0.561968">
                <text:p>-0.5619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70969">
                <text:p>0.470969</text:p>
              </table:table-cell>
              <table:table-cell office:value-type="float" office:value="-0.559679">
                <text:p>-0.55967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84568">
                <text:p>0.484568</text:p>
              </table:table-cell>
              <table:table-cell office:value-type="float" office:value="-0.557165">
                <text:p>-0.55716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97978">
                <text:p>0.497978</text:p>
              </table:table-cell>
              <table:table-cell office:value-type="float" office:value="-0.554431">
                <text:p>-0.55443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11197">
                <text:p>0.511197</text:p>
              </table:table-cell>
              <table:table-cell office:value-type="float" office:value="-0.551486">
                <text:p>-0.55148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524226">
                <text:p>0.524226</text:p>
              </table:table-cell>
              <table:table-cell office:value-type="float" office:value="-0.548337">
                <text:p>-0.54833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537066">
                <text:p>0.537066</text:p>
              </table:table-cell>
              <table:table-cell office:value-type="float" office:value="-0.544989">
                <text:p>-0.54498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549716">
                <text:p>0.549716</text:p>
              </table:table-cell>
              <table:table-cell office:value-type="float" office:value="-0.541448">
                <text:p>-0.5414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562178">
                <text:p>0.562178</text:p>
              </table:table-cell>
              <table:table-cell office:value-type="float" office:value="-0.537722">
                <text:p>-0.5377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574451">
                <text:p>0.574451</text:p>
              </table:table-cell>
              <table:table-cell office:value-type="float" office:value="-0.533815">
                <text:p>-0.5338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586536">
                <text:p>0.586536</text:p>
              </table:table-cell>
              <table:table-cell office:value-type="float" office:value="-0.529734">
                <text:p>-0.52973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598433">
                <text:p>0.598433</text:p>
              </table:table-cell>
              <table:table-cell office:value-type="float" office:value="-0.525483">
                <text:p>-0.52548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610143">
                <text:p>0.610143</text:p>
              </table:table-cell>
              <table:table-cell office:value-type="float" office:value="-0.521067">
                <text:p>-0.52106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621667">
                <text:p>0.621667</text:p>
              </table:table-cell>
              <table:table-cell office:value-type="float" office:value="-0.516493">
                <text:p>-0.5164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633005">
                <text:p>0.633005</text:p>
              </table:table-cell>
              <table:table-cell office:value-type="float" office:value="-0.511764">
                <text:p>-0.5117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644157">
                <text:p>0.644157</text:p>
              </table:table-cell>
              <table:table-cell office:value-type="float" office:value="-0.506885">
                <text:p>-0.50688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655125">
                <text:p>0.655125</text:p>
              </table:table-cell>
              <table:table-cell office:value-type="float" office:value="-0.501861">
                <text:p>-0.50186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665909">
                <text:p>0.665909</text:p>
              </table:table-cell>
              <table:table-cell office:value-type="float" office:value="-0.496695">
                <text:p>-0.4966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676509">
                <text:p>0.676509</text:p>
              </table:table-cell>
              <table:table-cell office:value-type="float" office:value="-0.491393">
                <text:p>-0.49139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686927">
                <text:p>0.686927</text:p>
              </table:table-cell>
              <table:table-cell office:value-type="float" office:value="-0.485958">
                <text:p>-0.48595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697162">
                <text:p>0.697162</text:p>
              </table:table-cell>
              <table:table-cell office:value-type="float" office:value="-0.480395">
                <text:p>-0.48039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707216">
                <text:p>0.707216</text:p>
              </table:table-cell>
              <table:table-cell office:value-type="float" office:value="-0.474706">
                <text:p>-0.47470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71709">
                <text:p>0.71709</text:p>
              </table:table-cell>
              <table:table-cell office:value-type="float" office:value="-0.468896">
                <text:p>-0.46889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726783">
                <text:p>0.726783</text:p>
              </table:table-cell>
              <table:table-cell office:value-type="float" office:value="-0.462968">
                <text:p>-0.46296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736297">
                <text:p>0.736297</text:p>
              </table:table-cell>
              <table:table-cell office:value-type="float" office:value="-0.456926">
                <text:p>-0.45692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745633">
                <text:p>0.745633</text:p>
              </table:table-cell>
              <table:table-cell office:value-type="float" office:value="-0.450773">
                <text:p>-0.4507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75479">
                <text:p>0.75479</text:p>
              </table:table-cell>
              <table:table-cell office:value-type="float" office:value="-0.444513">
                <text:p>-0.4445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76377">
                <text:p>0.76377</text:p>
              </table:table-cell>
              <table:table-cell office:value-type="float" office:value="-0.438148">
                <text:p>-0.43814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772574">
                <text:p>0.772574</text:p>
              </table:table-cell>
              <table:table-cell office:value-type="float" office:value="-0.431682">
                <text:p>-0.43168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81201">
                <text:p>0.781201</text:p>
              </table:table-cell>
              <table:table-cell office:value-type="float" office:value="-0.425117">
                <text:p>-0.4251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789653">
                <text:p>0.789653</text:p>
              </table:table-cell>
              <table:table-cell office:value-type="float" office:value="-0.418457">
                <text:p>-0.41845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79793">
                <text:p>0.79793</text:p>
              </table:table-cell>
              <table:table-cell office:value-type="float" office:value="-0.411704">
                <text:p>-0.4117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806034">
                <text:p>0.806034</text:p>
              </table:table-cell>
              <table:table-cell office:value-type="float" office:value="-0.404862">
                <text:p>-0.40486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813964">
                <text:p>0.813964</text:p>
              </table:table-cell>
              <table:table-cell office:value-type="float" office:value="-0.397932">
                <text:p>-0.39793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821721">
                <text:p>0.821721</text:p>
              </table:table-cell>
              <table:table-cell office:value-type="float" office:value="-0.390918">
                <text:p>-0.39091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829305">
                <text:p>0.829305</text:p>
              </table:table-cell>
              <table:table-cell office:value-type="float" office:value="-0.383822">
                <text:p>-0.38382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836719">
                <text:p>0.836719</text:p>
              </table:table-cell>
              <table:table-cell office:value-type="float" office:value="-0.376646">
                <text:p>-0.37664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843961">
                <text:p>0.843961</text:p>
              </table:table-cell>
              <table:table-cell office:value-type="float" office:value="-0.369394">
                <text:p>-0.3693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851033">
                <text:p>0.851033</text:p>
              </table:table-cell>
              <table:table-cell office:value-type="float" office:value="-0.362067">
                <text:p>-0.3620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857934">
                <text:p>0.857934</text:p>
              </table:table-cell>
              <table:table-cell office:value-type="float" office:value="-0.354668">
                <text:p>-0.35466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864667">
                <text:p>0.864667</text:p>
              </table:table-cell>
              <table:table-cell office:value-type="float" office:value="-0.347198">
                <text:p>-0.34719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871231">
                <text:p>0.871231</text:p>
              </table:table-cell>
              <table:table-cell office:value-type="float" office:value="-0.339661">
                <text:p>-0.33966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877626">
                <text:p>0.877626</text:p>
              </table:table-cell>
              <table:table-cell office:value-type="float" office:value="-0.332058">
                <text:p>-0.3320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